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elvetica" svg:font-family="Helvetica" style:font-family-generic="swiss"/>
    <style:font-face style:name="Verdana" svg:font-family="Verdan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26pt"/>
    </style:style>
    <style:style style:name="co2" style:family="table-column">
      <style:table-column-properties fo:break-before="auto" style:column-width="303.36pt"/>
    </style:style>
    <style:style style:name="co3" style:family="table-column">
      <style:table-column-properties fo:break-before="auto" style:column-width="110.69pt"/>
    </style:style>
    <style:style style:name="co4" style:family="table-column">
      <style:table-column-properties fo:break-before="auto" style:column-width="256.45pt"/>
    </style:style>
    <style:style style:name="co5" style:family="table-column">
      <style:table-column-properties fo:break-before="auto" style:column-width="72.54pt"/>
    </style:style>
    <style:style style:name="co6" style:family="table-column">
      <style:table-column-properties fo:break-before="auto" style:column-width="319.29pt"/>
    </style:style>
    <style:style style:name="co7" style:family="table-column">
      <style:table-column-properties fo:break-before="auto" style:column-width="207.64pt"/>
    </style:style>
    <style:style style:name="co8" style:family="table-column">
      <style:table-column-properties fo:break-before="auto" style:column-width="1685.54pt"/>
    </style:style>
    <style:style style:name="co9" style:family="table-column">
      <style:table-column-properties fo:break-before="auto" style:column-width="248.85pt"/>
    </style:style>
    <style:style style:name="co10" style:family="table-column">
      <style:table-column-properties fo:break-before="auto" style:column-width="83.79pt"/>
    </style:style>
    <style:style style:name="co11" style:family="table-column">
      <style:table-column-properties fo:break-before="auto" style:column-width="48.16pt"/>
    </style:style>
    <style:style style:name="co12" style:family="table-column">
      <style:table-column-properties fo:break-before="auto" style:column-width="45.64pt"/>
    </style:style>
    <style:style style:name="co13" style:family="table-column">
      <style:table-column-properties fo:break-before="auto" style:column-width="109.45pt"/>
    </style:style>
    <style:style style:name="co14" style:family="table-column">
      <style:table-column-properties fo:break-before="auto" style:column-width="395.26pt"/>
    </style:style>
    <style:style style:name="co15" style:family="table-column">
      <style:table-column-properties fo:break-before="auto" style:column-width="58.14pt"/>
    </style:style>
    <style:style style:name="co16" style:family="table-column">
      <style:table-column-properties fo:break-before="auto" style:column-width="77.56pt"/>
    </style:style>
    <style:style style:name="co17" style:family="table-column">
      <style:table-column-properties fo:break-before="auto" style:column-width="103.21pt"/>
    </style:style>
    <style:style style:name="co18" style:family="table-column">
      <style:table-column-properties fo:break-before="auto" style:column-width="107.94pt"/>
    </style:style>
    <style:style style:name="co19" style:family="table-column">
      <style:table-column-properties fo:break-before="auto" style:column-width="60.66pt"/>
    </style:style>
    <style:style style:name="co20" style:family="table-column">
      <style:table-column-properties fo:break-before="auto" style:column-width="502.21pt"/>
    </style:style>
    <style:style style:name="co21" style:family="table-column">
      <style:table-column-properties fo:break-before="auto" style:column-width="90.71pt"/>
    </style:style>
    <style:style style:name="co22" style:family="table-column">
      <style:table-column-properties fo:break-before="auto" style:column-width="322.7pt"/>
    </style:style>
    <style:style style:name="co23" style:family="table-column">
      <style:table-column-properties fo:break-before="auto" style:column-width="180.11pt"/>
    </style:style>
    <style:style style:name="co24" style:family="table-column">
      <style:table-column-properties fo:break-before="auto" style:column-width="141.25pt"/>
    </style:style>
    <style:style style:name="co2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76pt" fo:break-before="auto" style:use-optimal-row-height="true"/>
    </style:style>
    <style:style style:name="ro3" style:family="table-row">
      <style:table-row-properties style:row-height="44.31pt" fo:break-before="auto" style:use-optimal-row-height="true"/>
    </style:style>
    <style:style style:name="ro4" style:family="table-row">
      <style:table-row-properties style:row-height="33.51pt" fo:break-before="auto" style:use-optimal-row-height="true"/>
    </style:style>
    <style:style style:name="ro5" style:family="table-row">
      <style:table-row-properties style:row-height="55.0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pleiades_temples" table:style-name="ta1">
        <office:forms form:automatic-focus="false" form:apply-design-mode="false"/>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default-cell-style-name="ce1"/>
        <table:table-column table:style-name="co7" table:default-cell-style-name="Default"/>
        <table:table-column table:style-name="co8" table:visibility="collapse" table:default-cell-style-name="Default"/>
        <table:table-column table:style-name="co9"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ce1"/>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visibility="collapse" table:default-cell-style-name="Default"/>
        <table:table-column table:style-name="co24" table:default-cell-style-name="Default"/>
        <table:table-column table:style-name="co25" table:default-cell-style-name="Default"/>
        <table:table-row table:style-name="ro1">
          <table:table-cell table:number-columns-repeated="5"/>
          <table:table-cell table:formula="of:=SUBTOTAL(3;[.F3:.F319])" office:value-type="float" office:value="308" calcext:value-type="float">
            <text:p>308</text:p>
          </table:table-cell>
          <table:table-cell table:number-columns-repeated="20"/>
        </table:table-row>
        <table:table-row table:style-name="ro1">
          <table:table-cell office:value-type="string" calcext:value-type="string">
            <text:p>authors</text:p>
          </table:table-cell>
          <table:table-cell office:value-type="string" calcext:value-type="string">
            <text:p>bbox</text:p>
          </table:table-cell>
          <table:table-cell office:value-type="string" calcext:value-type="string">
            <text:p>created</text:p>
          </table:table-cell>
          <table:table-cell office:value-type="string" calcext:value-type="string">
            <text:p>creators</text:p>
          </table:table-cell>
          <table:table-cell office:value-type="string" calcext:value-type="string">
            <text:p>currentVersion</text:p>
          </table:table-cell>
          <table:table-cell office:value-type="string" calcext:value-type="string">
            <text:p>description</text:p>
          </table:table-cell>
          <table:table-cell office:value-type="string" calcext:value-type="string">
            <text:p>featureTypes</text:p>
          </table:table-cell>
          <table:table-cell office:value-type="string" calcext:value-type="string">
            <text:p>geometry</text:p>
          </table:table-cell>
          <table:table-cell office:value-type="string" calcext:value-type="string">
            <text:p>id</text:p>
          </table:table-cell>
          <table:table-cell office:value-type="string" calcext:value-type="string">
            <text:p>locationPrecision</text:p>
          </table:table-cell>
          <table:table-cell office:value-type="string" calcext:value-type="string">
            <text:p>maxDate</text:p>
          </table:table-cell>
          <table:table-cell office:value-type="string" calcext:value-type="string">
            <text:p>minDate</text:p>
          </table:table-cell>
          <table:table-cell office:value-type="string" calcext:value-type="string">
            <text:p>modified</text:p>
          </table:table-cell>
          <table:table-cell office:value-type="string" calcext:value-type="string">
            <text:p>path</text:p>
          </table:table-cell>
          <table:table-cell office:value-type="string" calcext:value-type="string">
            <text:p>pid</text:p>
          </table:table-cell>
          <table:table-cell office:value-type="string" calcext:value-type="string">
            <text:p>reprLat</text:p>
          </table:table-cell>
          <table:table-cell office:value-type="string" calcext:value-type="string">
            <text:p>reprLatLong</text:p>
          </table:table-cell>
          <table:table-cell office:value-type="string" calcext:value-type="string">
            <text:p>reprLong</text:p>
          </table:table-cell>
          <table:table-cell office:value-type="string" calcext:value-type="string">
            <text:p>tags</text:p>
          </table:table-cell>
          <table:table-cell office:value-type="string" calcext:value-type="string">
            <text:p>timePeriods</text:p>
          </table:table-cell>
          <table:table-cell office:value-type="string" calcext:value-type="string">
            <text:p>timePeriodsKeys</text:p>
          </table:table-cell>
          <table:table-cell office:value-type="string" calcext:value-type="string">
            <text:p>timePeriodsRange</text:p>
          </table:table-cell>
          <table:table-cell office:value-type="string" calcext:value-type="string">
            <text:p>title</text:p>
          </table:table-cell>
          <table:table-cell office:value-type="string" calcext:value-type="string">
            <text:p>uid</text:p>
          </table:table-cell>
          <table:table-cell office:value-type="string" calcext:value-type="string">
            <text:p>title2</text:p>
          </table:table-cell>
          <table:table-cell/>
        </table:table-row>
        <table:table-row table:style-name="ro2">
          <table:table-cell office:value-type="string" calcext:value-type="string">
            <text:p>Becker, J.</text:p>
          </table:table-cell>
          <table:table-cell office:value-type="string" calcext:value-type="string">
            <text:p>23.726166, 37.971421, 23.726166, 37.971421</text:p>
          </table:table-cell>
          <table:table-cell office:value-type="string" calcext:value-type="string">
            <text:p>2012-12-19T03:38: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acropolis of the ancient city</text:p>
          </table:table-cell>
          <table:table-cell office:value-type="string" calcext:value-type="string">
            <text:p>temple,</text:p>
          </table:table-cell>
          <table:table-cell office:value-type="string" calcext:value-type="string">
            <text:p>{"type": "Point", "coordinates": [23.726166, 37.971421]}</text:p>
          </table:table-cell>
          <table:table-cell office:value-type="string" calcext:value-type="string">
            <text:p>acropolis-of-athen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4-30T13:00:34Z</text:p>
          </table:table-cell>
          <table:table-cell office:value-type="string" calcext:value-type="string">
            <text:p>/places/579885/acropolis-of-athens</text:p>
          </table:table-cell>
          <table:table-cell office:value-type="float" office:value="579885" calcext:value-type="float">
            <text:p>579885</text:p>
          </table:table-cell>
          <table:table-cell office:value-type="float" office:value="37.971421" calcext:value-type="float">
            <text:p>37.971421</text:p>
          </table:table-cell>
          <table:table-cell office:value-type="string" calcext:value-type="string">
            <text:p>37.971421,23.726166</text:p>
          </table:table-cell>
          <table:table-cell office:value-type="float" office:value="23.726166" calcext:value-type="float">
            <text:p>23.726166</text:p>
          </table:table-cell>
          <table:table-cell office:value-type="string" calcext:value-type="string">
            <text:p>Poseidon, UWHS, Athena</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Acropolis of Athens</text:p>
          </table:table-cell>
          <table:table-cell office:value-type="string" calcext:value-type="string">
            <text:p>f599e0589a4cb45a13fb2163898d9ef5</text:p>
          </table:table-cell>
          <table:table-cell office:value-type="string" calcext:value-type="string">
            <text:p>Acropolis of Athens</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25.267222, 37.401667, 25.267222, 37.401667</text:p>
          </table:table-cell>
          <table:table-cell office:value-type="string" calcext:value-type="string">
            <text:p>2012-09-28T10:29:25Z</text:p>
          </table:table-cell>
          <table:table-cell office:value-type="string" calcext:value-type="string">
            <text:p>jbecker</text:p>
          </table:table-cell>
          <table:table-cell/>
          <table:table-cell office:value-type="string" calcext:value-type="string">
            <text:p>Hellenistic and Roman complex on the island of Delos</text:p>
          </table:table-cell>
          <table:table-cell office:value-type="string" calcext:value-type="string">
            <text:p>temple,</text:p>
          </table:table-cell>
          <table:table-cell office:value-type="string" calcext:value-type="string">
            <text:p>{"type": "Point", "coordinates": [25.267222, 37.401667]}</text:p>
          </table:table-cell>
          <table:table-cell office:value-type="string" calcext:value-type="string">
            <text:p>agora-of-the-italians</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2-04T21:04:55Z</text:p>
          </table:table-cell>
          <table:table-cell office:value-type="string" calcext:value-type="string">
            <text:p>/places/599587/agora-of-the-italians</text:p>
          </table:table-cell>
          <table:table-cell office:value-type="float" office:value="599587" calcext:value-type="float">
            <text:p>599587</text:p>
          </table:table-cell>
          <table:table-cell office:value-type="float" office:value="37.401667" calcext:value-type="float">
            <text:p>37.401667</text:p>
          </table:table-cell>
          <table:table-cell office:value-type="string" calcext:value-type="string">
            <text:p>37.401667,25.267222</text:p>
          </table:table-cell>
          <table:table-cell office:value-type="float" office:value="25.267222" calcext:value-type="float">
            <text:p>25.26722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gora of the Italians</text:p>
          </table:table-cell>
          <table:table-cell office:value-type="string" calcext:value-type="string">
            <text:p>834301548bd0a5be04588dda7f911039</text:p>
          </table:table-cell>
          <table:table-cell office:value-type="string" calcext:value-type="string">
            <text:p>Agora of the Italians</text:p>
          </table:table-cell>
          <table:table-cell office:value-type="string" calcext:value-type="string">
            <text:p>GR</text:p>
          </table:table-cell>
        </table:table-row>
        <table:table-row table:style-name="ro3">
          <table:table-cell office:value-type="string" calcext:value-type="string">
            <text:p>Ernest Staine, L., A. Rabinowitz</text:p>
          </table:table-cell>
          <table:table-cell office:value-type="string" calcext:value-type="string">
            <text:p>15.025667, 37.134221, 15.025667, 37.134221</text:p>
          </table:table-cell>
          <table:table-cell office:value-type="string" calcext:value-type="string">
            <text:p>2013-04-29T00:29:35Z</text:p>
          </table:table-cell>
          <table:table-cell office:value-type="string" calcext:value-type="string">
            <text:p>lstaine</text:p>
          </table:table-cell>
          <table:table-cell office:value-type="float" office:value="9" calcext:value-type="float">
            <text:p>9</text:p>
          </table:table-cell>
          <table:table-cell office:value-type="string" calcext:value-type="string">
            <text:p>The Anaktoron is an enigmatic megalithic building associated with the prehistoric Sicilian settlement of Pantalica; its polygonal blocks may date to the 12-11th c. BC, but the current form of the building seems to be the result of Byzantine reconstruction</text:p>
          </table:table-cell>
          <table:table-cell office:value-type="string" calcext:value-type="string">
            <text:p>unknown, temple,</text:p>
          </table:table-cell>
          <table:table-cell office:value-type="string" calcext:value-type="string">
            <text:p>{"type": "Point", "coordinates": [15.025667, 37.134221]}</text:p>
          </table:table-cell>
          <table:table-cell office:value-type="string" calcext:value-type="string">
            <text:p>anaktoron-at-pantalika</text:p>
          </table:table-cell>
          <table:table-cell office:value-type="string" calcext:value-type="string">
            <text:p>precise</text:p>
          </table:table-cell>
          <table:table-cell office:value-type="float" office:value="850" calcext:value-type="float">
            <text:p>850</text:p>
          </table:table-cell>
          <table:table-cell office:value-type="float" office:value="-2000" calcext:value-type="float">
            <text:p>-2000</text:p>
          </table:table-cell>
          <table:table-cell office:value-type="string" calcext:value-type="string">
            <text:p>2013-07-08T18:16:38Z</text:p>
          </table:table-cell>
          <table:table-cell office:value-type="string" calcext:value-type="string">
            <text:p>/places/462412/anaktoron-at-pantalika</text:p>
          </table:table-cell>
          <table:table-cell office:value-type="float" office:value="462412" calcext:value-type="float">
            <text:p>462412</text:p>
          </table:table-cell>
          <table:table-cell office:value-type="float" office:value="37.134221" calcext:value-type="float">
            <text:p>37.134221</text:p>
          </table:table-cell>
          <table:table-cell office:value-type="string" calcext:value-type="string">
            <text:p>37.134221,15.025667</text:p>
          </table:table-cell>
          <table:table-cell office:value-type="float" office:value="15.025667" calcext:value-type="float">
            <text:p>15.025667</text:p>
          </table:table-cell>
          <table:table-cell office:value-type="string" calcext:value-type="string">
            <text:p>polygonal masonry</text:p>
          </table:table-cell>
          <table:table-cell office:value-type="string" calcext:value-type="string">
            <text:p>2E</text:p>
          </table:table-cell>
          <table:table-cell office:value-type="string" calcext:value-type="string">
            <text:p>2nd-millenium-bce,early-byzantine</text:p>
          </table:table-cell>
          <table:table-cell office:value-type="string" calcext:value-type="string">
            <text:p>-2000.0,850.0</text:p>
          </table:table-cell>
          <table:table-cell office:value-type="string" calcext:value-type="string">
            <text:p>Anaktoron at Pantalika</text:p>
          </table:table-cell>
          <table:table-cell office:value-type="string" calcext:value-type="string">
            <text:p>23296d59bd08fa802a693b510eb95f25</text:p>
          </table:table-cell>
          <table:table-cell office:value-type="string" calcext:value-type="string">
            <text:p>Anaktoron at Pantalika</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8917156, 41.839275, 12.8917156, 41.839275</text:p>
          </table:table-cell>
          <table:table-cell office:value-type="string" calcext:value-type="string">
            <text:p>2013-02-13T23:38:41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 the cave of Fortuna.</text:p>
          </table:table-cell>
          <table:table-cell office:value-type="string" calcext:value-type="string">
            <text:p>temple, cave,</text:p>
          </table:table-cell>
          <table:table-cell office:value-type="string" calcext:value-type="string">
            <text:p>{"type": "Point", "coordinates": [12.8917156, 41.839275]}</text:p>
          </table:table-cell>
          <table:table-cell office:value-type="string" calcext:value-type="string">
            <text:p>antro-delle-sorti</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5T20:04:15Z</text:p>
          </table:table-cell>
          <table:table-cell office:value-type="string" calcext:value-type="string">
            <text:p>/places/423013/antro-delle-sorti</text:p>
          </table:table-cell>
          <table:table-cell office:value-type="float" office:value="423013" calcext:value-type="float">
            <text:p>423013</text:p>
          </table:table-cell>
          <table:table-cell office:value-type="float" office:value="41.839275" calcext:value-type="float">
            <text:p>41.839275</text:p>
          </table:table-cell>
          <table:table-cell office:value-type="string" calcext:value-type="string">
            <text:p>41.839275,12.891716</text:p>
          </table:table-cell>
          <table:table-cell office:value-type="float" office:value="12.8917156" calcext:value-type="float">
            <text:p>12.8917156</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Antro delle Sorti</text:p>
          </table:table-cell>
          <table:table-cell office:value-type="string" calcext:value-type="string">
            <text:p>e18e99958bc1005ef25affdf2610e966</text:p>
          </table:table-cell>
          <table:table-cell office:value-type="string" calcext:value-type="string">
            <text:p>Antro delle Sorti</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1.801528, 42.258811, 11.801528, 42.258811</text:p>
          </table:table-cell>
          <table:table-cell office:value-type="string" calcext:value-type="string">
            <text:p>2012-10-08T17:02:36Z</text:p>
          </table:table-cell>
          <table:table-cell office:value-type="string" calcext:value-type="string">
            <text:p>jbecker</text:p>
          </table:table-cell>
          <table:table-cell/>
          <table:table-cell office:value-type="string" calcext:value-type="string">
            <text:p>A fourth to third century BC sanctuary at Tarquinia</text:p>
          </table:table-cell>
          <table:table-cell office:value-type="string" calcext:value-type="string">
            <text:p>temple,</text:p>
          </table:table-cell>
          <table:table-cell office:value-type="string" calcext:value-type="string">
            <text:p>{"type": "Point", "coordinates": [11.801528, 42.258811]}</text:p>
          </table:table-cell>
          <table:table-cell office:value-type="string" calcext:value-type="string">
            <text:p>ara-della-regin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1-21T22:51:12Z</text:p>
          </table:table-cell>
          <table:table-cell office:value-type="string" calcext:value-type="string">
            <text:p>/places/413332/ara-della-regina</text:p>
          </table:table-cell>
          <table:table-cell office:value-type="float" office:value="413332" calcext:value-type="float">
            <text:p>413332</text:p>
          </table:table-cell>
          <table:table-cell office:value-type="float" office:value="42.258811" calcext:value-type="float">
            <text:p>42.258811</text:p>
          </table:table-cell>
          <table:table-cell office:value-type="string" calcext:value-type="string">
            <text:p>42.258811,11.801528</text:p>
          </table:table-cell>
          <table:table-cell office:value-type="float" office:value="11.801528" calcext:value-type="float">
            <text:p>11.8015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Ara della Regina</text:p>
          </table:table-cell>
          <table:table-cell office:value-type="string" calcext:value-type="string">
            <text:p>0bd9becc55d531301c3fbe41fa64fc68</text:p>
          </table:table-cell>
          <table:table-cell office:value-type="string" calcext:value-type="string">
            <text:p>Ara della Regin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3.483594, 47.217039, 3.483594, 47.217039</text:p>
          </table:table-cell>
          <table:table-cell office:value-type="string" calcext:value-type="string">
            <text:p>2011-12-18T22:17:23Z</text:p>
          </table:table-cell>
          <table:table-cell office:value-type="string" calcext:value-type="string">
            <text:p>jahlfeldt</text:p>
          </table:table-cell>
          <table:table-cell office:value-type="float" office:value="2" calcext:value-type="float">
            <text:p>2</text:p>
          </table:table-cell>
          <table:table-cell/>
          <table:table-cell office:value-type="string" calcext:value-type="string">
            <text:p>unknown</text:p>
          </table:table-cell>
          <table:table-cell office:value-type="string" calcext:value-type="string">
            <text:p>{"type": "Point", "coordinates": [3.483594, 47.217039]}</text:p>
          </table:table-cell>
          <table:table-cell office:value-type="string" calcext:value-type="string">
            <text:p>archaeological-remains-of-gallo-roman-temple-and-settlement</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2-14T21:38:20Z</text:p>
          </table:table-cell>
          <table:table-cell office:value-type="string" calcext:value-type="string">
            <text:p>/places/177490/archaeological-remains-of-gallo-roman-temple-and-settlement</text:p>
          </table:table-cell>
          <table:table-cell office:value-type="float" office:value="177490" calcext:value-type="float">
            <text:p>177490</text:p>
          </table:table-cell>
          <table:table-cell office:value-type="float" office:value="47.217039" calcext:value-type="float">
            <text:p>47.217039</text:p>
          </table:table-cell>
          <table:table-cell office:value-type="string" calcext:value-type="string">
            <text:p>47.217039,3.483594</text:p>
          </table:table-cell>
          <table:table-cell office:value-type="float" office:value="3.483594" calcext:value-type="float">
            <text:p>3.48359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rchaeological remains of Gallo-Roman temple and settlement</text:p>
          </table:table-cell>
          <table:table-cell office:value-type="string" calcext:value-type="string">
            <text:p>57ee2522185d68e6340cd1d520a8f0a1</text:p>
          </table:table-cell>
          <table:table-cell office:value-type="string" calcext:value-type="string">
            <text:p>Archaeological remains of Gallo-Roman temple and settlement</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7.2907005, 47.1117209, 7.2907005, 47.1117209</text:p>
          </table:table-cell>
          <table:table-cell office:value-type="string" calcext:value-type="string">
            <text:p>2012-03-23T00:17:29Z</text:p>
          </table:table-cell>
          <table:table-cell office:value-type="string" calcext:value-type="string">
            <text:p>jahlfeldt</text:p>
          </table:table-cell>
          <table:table-cell table:number-columns-repeated="2"/>
          <table:table-cell office:value-type="string" calcext:value-type="string">
            <text:p>unknown</text:p>
          </table:table-cell>
          <table:table-cell office:value-type="string" calcext:value-type="string">
            <text:p>{"type": "Point", "coordinates": [7.2907005, 47.1117209]}</text:p>
          </table:table-cell>
          <table:table-cell office:value-type="string" calcext:value-type="string">
            <text:p>archaeological-site-of-temple-complex</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7T10:33:29Z</text:p>
          </table:table-cell>
          <table:table-cell office:value-type="string" calcext:value-type="string">
            <text:p>/places/177603/archaeological-site-of-temple-complex</text:p>
          </table:table-cell>
          <table:table-cell office:value-type="float" office:value="177603" calcext:value-type="float">
            <text:p>177603</text:p>
          </table:table-cell>
          <table:table-cell office:value-type="float" office:value="47.1117209" calcext:value-type="float">
            <text:p>47.1117209</text:p>
          </table:table-cell>
          <table:table-cell office:value-type="string" calcext:value-type="string">
            <text:p>47.111721,7.290700</text:p>
          </table:table-cell>
          <table:table-cell office:value-type="float" office:value="7.2907005" calcext:value-type="float">
            <text:p>7.2907005</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of temple complex</text:p>
          </table:table-cell>
          <table:table-cell office:value-type="string" calcext:value-type="string">
            <text:p>e78cf68f75d227d81b04eb07b886e9a9</text:p>
          </table:table-cell>
          <table:table-cell office:value-type="string" calcext:value-type="string">
            <text:p>Archaeological site of temple complex</text:p>
          </table:table-cell>
          <table:table-cell office:value-type="string" calcext:value-type="string">
            <text:p>CH</text:p>
          </table:table-cell>
        </table:table-row>
        <table:table-row table:style-name="ro2">
          <table:table-cell office:value-type="string" calcext:value-type="string">
            <text:p>Åhlfeldt, J.</text:p>
          </table:table-cell>
          <table:table-cell office:value-type="string" calcext:value-type="string">
            <text:p>-1.376459, 47.299388, -1.376459, 47.299388</text:p>
          </table:table-cell>
          <table:table-cell office:value-type="string" calcext:value-type="string">
            <text:p>2012-03-20T07:40:25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Site of Gallo-Roman sanctuary of Vieille-Cour at Mauves-sur-Loire (Loire-Atlantique)</text:p>
          </table:table-cell>
          <table:table-cell office:value-type="string" calcext:value-type="string">
            <text:p>unknown</text:p>
          </table:table-cell>
          <table:table-cell office:value-type="string" calcext:value-type="string">
            <text:p>{"type": "Point", "coordinates": [-1.376459, 47.299388]}</text:p>
          </table:table-cell>
          <table:table-cell office:value-type="string" calcext:value-type="string">
            <text:p>archaeological-site-of-th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2T20:37:25Z</text:p>
          </table:table-cell>
          <table:table-cell office:value-type="string" calcext:value-type="string">
            <text:p>/places/138454/archaeological-site-of-the-temple</text:p>
          </table:table-cell>
          <table:table-cell office:value-type="float" office:value="138454" calcext:value-type="float">
            <text:p>138454</text:p>
          </table:table-cell>
          <table:table-cell office:value-type="float" office:value="47.299388" calcext:value-type="float">
            <text:p>47.299388</text:p>
          </table:table-cell>
          <table:table-cell office:value-type="string" calcext:value-type="string">
            <text:p>47.299388,-1.376459</text:p>
          </table:table-cell>
          <table:table-cell office:value-type="float" office:value="-1.376459" calcext:value-type="float">
            <text:p>-1.37645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of the temple</text:p>
          </table:table-cell>
          <table:table-cell office:value-type="string" calcext:value-type="string">
            <text:p>3232e429c3ebb075ce0c22bd19a494de</text:p>
          </table:table-cell>
          <table:table-cell office:value-type="string" calcext:value-type="string">
            <text:p>Archaeological site of the temple</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5540398372, 49.9644208005, 2.5540398372, 49.9644208005</text:p>
          </table:table-cell>
          <table:table-cell office:value-type="string" calcext:value-type="string">
            <text:p>2012-03-19T13:12:15Z</text:p>
          </table:table-cell>
          <table:table-cell office:value-type="string" calcext:value-type="string">
            <text:p>jahlfeldt</text:p>
          </table:table-cell>
          <table:table-cell office:value-type="float" office:value="1" calcext:value-type="float">
            <text:p>1</text:p>
          </table:table-cell>
          <table:table-cell/>
          <table:table-cell office:value-type="string" calcext:value-type="string">
            <text:p>unknown</text:p>
          </table:table-cell>
          <table:table-cell office:value-type="string" calcext:value-type="string">
            <text:p>{"type": "Point", "coordinates": [2.5540398372, 49.9644208005]}</text:p>
          </table:table-cell>
          <table:table-cell office:value-type="string" calcext:value-type="string">
            <text:p>archaeological-site-of-the-temple</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3-22T21:16:48Z</text:p>
          </table:table-cell>
          <table:table-cell office:value-type="string" calcext:value-type="string">
            <text:p>/places/109278/archaeological-site-of-the-temple</text:p>
          </table:table-cell>
          <table:table-cell office:value-type="float" office:value="109278" calcext:value-type="float">
            <text:p>109278</text:p>
          </table:table-cell>
          <table:table-cell office:value-type="float" office:value="49.9644208005" calcext:value-type="float">
            <text:p>49.9644208005</text:p>
          </table:table-cell>
          <table:table-cell office:value-type="string" calcext:value-type="string">
            <text:p>49.964421,2.554040</text:p>
          </table:table-cell>
          <table:table-cell office:value-type="float" office:value="2.5540398372" calcext:value-type="float">
            <text:p>2.554039837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rchaeological site of the temple</text:p>
          </table:table-cell>
          <table:table-cell office:value-type="string" calcext:value-type="string">
            <text:p>f7f3117726a769cc382cc6ba89930e06</text:p>
          </table:table-cell>
          <table:table-cell office:value-type="string" calcext:value-type="string">
            <text:p>Archaeological site of the temple</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202981, 48.163734, 2.202981, 48.163734</text:p>
          </table:table-cell>
          <table:table-cell office:value-type="string" calcext:value-type="string">
            <text:p>2012-03-19T16:10:01Z</text:p>
          </table:table-cell>
          <table:table-cell office:value-type="string" calcext:value-type="string">
            <text:p>jahlfeldt</text:p>
          </table:table-cell>
          <table:table-cell table:number-columns-repeated="2"/>
          <table:table-cell office:value-type="string" calcext:value-type="string">
            <text:p>temple,</text:p>
          </table:table-cell>
          <table:table-cell office:value-type="string" calcext:value-type="string">
            <text:p>{"type": "Point", "coordinates": [2.202981, 48.163734]}</text:p>
          </table:table-cell>
          <table:table-cell office:value-type="string" calcext:value-type="string">
            <text:p>archaeological-sit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7-12T04:01:55Z</text:p>
          </table:table-cell>
          <table:table-cell office:value-type="string" calcext:value-type="string">
            <text:p>/places/109248/archaeological-site-temple</text:p>
          </table:table-cell>
          <table:table-cell office:value-type="float" office:value="109248" calcext:value-type="float">
            <text:p>109248</text:p>
          </table:table-cell>
          <table:table-cell office:value-type="float" office:value="48.163734" calcext:value-type="float">
            <text:p>48.163734</text:p>
          </table:table-cell>
          <table:table-cell office:value-type="string" calcext:value-type="string">
            <text:p>48.163734,2.202981</text:p>
          </table:table-cell>
          <table:table-cell office:value-type="float" office:value="2.202981" calcext:value-type="float">
            <text:p>2.20298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temple</text:p>
          </table:table-cell>
          <table:table-cell office:value-type="string" calcext:value-type="string">
            <text:p>455c81cb46f3deb1a0fb2fb77c6ff244</text:p>
          </table:table-cell>
          <table:table-cell office:value-type="string" calcext:value-type="string">
            <text:p>Archaeological site: temple</text:p>
          </table:table-cell>
          <table:table-cell office:value-type="string" calcext:value-type="string">
            <text:p>FR</text:p>
          </table:table-cell>
        </table:table-row>
        <table:table-row table:style-name="ro1">
          <table:table-cell office:value-type="string" calcext:value-type="string">
            <text:p>Becker,Temple of <text:s/>J., S. Gillies, Elliott</text:p>
          </table:table-cell>
          <table:table-cell office:value-type="string" calcext:value-type="string">
            <text:p>11.286111, 42.410833, 11.286111, 42.410833</text:p>
          </table:table-cell>
          <table:table-cell office:value-type="string" calcext:value-type="string">
            <text:p>2011-12-03T19:20:53Z</text:p>
          </table:table-cell>
          <table:table-cell office:value-type="string" calcext:value-type="string">
            <text:p>jbecker</text:p>
          </table:table-cell>
          <table:table-cell office:value-type="float" office:value="4" calcext:value-type="float">
            <text:p>4</text:p>
          </table:table-cell>
          <table:table-cell office:value-type="string" calcext:value-type="string">
            <text:p>The citadel of the ancient city and location of its Capitolium.</text:p>
          </table:table-cell>
          <table:table-cell office:value-type="string" calcext:value-type="string">
            <text:p>temple,</text:p>
          </table:table-cell>
          <table:table-cell office:value-type="string" calcext:value-type="string">
            <text:p>{"type": "Point", "coordinates": [11.286111, 42.410833]}</text:p>
          </table:table-cell>
          <table:table-cell office:value-type="string" calcext:value-type="string">
            <text:p>capitolium-of-cos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1-27T18:21:50Z</text:p>
          </table:table-cell>
          <table:table-cell office:value-type="string" calcext:value-type="string">
            <text:p>/places/413107/capitolium-of-cosa</text:p>
          </table:table-cell>
          <table:table-cell office:value-type="float" office:value="413107" calcext:value-type="float">
            <text:p>413107</text:p>
          </table:table-cell>
          <table:table-cell office:value-type="float" office:value="42.410833" calcext:value-type="float">
            <text:p>42.410833</text:p>
          </table:table-cell>
          <table:table-cell office:value-type="string" calcext:value-type="string">
            <text:p>42.410833,11.286111</text:p>
          </table:table-cell>
          <table:table-cell office:value-type="float" office:value="11.286111" calcext:value-type="float">
            <text:p>11.286111</text:p>
          </table:table-cell>
          <table:table-cell office:value-type="string" calcext:value-type="string">
            <text:p>Shrine, Iuppiter</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Arx of Cosa</text:p>
          </table:table-cell>
          <table:table-cell office:value-type="string" calcext:value-type="string">
            <text:p>d7f870ff9370c28cd37aadf44ba3b1b7</text:p>
          </table:table-cell>
          <table:table-cell office:value-type="string" calcext:value-type="string">
            <text:p>Arx of Cosa</text:p>
          </table:table-cell>
          <table:table-cell office:value-type="string" calcext:value-type="string">
            <text:p>IT</text:p>
          </table:table-cell>
        </table:table-row>
        <table:table-row table:style-name="ro4">
          <table:table-cell office:value-type="string" calcext:value-type="string">
            <text:p>Kissinger, A., E. Shea, C. Lee, S. Wright, A. Rabinowitz</text:p>
          </table:table-cell>
          <table:table-cell office:value-type="string" calcext:value-type="string">
            <text:p>21.920524, 37.175372, 21.920524, 37.175372</text:p>
          </table:table-cell>
          <table:table-cell office:value-type="string" calcext:value-type="string">
            <text:p>2013-04-24T23:19:21Z</text:p>
          </table:table-cell>
          <table:table-cell office:value-type="string" calcext:value-type="string">
            <text:p>April Kissinger, Eric Shea, Chelsea Lee, swright</text:p>
          </table:table-cell>
          <table:table-cell office:value-type="float" office:value="7" calcext:value-type="float">
            <text:p>7</text:p>
          </table:table-cell>
          <table:table-cell office:value-type="string" calcext:value-type="string">
            <text:p>The Asklepieion in Ancient Messene is a sanctuary of Asklepios, Greek god of healing, constructed in 214 BC; the complex includes civic as well as religious buildings</text:p>
          </table:table-cell>
          <table:table-cell office:value-type="string" calcext:value-type="string">
            <text:p>temple,</text:p>
          </table:table-cell>
          <table:table-cell office:value-type="string" calcext:value-type="string">
            <text:p>{"type": "Point", "coordinates": [21.920524, 37.175372]}</text:p>
          </table:table-cell>
          <table:table-cell office:value-type="string" calcext:value-type="string">
            <text:p>the-asklepie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7-08T18:27:18Z</text:p>
          </table:table-cell>
          <table:table-cell office:value-type="string" calcext:value-type="string">
            <text:p>/places/570479/the-asklepieion</text:p>
          </table:table-cell>
          <table:table-cell office:value-type="float" office:value="570479" calcext:value-type="float">
            <text:p>570479</text:p>
          </table:table-cell>
          <table:table-cell office:value-type="float" office:value="37.175372" calcext:value-type="float">
            <text:p>37.175372</text:p>
          </table:table-cell>
          <table:table-cell office:value-type="string" calcext:value-type="string">
            <text:p>37.175372,21.920524</text:p>
          </table:table-cell>
          <table:table-cell office:value-type="float" office:value="21.920524" calcext:value-type="float">
            <text:p>21.920524</text:p>
          </table:table-cell>
          <table:table-cell office:value-type="string" calcext:value-type="string">
            <text:p>temple, Asclepius, dare:feature=temple</text:p>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Asklepieion of Messene</text:p>
          </table:table-cell>
          <table:table-cell office:value-type="string" calcext:value-type="string">
            <text:p>7fb3a03dda013b644eb77abc2f15ee5c</text:p>
          </table:table-cell>
          <table:table-cell office:value-type="string" calcext:value-type="string">
            <text:p>Asklepieion of Messene</text:p>
          </table:table-cell>
          <table:table-cell office:value-type="string" calcext:value-type="string">
            <text:p>GR</text:p>
          </table:table-cell>
        </table:table-row>
        <table:table-row table:style-name="ro4">
          <table:table-cell office:value-type="string" calcext:value-type="string">
            <text:p>Elliott, T.</text:p>
          </table:table-cell>
          <table:table-cell office:value-type="string" calcext:value-type="string">
            <text:p>-6.344272, 38.916421, -6.344272, 38.916421</text:p>
          </table:table-cell>
          <table:table-cell office:value-type="string" calcext:value-type="string">
            <text:p>2012-07-23T21:45:16Z</text:p>
          </table:table-cell>
          <table:table-cell office:value-type="string" calcext:value-type="string">
            <text:p>thomase</text:p>
          </table:table-cell>
          <table:table-cell/>
          <table:table-cell office:value-type="string" calcext:value-type="string">
            <text:p>The incorrectly so-called "Temple of Diana." Digitized in Google Earth (with reference to geolocated Panoramio photos and Google Street View) in July 2012 at an eye altitude of 400m.</text:p>
          </table:table-cell>
          <table:table-cell office:value-type="string" calcext:value-type="string">
            <text:p>temple,</text:p>
          </table:table-cell>
          <table:table-cell office:value-type="string" calcext:value-type="string">
            <text:p>{"type": "Point", "coordinates": [-6.344272, 38.916421]}</text:p>
          </table:table-cell>
          <table:table-cell office:value-type="string" calcext:value-type="string">
            <text:p>center-of-surviving-colonnade-of-the-imperial-temple-at-merida</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1-11T03:16:55Z</text:p>
          </table:table-cell>
          <table:table-cell office:value-type="string" calcext:value-type="string">
            <text:p>/places/256155/center-of-surviving-colonnade-of-the-imperial-temple-at-merida</text:p>
          </table:table-cell>
          <table:table-cell office:value-type="float" office:value="256155" calcext:value-type="float">
            <text:p>256155</text:p>
          </table:table-cell>
          <table:table-cell office:value-type="float" office:value="38.916421" calcext:value-type="float">
            <text:p>38.916421</text:p>
          </table:table-cell>
          <table:table-cell office:value-type="string" calcext:value-type="string">
            <text:p>38.916421,-6.344272</text:p>
          </table:table-cell>
          <table:table-cell office:value-type="float" office:value="-6.344272" calcext:value-type="float">
            <text:p>-6.34427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Center of surviving colonnade of the imperial temple at Mérida</text:p>
          </table:table-cell>
          <table:table-cell office:value-type="string" calcext:value-type="string">
            <text:p>4c0a46b96aca73325f07b23a0e35df82</text:p>
          </table:table-cell>
          <table:table-cell office:value-type="string" calcext:value-type="string">
            <text:p>Center of surviving colonnade of the imperial temple at Mérida</text:p>
          </table:table-cell>
          <table:table-cell office:value-type="string" calcext:value-type="string">
            <text:p>ES</text:p>
          </table:table-cell>
        </table:table-row>
        <table:table-row table:style-name="ro2">
          <table:table-cell office:value-type="string" calcext:value-type="string">
            <text:p>Elliott, T.</text:p>
          </table:table-cell>
          <table:table-cell office:value-type="string" calcext:value-type="string">
            <text:p>22.879189, 37.906033, 22.879189, 37.906033</text:p>
          </table:table-cell>
          <table:table-cell office:value-type="string" calcext:value-type="string">
            <text:p>2011-10-27T21:55:01Z</text:p>
          </table:table-cell>
          <table:table-cell office:value-type="string" calcext:value-type="string">
            <text:p>thomase</text:p>
          </table:table-cell>
          <table:table-cell/>
          <table:table-cell office:value-type="string" calcext:value-type="string">
            <text:p>The second temple of Apollo at Corinth whose reconstructed remains are visible on the site today.</text:p>
          </table:table-cell>
          <table:table-cell office:value-type="string" calcext:value-type="string">
            <text:p>unknown</text:p>
          </table:table-cell>
          <table:table-cell office:value-type="string" calcext:value-type="string">
            <text:p>{"type": "Point", "coordinates": [22.879189, 37.906033]}</text:p>
          </table:table-cell>
          <table:table-cell office:value-type="string" calcext:value-type="string">
            <text:p>center-of-the-temple-of-apollo-at-corinth</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10-25T21:02:50Z</text:p>
          </table:table-cell>
          <table:table-cell office:value-type="string" calcext:value-type="string">
            <text:p>/places/570182/center-of-the-temple-of-apollo-at-corinth</text:p>
          </table:table-cell>
          <table:table-cell office:value-type="float" office:value="570182" calcext:value-type="float">
            <text:p>570182</text:p>
          </table:table-cell>
          <table:table-cell office:value-type="float" office:value="37.906033" calcext:value-type="float">
            <text:p>37.906033</text:p>
          </table:table-cell>
          <table:table-cell office:value-type="string" calcext:value-type="string">
            <text:p>37.906033,22.879189</text:p>
          </table:table-cell>
          <table:table-cell office:value-type="float" office:value="22.879189" calcext:value-type="float">
            <text:p>22.879189</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Center of the Temple of Apollo at Corinth</text:p>
          </table:table-cell>
          <table:table-cell office:value-type="string" calcext:value-type="string">
            <text:p>2ba26f6cf0daa6cf137cb26452e32a58</text:p>
          </table:table-cell>
          <table:table-cell office:value-type="string" calcext:value-type="string">
            <text:p>Center of the Temple of Apollo at Corinth</text:p>
          </table:table-cell>
          <table:table-cell office:value-type="string" calcext:value-type="string">
            <text:p>GR</text:p>
          </table:table-cell>
        </table:table-row>
        <table:table-row table:style-name="ro1">
          <table:table-cell office:value-type="string" calcext:value-type="string">
            <text:p>Elliott, T.</text:p>
          </table:table-cell>
          <table:table-cell office:value-type="string" calcext:value-type="string">
            <text:p>21.630049, 37.637807, 21.630049, 37.637807</text:p>
          </table:table-cell>
          <table:table-cell office:value-type="string" calcext:value-type="string">
            <text:p>2011-11-29T03:43:45Z</text:p>
          </table:table-cell>
          <table:table-cell office:value-type="string" calcext:value-type="string">
            <text:p>thomase</text:p>
          </table:table-cell>
          <table:table-cell office:value-type="float" office:value="2" calcext:value-type="float">
            <text:p>2</text:p>
          </table:table-cell>
          <table:table-cell/>
          <table:table-cell office:value-type="string" calcext:value-type="string">
            <text:p>unknown</text:p>
          </table:table-cell>
          <table:table-cell office:value-type="string" calcext:value-type="string">
            <text:p>{"type": "Point", "coordinates": [21.630049, 37.637807]}</text:p>
          </table:table-cell>
          <table:table-cell office:value-type="string" calcext:value-type="string">
            <text:p>center-of-the-temple-of-zeus-at-olympia</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02-15T01:31:59Z</text:p>
          </table:table-cell>
          <table:table-cell office:value-type="string" calcext:value-type="string">
            <text:p>/places/570531/center-of-the-temple-of-zeus-at-olympia</text:p>
          </table:table-cell>
          <table:table-cell office:value-type="float" office:value="570531" calcext:value-type="float">
            <text:p>570531</text:p>
          </table:table-cell>
          <table:table-cell office:value-type="float" office:value="37.637807" calcext:value-type="float">
            <text:p>37.637807</text:p>
          </table:table-cell>
          <table:table-cell office:value-type="string" calcext:value-type="string">
            <text:p>37.637807,21.630049</text:p>
          </table:table-cell>
          <table:table-cell office:value-type="float" office:value="21.630049" calcext:value-type="float">
            <text:p>21.630049</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Center of the Temple of Zeus at Olympia</text:p>
          </table:table-cell>
          <table:table-cell office:value-type="string" calcext:value-type="string">
            <text:p>7171872b98624de4f9dd6dca043889fd</text:p>
          </table:table-cell>
          <table:table-cell office:value-type="string" calcext:value-type="string">
            <text:p>Center of the Temple of Zeus at Olympia</text:p>
          </table:table-cell>
          <table:table-cell office:value-type="string" calcext:value-type="string">
            <text:p>GR</text:p>
          </table:table-cell>
        </table:table-row>
        <table:table-row table:style-name="ro2">
          <table:table-cell office:value-type="string" calcext:value-type="string">
            <text:p>Rumora, R., J. Becker</text:p>
          </table:table-cell>
          <table:table-cell office:value-type="string" calcext:value-type="string">
            <text:p>29.896944, 31.181944, 29.896944, 31.181944</text:p>
          </table:table-cell>
          <table:table-cell office:value-type="string" calcext:value-type="string">
            <text:p>2012-07-12T18:42:08Z</text:p>
          </table:table-cell>
          <table:table-cell office:value-type="string" calcext:value-type="string">
            <text:p>rrumora</text:p>
          </table:table-cell>
          <table:table-cell office:value-type="float" office:value="7" calcext:value-type="float">
            <text:p>7</text:p>
          </table:table-cell>
          <table:table-cell office:value-type="string" calcext:value-type="string">
            <text:p>The Serapeum in Alexandria was a temple to Serapis erected by Ptolemy III in the 3rd century BCE. It was destroyed in 391 AD.</text:p>
          </table:table-cell>
          <table:table-cell office:value-type="string" calcext:value-type="string">
            <text:p>architecturalcomplex, temple,</text:p>
          </table:table-cell>
          <table:table-cell office:value-type="string" calcext:value-type="string">
            <text:p>{"type": "Point", "coordinates": [29.896944, 31.181944]}</text:p>
          </table:table-cell>
          <table:table-cell office:value-type="string" calcext:value-type="string">
            <text:p>center-of-the-visible-remains-of-the-serapeum</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1-16T20:22:17Z</text:p>
          </table:table-cell>
          <table:table-cell office:value-type="string" calcext:value-type="string">
            <text:p>/places/727070/center-of-the-visible-remains-of-the-serapeum</text:p>
          </table:table-cell>
          <table:table-cell office:value-type="float" office:value="727070" calcext:value-type="float">
            <text:p>727070</text:p>
          </table:table-cell>
          <table:table-cell office:value-type="float" office:value="31.181944" calcext:value-type="float">
            <text:p>31.181944</text:p>
          </table:table-cell>
          <table:table-cell office:value-type="string" calcext:value-type="string">
            <text:p>31.181944,29.896944</text:p>
          </table:table-cell>
          <table:table-cell office:value-type="float" office:value="29.896944" calcext:value-type="float">
            <text:p>29.896944</text:p>
          </table:table-cell>
          <table:table-cell office:value-type="string" calcext:value-type="string">
            <text:p>place</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Center of the visible remains of the Serapeum</text:p>
          </table:table-cell>
          <table:table-cell office:value-type="string" calcext:value-type="string">
            <text:p>73dc5b166c71e09732702b1797b1159c</text:p>
          </table:table-cell>
          <table:table-cell office:value-type="string" calcext:value-type="string">
            <text:p>Center of the visible remains of the Serapeum</text:p>
          </table:table-cell>
          <table:table-cell office:value-type="string" calcext:value-type="string">
            <text:p>EG</text:p>
          </table:table-cell>
        </table:table-row>
        <table:table-row table:style-name="ro1">
          <table:table-cell office:value-type="string" calcext:value-type="string">
            <text:p>Fernandez, I.</text:p>
          </table:table-cell>
          <table:table-cell office:value-type="string" calcext:value-type="string">
            <text:p>32.817842, 25.133999, 32.817842, 25.133999</text:p>
          </table:table-cell>
          <table:table-cell office:value-type="string" calcext:value-type="string">
            <text:p>2011-11-30T21:45:10Z</text:p>
          </table:table-cell>
          <table:table-cell office:value-type="string" calcext:value-type="string">
            <text:p>irisf</text:p>
          </table:table-cell>
          <table:table-cell office:value-type="float" office:value="4" calcext:value-type="float">
            <text:p>4</text:p>
          </table:table-cell>
          <table:table-cell office:value-type="string" calcext:value-type="string">
            <text:p>The ancient settlements and temples surrounded by a fortified wall.</text:p>
          </table:table-cell>
          <table:table-cell office:value-type="string" calcext:value-type="string">
            <text:p>unknown</text:p>
          </table:table-cell>
          <table:table-cell office:value-type="string" calcext:value-type="string">
            <text:p>{"type": "Point", "coordinates": [32.817842, 25.133999]}</text:p>
          </table:table-cell>
          <table:table-cell office:value-type="string" calcext:value-type="string">
            <text:p>center-of-visible-remains-of-settlement-at-el-kab</text:p>
          </table:table-cell>
          <table:table-cell office:value-type="string" calcext:value-type="string">
            <text:p>precise</text:p>
          </table:table-cell>
          <table:table-cell office:value-type="float" office:value="-1086" calcext:value-type="float">
            <text:p>-1086</text:p>
          </table:table-cell>
          <table:table-cell office:value-type="float" office:value="-2950" calcext:value-type="float">
            <text:p>-2950</text:p>
          </table:table-cell>
          <table:table-cell office:value-type="string" calcext:value-type="string">
            <text:p>2012-02-15T00:07:23Z</text:p>
          </table:table-cell>
          <table:table-cell office:value-type="string" calcext:value-type="string">
            <text:p>/places/440947682/center-of-visible-remains-of-settlement-at-el-kab</text:p>
          </table:table-cell>
          <table:table-cell office:value-type="float" office:value="440947682" calcext:value-type="float">
            <text:p>440947682</text:p>
          </table:table-cell>
          <table:table-cell office:value-type="float" office:value="25.133999" calcext:value-type="float">
            <text:p>25.133999</text:p>
          </table:table-cell>
          <table:table-cell office:value-type="string" calcext:value-type="string">
            <text:p>25.133999,32.817842</text:p>
          </table:table-cell>
          <table:table-cell office:value-type="float" office:value="32.817842" calcext:value-type="float">
            <text:p>32.817842</text:p>
          </table:table-cell>
          <table:table-cell/>
          <table:table-cell office:value-type="string" calcext:value-type="string">
            <text:p>EN</text:p>
          </table:table-cell>
          <table:table-cell office:value-type="string" calcext:value-type="string">
            <text:p>early-dynastic-egypt,new-kingdom-egypt</text:p>
          </table:table-cell>
          <table:table-cell office:value-type="string" calcext:value-type="string">
            <text:p>-2950.0,-1086.0</text:p>
          </table:table-cell>
          <table:table-cell office:value-type="string" calcext:value-type="string">
            <text:p>Center of Visible Remains of Settlement at El Kab</text:p>
          </table:table-cell>
          <table:table-cell office:value-type="string" calcext:value-type="string">
            <text:p>3f126a8f84901c2e2e622f592e7dac51</text:p>
          </table:table-cell>
          <table:table-cell office:value-type="string" calcext:value-type="string">
            <text:p>Center of Visible Remains of Settlement at El Kab</text:p>
          </table:table-cell>
          <table:table-cell office:value-type="string" calcext:value-type="string">
            <text:p>EG</text:p>
          </table:table-cell>
        </table:table-row>
        <table:table-row table:style-name="ro1">
          <table:table-cell office:value-type="string" calcext:value-type="string">
            <text:p>Åhlfeldt, J.</text:p>
          </table:table-cell>
          <table:table-cell office:value-type="string" calcext:value-type="string">
            <text:p>-0.838316, 45.282385, -0.838316, 45.282385</text:p>
          </table:table-cell>
          <table:table-cell office:value-type="string" calcext:value-type="string">
            <text:p>2012-03-17T15:32:36Z</text:p>
          </table:table-cell>
          <table:table-cell office:value-type="string" calcext:value-type="string">
            <text:p>jahlfeldt</text:p>
          </table:table-cell>
          <table:table-cell table:number-columns-repeated="2"/>
          <table:table-cell office:value-type="string" calcext:value-type="string">
            <text:p>unknown</text:p>
          </table:table-cell>
          <table:table-cell office:value-type="string" calcext:value-type="string">
            <text:p>{"type": "Point", "coordinates": [-0.838316, 45.282385]}</text:p>
          </table:table-cell>
          <table:table-cell office:value-type="string" calcext:value-type="string">
            <text:p>center-point-of-the-remains-of-th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7-09T16:32:31Z</text:p>
          </table:table-cell>
          <table:table-cell office:value-type="string" calcext:value-type="string">
            <text:p>/places/138492/center-point-of-the-remains-of-the-temple</text:p>
          </table:table-cell>
          <table:table-cell office:value-type="float" office:value="138492" calcext:value-type="float">
            <text:p>138492</text:p>
          </table:table-cell>
          <table:table-cell office:value-type="float" office:value="45.282385" calcext:value-type="float">
            <text:p>45.282385</text:p>
          </table:table-cell>
          <table:table-cell office:value-type="string" calcext:value-type="string">
            <text:p>45.282385,-0.838316</text:p>
          </table:table-cell>
          <table:table-cell office:value-type="float" office:value="-0.838316" calcext:value-type="float">
            <text:p>-0.83831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Center point of the remains of the temple</text:p>
          </table:table-cell>
          <table:table-cell office:value-type="string" calcext:value-type="string">
            <text:p>aebb67e71bda9173fd96af1fb9b66784</text:p>
          </table:table-cell>
          <table:table-cell office:value-type="string" calcext:value-type="string">
            <text:p>Center point of the remains of the temple</text:p>
          </table:table-cell>
          <table:table-cell office:value-type="string" calcext:value-type="string">
            <text:p>FR</text:p>
          </table:table-cell>
        </table:table-row>
        <table:table-row table:style-name="ro4">
          <table:table-cell office:value-type="string" calcext:value-type="string">
            <text:p>Åhlfeldt, J.</text:p>
          </table:table-cell>
          <table:table-cell office:value-type="string" calcext:value-type="string">
            <text:p>1.121853, 49.941391, 1.121853, 49.941391</text:p>
          </table:table-cell>
          <table:table-cell office:value-type="string" calcext:value-type="string">
            <text:p>2012-03-20T10:12:17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A Celtic and a Gallo-Roman oppidum (52 ha) with a temple (fanum). The site is located at Camp de César (also Cité de Limes), commune Bracquemont / Neuville-lès-Dieppe, département Seine-Maritime.</text:p>
          </table:table-cell>
          <table:table-cell office:value-type="string" calcext:value-type="string">
            <text:p>unknown</text:p>
          </table:table-cell>
          <table:table-cell office:value-type="string" calcext:value-type="string">
            <text:p>{"type": "Point", "coordinates": [1.121853, 49.941391]}</text:p>
          </table:table-cell>
          <table:table-cell office:value-type="string" calcext:value-type="string">
            <text:p>center-point-of-the-sit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03-20T14:46:14Z</text:p>
          </table:table-cell>
          <table:table-cell office:value-type="string" calcext:value-type="string">
            <text:p>/places/108822/center-point-of-the-site</text:p>
          </table:table-cell>
          <table:table-cell office:value-type="float" office:value="108822" calcext:value-type="float">
            <text:p>108822</text:p>
          </table:table-cell>
          <table:table-cell office:value-type="float" office:value="49.941391" calcext:value-type="float">
            <text:p>49.941391</text:p>
          </table:table-cell>
          <table:table-cell office:value-type="string" calcext:value-type="string">
            <text:p>49.941391,1.121853</text:p>
          </table:table-cell>
          <table:table-cell office:value-type="float" office:value="1.121853" calcext:value-type="float">
            <text:p>1.121853</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Center point of the site</text:p>
          </table:table-cell>
          <table:table-cell office:value-type="string" calcext:value-type="string">
            <text:p>4643cecfa3f68e945540f8da8dcdef21</text:p>
          </table:table-cell>
          <table:table-cell office:value-type="string" calcext:value-type="string">
            <text:p>Center point of the site</text:p>
          </table:table-cell>
          <table:table-cell office:value-type="string" calcext:value-type="string">
            <text:p>FR</text:p>
          </table:table-cell>
        </table:table-row>
        <table:table-row table:style-name="ro1">
          <table:table-cell office:value-type="string" calcext:value-type="string">
            <text:p>Nagy, N.</text:p>
          </table:table-cell>
          <table:table-cell office:value-type="string" calcext:value-type="string">
            <text:p>29.319825, 25.522623, 29.319825, 25.522623</text:p>
          </table:table-cell>
          <table:table-cell office:value-type="string" calcext:value-type="string">
            <text:p>2011-02-22T22:17:49Z</text:p>
          </table:table-cell>
          <table:table-cell office:value-type="string" calcext:value-type="string">
            <text:p>nnagy</text:p>
          </table:table-cell>
          <table:table-cell office:value-type="float" office:value="2" calcext:value-type="float">
            <text:p>2</text:p>
          </table:table-cell>
          <table:table-cell office:value-type="string" calcext:value-type="string">
            <text:p>The centerpoint of the temple at Ain Birbiyeh</text:p>
          </table:table-cell>
          <table:table-cell office:value-type="string" calcext:value-type="string">
            <text:p>unknown</text:p>
          </table:table-cell>
          <table:table-cell office:value-type="string" calcext:value-type="string">
            <text:p>{"type": "Point", "coordinates": [29.319825, 25.522623]}</text:p>
          </table:table-cell>
          <table:table-cell office:value-type="string" calcext:value-type="string">
            <text:p>centerpoint-of-ain-birbiyeh</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7-10T12:41:08Z</text:p>
          </table:table-cell>
          <table:table-cell office:value-type="string" calcext:value-type="string">
            <text:p>/places/776186/centerpoint-of-ain-birbiyeh</text:p>
          </table:table-cell>
          <table:table-cell office:value-type="float" office:value="776186" calcext:value-type="float">
            <text:p>776186</text:p>
          </table:table-cell>
          <table:table-cell office:value-type="float" office:value="25.522623" calcext:value-type="float">
            <text:p>25.522623</text:p>
          </table:table-cell>
          <table:table-cell office:value-type="string" calcext:value-type="string">
            <text:p>25.522623,29.319825</text:p>
          </table:table-cell>
          <table:table-cell office:value-type="float" office:value="29.319825" calcext:value-type="float">
            <text:p>29.319825</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Centerpoint of Ain Birbiyeh</text:p>
          </table:table-cell>
          <table:table-cell office:value-type="string" calcext:value-type="string">
            <text:p>2beb5d0592837282d2352f2a97f1df4b</text:p>
          </table:table-cell>
          <table:table-cell office:value-type="string" calcext:value-type="string">
            <text:p>Centerpoint of Ain Birbiyeh</text:p>
          </table:table-cell>
          <table:table-cell office:value-type="string" calcext:value-type="string">
            <text:p>EG</text:p>
          </table:table-cell>
        </table:table-row>
        <table:table-row table:style-name="ro2">
          <table:table-cell office:value-type="string" calcext:value-type="string">
            <text:p>Vanderbilt, S.</text:p>
          </table:table-cell>
          <table:table-cell office:value-type="string" calcext:value-type="string">
            <text:p>-0.091659, 51.512683, -0.091659, 51.512683</text:p>
          </table:table-cell>
          <table:table-cell office:value-type="string" calcext:value-type="string">
            <text:p>2012-01-19T19:29:29Z</text:p>
          </table:table-cell>
          <table:table-cell office:value-type="string" calcext:value-type="string">
            <text:p>sarcanon</text:p>
          </table:table-cell>
          <table:table-cell office:value-type="float" office:value="2" calcext:value-type="float">
            <text:p>2</text:p>
          </table:table-cell>
          <table:table-cell office:value-type="string" calcext:value-type="string">
            <text:p>The temple was relocated to this site shortly after its excavation from a nearby location.</text:p>
          </table:table-cell>
          <table:table-cell office:value-type="string" calcext:value-type="string">
            <text:p>unknown</text:p>
          </table:table-cell>
          <table:table-cell office:value-type="string" calcext:value-type="string">
            <text:p>{"type": "Point", "coordinates": [-0.091659, 51.512683]}</text:p>
          </table:table-cell>
          <table:table-cell office:value-type="string" calcext:value-type="string">
            <text:p>centerpoint-of-current-location</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20:48:03Z</text:p>
          </table:table-cell>
          <table:table-cell office:value-type="string" calcext:value-type="string">
            <text:p>/places/17649950/centerpoint-of-current-location</text:p>
          </table:table-cell>
          <table:table-cell office:value-type="float" office:value="17649950" calcext:value-type="float">
            <text:p>17649950</text:p>
          </table:table-cell>
          <table:table-cell office:value-type="float" office:value="51.512683" calcext:value-type="float">
            <text:p>51.512683</text:p>
          </table:table-cell>
          <table:table-cell office:value-type="string" calcext:value-type="string">
            <text:p>51.512683,-0.091659</text:p>
          </table:table-cell>
          <table:table-cell office:value-type="float" office:value="-0.091659" calcext:value-type="float">
            <text:p>-0.09165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Centerpoint of current location</text:p>
          </table:table-cell>
          <table:table-cell office:value-type="string" calcext:value-type="string">
            <text:p>ec58e068fb8330364c604917e175f2c4</text:p>
          </table:table-cell>
          <table:table-cell office:value-type="string" calcext:value-type="string">
            <text:p>Centerpoint of current location</text:p>
          </table:table-cell>
          <table:table-cell office:value-type="string" calcext:value-type="string">
            <text:p>GB</text:p>
          </table:table-cell>
        </table:table-row>
        <table:table-row table:style-name="ro1">
          <table:table-cell office:value-type="string" calcext:value-type="string">
            <text:p>Vanderbilt, S.</text:p>
          </table:table-cell>
          <table:table-cell office:value-type="string" calcext:value-type="string">
            <text:p>-1.828568, 55.001553, -1.828568, 55.001553</text:p>
          </table:table-cell>
          <table:table-cell office:value-type="string" calcext:value-type="string">
            <text:p>2013-07-13T17:03:30Z</text:p>
          </table:table-cell>
          <table:table-cell office:value-type="string" calcext:value-type="string">
            <text:p>sarcanon</text:p>
          </table:table-cell>
          <table:table-cell table:number-columns-repeated="2"/>
          <table:table-cell office:value-type="string" calcext:value-type="string">
            <text:p>temple,</text:p>
          </table:table-cell>
          <table:table-cell office:value-type="string" calcext:value-type="string">
            <text:p>{"type": "Point", "coordinates": [-1.828568, 55.001553]}</text:p>
          </table:table-cell>
          <table:table-cell office:value-type="string" calcext:value-type="string">
            <text:p>centerpoint-of-temple-approx</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7-19T21:13:13Z</text:p>
          </table:table-cell>
          <table:table-cell office:value-type="string" calcext:value-type="string">
            <text:p>/places/690508611/centerpoint-of-temple-approx</text:p>
          </table:table-cell>
          <table:table-cell office:value-type="float" office:value="690508611" calcext:value-type="float">
            <text:p>690508611</text:p>
          </table:table-cell>
          <table:table-cell office:value-type="float" office:value="55.001553" calcext:value-type="float">
            <text:p>55.001553</text:p>
          </table:table-cell>
          <table:table-cell office:value-type="string" calcext:value-type="string">
            <text:p>55.001553,-1.828568</text:p>
          </table:table-cell>
          <table:table-cell office:value-type="float" office:value="-1.828568" calcext:value-type="float">
            <text:p>-1.828568</text:p>
          </table:table-cell>
          <table:table-cell/>
          <table:table-cell office:value-type="string" calcext:value-type="string">
            <text:p>R</text:p>
          </table:table-cell>
          <table:table-cell office:value-type="string" calcext:value-type="string">
            <text:p>roman-early-empire-late-antique</text:p>
          </table:table-cell>
          <table:table-cell office:value-type="string" calcext:value-type="string">
            <text:p>-30.0,640.0</text:p>
          </table:table-cell>
          <table:table-cell office:value-type="string" calcext:value-type="string">
            <text:p>Centerpoint of temple (approx)</text:p>
          </table:table-cell>
          <table:table-cell office:value-type="string" calcext:value-type="string">
            <text:p>ae305b7758e1bc49267bd9b88ccf4e0e</text:p>
          </table:table-cell>
          <table:table-cell office:value-type="string" calcext:value-type="string">
            <text:p>Centerpoint of temple (approx)</text:p>
          </table:table-cell>
          <table:table-cell office:value-type="string" calcext:value-type="string">
            <text:p>GB</text:p>
          </table:table-cell>
        </table:table-row>
        <table:table-row table:style-name="ro2">
          <table:table-cell office:value-type="string" calcext:value-type="string">
            <text:p>Vanderbilt, S.</text:p>
          </table:table-cell>
          <table:table-cell office:value-type="string" calcext:value-type="string">
            <text:p>-0.090588, 51.512332, -0.090588, 51.512332</text:p>
          </table:table-cell>
          <table:table-cell office:value-type="string" calcext:value-type="string">
            <text:p>2012-01-19T19:24:20Z</text:p>
          </table:table-cell>
          <table:table-cell office:value-type="string" calcext:value-type="string">
            <text:p>sarcanon</text:p>
          </table:table-cell>
          <table:table-cell office:value-type="float" office:value="2" calcext:value-type="float">
            <text:p>2</text:p>
          </table:table-cell>
          <table:table-cell office:value-type="string" calcext:value-type="string">
            <text:p>Findspot of temple. It was relocated shortly after its excavation to a nearby location.</text:p>
          </table:table-cell>
          <table:table-cell office:value-type="string" calcext:value-type="string">
            <text:p>unknown</text:p>
          </table:table-cell>
          <table:table-cell office:value-type="string" calcext:value-type="string">
            <text:p>{"type": "Point", "coordinates": [-0.090588, 51.512332]}</text:p>
          </table:table-cell>
          <table:table-cell office:value-type="string" calcext:value-type="string">
            <text:p>centerpoint-of-the-ancient-sit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02-15T20:48:03Z</text:p>
          </table:table-cell>
          <table:table-cell office:value-type="string" calcext:value-type="string">
            <text:p>/places/17649950/centerpoint-of-the-ancient-site</text:p>
          </table:table-cell>
          <table:table-cell office:value-type="float" office:value="17649950" calcext:value-type="float">
            <text:p>17649950</text:p>
          </table:table-cell>
          <table:table-cell office:value-type="float" office:value="51.512332" calcext:value-type="float">
            <text:p>51.512332</text:p>
          </table:table-cell>
          <table:table-cell office:value-type="string" calcext:value-type="string">
            <text:p>51.512332,-0.090588</text:p>
          </table:table-cell>
          <table:table-cell office:value-type="float" office:value="-0.090588" calcext:value-type="float">
            <text:p>-0.09058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Centerpoint of the ancient site</text:p>
          </table:table-cell>
          <table:table-cell office:value-type="string" calcext:value-type="string">
            <text:p>9b36b774115c70aaeff39f07adada3eb</text:p>
          </table:table-cell>
          <table:table-cell office:value-type="string" calcext:value-type="string">
            <text:p>Centerpoint of the ancient site</text:p>
          </table:table-cell>
          <table:table-cell office:value-type="string" calcext:value-type="string">
            <text:p>GB</text:p>
          </table:table-cell>
        </table:table-row>
        <table:table-row table:style-name="ro1">
          <table:table-cell office:value-type="string" calcext:value-type="string">
            <text:p>Wilson,Temple of <text:s/>R., D. R. Talbert, Elliott, S. Gillies</text:p>
          </table:table-cell>
          <table:table-cell office:value-type="string" calcext:value-type="string">
            <text:p>13.591997, 37.289646, 13.591997, 37.289646</text:p>
          </table:table-cell>
          <table:table-cell office:value-type="string" calcext:value-type="string">
            <text:p>2011-03-09T23:47:47Z</text:p>
          </table:table-cell>
          <table:table-cell office:value-type="string" calcext:value-type="string">
            <text:p>R.J.A. Wilson</text:p>
          </table:table-cell>
          <table:table-cell office:value-type="float" office:value="1" calcext:value-type="float">
            <text:p>1</text:p>
          </table:table-cell>
          <table:table-cell office:value-type="string" calcext:value-type="string">
            <text:p>DARMC location 19704 (500K scale point location)</text:p>
          </table:table-cell>
          <table:table-cell office:value-type="string" calcext:value-type="string">
            <text:p>unknown</text:p>
          </table:table-cell>
          <table:table-cell office:value-type="string" calcext:value-type="string">
            <text:p>{"type": "Point", "coordinates": [13.591997, 37.289646]}</text:p>
          </table:table-cell>
          <table:table-cell office:value-type="string" calcext:value-type="string">
            <text:p>darmc-location-19704</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6-01-21T20:24:30Z</text:p>
          </table:table-cell>
          <table:table-cell office:value-type="string" calcext:value-type="string">
            <text:p>/places/462086/darmc-location-19704</text:p>
          </table:table-cell>
          <table:table-cell office:value-type="float" office:value="462086" calcext:value-type="float">
            <text:p>462086</text:p>
          </table:table-cell>
          <table:table-cell office:value-type="float" office:value="37.289646" calcext:value-type="float">
            <text:p>37.289646</text:p>
          </table:table-cell>
          <table:table-cell office:value-type="string" calcext:value-type="string">
            <text:p>37.289646,13.591997</text:p>
          </table:table-cell>
          <table:table-cell office:value-type="float" office:value="13.591997" calcext:value-type="float">
            <text:p>13.591997</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Centerpoint of the so-called Temple of Concordia at Agrigento</text:p>
          </table:table-cell>
          <table:table-cell office:value-type="string" calcext:value-type="string">
            <text:p>13a63210db22ef22dd1d583e6205a1a5</text:p>
          </table:table-cell>
          <table:table-cell office:value-type="string" calcext:value-type="string">
            <text:p>Centerpoint of the so-called Temple of Concordia at Agrigento</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25.267214, 37.39947, 25.267214, 37.39947</text:p>
          </table:table-cell>
          <table:table-cell office:value-type="string" calcext:value-type="string">
            <text:p>2012-10-20T20:35:2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267214, 37.3994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2-04T18:14:32Z</text:p>
          </table:table-cell>
          <table:table-cell office:value-type="string" calcext:value-type="string">
            <text:p>/places/599506/dare-location</text:p>
          </table:table-cell>
          <table:table-cell office:value-type="float" office:value="599506" calcext:value-type="float">
            <text:p>599506</text:p>
          </table:table-cell>
          <table:table-cell office:value-type="float" office:value="37.39947" calcext:value-type="float">
            <text:p>37.39947</text:p>
          </table:table-cell>
          <table:table-cell office:value-type="string" calcext:value-type="string">
            <text:p>37.399470,25.267214</text:p>
          </table:table-cell>
          <table:table-cell office:value-type="float" office:value="25.267214" calcext:value-type="float">
            <text:p>25.267214</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1b46fc6f2cb714c03d0fbb858e45a7d8</text:p>
          </table:table-cell>
          <table:table-cell office:value-type="string" calcext:value-type="string">
            <text:p>Sanctuary of Apollo on Delos</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2.873608, 37.891953, 22.873608, 37.891953</text:p>
          </table:table-cell>
          <table:table-cell office:value-type="string" calcext:value-type="string">
            <text:p>2012-10-23T17:18:0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73608, 37.89195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8:02Z</text:p>
          </table:table-cell>
          <table:table-cell office:value-type="string" calcext:value-type="string">
            <text:p>/places/570059/dare-location</text:p>
          </table:table-cell>
          <table:table-cell office:value-type="float" office:value="570059" calcext:value-type="float">
            <text:p>570059</text:p>
          </table:table-cell>
          <table:table-cell office:value-type="float" office:value="37.891953" calcext:value-type="float">
            <text:p>37.891953</text:p>
          </table:table-cell>
          <table:table-cell office:value-type="string" calcext:value-type="string">
            <text:p>37.891953,22.873608</text:p>
          </table:table-cell>
          <table:table-cell office:value-type="float" office:value="22.873608" calcext:value-type="float">
            <text:p>22.87360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f637e2498ca8c3a50efa593fc8caef4d</text:p>
          </table:table-cell>
          <table:table-cell office:value-type="string" calcext:value-type="string">
            <text:p>Akrokorinthos</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1.900415, 37.429653, 21.900415, 37.429653</text:p>
          </table:table-cell>
          <table:table-cell office:value-type="string" calcext:value-type="string">
            <text:p>2012-10-23T17:18: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1.900415, 37.42965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8:33Z</text:p>
          </table:table-cell>
          <table:table-cell office:value-type="string" calcext:value-type="string">
            <text:p>/places/570148/dare-location</text:p>
          </table:table-cell>
          <table:table-cell office:value-type="float" office:value="570148" calcext:value-type="float">
            <text:p>570148</text:p>
          </table:table-cell>
          <table:table-cell office:value-type="float" office:value="37.429653" calcext:value-type="float">
            <text:p>37.429653</text:p>
          </table:table-cell>
          <table:table-cell office:value-type="string" calcext:value-type="string">
            <text:p>37.429653,21.900415</text:p>
          </table:table-cell>
          <table:table-cell office:value-type="float" office:value="21.900415" calcext:value-type="float">
            <text:p>21.90041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8721a66ccbc8d899b94910e141ef7953</text:p>
          </table:table-cell>
          <table:table-cell office:value-type="string" calcext:value-type="string">
            <text:p>Bassai</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2.8522, 38.028187, 22.8522, 38.028187</text:p>
          </table:table-cell>
          <table:table-cell office:value-type="string" calcext:value-type="string">
            <text:p>2012-10-23T17:19: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522, 38.02818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33Z</text:p>
          </table:table-cell>
          <table:table-cell office:value-type="string" calcext:value-type="string">
            <text:p>/places/570288/dare-location</text:p>
          </table:table-cell>
          <table:table-cell office:value-type="float" office:value="570288" calcext:value-type="float">
            <text:p>570288</text:p>
          </table:table-cell>
          <table:table-cell office:value-type="float" office:value="38.028187" calcext:value-type="float">
            <text:p>38.028187</text:p>
          </table:table-cell>
          <table:table-cell office:value-type="string" calcext:value-type="string">
            <text:p>38.028187,22.852200</text:p>
          </table:table-cell>
          <table:table-cell office:value-type="float" office:value="22.8522" calcext:value-type="float">
            <text:p>22.852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d8439dcf3599e64d3be73ba572a18454</text:p>
          </table:table-cell>
          <table:table-cell office:value-type="string" calcext:value-type="string">
            <text:p>Hera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2.774722, 37.691944, 22.774722, 37.691944</text:p>
          </table:table-cell>
          <table:table-cell office:value-type="string" calcext:value-type="string">
            <text:p>2012-10-23T17:19:3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774722, 37.69194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35Z</text:p>
          </table:table-cell>
          <table:table-cell office:value-type="string" calcext:value-type="string">
            <text:p>/places/570289/dare-location</text:p>
          </table:table-cell>
          <table:table-cell office:value-type="float" office:value="570289" calcext:value-type="float">
            <text:p>570289</text:p>
          </table:table-cell>
          <table:table-cell office:value-type="float" office:value="37.691944" calcext:value-type="float">
            <text:p>37.691944</text:p>
          </table:table-cell>
          <table:table-cell office:value-type="string" calcext:value-type="string">
            <text:p>37.691944,22.774722</text:p>
          </table:table-cell>
          <table:table-cell office:value-type="float" office:value="22.774722" calcext:value-type="float">
            <text:p>22.77472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22e9ea1a381e30519d3bf2d0a26e440d</text:p>
          </table:table-cell>
          <table:table-cell office:value-type="string" calcext:value-type="string">
            <text:p>Heraion (Argolis)</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2.993169, 37.915927, 22.993169, 37.915927</text:p>
          </table:table-cell>
          <table:table-cell office:value-type="string" calcext:value-type="string">
            <text:p>2012-10-23T17:19: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993169, 37.91592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46Z</text:p>
          </table:table-cell>
          <table:table-cell office:value-type="string" calcext:value-type="string">
            <text:p>/places/570316/dare-location</text:p>
          </table:table-cell>
          <table:table-cell office:value-type="float" office:value="570316" calcext:value-type="float">
            <text:p>570316</text:p>
          </table:table-cell>
          <table:table-cell office:value-type="float" office:value="37.915927" calcext:value-type="float">
            <text:p>37.915927</text:p>
          </table:table-cell>
          <table:table-cell office:value-type="string" calcext:value-type="string">
            <text:p>37.915927,22.993169</text:p>
          </table:table-cell>
          <table:table-cell office:value-type="float" office:value="22.993169" calcext:value-type="float">
            <text:p>22.993169</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25467d702c03cf89bf490d72c9a6e917</text:p>
          </table:table-cell>
          <table:table-cell office:value-type="string" calcext:value-type="string">
            <text:p>Isthmia</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9.289722, 36.331944, 29.289722, 36.331944</text:p>
          </table:table-cell>
          <table:table-cell office:value-type="string" calcext:value-type="string">
            <text:p>2012-10-23T17:25:2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9.289722, 36.33194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3T17:25:22Z</text:p>
          </table:table-cell>
          <table:table-cell office:value-type="string" calcext:value-type="string">
            <text:p>/places/638958/dare-location</text:p>
          </table:table-cell>
          <table:table-cell office:value-type="float" office:value="638958" calcext:value-type="float">
            <text:p>638958</text:p>
          </table:table-cell>
          <table:table-cell office:value-type="float" office:value="36.331944" calcext:value-type="float">
            <text:p>36.331944</text:p>
          </table:table-cell>
          <table:table-cell office:value-type="string" calcext:value-type="string">
            <text:p>36.331944,29.289722</text:p>
          </table:table-cell>
          <table:table-cell office:value-type="float" office:value="29.289722" calcext:value-type="float">
            <text:p>29.28972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f6140a5d752002616aea686e511855c1</text:p>
          </table:table-cell>
          <table:table-cell office:value-type="string" calcext:value-type="string">
            <text:p>Letoon</text:p>
          </table:table-cell>
          <table:table-cell office:value-type="string" calcext:value-type="string">
            <text:p>TR</text:p>
          </table:table-cell>
        </table:table-row>
        <table:table-row table:style-name="ro1">
          <table:table-cell office:value-type="string" calcext:value-type="string">
            <text:p>Åhlfeldt, J.</text:p>
          </table:table-cell>
          <table:table-cell office:value-type="string" calcext:value-type="string">
            <text:p>27.257012, 36.875681, 27.257012, 36.875681</text:p>
          </table:table-cell>
          <table:table-cell office:value-type="string" calcext:value-type="string">
            <text:p>2012-10-20T20:35: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257012, 36.87568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3-10T12:11:03Z</text:p>
          </table:table-cell>
          <table:table-cell office:value-type="string" calcext:value-type="string">
            <text:p>/places/599528/dare-location</text:p>
          </table:table-cell>
          <table:table-cell office:value-type="float" office:value="599528" calcext:value-type="float">
            <text:p>599528</text:p>
          </table:table-cell>
          <table:table-cell office:value-type="float" office:value="36.875681" calcext:value-type="float">
            <text:p>36.875681</text:p>
          </table:table-cell>
          <table:table-cell office:value-type="string" calcext:value-type="string">
            <text:p>36.875681,27.257012</text:p>
          </table:table-cell>
          <table:table-cell office:value-type="float" office:value="27.257012" calcext:value-type="float">
            <text:p>27.257012</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c2234a886b5ca512f80e10e8232c0c2a</text:p>
          </table:table-cell>
          <table:table-cell office:value-type="string" calcext:value-type="string">
            <text:p>Asklepieion (Kos)</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552837, 36.574975, 2.552837, 36.574975</text:p>
          </table:table-cell>
          <table:table-cell office:value-type="string" calcext:value-type="string">
            <text:p>2012-10-20T19:16: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52837, 36.57497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19:16:49Z</text:p>
          </table:table-cell>
          <table:table-cell office:value-type="string" calcext:value-type="string">
            <text:p>/places/295310/dare-location</text:p>
          </table:table-cell>
          <table:table-cell office:value-type="float" office:value="295310" calcext:value-type="float">
            <text:p>295310</text:p>
          </table:table-cell>
          <table:table-cell office:value-type="float" office:value="36.574975" calcext:value-type="float">
            <text:p>36.574975</text:p>
          </table:table-cell>
          <table:table-cell office:value-type="string" calcext:value-type="string">
            <text:p>36.574975,2.552837</text:p>
          </table:table-cell>
          <table:table-cell office:value-type="float" office:value="2.552837" calcext:value-type="float">
            <text:p>2.55283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696167b8fc99a83f4268691a8a75a740</text:p>
          </table:table-cell>
          <table:table-cell office:value-type="string" calcext:value-type="string">
            <text:p>Monumentum Regiae Gentis</text:p>
          </table:table-cell>
          <table:table-cell office:value-type="string" calcext:value-type="string">
            <text:p>DZ</text:p>
          </table:table-cell>
        </table:table-row>
        <table:table-row table:style-name="ro1">
          <table:table-cell office:value-type="string" calcext:value-type="string">
            <text:p>Åhlfeldt, J.</text:p>
          </table:table-cell>
          <table:table-cell office:value-type="string" calcext:value-type="string">
            <text:p>5.197222, 43.681944, 5.197222, 43.681944</text:p>
          </table:table-cell>
          <table:table-cell office:value-type="string" calcext:value-type="string">
            <text:p>2012-10-20T19:19: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197222, 43.68194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19:19:38Z</text:p>
          </table:table-cell>
          <table:table-cell office:value-type="string" calcext:value-type="string">
            <text:p>/places/148046/dare-location</text:p>
          </table:table-cell>
          <table:table-cell office:value-type="float" office:value="148046" calcext:value-type="float">
            <text:p>148046</text:p>
          </table:table-cell>
          <table:table-cell office:value-type="float" office:value="43.681944" calcext:value-type="float">
            <text:p>43.681944</text:p>
          </table:table-cell>
          <table:table-cell office:value-type="string" calcext:value-type="string">
            <text:p>43.681944,5.197222</text:p>
          </table:table-cell>
          <table:table-cell office:value-type="float" office:value="5.197222" calcext:value-type="float">
            <text:p>5.19722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137c1cec69e23e0a496002912f489969</text:p>
          </table:table-cell>
          <table:table-cell office:value-type="string" calcext:value-type="string">
            <text:p>Château-Ba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5.681783, 44.0619, 5.681783, 44.0619</text:p>
          </table:table-cell>
          <table:table-cell office:value-type="string" calcext:value-type="string">
            <text:p>2012-10-20T19:19: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681783, 44.061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19:19:40Z</text:p>
          </table:table-cell>
          <table:table-cell office:value-type="string" calcext:value-type="string">
            <text:p>/places/148047/dare-location</text:p>
          </table:table-cell>
          <table:table-cell office:value-type="float" office:value="148047" calcext:value-type="float">
            <text:p>148047</text:p>
          </table:table-cell>
          <table:table-cell office:value-type="float" office:value="44.0619" calcext:value-type="float">
            <text:p>44.0619</text:p>
          </table:table-cell>
          <table:table-cell office:value-type="string" calcext:value-type="string">
            <text:p>44.061900,5.681783</text:p>
          </table:table-cell>
          <table:table-cell office:value-type="float" office:value="5.681783" calcext:value-type="float">
            <text:p>5.681783</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c5f202126e902e35a6692f2f425d92cd</text:p>
          </table:table-cell>
          <table:table-cell office:value-type="string" calcext:value-type="string">
            <text:p>Châtelard de Lardier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5.27003, 43.532393, 5.27003, 43.532393</text:p>
          </table:table-cell>
          <table:table-cell office:value-type="string" calcext:value-type="string">
            <text:p>2012-10-20T19:21: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7003, 43.53239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19:21:05Z</text:p>
          </table:table-cell>
          <table:table-cell office:value-type="string" calcext:value-type="string">
            <text:p>/places/148174/dare-location</text:p>
          </table:table-cell>
          <table:table-cell office:value-type="float" office:value="148174" calcext:value-type="float">
            <text:p>148174</text:p>
          </table:table-cell>
          <table:table-cell office:value-type="float" office:value="43.532393" calcext:value-type="float">
            <text:p>43.532393</text:p>
          </table:table-cell>
          <table:table-cell office:value-type="string" calcext:value-type="string">
            <text:p>43.532393,5.270030</text:p>
          </table:table-cell>
          <table:table-cell office:value-type="float" office:value="5.27003" calcext:value-type="float">
            <text:p>5.2700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0491e220d2cba1280466cf29c47e62ee</text:p>
          </table:table-cell>
          <table:table-cell office:value-type="string" calcext:value-type="string">
            <text:p>Roquepertuse</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0.075101, 48.346449, 0.075101, 48.346449</text:p>
          </table:table-cell>
          <table:table-cell office:value-type="string" calcext:value-type="string">
            <text:p>2012-10-20T20:16: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075101, 48.34644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0:16:06Z</text:p>
          </table:table-cell>
          <table:table-cell office:value-type="string" calcext:value-type="string">
            <text:p>/places/69544/dare-location</text:p>
          </table:table-cell>
          <table:table-cell office:value-type="float" office:value="69544" calcext:value-type="float">
            <text:p>69544</text:p>
          </table:table-cell>
          <table:table-cell office:value-type="float" office:value="48.346449" calcext:value-type="float">
            <text:p>48.346449</text:p>
          </table:table-cell>
          <table:table-cell office:value-type="string" calcext:value-type="string">
            <text:p>48.346449,0.075101</text:p>
          </table:table-cell>
          <table:table-cell office:value-type="float" office:value="0.075101" calcext:value-type="float">
            <text:p>0.07510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ba879c5fbeabf28ba40e947d58ee677</text:p>
          </table:table-cell>
          <table:table-cell office:value-type="string" calcext:value-type="string">
            <text:p>Oisseau-Le-Petit</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35.702957, 30.907378, 35.702957, 30.907378</text:p>
          </table:table-cell>
          <table:table-cell office:value-type="string" calcext:value-type="string">
            <text:p>2012-10-20T20:17:0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5.702957, 30.907378]}</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0:17:06Z</text:p>
          </table:table-cell>
          <table:table-cell office:value-type="string" calcext:value-type="string">
            <text:p>/places/697687/dare-location</text:p>
          </table:table-cell>
          <table:table-cell office:value-type="float" office:value="697687" calcext:value-type="float">
            <text:p>697687</text:p>
          </table:table-cell>
          <table:table-cell office:value-type="float" office:value="30.907378" calcext:value-type="float">
            <text:p>30.907378</text:p>
          </table:table-cell>
          <table:table-cell office:value-type="string" calcext:value-type="string">
            <text:p>30.907378,35.702957</text:p>
          </table:table-cell>
          <table:table-cell office:value-type="float" office:value="35.702957" calcext:value-type="float">
            <text:p>35.70295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7875827004b3aa14e352a4bba1f8aefa</text:p>
          </table:table-cell>
          <table:table-cell office:value-type="string" calcext:value-type="string">
            <text:p>Khirbet et-Tannur</text:p>
          </table:table-cell>
          <table:table-cell office:value-type="string" calcext:value-type="string">
            <text:p>JO</text:p>
          </table:table-cell>
        </table:table-row>
        <table:table-row table:style-name="ro1">
          <table:table-cell office:value-type="string" calcext:value-type="string">
            <text:p>Åhlfeldt, J.</text:p>
          </table:table-cell>
          <table:table-cell office:value-type="string" calcext:value-type="string">
            <text:p>32.863627, 34.672532, 32.863627, 34.672532</text:p>
          </table:table-cell>
          <table:table-cell office:value-type="string" calcext:value-type="string">
            <text:p>2012-10-20T20:18: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863627, 34.67253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18:37Z</text:p>
          </table:table-cell>
          <table:table-cell office:value-type="string" calcext:value-type="string">
            <text:p>/places/707476/dare-location</text:p>
          </table:table-cell>
          <table:table-cell office:value-type="float" office:value="707476" calcext:value-type="float">
            <text:p>707476</text:p>
          </table:table-cell>
          <table:table-cell office:value-type="float" office:value="34.672532" calcext:value-type="float">
            <text:p>34.672532</text:p>
          </table:table-cell>
          <table:table-cell office:value-type="string" calcext:value-type="string">
            <text:p>34.672532,32.863627</text:p>
          </table:table-cell>
          <table:table-cell office:value-type="float" office:value="32.863627" calcext:value-type="float">
            <text:p>32.863627</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cc9101a5d251e745fac15cdf6969ed96</text:p>
          </table:table-cell>
          <table:table-cell office:value-type="string" calcext:value-type="string">
            <text:p>Temple of Apollo Hylates</text:p>
          </table:table-cell>
          <table:table-cell office:value-type="string" calcext:value-type="string">
            <text:p>CY</text:p>
          </table:table-cell>
        </table:table-row>
        <table:table-row table:style-name="ro1">
          <table:table-cell office:value-type="string" calcext:value-type="string">
            <text:p>Åhlfeldt, J.</text:p>
          </table:table-cell>
          <table:table-cell office:value-type="string" calcext:value-type="string">
            <text:p>32.311513, 34.899649, 32.311513, 34.899649</text:p>
          </table:table-cell>
          <table:table-cell office:value-type="string" calcext:value-type="string">
            <text:p>2012-10-20T20:18:5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311513, 34.899649]}</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18:59Z</text:p>
          </table:table-cell>
          <table:table-cell office:value-type="string" calcext:value-type="string">
            <text:p>/places/707511/dare-location</text:p>
          </table:table-cell>
          <table:table-cell office:value-type="float" office:value="707511" calcext:value-type="float">
            <text:p>707511</text:p>
          </table:table-cell>
          <table:table-cell office:value-type="float" office:value="34.899649" calcext:value-type="float">
            <text:p>34.899649</text:p>
          </table:table-cell>
          <table:table-cell office:value-type="string" calcext:value-type="string">
            <text:p>34.899649,32.311513</text:p>
          </table:table-cell>
          <table:table-cell office:value-type="float" office:value="32.311513" calcext:value-type="float">
            <text:p>32.311513</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a929b5660da8da6ed5f7903a90b1aade</text:p>
          </table:table-cell>
          <table:table-cell office:value-type="string" calcext:value-type="string">
            <text:p>Geronisos</text:p>
          </table:table-cell>
          <table:table-cell office:value-type="string" calcext:value-type="string">
            <text:p>CY</text:p>
          </table:table-cell>
        </table:table-row>
        <table:table-row table:style-name="ro1">
          <table:table-cell office:value-type="string" calcext:value-type="string">
            <text:p>Åhlfeldt, J.</text:p>
          </table:table-cell>
          <table:table-cell office:value-type="string" calcext:value-type="string">
            <text:p>30.898765, 29.27412, 30.898765, 29.27412</text:p>
          </table:table-cell>
          <table:table-cell office:value-type="string" calcext:value-type="string">
            <text:p>2012-10-20T20:25: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0.898765, 29.2741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0:25:54Z</text:p>
          </table:table-cell>
          <table:table-cell office:value-type="string" calcext:value-type="string">
            <text:p>/places/736952/dare-location</text:p>
          </table:table-cell>
          <table:table-cell office:value-type="float" office:value="736952" calcext:value-type="float">
            <text:p>736952</text:p>
          </table:table-cell>
          <table:table-cell office:value-type="float" office:value="29.27412" calcext:value-type="float">
            <text:p>29.27412</text:p>
          </table:table-cell>
          <table:table-cell office:value-type="string" calcext:value-type="string">
            <text:p>29.274120,30.898765</text:p>
          </table:table-cell>
          <table:table-cell office:value-type="float" office:value="30.898765" calcext:value-type="float">
            <text:p>30.89876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1f9f8243d6935313b697e123c50595af</text:p>
          </table:table-cell>
          <table:table-cell office:value-type="string" calcext:value-type="string">
            <text:p>Labyrinthos</text:p>
          </table:table-cell>
          <table:table-cell office:value-type="string" calcext:value-type="string">
            <text:p>EG</text:p>
          </table:table-cell>
        </table:table-row>
        <table:table-row table:style-name="ro1">
          <table:table-cell office:value-type="string" calcext:value-type="string">
            <text:p>Åhlfeldt, J.</text:p>
          </table:table-cell>
          <table:table-cell office:value-type="string" calcext:value-type="string">
            <text:p>30.970699, 29.236192, 30.970699, 29.236192</text:p>
          </table:table-cell>
          <table:table-cell office:value-type="string" calcext:value-type="string">
            <text:p>2012-10-20T20:25: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0.970699, 29.23619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0:25:56Z</text:p>
          </table:table-cell>
          <table:table-cell office:value-type="string" calcext:value-type="string">
            <text:p>/places/736953/dare-location</text:p>
          </table:table-cell>
          <table:table-cell office:value-type="float" office:value="736953" calcext:value-type="float">
            <text:p>736953</text:p>
          </table:table-cell>
          <table:table-cell office:value-type="float" office:value="29.236192" calcext:value-type="float">
            <text:p>29.236192</text:p>
          </table:table-cell>
          <table:table-cell office:value-type="string" calcext:value-type="string">
            <text:p>29.236192,30.970699</text:p>
          </table:table-cell>
          <table:table-cell office:value-type="float" office:value="30.970699" calcext:value-type="float">
            <text:p>30.970699</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410983530c668bac165d05135c5758f6</text:p>
          </table:table-cell>
          <table:table-cell office:value-type="string" calcext:value-type="string">
            <text:p>el-Lahun</text:p>
          </table:table-cell>
          <table:table-cell office:value-type="string" calcext:value-type="string">
            <text:p>EG</text:p>
          </table:table-cell>
        </table:table-row>
        <table:table-row table:style-name="ro1">
          <table:table-cell office:value-type="string" calcext:value-type="string">
            <text:p>Åhlfeldt, J.</text:p>
          </table:table-cell>
          <table:table-cell office:value-type="string" calcext:value-type="string">
            <text:p>28.030801, 36.375016, 28.030801, 36.375016</text:p>
          </table:table-cell>
          <table:table-cell office:value-type="string" calcext:value-type="string">
            <text:p>2012-10-20T20:30:5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8.030801, 36.37501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0:53Z</text:p>
          </table:table-cell>
          <table:table-cell office:value-type="string" calcext:value-type="string">
            <text:p>/places/589700/dare-location</text:p>
          </table:table-cell>
          <table:table-cell office:value-type="float" office:value="589700" calcext:value-type="float">
            <text:p>589700</text:p>
          </table:table-cell>
          <table:table-cell office:value-type="float" office:value="36.375016" calcext:value-type="float">
            <text:p>36.375016</text:p>
          </table:table-cell>
          <table:table-cell office:value-type="string" calcext:value-type="string">
            <text:p>36.375016,28.030801</text:p>
          </table:table-cell>
          <table:table-cell office:value-type="float" office:value="28.030801" calcext:value-type="float">
            <text:p>28.03080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aa278a1ffc5e26cc66c676cbf2622ee6</text:p>
          </table:table-cell>
          <table:table-cell office:value-type="string" calcext:value-type="string">
            <text:p>Temple of Apollo Erethimios</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5.140825, 37.077965, 25.140825, 37.077965</text:p>
          </table:table-cell>
          <table:table-cell office:value-type="string" calcext:value-type="string">
            <text:p>2012-10-20T20:35:3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140825, 37.0779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5:39Z</text:p>
          </table:table-cell>
          <table:table-cell office:value-type="string" calcext:value-type="string">
            <text:p>/places/599529/dare-location</text:p>
          </table:table-cell>
          <table:table-cell office:value-type="float" office:value="599529" calcext:value-type="float">
            <text:p>599529</text:p>
          </table:table-cell>
          <table:table-cell office:value-type="float" office:value="37.077965" calcext:value-type="float">
            <text:p>37.077965</text:p>
          </table:table-cell>
          <table:table-cell office:value-type="string" calcext:value-type="string">
            <text:p>37.077965,25.140825</text:p>
          </table:table-cell>
          <table:table-cell office:value-type="float" office:value="25.140825" calcext:value-type="float">
            <text:p>25.14082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1218ecac2c6301286f901bc544a32b22</text:p>
          </table:table-cell>
          <table:table-cell office:value-type="string" calcext:value-type="string">
            <text:p>Temple of Asklepie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6.885663, 37.67175, 26.885663, 37.67175</text:p>
          </table:table-cell>
          <table:table-cell office:value-type="string" calcext:value-type="string">
            <text:p>2012-10-20T20:36: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885663, 37.6717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6:42Z</text:p>
          </table:table-cell>
          <table:table-cell office:value-type="string" calcext:value-type="string">
            <text:p>/places/599641/dare-location</text:p>
          </table:table-cell>
          <table:table-cell office:value-type="float" office:value="599641" calcext:value-type="float">
            <text:p>599641</text:p>
          </table:table-cell>
          <table:table-cell office:value-type="float" office:value="37.67175" calcext:value-type="float">
            <text:p>37.67175</text:p>
          </table:table-cell>
          <table:table-cell office:value-type="string" calcext:value-type="string">
            <text:p>37.671750,26.885663</text:p>
          </table:table-cell>
          <table:table-cell office:value-type="float" office:value="26.885663" calcext:value-type="float">
            <text:p>26.88566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c8c6902d138c75e3a14eda0d98178c81</text:p>
          </table:table-cell>
          <table:table-cell office:value-type="string" calcext:value-type="string">
            <text:p>Hera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7.192987, 38.004725, 27.192987, 38.004725</text:p>
          </table:table-cell>
          <table:table-cell office:value-type="string" calcext:value-type="string">
            <text:p>2012-10-20T20:37:2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192987, 38.004725]}</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2-10-20T20:37:30Z</text:p>
          </table:table-cell>
          <table:table-cell office:value-type="string" calcext:value-type="string">
            <text:p>/places/599719/dare-location</text:p>
          </table:table-cell>
          <table:table-cell office:value-type="float" office:value="599719" calcext:value-type="float">
            <text:p>599719</text:p>
          </table:table-cell>
          <table:table-cell office:value-type="float" office:value="38.004725" calcext:value-type="float">
            <text:p>38.004725</text:p>
          </table:table-cell>
          <table:table-cell office:value-type="string" calcext:value-type="string">
            <text:p>38.004725,27.192987</text:p>
          </table:table-cell>
          <table:table-cell office:value-type="float" office:value="27.192987" calcext:value-type="float">
            <text:p>27.192987</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DARE Location</text:p>
          </table:table-cell>
          <table:table-cell office:value-type="string" calcext:value-type="string">
            <text:p>aa408c3e55d36aff0cfec32b9e6a4501</text:p>
          </table:table-cell>
          <table:table-cell office:value-type="string" calcext:value-type="string">
            <text:p>Klaros</text:p>
          </table:table-cell>
          <table:table-cell office:value-type="string" calcext:value-type="string">
            <text:p>TR</text:p>
          </table:table-cell>
        </table:table-row>
        <table:table-row table:style-name="ro1">
          <table:table-cell office:value-type="string" calcext:value-type="string">
            <text:p>Åhlfeldt, J.</text:p>
          </table:table-cell>
          <table:table-cell office:value-type="string" calcext:value-type="string">
            <text:p>27.819967, 37.418971, 27.819967, 37.418971</text:p>
          </table:table-cell>
          <table:table-cell office:value-type="string" calcext:value-type="string">
            <text:p>2012-10-20T20:37: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819967, 37.41897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37:47Z</text:p>
          </table:table-cell>
          <table:table-cell office:value-type="string" calcext:value-type="string">
            <text:p>/places/599745/dare-location</text:p>
          </table:table-cell>
          <table:table-cell office:value-type="float" office:value="599745" calcext:value-type="float">
            <text:p>599745</text:p>
          </table:table-cell>
          <table:table-cell office:value-type="float" office:value="37.418971" calcext:value-type="float">
            <text:p>37.418971</text:p>
          </table:table-cell>
          <table:table-cell office:value-type="string" calcext:value-type="string">
            <text:p>37.418971,27.819967</text:p>
          </table:table-cell>
          <table:table-cell office:value-type="float" office:value="27.819967" calcext:value-type="float">
            <text:p>27.819967</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6741fa844fc98cd1da4e576f0c6d27ba</text:p>
          </table:table-cell>
          <table:table-cell office:value-type="string" calcext:value-type="string">
            <text:p>Labraunda</text:p>
          </table:table-cell>
          <table:table-cell office:value-type="string" calcext:value-type="string">
            <text:p>TR</text:p>
          </table:table-cell>
        </table:table-row>
        <table:table-row table:style-name="ro1">
          <table:table-cell office:value-type="string" calcext:value-type="string">
            <text:p>Åhlfeldt, J.</text:p>
          </table:table-cell>
          <table:table-cell office:value-type="string" calcext:value-type="string">
            <text:p>27.329993, 37.703924, 27.329993, 37.703924</text:p>
          </table:table-cell>
          <table:table-cell office:value-type="string" calcext:value-type="string">
            <text:p>2012-10-20T20:38:49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7.329993, 37.70392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8:52Z</text:p>
          </table:table-cell>
          <table:table-cell office:value-type="string" calcext:value-type="string">
            <text:p>/places/599855/dare-location</text:p>
          </table:table-cell>
          <table:table-cell office:value-type="float" office:value="599855" calcext:value-type="float">
            <text:p>599855</text:p>
          </table:table-cell>
          <table:table-cell office:value-type="float" office:value="37.703924" calcext:value-type="float">
            <text:p>37.703924</text:p>
          </table:table-cell>
          <table:table-cell office:value-type="string" calcext:value-type="string">
            <text:p>37.703924,27.329993</text:p>
          </table:table-cell>
          <table:table-cell office:value-type="float" office:value="27.329993" calcext:value-type="float">
            <text:p>27.32999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631d1103e0eb01f9d567689eb420b188</text:p>
          </table:table-cell>
          <table:table-cell office:value-type="string" calcext:value-type="string">
            <text:p>Panionion</text:p>
          </table:table-cell>
          <table:table-cell office:value-type="string" calcext:value-type="string">
            <text:p>TR</text:p>
          </table:table-cell>
        </table:table-row>
        <table:table-row table:style-name="ro1">
          <table:table-cell office:value-type="string" calcext:value-type="string">
            <text:p>Åhlfeldt, J.</text:p>
          </table:table-cell>
          <table:table-cell office:value-type="string" calcext:value-type="string">
            <text:p>26.30533, 39.196383, 26.30533, 39.196383</text:p>
          </table:table-cell>
          <table:table-cell office:value-type="string" calcext:value-type="string">
            <text:p>2012-10-20T20:40: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30533, 39.19638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0:40:50Z</text:p>
          </table:table-cell>
          <table:table-cell office:value-type="string" calcext:value-type="string">
            <text:p>/places/550734/dare-location</text:p>
          </table:table-cell>
          <table:table-cell office:value-type="float" office:value="550734" calcext:value-type="float">
            <text:p>550734</text:p>
          </table:table-cell>
          <table:table-cell office:value-type="float" office:value="39.196383" calcext:value-type="float">
            <text:p>39.196383</text:p>
          </table:table-cell>
          <table:table-cell office:value-type="string" calcext:value-type="string">
            <text:p>39.196383,26.305330</text:p>
          </table:table-cell>
          <table:table-cell office:value-type="float" office:value="26.30533" calcext:value-type="float">
            <text:p>26.30533</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ee6b013d72d734e9eb307af8015a26ef</text:p>
          </table:table-cell>
          <table:table-cell office:value-type="string" calcext:value-type="string">
            <text:p>Mess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14.253623, 41.110608, 14.253623, 41.110608</text:p>
          </table:table-cell>
          <table:table-cell office:value-type="string" calcext:value-type="string">
            <text:p>2012-10-20T20:44:15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253623, 41.11060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44:16Z</text:p>
          </table:table-cell>
          <table:table-cell office:value-type="string" calcext:value-type="string">
            <text:p>/places/432813/dare-location</text:p>
          </table:table-cell>
          <table:table-cell office:value-type="float" office:value="432813" calcext:value-type="float">
            <text:p>432813</text:p>
          </table:table-cell>
          <table:table-cell office:value-type="float" office:value="41.110608" calcext:value-type="float">
            <text:p>41.110608</text:p>
          </table:table-cell>
          <table:table-cell office:value-type="string" calcext:value-type="string">
            <text:p>41.110608,14.253623</text:p>
          </table:table-cell>
          <table:table-cell office:value-type="float" office:value="14.253623" calcext:value-type="float">
            <text:p>14.253623</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58e4334239cbb11f02e2561eac035adf</text:p>
          </table:table-cell>
          <table:table-cell office:value-type="string" calcext:value-type="string">
            <text:p>Temple of Diana Tifatin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3.990212, 42.002986, 13.990212, 42.002986</text:p>
          </table:table-cell>
          <table:table-cell office:value-type="string" calcext:value-type="string">
            <text:p>2012-10-20T20:44: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990212, 42.00298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44:48Z</text:p>
          </table:table-cell>
          <table:table-cell office:value-type="string" calcext:value-type="string">
            <text:p>/places/432886/dare-location</text:p>
          </table:table-cell>
          <table:table-cell office:value-type="float" office:value="432886" calcext:value-type="float">
            <text:p>432886</text:p>
          </table:table-cell>
          <table:table-cell office:value-type="float" office:value="42.002986" calcext:value-type="float">
            <text:p>42.002986</text:p>
          </table:table-cell>
          <table:table-cell office:value-type="string" calcext:value-type="string">
            <text:p>42.002986,13.990212</text:p>
          </table:table-cell>
          <table:table-cell office:value-type="float" office:value="13.990212" calcext:value-type="float">
            <text:p>13.99021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9199821f8c2ce3838d12bda4b269b4ec</text:p>
          </table:table-cell>
          <table:table-cell office:value-type="string" calcext:value-type="string">
            <text:p>‘Iovis Lareni’</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3.20028, 41.31056, 13.20028, 41.31056</text:p>
          </table:table-cell>
          <table:table-cell office:value-type="string" calcext:value-type="string">
            <text:p>2012-10-20T20:45:0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3.20028, 41.3105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45:02Z</text:p>
          </table:table-cell>
          <table:table-cell office:value-type="string" calcext:value-type="string">
            <text:p>/places/432918/dare-location</text:p>
          </table:table-cell>
          <table:table-cell office:value-type="float" office:value="432918" calcext:value-type="float">
            <text:p>432918</text:p>
          </table:table-cell>
          <table:table-cell office:value-type="float" office:value="41.31056" calcext:value-type="float">
            <text:p>41.31056</text:p>
          </table:table-cell>
          <table:table-cell office:value-type="string" calcext:value-type="string">
            <text:p>41.310560,13.200280</text:p>
          </table:table-cell>
          <table:table-cell office:value-type="float" office:value="13.20028" calcext:value-type="float">
            <text:p>13.200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452e8b3426d5eab2473ed8c30b78fb73</text:p>
          </table:table-cell>
          <table:table-cell office:value-type="string" calcext:value-type="string">
            <text:p>Lucus Feroniae</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4.387746, 41.740515, 14.387746, 41.740515</text:p>
          </table:table-cell>
          <table:table-cell office:value-type="string" calcext:value-type="string">
            <text:p>2012-10-20T20:45:5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387746, 41.740515]}</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0:45:54Z</text:p>
          </table:table-cell>
          <table:table-cell office:value-type="string" calcext:value-type="string">
            <text:p>/places/433025/dare-location</text:p>
          </table:table-cell>
          <table:table-cell office:value-type="float" office:value="433025" calcext:value-type="float">
            <text:p>433025</text:p>
          </table:table-cell>
          <table:table-cell office:value-type="float" office:value="41.740515" calcext:value-type="float">
            <text:p>41.740515</text:p>
          </table:table-cell>
          <table:table-cell office:value-type="string" calcext:value-type="string">
            <text:p>41.740515,14.387746</text:p>
          </table:table-cell>
          <table:table-cell office:value-type="float" office:value="14.387746" calcext:value-type="float">
            <text:p>14.387746</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45a03dccee38e62f2f26ca2af9c32a7f</text:p>
          </table:table-cell>
          <table:table-cell office:value-type="string" calcext:value-type="string">
            <text:p>Pietrabbondante</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4.484783, 41.816036, 14.484783, 41.816036</text:p>
          </table:table-cell>
          <table:table-cell office:value-type="string" calcext:value-type="string">
            <text:p>2012-10-20T20:46:38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484783, 41.816036]}</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0:46:40Z</text:p>
          </table:table-cell>
          <table:table-cell office:value-type="string" calcext:value-type="string">
            <text:p>/places/433112/dare-location</text:p>
          </table:table-cell>
          <table:table-cell office:value-type="float" office:value="433112" calcext:value-type="float">
            <text:p>433112</text:p>
          </table:table-cell>
          <table:table-cell office:value-type="float" office:value="41.816036" calcext:value-type="float">
            <text:p>41.816036</text:p>
          </table:table-cell>
          <table:table-cell office:value-type="string" calcext:value-type="string">
            <text:p>41.816036,14.484783</text:p>
          </table:table-cell>
          <table:table-cell office:value-type="float" office:value="14.484783" calcext:value-type="float">
            <text:p>14.48478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726a90a33f57fbf2dfabd5bf913db238</text:p>
          </table:table-cell>
          <table:table-cell office:value-type="string" calcext:value-type="string">
            <text:p>Schiavi</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5.954751, 41.7081385, 15.954751, 41.7081385</text:p>
          </table:table-cell>
          <table:table-cell office:value-type="string" calcext:value-type="string">
            <text:p>2012-10-20T20:49:0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5.954751, 41.708138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49:09Z</text:p>
          </table:table-cell>
          <table:table-cell office:value-type="string" calcext:value-type="string">
            <text:p>/places/442570/dare-location</text:p>
          </table:table-cell>
          <table:table-cell office:value-type="float" office:value="442570" calcext:value-type="float">
            <text:p>442570</text:p>
          </table:table-cell>
          <table:table-cell office:value-type="float" office:value="41.7081385" calcext:value-type="float">
            <text:p>41.7081385</text:p>
          </table:table-cell>
          <table:table-cell office:value-type="string" calcext:value-type="string">
            <text:p>41.708138,15.954751</text:p>
          </table:table-cell>
          <table:table-cell office:value-type="float" office:value="15.954751" calcext:value-type="float">
            <text:p>15.954751</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34c830622b84a7dc6823f3cfb7b596d9</text:p>
          </table:table-cell>
          <table:table-cell office:value-type="string" calcext:value-type="string">
            <text:p>Drion</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23.846116, 38.291099, 23.846116, 38.291099</text:p>
          </table:table-cell>
          <table:table-cell office:value-type="string" calcext:value-type="string">
            <text:p>2012-10-20T20:51: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3.846116, 38.29109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51:57Z</text:p>
          </table:table-cell>
          <table:table-cell office:value-type="string" calcext:value-type="string">
            <text:p>/places/540628/dare-location</text:p>
          </table:table-cell>
          <table:table-cell office:value-type="float" office:value="540628" calcext:value-type="float">
            <text:p>540628</text:p>
          </table:table-cell>
          <table:table-cell office:value-type="float" office:value="38.291099" calcext:value-type="float">
            <text:p>38.291099</text:p>
          </table:table-cell>
          <table:table-cell office:value-type="string" calcext:value-type="string">
            <text:p>38.291099,23.846116</text:p>
          </table:table-cell>
          <table:table-cell office:value-type="float" office:value="23.846116" calcext:value-type="float">
            <text:p>23.846116</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a4f74e2c5712e66774d359abb6ec6356</text:p>
          </table:table-cell>
          <table:table-cell office:value-type="string" calcext:value-type="string">
            <text:p>Amphiare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2.8955335, 38.6367847, 22.8955335, 38.6367847</text:p>
          </table:table-cell>
          <table:table-cell office:value-type="string" calcext:value-type="string">
            <text:p>2012-10-20T20:53: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955335, 38.636784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53:06Z</text:p>
          </table:table-cell>
          <table:table-cell office:value-type="string" calcext:value-type="string">
            <text:p>/places/540665/dare-location</text:p>
          </table:table-cell>
          <table:table-cell office:value-type="float" office:value="540665" calcext:value-type="float">
            <text:p>540665</text:p>
          </table:table-cell>
          <table:table-cell office:value-type="float" office:value="38.6367847" calcext:value-type="float">
            <text:p>38.6367847</text:p>
          </table:table-cell>
          <table:table-cell office:value-type="string" calcext:value-type="string">
            <text:p>38.636785,22.895533</text:p>
          </table:table-cell>
          <table:table-cell office:value-type="float" office:value="22.8955335" calcext:value-type="float">
            <text:p>22.895533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9302fd1096371910a1afc5e9b644f5a3</text:p>
          </table:table-cell>
          <table:table-cell office:value-type="string" calcext:value-type="string">
            <text:p>Temple of Artemis Elaphebolia</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3.220954, 39.017832, 23.220954, 39.017832</text:p>
          </table:table-cell>
          <table:table-cell office:value-type="string" calcext:value-type="string">
            <text:p>2012-10-20T20:53:08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3.220954, 39.01783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0:53:10Z</text:p>
          </table:table-cell>
          <table:table-cell office:value-type="string" calcext:value-type="string">
            <text:p>/places/540667/dare-location</text:p>
          </table:table-cell>
          <table:table-cell office:value-type="float" office:value="540667" calcext:value-type="float">
            <text:p>540667</text:p>
          </table:table-cell>
          <table:table-cell office:value-type="float" office:value="39.017832" calcext:value-type="float">
            <text:p>39.017832</text:p>
          </table:table-cell>
          <table:table-cell office:value-type="string" calcext:value-type="string">
            <text:p>39.017832,23.220954</text:p>
          </table:table-cell>
          <table:table-cell office:value-type="float" office:value="23.220954" calcext:value-type="float">
            <text:p>23.220954</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2d8e8f245c15c42cdbed95ed1fb373b2</text:p>
          </table:table-cell>
          <table:table-cell office:value-type="string" calcext:value-type="string">
            <text:p>Artemis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3.255096, 38.318092, 23.255096, 38.318092</text:p>
          </table:table-cell>
          <table:table-cell office:value-type="string" calcext:value-type="string">
            <text:p>2012-10-20T20:54: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3.255096, 38.31809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54:56Z</text:p>
          </table:table-cell>
          <table:table-cell office:value-type="string" calcext:value-type="string">
            <text:p>/places/540844/dare-location</text:p>
          </table:table-cell>
          <table:table-cell office:value-type="float" office:value="540844" calcext:value-type="float">
            <text:p>540844</text:p>
          </table:table-cell>
          <table:table-cell office:value-type="float" office:value="38.318092" calcext:value-type="float">
            <text:p>38.318092</text:p>
          </table:table-cell>
          <table:table-cell office:value-type="string" calcext:value-type="string">
            <text:p>38.318092,23.255096</text:p>
          </table:table-cell>
          <table:table-cell office:value-type="float" office:value="23.255096" calcext:value-type="float">
            <text:p>23.255096</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ef703eaf0cf81eff2aa4b42113c6bd4a</text:p>
          </table:table-cell>
          <table:table-cell office:value-type="string" calcext:value-type="string">
            <text:p>Kabeir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9.863056, 36.599168, 9.863056, 36.599168</text:p>
          </table:table-cell>
          <table:table-cell office:value-type="string" calcext:value-type="string">
            <text:p>2012-10-20T21:04:3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9.863056, 36.599168]}</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1:04:34Z</text:p>
          </table:table-cell>
          <table:table-cell office:value-type="string" calcext:value-type="string">
            <text:p>/places/208942158/dare-location</text:p>
          </table:table-cell>
          <table:table-cell office:value-type="float" office:value="208942158" calcext:value-type="float">
            <text:p>208942158</text:p>
          </table:table-cell>
          <table:table-cell office:value-type="float" office:value="36.599168" calcext:value-type="float">
            <text:p>36.599168</text:p>
          </table:table-cell>
          <table:table-cell office:value-type="string" calcext:value-type="string">
            <text:p>36.599168,9.863056</text:p>
          </table:table-cell>
          <table:table-cell office:value-type="float" office:value="9.863056" calcext:value-type="float">
            <text:p>9.863056</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887fa4cd49a07cceb20c6113fc07bffc</text:p>
          </table:table-cell>
          <table:table-cell office:value-type="string" calcext:value-type="string">
            <text:p>Untitled</text:p>
          </table:table-cell>
          <table:table-cell office:value-type="string" calcext:value-type="string">
            <text:p>TN</text:p>
          </table:table-cell>
        </table:table-row>
        <table:table-row table:style-name="ro1">
          <table:table-cell office:value-type="string" calcext:value-type="string">
            <text:p>Åhlfeldt, J.</text:p>
          </table:table-cell>
          <table:table-cell office:value-type="string" calcext:value-type="string">
            <text:p>17.205128, 39.028864, 17.205128, 39.028864</text:p>
          </table:table-cell>
          <table:table-cell office:value-type="string" calcext:value-type="string">
            <text:p>2012-10-20T21:22:2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7.205128, 39.02886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1:22:26Z</text:p>
          </table:table-cell>
          <table:table-cell office:value-type="string" calcext:value-type="string">
            <text:p>/places/452332/dare-location</text:p>
          </table:table-cell>
          <table:table-cell office:value-type="float" office:value="452332" calcext:value-type="float">
            <text:p>452332</text:p>
          </table:table-cell>
          <table:table-cell office:value-type="float" office:value="39.028864" calcext:value-type="float">
            <text:p>39.028864</text:p>
          </table:table-cell>
          <table:table-cell office:value-type="string" calcext:value-type="string">
            <text:p>39.028864,17.205128</text:p>
          </table:table-cell>
          <table:table-cell office:value-type="float" office:value="17.205128" calcext:value-type="float">
            <text:p>17.205128</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121efed979372dc7ea9da0fe26160b59</text:p>
          </table:table-cell>
          <table:table-cell office:value-type="string" calcext:value-type="string">
            <text:p>Temple of Hera Lacini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4.263184, 37.059181, 14.263184, 37.059181</text:p>
          </table:table-cell>
          <table:table-cell office:value-type="string" calcext:value-type="string">
            <text:p>2012-10-20T21:24:56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263184, 37.059181]}</text:p>
          </table:table-cell>
          <table:table-cell office:value-type="string" calcext:value-type="string">
            <text:p>dare-location</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2-10-20T21:24:58Z</text:p>
          </table:table-cell>
          <table:table-cell office:value-type="string" calcext:value-type="string">
            <text:p>/places/462114/dare-location</text:p>
          </table:table-cell>
          <table:table-cell office:value-type="float" office:value="462114" calcext:value-type="float">
            <text:p>462114</text:p>
          </table:table-cell>
          <table:table-cell office:value-type="float" office:value="37.059181" calcext:value-type="float">
            <text:p>37.059181</text:p>
          </table:table-cell>
          <table:table-cell office:value-type="string" calcext:value-type="string">
            <text:p>37.059181,14.263184</text:p>
          </table:table-cell>
          <table:table-cell office:value-type="float" office:value="14.263184" calcext:value-type="float">
            <text:p>14.263184</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DARE Location</text:p>
          </table:table-cell>
          <table:table-cell office:value-type="string" calcext:value-type="string">
            <text:p>246bbd20ccb6df429bf8acf7cdba9d2c</text:p>
          </table:table-cell>
          <table:table-cell office:value-type="string" calcext:value-type="string">
            <text:p>Bitalemi</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32.6566111, 25.7191736, 32.6566111, 25.7191736</text:p>
          </table:table-cell>
          <table:table-cell office:value-type="string" calcext:value-type="string">
            <text:p>2012-10-20T21:27: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6566111, 25.719173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1:27:58Z</text:p>
          </table:table-cell>
          <table:table-cell office:value-type="string" calcext:value-type="string">
            <text:p>/places/786050/dare-location</text:p>
          </table:table-cell>
          <table:table-cell office:value-type="float" office:value="786050" calcext:value-type="float">
            <text:p>786050</text:p>
          </table:table-cell>
          <table:table-cell office:value-type="float" office:value="25.7191736" calcext:value-type="float">
            <text:p>25.7191736</text:p>
          </table:table-cell>
          <table:table-cell office:value-type="string" calcext:value-type="string">
            <text:p>25.719174,32.656611</text:p>
          </table:table-cell>
          <table:table-cell office:value-type="float" office:value="32.6566111" calcext:value-type="float">
            <text:p>32.656611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e6227ef163456dfb168f570130b3db45</text:p>
          </table:table-cell>
          <table:table-cell office:value-type="string" calcext:value-type="string">
            <text:p>Karnak</text:p>
          </table:table-cell>
          <table:table-cell office:value-type="string" calcext:value-type="string">
            <text:p>EG</text:p>
          </table:table-cell>
        </table:table-row>
        <table:table-row table:style-name="ro1">
          <table:table-cell office:value-type="string" calcext:value-type="string">
            <text:p>Åhlfeldt, J.</text:p>
          </table:table-cell>
          <table:table-cell office:value-type="string" calcext:value-type="string">
            <text:p>22.7108171, 37.808904, 22.7108171, 37.808904</text:p>
          </table:table-cell>
          <table:table-cell office:value-type="string" calcext:value-type="string">
            <text:p>2012-10-20T21:51:1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7108171, 37.80890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1:51:13Z</text:p>
          </table:table-cell>
          <table:table-cell office:value-type="string" calcext:value-type="string">
            <text:p>/places/570504/dare-location</text:p>
          </table:table-cell>
          <table:table-cell office:value-type="float" office:value="570504" calcext:value-type="float">
            <text:p>570504</text:p>
          </table:table-cell>
          <table:table-cell office:value-type="float" office:value="37.808904" calcext:value-type="float">
            <text:p>37.808904</text:p>
          </table:table-cell>
          <table:table-cell office:value-type="string" calcext:value-type="string">
            <text:p>37.808904,22.710817</text:p>
          </table:table-cell>
          <table:table-cell office:value-type="float" office:value="22.7108171" calcext:value-type="float">
            <text:p>22.710817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a83148b837cea25f7a878845138d5efd</text:p>
          </table:table-cell>
          <table:table-cell office:value-type="string" calcext:value-type="string">
            <text:p>Nemea</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4.027035, 37.652965, 24.027035, 37.652965</text:p>
          </table:table-cell>
          <table:table-cell office:value-type="string" calcext:value-type="string">
            <text:p>2012-10-20T21:53:4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027035, 37.6529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1:53:42Z</text:p>
          </table:table-cell>
          <table:table-cell office:value-type="string" calcext:value-type="string">
            <text:p>/places/579884/dare-location</text:p>
          </table:table-cell>
          <table:table-cell office:value-type="float" office:value="579884" calcext:value-type="float">
            <text:p>579884</text:p>
          </table:table-cell>
          <table:table-cell office:value-type="float" office:value="37.652965" calcext:value-type="float">
            <text:p>37.652965</text:p>
          </table:table-cell>
          <table:table-cell office:value-type="string" calcext:value-type="string">
            <text:p>37.652965,24.027035</text:p>
          </table:table-cell>
          <table:table-cell office:value-type="float" office:value="24.027035" calcext:value-type="float">
            <text:p>24.02703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1b7c1c0a4bf7784c7c6674e38cad573f</text:p>
          </table:table-cell>
          <table:table-cell office:value-type="string" calcext:value-type="string">
            <text:p>Temple of Athena</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4.024606, 37.650263, 24.024606, 37.650263</text:p>
          </table:table-cell>
          <table:table-cell office:value-type="string" calcext:value-type="string">
            <text:p>2012-10-20T21:55: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024606, 37.65026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1:55:37Z</text:p>
          </table:table-cell>
          <table:table-cell office:value-type="string" calcext:value-type="string">
            <text:p>/places/580086/dare-location</text:p>
          </table:table-cell>
          <table:table-cell office:value-type="float" office:value="580086" calcext:value-type="float">
            <text:p>580086</text:p>
          </table:table-cell>
          <table:table-cell office:value-type="float" office:value="37.650263" calcext:value-type="float">
            <text:p>37.650263</text:p>
          </table:table-cell>
          <table:table-cell office:value-type="string" calcext:value-type="string">
            <text:p>37.650263,24.024606</text:p>
          </table:table-cell>
          <table:table-cell office:value-type="float" office:value="24.024606" calcext:value-type="float">
            <text:p>24.024606</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3c70ca79585b1841c9bd148a1bf68c3d</text:p>
          </table:table-cell>
          <table:table-cell office:value-type="string" calcext:value-type="string">
            <text:p>Temple of Poseid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9.094691, 41.178655, 29.094691, 41.178655</text:p>
          </table:table-cell>
          <table:table-cell office:value-type="string" calcext:value-type="string">
            <text:p>2012-10-20T22:08:1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9.094691, 41.17865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2:08:16Z</text:p>
          </table:table-cell>
          <table:table-cell office:value-type="string" calcext:value-type="string">
            <text:p>/places/521046/dare-location</text:p>
          </table:table-cell>
          <table:table-cell office:value-type="float" office:value="521046" calcext:value-type="float">
            <text:p>521046</text:p>
          </table:table-cell>
          <table:table-cell office:value-type="float" office:value="41.178655" calcext:value-type="float">
            <text:p>41.178655</text:p>
          </table:table-cell>
          <table:table-cell office:value-type="string" calcext:value-type="string">
            <text:p>41.178655,29.094691</text:p>
          </table:table-cell>
          <table:table-cell office:value-type="float" office:value="29.094691" calcext:value-type="float">
            <text:p>29.09469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d254dbb88f07c96b017556b6e1571b94</text:p>
          </table:table-cell>
          <table:table-cell office:value-type="string" calcext:value-type="string">
            <text:p>Temple of Iuppiter Urius</text:p>
          </table:table-cell>
          <table:table-cell office:value-type="string" calcext:value-type="string">
            <text:p>TR</text:p>
          </table:table-cell>
        </table:table-row>
        <table:table-row table:style-name="ro1">
          <table:table-cell office:value-type="string" calcext:value-type="string">
            <text:p>Åhlfeldt, J.</text:p>
          </table:table-cell>
          <table:table-cell office:value-type="string" calcext:value-type="string">
            <text:p>20.765852, 38.953891, 20.765852, 38.953891</text:p>
          </table:table-cell>
          <table:table-cell office:value-type="string" calcext:value-type="string">
            <text:p>2012-10-20T22:09:05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0.765852, 38.95389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2:09:07Z</text:p>
          </table:table-cell>
          <table:table-cell office:value-type="string" calcext:value-type="string">
            <text:p>/places/530771/dare-location</text:p>
          </table:table-cell>
          <table:table-cell office:value-type="float" office:value="530771" calcext:value-type="float">
            <text:p>530771</text:p>
          </table:table-cell>
          <table:table-cell office:value-type="float" office:value="38.953891" calcext:value-type="float">
            <text:p>38.953891</text:p>
          </table:table-cell>
          <table:table-cell office:value-type="string" calcext:value-type="string">
            <text:p>38.953891,20.765852</text:p>
          </table:table-cell>
          <table:table-cell office:value-type="float" office:value="20.765852" calcext:value-type="float">
            <text:p>20.76585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353212bec88a4750807950c1933e75a4</text:p>
          </table:table-cell>
          <table:table-cell office:value-type="string" calcext:value-type="string">
            <text:p>Actium</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0.534422, 39.236223, 20.534422, 39.236223</text:p>
          </table:table-cell>
          <table:table-cell office:value-type="string" calcext:value-type="string">
            <text:p>2012-10-20T22:11: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0.534422, 39.23622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2-10-20T22:11:39Z</text:p>
          </table:table-cell>
          <table:table-cell office:value-type="string" calcext:value-type="string">
            <text:p>/places/531011/dare-location</text:p>
          </table:table-cell>
          <table:table-cell office:value-type="float" office:value="531011" calcext:value-type="float">
            <text:p>531011</text:p>
          </table:table-cell>
          <table:table-cell office:value-type="float" office:value="39.236223" calcext:value-type="float">
            <text:p>39.236223</text:p>
          </table:table-cell>
          <table:table-cell office:value-type="string" calcext:value-type="string">
            <text:p>39.236223,20.534422</text:p>
          </table:table-cell>
          <table:table-cell office:value-type="float" office:value="20.534422" calcext:value-type="float">
            <text:p>20.534422</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DARE Location</text:p>
          </table:table-cell>
          <table:table-cell office:value-type="string" calcext:value-type="string">
            <text:p>2fdc45ea277560381976b3950226c404</text:p>
          </table:table-cell>
          <table:table-cell office:value-type="string" calcext:value-type="string">
            <text:p>Nekromanteion</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25.5293013, 40.5044122, 25.5293013, 40.5044122</text:p>
          </table:table-cell>
          <table:table-cell office:value-type="string" calcext:value-type="string">
            <text:p>2012-10-20T22:29: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5293013, 40.5044122]}</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2:29:39Z</text:p>
          </table:table-cell>
          <table:table-cell office:value-type="string" calcext:value-type="string">
            <text:p>/places/501510/dare-location</text:p>
          </table:table-cell>
          <table:table-cell office:value-type="float" office:value="501510" calcext:value-type="float">
            <text:p>501510</text:p>
          </table:table-cell>
          <table:table-cell office:value-type="float" office:value="40.5044122" calcext:value-type="float">
            <text:p>40.5044122</text:p>
          </table:table-cell>
          <table:table-cell office:value-type="string" calcext:value-type="string">
            <text:p>40.504412,25.529301</text:p>
          </table:table-cell>
          <table:table-cell office:value-type="float" office:value="25.5293013" calcext:value-type="float">
            <text:p>25.5293013</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a6a8e861e6ce623b972b98eba2a78f7b</text:p>
          </table:table-cell>
          <table:table-cell office:value-type="string" calcext:value-type="string">
            <text:p>Temple of Megaloi Theoi</text:p>
          </table:table-cell>
          <table:table-cell office:value-type="string" calcext:value-type="string">
            <text:p>GR</text:p>
          </table:table-cell>
        </table:table-row>
        <table:table-row table:style-name="ro1">
          <table:table-cell office:value-type="string" calcext:value-type="string">
            <text:p>Åhlfeldt, J.</text:p>
          </table:table-cell>
          <table:table-cell office:value-type="string" calcext:value-type="string">
            <text:p>1.318856, 41.132017, 1.318856, 41.132017</text:p>
          </table:table-cell>
          <table:table-cell office:value-type="string" calcext:value-type="string">
            <text:p>2012-10-20T22:36:0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18856, 41.13201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2:36:11Z</text:p>
          </table:table-cell>
          <table:table-cell office:value-type="string" calcext:value-type="string">
            <text:p>/places/246696/dare-location</text:p>
          </table:table-cell>
          <table:table-cell office:value-type="float" office:value="246696" calcext:value-type="float">
            <text:p>246696</text:p>
          </table:table-cell>
          <table:table-cell office:value-type="float" office:value="41.132017" calcext:value-type="float">
            <text:p>41.132017</text:p>
          </table:table-cell>
          <table:table-cell office:value-type="string" calcext:value-type="string">
            <text:p>41.132017,1.318856</text:p>
          </table:table-cell>
          <table:table-cell office:value-type="float" office:value="1.318856" calcext:value-type="float">
            <text:p>1.31885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20c3c28d5572b083dd63b14d4fe3e792</text:p>
          </table:table-cell>
          <table:table-cell office:value-type="string" calcext:value-type="string">
            <text:p>Torre de los Escipiones</text:p>
          </table:table-cell>
          <table:table-cell office:value-type="string" calcext:value-type="string">
            <text:p>ES</text:p>
          </table:table-cell>
        </table:table-row>
        <table:table-row table:style-name="ro1">
          <table:table-cell office:value-type="string" calcext:value-type="string">
            <text:p>Åhlfeldt, J.</text:p>
          </table:table-cell>
          <table:table-cell office:value-type="string" calcext:value-type="string">
            <text:p>5.921531, 46.761367, 5.921531, 46.761367</text:p>
          </table:table-cell>
          <table:table-cell office:value-type="string" calcext:value-type="string">
            <text:p>2012-10-20T22:40:1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921531, 46.761367]}</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2:40:19Z</text:p>
          </table:table-cell>
          <table:table-cell office:value-type="string" calcext:value-type="string">
            <text:p>/places/177583/dare-location</text:p>
          </table:table-cell>
          <table:table-cell office:value-type="float" office:value="177583" calcext:value-type="float">
            <text:p>177583</text:p>
          </table:table-cell>
          <table:table-cell office:value-type="float" office:value="46.761367" calcext:value-type="float">
            <text:p>46.761367</text:p>
          </table:table-cell>
          <table:table-cell office:value-type="string" calcext:value-type="string">
            <text:p>46.761367,5.921531</text:p>
          </table:table-cell>
          <table:table-cell office:value-type="float" office:value="5.921531" calcext:value-type="float">
            <text:p>5.92153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76a953a62380a09f04b7be00f8695e34</text:p>
          </table:table-cell>
          <table:table-cell office:value-type="string" calcext:value-type="string">
            <text:p>Mont-Rivel</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44.733449, 41.838355, 44.733449, 41.838355</text:p>
          </table:table-cell>
          <table:table-cell office:value-type="string" calcext:value-type="string">
            <text:p>2012-10-20T22:54: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44.733449, 41.83835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0" calcext:value-type="float">
            <text:p>300</text:p>
          </table:table-cell>
          <table:table-cell office:value-type="string" calcext:value-type="string">
            <text:p>2012-10-20T22:54:33Z</text:p>
          </table:table-cell>
          <table:table-cell office:value-type="string" calcext:value-type="string">
            <text:p>/places/863813/dare-location</text:p>
          </table:table-cell>
          <table:table-cell office:value-type="float" office:value="863813" calcext:value-type="float">
            <text:p>863813</text:p>
          </table:table-cell>
          <table:table-cell office:value-type="float" office:value="41.838355" calcext:value-type="float">
            <text:p>41.838355</text:p>
          </table:table-cell>
          <table:table-cell office:value-type="string" calcext:value-type="string">
            <text:p>41.838355,44.733449</text:p>
          </table:table-cell>
          <table:table-cell office:value-type="float" office:value="44.733449" calcext:value-type="float">
            <text:p>44.733449</text:p>
          </table:table-cell>
          <table:table-cell/>
          <table:table-cell office:value-type="string" calcext:value-type="string">
            <text:p>L</text:p>
          </table:table-cell>
          <table:table-cell office:value-type="string" calcext:value-type="string">
            <text:p>late-antique</text:p>
          </table:table-cell>
          <table:table-cell office:value-type="string" calcext:value-type="string">
            <text:p>300.0,640.0</text:p>
          </table:table-cell>
          <table:table-cell office:value-type="string" calcext:value-type="string">
            <text:p>DARE Location</text:p>
          </table:table-cell>
          <table:table-cell office:value-type="string" calcext:value-type="string">
            <text:p>666f4ba73b889a80a2b3cf58ff4af705</text:p>
          </table:table-cell>
          <table:table-cell office:value-type="string" calcext:value-type="string">
            <text:p>Jvari</text:p>
          </table:table-cell>
          <table:table-cell office:value-type="string" calcext:value-type="string">
            <text:p>GE</text:p>
          </table:table-cell>
        </table:table-row>
        <table:table-row table:style-name="ro1">
          <table:table-cell office:value-type="string" calcext:value-type="string">
            <text:p>Åhlfeldt, J.</text:p>
          </table:table-cell>
          <table:table-cell office:value-type="string" calcext:value-type="string">
            <text:p>43.166843, 41.724221, 43.166843, 41.724221</text:p>
          </table:table-cell>
          <table:table-cell office:value-type="string" calcext:value-type="string">
            <text:p>2012-10-20T22:54: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43.166843, 41.72422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2:54:47Z</text:p>
          </table:table-cell>
          <table:table-cell office:value-type="string" calcext:value-type="string">
            <text:p>/places/863835/dare-location</text:p>
          </table:table-cell>
          <table:table-cell office:value-type="float" office:value="863835" calcext:value-type="float">
            <text:p>863835</text:p>
          </table:table-cell>
          <table:table-cell office:value-type="float" office:value="41.724221" calcext:value-type="float">
            <text:p>41.724221</text:p>
          </table:table-cell>
          <table:table-cell office:value-type="string" calcext:value-type="string">
            <text:p>41.724221,43.166843</text:p>
          </table:table-cell>
          <table:table-cell office:value-type="float" office:value="43.166843" calcext:value-type="float">
            <text:p>43.16684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7fe8821a21f8b2e4da935aca033050e6</text:p>
          </table:table-cell>
          <table:table-cell office:value-type="string" calcext:value-type="string">
            <text:p>Leukothea</text:p>
          </table:table-cell>
          <table:table-cell office:value-type="string" calcext:value-type="string">
            <text:p>GE</text:p>
          </table:table-cell>
        </table:table-row>
        <table:table-row table:style-name="ro1">
          <table:table-cell office:value-type="string" calcext:value-type="string">
            <text:p>Åhlfeldt, J.</text:p>
          </table:table-cell>
          <table:table-cell office:value-type="string" calcext:value-type="string">
            <text:p>53.167222, 30.193889, 53.167222, 30.193889</text:p>
          </table:table-cell>
          <table:table-cell office:value-type="string" calcext:value-type="string">
            <text:p>2012-10-20T23:01:2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3.167222, 30.193889]}</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3:01:26Z</text:p>
          </table:table-cell>
          <table:table-cell office:value-type="string" calcext:value-type="string">
            <text:p>/places/922647/dare-location</text:p>
          </table:table-cell>
          <table:table-cell office:value-type="float" office:value="922647" calcext:value-type="float">
            <text:p>922647</text:p>
          </table:table-cell>
          <table:table-cell office:value-type="float" office:value="30.193889" calcext:value-type="float">
            <text:p>30.193889</text:p>
          </table:table-cell>
          <table:table-cell office:value-type="string" calcext:value-type="string">
            <text:p>30.193889,53.167222</text:p>
          </table:table-cell>
          <table:table-cell office:value-type="float" office:value="53.167222" calcext:value-type="float">
            <text:p>53.167222</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bb023187966494fc77caa1d85e19526c</text:p>
          </table:table-cell>
          <table:table-cell office:value-type="string" calcext:value-type="string">
            <text:p>Gabr-i Mader-i Soleiman</text:p>
          </table:table-cell>
          <table:table-cell office:value-type="string" calcext:value-type="string">
            <text:p>IR</text:p>
          </table:table-cell>
        </table:table-row>
        <table:table-row table:style-name="ro1">
          <table:table-cell office:value-type="string" calcext:value-type="string">
            <text:p>Åhlfeldt, J.</text:p>
          </table:table-cell>
          <table:table-cell office:value-type="string" calcext:value-type="string">
            <text:p>52.887043, 29.966486, 52.887043, 29.966486</text:p>
          </table:table-cell>
          <table:table-cell office:value-type="string" calcext:value-type="string">
            <text:p>2012-10-20T23:01: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887043, 29.96648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01:40Z</text:p>
          </table:table-cell>
          <table:table-cell office:value-type="string" calcext:value-type="string">
            <text:p>/places/922684/dare-location</text:p>
          </table:table-cell>
          <table:table-cell office:value-type="float" office:value="922684" calcext:value-type="float">
            <text:p>922684</text:p>
          </table:table-cell>
          <table:table-cell office:value-type="float" office:value="29.966486" calcext:value-type="float">
            <text:p>29.966486</text:p>
          </table:table-cell>
          <table:table-cell office:value-type="string" calcext:value-type="string">
            <text:p>29.966486,52.887043</text:p>
          </table:table-cell>
          <table:table-cell office:value-type="float" office:value="52.887043" calcext:value-type="float">
            <text:p>52.88704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3347cbb9980282b9bf65c1f8bcfaf1d2</text:p>
          </table:table-cell>
          <table:table-cell office:value-type="string" calcext:value-type="string">
            <text:p>Naqsh-i Rajab</text:p>
          </table:table-cell>
          <table:table-cell office:value-type="string" calcext:value-type="string">
            <text:p>IR</text:p>
          </table:table-cell>
        </table:table-row>
        <table:table-row table:style-name="ro1">
          <table:table-cell office:value-type="string" calcext:value-type="string">
            <text:p>Åhlfeldt, J.</text:p>
          </table:table-cell>
          <table:table-cell office:value-type="string" calcext:value-type="string">
            <text:p>52.874722, 29.988889, 52.874722, 29.988889</text:p>
          </table:table-cell>
          <table:table-cell office:value-type="string" calcext:value-type="string">
            <text:p>2012-10-20T23:01: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874722, 29.98888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3:01:42Z</text:p>
          </table:table-cell>
          <table:table-cell office:value-type="string" calcext:value-type="string">
            <text:p>/places/922685/dare-location</text:p>
          </table:table-cell>
          <table:table-cell office:value-type="float" office:value="922685" calcext:value-type="float">
            <text:p>922685</text:p>
          </table:table-cell>
          <table:table-cell office:value-type="float" office:value="29.988889" calcext:value-type="float">
            <text:p>29.988889</text:p>
          </table:table-cell>
          <table:table-cell office:value-type="string" calcext:value-type="string">
            <text:p>29.988889,52.874722</text:p>
          </table:table-cell>
          <table:table-cell office:value-type="float" office:value="52.874722" calcext:value-type="float">
            <text:p>52.874722</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e59524f34bb3335dfd6662daba20aa88</text:p>
          </table:table-cell>
          <table:table-cell office:value-type="string" calcext:value-type="string">
            <text:p>Naqsh-i Rustam</text:p>
          </table:table-cell>
          <table:table-cell office:value-type="string" calcext:value-type="string">
            <text:p>IR</text:p>
          </table:table-cell>
        </table:table-row>
        <table:table-row table:style-name="ro1">
          <table:table-cell office:value-type="string" calcext:value-type="string">
            <text:p>Åhlfeldt, J.</text:p>
          </table:table-cell>
          <table:table-cell office:value-type="string" calcext:value-type="string">
            <text:p>36.245418, 34.931081, 36.245418, 34.931081</text:p>
          </table:table-cell>
          <table:table-cell office:value-type="string" calcext:value-type="string">
            <text:p>2012-10-20T23:08:1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6.245418, 34.93108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08:12Z</text:p>
          </table:table-cell>
          <table:table-cell office:value-type="string" calcext:value-type="string">
            <text:p>/places/668205/dare-location</text:p>
          </table:table-cell>
          <table:table-cell office:value-type="float" office:value="668205" calcext:value-type="float">
            <text:p>668205</text:p>
          </table:table-cell>
          <table:table-cell office:value-type="float" office:value="34.931081" calcext:value-type="float">
            <text:p>34.931081</text:p>
          </table:table-cell>
          <table:table-cell office:value-type="string" calcext:value-type="string">
            <text:p>34.931081,36.245418</text:p>
          </table:table-cell>
          <table:table-cell office:value-type="float" office:value="36.245418" calcext:value-type="float">
            <text:p>36.2454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f978df31c99df1c0904b32ccd32dc215</text:p>
          </table:table-cell>
          <table:table-cell office:value-type="string" calcext:value-type="string">
            <text:p>Baitokaike</text:p>
          </table:table-cell>
          <table:table-cell office:value-type="string" calcext:value-type="string">
            <text:p>SY</text:p>
          </table:table-cell>
        </table:table-row>
        <table:table-row table:style-name="ro1">
          <table:table-cell office:value-type="string" calcext:value-type="string">
            <text:p>Åhlfeldt, J.</text:p>
          </table:table-cell>
          <table:table-cell office:value-type="string" calcext:value-type="string">
            <text:p>2.440556, 44.926111, 2.440556, 44.926111</text:p>
          </table:table-cell>
          <table:table-cell office:value-type="string" calcext:value-type="string">
            <text:p>2012-10-20T23:18:2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40556, 44.92611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18:29Z</text:p>
          </table:table-cell>
          <table:table-cell office:value-type="string" calcext:value-type="string">
            <text:p>/places/138193/dare-location</text:p>
          </table:table-cell>
          <table:table-cell office:value-type="float" office:value="138193" calcext:value-type="float">
            <text:p>138193</text:p>
          </table:table-cell>
          <table:table-cell office:value-type="float" office:value="44.926111" calcext:value-type="float">
            <text:p>44.926111</text:p>
          </table:table-cell>
          <table:table-cell office:value-type="string" calcext:value-type="string">
            <text:p>44.926111,2.440556</text:p>
          </table:table-cell>
          <table:table-cell office:value-type="float" office:value="2.440556" calcext:value-type="float">
            <text:p>2.44055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f1fbfd0aede98a2ca19f6e78a0c00071</text:p>
          </table:table-cell>
          <table:table-cell office:value-type="string" calcext:value-type="string">
            <text:p>Aron</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0.110971, 47.134256, -0.110971, 47.134256</text:p>
          </table:table-cell>
          <table:table-cell office:value-type="string" calcext:value-type="string">
            <text:p>2012-10-20T23:22:33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0.110971, 47.13425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3:22:34Z</text:p>
          </table:table-cell>
          <table:table-cell office:value-type="string" calcext:value-type="string">
            <text:p>/places/138471/dare-location</text:p>
          </table:table-cell>
          <table:table-cell office:value-type="float" office:value="138471" calcext:value-type="float">
            <text:p>138471</text:p>
          </table:table-cell>
          <table:table-cell office:value-type="float" office:value="47.134256" calcext:value-type="float">
            <text:p>47.134256</text:p>
          </table:table-cell>
          <table:table-cell office:value-type="string" calcext:value-type="string">
            <text:p>47.134256,-0.110971</text:p>
          </table:table-cell>
          <table:table-cell office:value-type="float" office:value="-0.110971" calcext:value-type="float">
            <text:p>-0.11097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c8506c2d3dd0546855b5d847c575d7c4</text:p>
          </table:table-cell>
          <table:table-cell office:value-type="string" calcext:value-type="string">
            <text:p>Montreuil-Bellay</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1.468331, 47.390631, -1.468331, 47.390631</text:p>
          </table:table-cell>
          <table:table-cell office:value-type="string" calcext:value-type="string">
            <text:p>2012-10-20T23:23:0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68331, 47.39063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23:09Z</text:p>
          </table:table-cell>
          <table:table-cell office:value-type="string" calcext:value-type="string">
            <text:p>/places/138512/dare-location</text:p>
          </table:table-cell>
          <table:table-cell office:value-type="float" office:value="138512" calcext:value-type="float">
            <text:p>138512</text:p>
          </table:table-cell>
          <table:table-cell office:value-type="float" office:value="47.390631" calcext:value-type="float">
            <text:p>47.390631</text:p>
          </table:table-cell>
          <table:table-cell office:value-type="string" calcext:value-type="string">
            <text:p>47.390631,-1.468331</text:p>
          </table:table-cell>
          <table:table-cell office:value-type="float" office:value="-1.468331" calcext:value-type="float">
            <text:p>-1.46833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a88a06d9ea387c68d22ed2cb30e519f</text:p>
          </table:table-cell>
          <table:table-cell office:value-type="string" calcext:value-type="string">
            <text:p>Petit-Mar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0.729046, 46.141902, -0.729046, 46.141902</text:p>
          </table:table-cell>
          <table:table-cell office:value-type="string" calcext:value-type="string">
            <text:p>2012-10-20T23:23:4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729046, 46.14190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23:45Z</text:p>
          </table:table-cell>
          <table:table-cell office:value-type="string" calcext:value-type="string">
            <text:p>/places/138554/dare-location</text:p>
          </table:table-cell>
          <table:table-cell office:value-type="float" office:value="138554" calcext:value-type="float">
            <text:p>138554</text:p>
          </table:table-cell>
          <table:table-cell office:value-type="float" office:value="46.141902" calcext:value-type="float">
            <text:p>46.141902</text:p>
          </table:table-cell>
          <table:table-cell office:value-type="string" calcext:value-type="string">
            <text:p>46.141902,-0.729046</text:p>
          </table:table-cell>
          <table:table-cell office:value-type="float" office:value="-0.729046" calcext:value-type="float">
            <text:p>-0.72904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b4d3b313c8e98b4225d6db1406c36de3</text:p>
          </table:table-cell>
          <table:table-cell office:value-type="string" calcext:value-type="string">
            <text:p>St-Georges-du-Boi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13.933614, 42.08905, 13.933614, 42.08905</text:p>
          </table:table-cell>
          <table:table-cell office:value-type="string" calcext:value-type="string">
            <text:p>2012-10-20T23:39:2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933614, 42.0890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3:39:30Z</text:p>
          </table:table-cell>
          <table:table-cell office:value-type="string" calcext:value-type="string">
            <text:p>/places/413165/dare-location</text:p>
          </table:table-cell>
          <table:table-cell office:value-type="float" office:value="413165" calcext:value-type="float">
            <text:p>413165</text:p>
          </table:table-cell>
          <table:table-cell office:value-type="float" office:value="42.08905" calcext:value-type="float">
            <text:p>42.08905</text:p>
          </table:table-cell>
          <table:table-cell office:value-type="string" calcext:value-type="string">
            <text:p>42.089050,13.933614</text:p>
          </table:table-cell>
          <table:table-cell office:value-type="float" office:value="13.933614" calcext:value-type="float">
            <text:p>13.93361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5f429c61f8f01b84d95da36634c1e40f</text:p>
          </table:table-cell>
          <table:table-cell office:value-type="string" calcext:value-type="string">
            <text:p>*Hercules Curinus</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524306, 41.857844, 12.524306, 41.857844</text:p>
          </table:table-cell>
          <table:table-cell office:value-type="string" calcext:value-type="string">
            <text:p>2012-10-20T23:44: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524306, 41.85784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44:06Z</text:p>
          </table:table-cell>
          <table:table-cell office:value-type="string" calcext:value-type="string">
            <text:p>/places/422889/dare-location</text:p>
          </table:table-cell>
          <table:table-cell office:value-type="float" office:value="422889" calcext:value-type="float">
            <text:p>422889</text:p>
          </table:table-cell>
          <table:table-cell office:value-type="float" office:value="41.857844" calcext:value-type="float">
            <text:p>41.857844</text:p>
          </table:table-cell>
          <table:table-cell office:value-type="string" calcext:value-type="string">
            <text:p>41.857844,12.524306</text:p>
          </table:table-cell>
          <table:table-cell office:value-type="float" office:value="12.524306" calcext:value-type="float">
            <text:p>12.52430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02b0cb1a419d2b8e04f3f97f6bac2fd1</text:p>
          </table:table-cell>
          <table:table-cell office:value-type="string" calcext:value-type="string">
            <text:p>Temple of Ceres et Faustin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710217, 41.723936, 12.710217, 41.723936</text:p>
          </table:table-cell>
          <table:table-cell office:value-type="string" calcext:value-type="string">
            <text:p>2012-10-20T23:44:2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710217, 41.72393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3:44:31Z</text:p>
          </table:table-cell>
          <table:table-cell office:value-type="string" calcext:value-type="string">
            <text:p>/places/422917/dare-location</text:p>
          </table:table-cell>
          <table:table-cell office:value-type="float" office:value="422917" calcext:value-type="float">
            <text:p>422917</text:p>
          </table:table-cell>
          <table:table-cell office:value-type="float" office:value="41.723936" calcext:value-type="float">
            <text:p>41.723936</text:p>
          </table:table-cell>
          <table:table-cell office:value-type="string" calcext:value-type="string">
            <text:p>41.723936,12.710217</text:p>
          </table:table-cell>
          <table:table-cell office:value-type="float" office:value="12.710217" calcext:value-type="float">
            <text:p>12.710217</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af2a8988e2d8c86a2c1da6bb7bf335f2</text:p>
          </table:table-cell>
          <table:table-cell office:value-type="string" calcext:value-type="string">
            <text:p>Temple of Dian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480883, 41.889232, 12.480883, 41.889232</text:p>
          </table:table-cell>
          <table:table-cell office:value-type="string" calcext:value-type="string">
            <text:p>2012-10-20T23:44:3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480883, 41.88923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3:44:37Z</text:p>
          </table:table-cell>
          <table:table-cell office:value-type="string" calcext:value-type="string">
            <text:p>/places/422925/dare-location</text:p>
          </table:table-cell>
          <table:table-cell office:value-type="float" office:value="422925" calcext:value-type="float">
            <text:p>422925</text:p>
          </table:table-cell>
          <table:table-cell office:value-type="float" office:value="41.889232" calcext:value-type="float">
            <text:p>41.889232</text:p>
          </table:table-cell>
          <table:table-cell office:value-type="string" calcext:value-type="string">
            <text:p>41.889232,12.480883</text:p>
          </table:table-cell>
          <table:table-cell office:value-type="float" office:value="12.480883" calcext:value-type="float">
            <text:p>12.48088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4279e39e5d0e229d5280b50b262be943</text:p>
          </table:table-cell>
          <table:table-cell office:value-type="string" calcext:value-type="string">
            <text:p>Temple of Fortis Fortun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6547804, 41.7302569, 12.6547804, 41.7302569</text:p>
          </table:table-cell>
          <table:table-cell office:value-type="string" calcext:value-type="string">
            <text:p>2012-10-20T23:45: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6547804, 41.730256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3:45:40Z</text:p>
          </table:table-cell>
          <table:table-cell office:value-type="string" calcext:value-type="string">
            <text:p>/places/423006/dare-location</text:p>
          </table:table-cell>
          <table:table-cell office:value-type="float" office:value="423006" calcext:value-type="float">
            <text:p>423006</text:p>
          </table:table-cell>
          <table:table-cell office:value-type="float" office:value="41.7302569" calcext:value-type="float">
            <text:p>41.7302569</text:p>
          </table:table-cell>
          <table:table-cell office:value-type="string" calcext:value-type="string">
            <text:p>41.730257,12.654780</text:p>
          </table:table-cell>
          <table:table-cell office:value-type="float" office:value="12.6547804" calcext:value-type="float">
            <text:p>12.654780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5c1ec0534fb87415b24d751a60945850</text:p>
          </table:table-cell>
          <table:table-cell office:value-type="string" calcext:value-type="string">
            <text:p>Pompeo</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520874, 41.852172, 12.520874, 41.852172</text:p>
          </table:table-cell>
          <table:table-cell office:value-type="string" calcext:value-type="string">
            <text:p>2012-10-20T23:46:3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520874, 41.85217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3:46:41Z</text:p>
          </table:table-cell>
          <table:table-cell office:value-type="string" calcext:value-type="string">
            <text:p>/places/423064/dare-location</text:p>
          </table:table-cell>
          <table:table-cell office:value-type="float" office:value="423064" calcext:value-type="float">
            <text:p>423064</text:p>
          </table:table-cell>
          <table:table-cell office:value-type="float" office:value="41.852172" calcext:value-type="float">
            <text:p>41.852172</text:p>
          </table:table-cell>
          <table:table-cell office:value-type="string" calcext:value-type="string">
            <text:p>41.852172,12.520874</text:p>
          </table:table-cell>
          <table:table-cell office:value-type="float" office:value="12.520874" calcext:value-type="float">
            <text:p>12.52087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bc8264676908cfb48d0ee9a461eff1b0</text:p>
          </table:table-cell>
          <table:table-cell office:value-type="string" calcext:value-type="string">
            <text:p>Sep. Caecilia Metella</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2.6646233, 41.723453, 12.6646233, 41.723453</text:p>
          </table:table-cell>
          <table:table-cell office:value-type="string" calcext:value-type="string">
            <text:p>2012-10-20T23:46: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6646233, 41.72345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3:46:56Z</text:p>
          </table:table-cell>
          <table:table-cell office:value-type="string" calcext:value-type="string">
            <text:p>/places/423083/dare-location</text:p>
          </table:table-cell>
          <table:table-cell office:value-type="float" office:value="423083" calcext:value-type="float">
            <text:p>423083</text:p>
          </table:table-cell>
          <table:table-cell office:value-type="float" office:value="41.723453" calcext:value-type="float">
            <text:p>41.723453</text:p>
          </table:table-cell>
          <table:table-cell office:value-type="string" calcext:value-type="string">
            <text:p>41.723453,12.664623</text:p>
          </table:table-cell>
          <table:table-cell office:value-type="float" office:value="12.6646233" calcext:value-type="float">
            <text:p>12.664623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77bdb97ac93a3ea4e718ff5ed32231ba</text:p>
          </table:table-cell>
          <table:table-cell office:value-type="string" calcext:value-type="string">
            <text:p>Tomba degli Orazi e Curiazi</text:p>
          </table:table-cell>
          <table:table-cell office:value-type="string" calcext:value-type="string">
            <text:p>IT</text:p>
          </table:table-cell>
        </table:table-row>
        <table:table-row table:style-name="ro1">
          <table:table-cell office:value-type="string" calcext:value-type="string">
            <text:p>Åhlfeldt, J.</text:p>
          </table:table-cell>
          <table:table-cell office:value-type="string" calcext:value-type="string">
            <text:p>1.4689465, 41.1732368, 1.4689465, 41.1732368</text:p>
          </table:table-cell>
          <table:table-cell office:value-type="string" calcext:value-type="string">
            <text:p>2012-10-20T23:52: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689465, 41.1732368]}</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52:40Z</text:p>
          </table:table-cell>
          <table:table-cell office:value-type="string" calcext:value-type="string">
            <text:p>/places/246238/dare-location</text:p>
          </table:table-cell>
          <table:table-cell office:value-type="float" office:value="246238" calcext:value-type="float">
            <text:p>246238</text:p>
          </table:table-cell>
          <table:table-cell office:value-type="float" office:value="41.1732368" calcext:value-type="float">
            <text:p>41.1732368</text:p>
          </table:table-cell>
          <table:table-cell office:value-type="string" calcext:value-type="string">
            <text:p>41.173237,1.468946</text:p>
          </table:table-cell>
          <table:table-cell office:value-type="float" office:value="1.4689465" calcext:value-type="float">
            <text:p>1.468946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e28ff55bb2cd4812cabe7f0ffecca3fe</text:p>
          </table:table-cell>
          <table:table-cell office:value-type="string" calcext:value-type="string">
            <text:p>Berà</text:p>
          </table:table-cell>
          <table:table-cell office:value-type="string" calcext:value-type="string">
            <text:p>ES</text:p>
          </table:table-cell>
        </table:table-row>
        <table:table-row table:style-name="ro1">
          <table:table-cell office:value-type="string" calcext:value-type="string">
            <text:p>Åhlfeldt, J.</text:p>
          </table:table-cell>
          <table:table-cell office:value-type="string" calcext:value-type="string">
            <text:p>0.5370247, 42.981286, 0.5370247, 42.981286</text:p>
          </table:table-cell>
          <table:table-cell office:value-type="string" calcext:value-type="string">
            <text:p>2012-10-20T23:55: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5370247, 42.98128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55:53Z</text:p>
          </table:table-cell>
          <table:table-cell office:value-type="string" calcext:value-type="string">
            <text:p>/places/246520/dare-location</text:p>
          </table:table-cell>
          <table:table-cell office:value-type="float" office:value="246520" calcext:value-type="float">
            <text:p>246520</text:p>
          </table:table-cell>
          <table:table-cell office:value-type="float" office:value="42.981286" calcext:value-type="float">
            <text:p>42.981286</text:p>
          </table:table-cell>
          <table:table-cell office:value-type="string" calcext:value-type="string">
            <text:p>42.981286,0.537025</text:p>
          </table:table-cell>
          <table:table-cell office:value-type="float" office:value="0.5370247" calcext:value-type="float">
            <text:p>0.537024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0bc46ea437e86eee74c5ad5a6fa99ba</text:p>
          </table:table-cell>
          <table:table-cell office:value-type="string" calcext:value-type="string">
            <text:p>Nisto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1.110515, 48.999616, 1.110515, 48.999616</text:p>
          </table:table-cell>
          <table:table-cell office:value-type="string" calcext:value-type="string">
            <text:p>2012-10-21T00:05:0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110515, 48.99961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5:08Z</text:p>
          </table:table-cell>
          <table:table-cell office:value-type="string" calcext:value-type="string">
            <text:p>/places/108757/dare-location</text:p>
          </table:table-cell>
          <table:table-cell office:value-type="float" office:value="108757" calcext:value-type="float">
            <text:p>108757</text:p>
          </table:table-cell>
          <table:table-cell office:value-type="float" office:value="48.999616" calcext:value-type="float">
            <text:p>48.999616</text:p>
          </table:table-cell>
          <table:table-cell office:value-type="string" calcext:value-type="string">
            <text:p>48.999616,1.110515</text:p>
          </table:table-cell>
          <table:table-cell office:value-type="float" office:value="1.110515" calcext:value-type="float">
            <text:p>1.11051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cc4144e6436c9089366b3eee5c7457a3</text:p>
          </table:table-cell>
          <table:table-cell office:value-type="string" calcext:value-type="string">
            <text:p>Arnières-sur-Iton</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241368, 49.38708, 2.241368, 49.38708</text:p>
          </table:table-cell>
          <table:table-cell office:value-type="string" calcext:value-type="string">
            <text:p>2012-10-21T00:05: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41368, 49.3870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5:42Z</text:p>
          </table:table-cell>
          <table:table-cell office:value-type="string" calcext:value-type="string">
            <text:p>/places/108789/dare-location</text:p>
          </table:table-cell>
          <table:table-cell office:value-type="float" office:value="108789" calcext:value-type="float">
            <text:p>108789</text:p>
          </table:table-cell>
          <table:table-cell office:value-type="float" office:value="49.38708" calcext:value-type="float">
            <text:p>49.38708</text:p>
          </table:table-cell>
          <table:table-cell office:value-type="string" calcext:value-type="string">
            <text:p>49.387080,2.241368</text:p>
          </table:table-cell>
          <table:table-cell office:value-type="float" office:value="2.241368" calcext:value-type="float">
            <text:p>2.241368</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3096e781050ae2531a5e4090557ae398</text:p>
          </table:table-cell>
          <table:table-cell office:value-type="string" calcext:value-type="string">
            <text:p>Bailleul-sur-Thérain</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0.621389, 49.1733, 0.621389, 49.1733</text:p>
          </table:table-cell>
          <table:table-cell office:value-type="string" calcext:value-type="string">
            <text:p>2012-10-21T00:06: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621389, 49.173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6:43Z</text:p>
          </table:table-cell>
          <table:table-cell office:value-type="string" calcext:value-type="string">
            <text:p>/places/108852/dare-location</text:p>
          </table:table-cell>
          <table:table-cell office:value-type="float" office:value="108852" calcext:value-type="float">
            <text:p>108852</text:p>
          </table:table-cell>
          <table:table-cell office:value-type="float" office:value="49.1733" calcext:value-type="float">
            <text:p>49.1733</text:p>
          </table:table-cell>
          <table:table-cell office:value-type="string" calcext:value-type="string">
            <text:p>49.173300,0.621389</text:p>
          </table:table-cell>
          <table:table-cell office:value-type="float" office:value="0.621389" calcext:value-type="float">
            <text:p>0.62138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45049b996151b2ef4efc396c359b1b0</text:p>
          </table:table-cell>
          <table:table-cell office:value-type="string" calcext:value-type="string">
            <text:p>Canetonum</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3.110642, 48.588425, 3.110642, 48.588425</text:p>
          </table:table-cell>
          <table:table-cell office:value-type="string" calcext:value-type="string">
            <text:p>2012-10-21T00:06:5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110642, 48.58842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7:01Z</text:p>
          </table:table-cell>
          <table:table-cell office:value-type="string" calcext:value-type="string">
            <text:p>/places/108879/dare-location</text:p>
          </table:table-cell>
          <table:table-cell office:value-type="float" office:value="108879" calcext:value-type="float">
            <text:p>108879</text:p>
          </table:table-cell>
          <table:table-cell office:value-type="float" office:value="48.588425" calcext:value-type="float">
            <text:p>48.588425</text:p>
          </table:table-cell>
          <table:table-cell office:value-type="string" calcext:value-type="string">
            <text:p>48.588425,3.110642</text:p>
          </table:table-cell>
          <table:table-cell office:value-type="float" office:value="3.110642" calcext:value-type="float">
            <text:p>3.11064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ecf5ec0cc33b1cb1527fc53205b69a5</text:p>
          </table:table-cell>
          <table:table-cell office:value-type="string" calcext:value-type="string">
            <text:p>Châteaubleau</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6.73517, 48.441735, 6.73517, 48.441735</text:p>
          </table:table-cell>
          <table:table-cell office:value-type="string" calcext:value-type="string">
            <text:p>2012-10-21T00:07:3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3517, 48.44173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7:33Z</text:p>
          </table:table-cell>
          <table:table-cell office:value-type="string" calcext:value-type="string">
            <text:p>/places/108922/dare-location</text:p>
          </table:table-cell>
          <table:table-cell office:value-type="float" office:value="108922" calcext:value-type="float">
            <text:p>108922</text:p>
          </table:table-cell>
          <table:table-cell office:value-type="float" office:value="48.441735" calcext:value-type="float">
            <text:p>48.441735</text:p>
          </table:table-cell>
          <table:table-cell office:value-type="string" calcext:value-type="string">
            <text:p>48.441735,6.735170</text:p>
          </table:table-cell>
          <table:table-cell office:value-type="float" office:value="6.73517" calcext:value-type="float">
            <text:p>6.7351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3907d1ed2322e097902cafc5fcd50dfb</text:p>
          </table:table-cell>
          <table:table-cell office:value-type="string" calcext:value-type="string">
            <text:p>Deneuvre</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085254, 49.133663, 2.085254, 49.133663</text:p>
          </table:table-cell>
          <table:table-cell office:value-type="string" calcext:value-type="string">
            <text:p>2012-10-21T00:08:46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085254, 49.13366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8:47Z</text:p>
          </table:table-cell>
          <table:table-cell office:value-type="string" calcext:value-type="string">
            <text:p>/places/108962/dare-location</text:p>
          </table:table-cell>
          <table:table-cell office:value-type="float" office:value="108962" calcext:value-type="float">
            <text:p>108962</text:p>
          </table:table-cell>
          <table:table-cell office:value-type="float" office:value="49.133663" calcext:value-type="float">
            <text:p>49.133663</text:p>
          </table:table-cell>
          <table:table-cell office:value-type="string" calcext:value-type="string">
            <text:p>49.133663,2.085254</text:p>
          </table:table-cell>
          <table:table-cell office:value-type="float" office:value="2.085254" calcext:value-type="float">
            <text:p>2.08525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b6a5fe7d6329141d91380c3c8dcb60e5</text:p>
          </table:table-cell>
          <table:table-cell office:value-type="string" calcext:value-type="string">
            <text:p>Epiais-Rhu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6447348, 49.425831, 2.6447348, 49.425831</text:p>
          </table:table-cell>
          <table:table-cell office:value-type="string" calcext:value-type="string">
            <text:p>2012-10-21T00:08:5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6447348, 49.42583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1T00:08:52Z</text:p>
          </table:table-cell>
          <table:table-cell office:value-type="string" calcext:value-type="string">
            <text:p>/places/108968/dare-location</text:p>
          </table:table-cell>
          <table:table-cell office:value-type="float" office:value="108968" calcext:value-type="float">
            <text:p>108968</text:p>
          </table:table-cell>
          <table:table-cell office:value-type="float" office:value="49.425831" calcext:value-type="float">
            <text:p>49.425831</text:p>
          </table:table-cell>
          <table:table-cell office:value-type="string" calcext:value-type="string">
            <text:p>49.425831,2.644735</text:p>
          </table:table-cell>
          <table:table-cell office:value-type="float" office:value="2.6447348" calcext:value-type="float">
            <text:p>2.644734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f2cb38a0c78e1cb9189cd7e99ccf4bd4</text:p>
          </table:table-cell>
          <table:table-cell office:value-type="string" calcext:value-type="string">
            <text:p>Estrées-St-Deni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2.100046, 49.854813, 2.100046, 49.854813</text:p>
          </table:table-cell>
          <table:table-cell office:value-type="string" calcext:value-type="string">
            <text:p>2012-10-21T00:09:0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100046, 49.85481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9:10Z</text:p>
          </table:table-cell>
          <table:table-cell office:value-type="string" calcext:value-type="string">
            <text:p>/places/108987/dare-location</text:p>
          </table:table-cell>
          <table:table-cell office:value-type="float" office:value="108987" calcext:value-type="float">
            <text:p>108987</text:p>
          </table:table-cell>
          <table:table-cell office:value-type="float" office:value="49.854813" calcext:value-type="float">
            <text:p>49.854813</text:p>
          </table:table-cell>
          <table:table-cell office:value-type="string" calcext:value-type="string">
            <text:p>49.854813,2.100046</text:p>
          </table:table-cell>
          <table:table-cell office:value-type="float" office:value="2.100046" calcext:value-type="float">
            <text:p>2.10004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b96a6218d7b2859009cd90020343f35f</text:p>
          </table:table-cell>
          <table:table-cell office:value-type="string" calcext:value-type="string">
            <text:p>Fluy</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6.6182597, 50.4822819, 6.6182597, 50.4822819</text:p>
          </table:table-cell>
          <table:table-cell office:value-type="string" calcext:value-type="string">
            <text:p>2012-10-21T00:09: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6182597, 50.482281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9:33Z</text:p>
          </table:table-cell>
          <table:table-cell office:value-type="string" calcext:value-type="string">
            <text:p>/places/109013/dare-location</text:p>
          </table:table-cell>
          <table:table-cell office:value-type="float" office:value="109013" calcext:value-type="float">
            <text:p>109013</text:p>
          </table:table-cell>
          <table:table-cell office:value-type="float" office:value="50.4822819" calcext:value-type="float">
            <text:p>50.4822819</text:p>
          </table:table-cell>
          <table:table-cell office:value-type="string" calcext:value-type="string">
            <text:p>50.482282,6.618260</text:p>
          </table:table-cell>
          <table:table-cell office:value-type="float" office:value="6.6182597" calcext:value-type="float">
            <text:p>6.618259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34141a22b1ed39bb102b8b7bb08183f4</text:p>
          </table:table-cell>
          <table:table-cell office:value-type="string" calcext:value-type="string">
            <text:p>Görresburg</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2.661252, 49.484666, 2.661252, 49.484666</text:p>
          </table:table-cell>
          <table:table-cell office:value-type="string" calcext:value-type="string">
            <text:p>2012-10-21T00:09:3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61252, 49.48466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9:35Z</text:p>
          </table:table-cell>
          <table:table-cell office:value-type="string" calcext:value-type="string">
            <text:p>/places/109015/dare-location</text:p>
          </table:table-cell>
          <table:table-cell office:value-type="float" office:value="109015" calcext:value-type="float">
            <text:p>109015</text:p>
          </table:table-cell>
          <table:table-cell office:value-type="float" office:value="49.484666" calcext:value-type="float">
            <text:p>49.484666</text:p>
          </table:table-cell>
          <table:table-cell office:value-type="string" calcext:value-type="string">
            <text:p>49.484666,2.661252</text:p>
          </table:table-cell>
          <table:table-cell office:value-type="float" office:value="2.661252" calcext:value-type="float">
            <text:p>2.66125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9d28a7e4c302e0518ecdd306ef2cf99a</text:p>
          </table:table-cell>
          <table:table-cell office:value-type="string" calcext:value-type="string">
            <text:p>Gournay-sur-Aronde</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6.7879379875, 49.8997477946, 6.7879379875, 49.8997477946</text:p>
          </table:table-cell>
          <table:table-cell office:value-type="string" calcext:value-type="string">
            <text:p>2012-10-21T00:09:5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879379875, 49.899747794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9:53Z</text:p>
          </table:table-cell>
          <table:table-cell office:value-type="string" calcext:value-type="string">
            <text:p>/places/109034/dare-location</text:p>
          </table:table-cell>
          <table:table-cell office:value-type="float" office:value="109034" calcext:value-type="float">
            <text:p>109034</text:p>
          </table:table-cell>
          <table:table-cell office:value-type="float" office:value="49.8997477946" calcext:value-type="float">
            <text:p>49.8997477946</text:p>
          </table:table-cell>
          <table:table-cell office:value-type="string" calcext:value-type="string">
            <text:p>49.899748,6.787938</text:p>
          </table:table-cell>
          <table:table-cell office:value-type="float" office:value="6.7879379875" calcext:value-type="float">
            <text:p>6.787937987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eade5c2e91d50efe648827106fe126f6</text:p>
          </table:table-cell>
          <table:table-cell office:value-type="string" calcext:value-type="string">
            <text:p>Heckenmünster</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7.232994, 49.864326, 7.232994, 49.864326</text:p>
          </table:table-cell>
          <table:table-cell office:value-type="string" calcext:value-type="string">
            <text:p>2012-10-21T00:10: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7.232994, 49.86432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0:06Z</text:p>
          </table:table-cell>
          <table:table-cell office:value-type="string" calcext:value-type="string">
            <text:p>/places/109046/dare-location</text:p>
          </table:table-cell>
          <table:table-cell office:value-type="float" office:value="109046" calcext:value-type="float">
            <text:p>109046</text:p>
          </table:table-cell>
          <table:table-cell office:value-type="float" office:value="49.864326" calcext:value-type="float">
            <text:p>49.864326</text:p>
          </table:table-cell>
          <table:table-cell office:value-type="string" calcext:value-type="string">
            <text:p>49.864326,7.232994</text:p>
          </table:table-cell>
          <table:table-cell office:value-type="float" office:value="7.232994" calcext:value-type="float">
            <text:p>7.232994</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8e81390400acbd1d51d3873e333f886c</text:p>
          </table:table-cell>
          <table:table-cell office:value-type="string" calcext:value-type="string">
            <text:p>Hochscheid</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6.53216203596, 49.7162731779, 6.53216203596, 49.7162731779</text:p>
          </table:table-cell>
          <table:table-cell office:value-type="string" calcext:value-type="string">
            <text:p>2012-10-21T00:10:2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53216203596, 49.7162731779]}</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0:27Z</text:p>
          </table:table-cell>
          <table:table-cell office:value-type="string" calcext:value-type="string">
            <text:p>/places/109063/dare-location</text:p>
          </table:table-cell>
          <table:table-cell office:value-type="float" office:value="109063" calcext:value-type="float">
            <text:p>109063</text:p>
          </table:table-cell>
          <table:table-cell office:value-type="float" office:value="49.7162731779" calcext:value-type="float">
            <text:p>49.7162731779</text:p>
          </table:table-cell>
          <table:table-cell office:value-type="string" calcext:value-type="string">
            <text:p>49.716273,6.532162</text:p>
          </table:table-cell>
          <table:table-cell office:value-type="float" office:value="6.532162036" calcext:value-type="float">
            <text:p>6.53216203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1c96192489dbef393d1ab2ad9cba2338</text:p>
          </table:table-cell>
          <table:table-cell office:value-type="string" calcext:value-type="string">
            <text:p>Igel</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6.58943413197, 49.8274734998, 6.58943413197, 49.8274734998</text:p>
          </table:table-cell>
          <table:table-cell office:value-type="string" calcext:value-type="string">
            <text:p>2012-10-21T00:11: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58943413197, 49.827473499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1:58Z</text:p>
          </table:table-cell>
          <table:table-cell office:value-type="string" calcext:value-type="string">
            <text:p>/places/109170/dare-location</text:p>
          </table:table-cell>
          <table:table-cell office:value-type="float" office:value="109170" calcext:value-type="float">
            <text:p>109170</text:p>
          </table:table-cell>
          <table:table-cell office:value-type="float" office:value="49.8274734998" calcext:value-type="float">
            <text:p>49.8274734998</text:p>
          </table:table-cell>
          <table:table-cell office:value-type="string" calcext:value-type="string">
            <text:p>49.827473,6.589434</text:p>
          </table:table-cell>
          <table:table-cell office:value-type="float" office:value="6.589434132" calcext:value-type="float">
            <text:p>6.58943413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0a459c463c2a2648005a6e1c485b1a44</text:p>
          </table:table-cell>
          <table:table-cell office:value-type="string" calcext:value-type="string">
            <text:p>Möhn</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6.7030087, 50.5336203, 6.7030087, 50.5336203</text:p>
          </table:table-cell>
          <table:table-cell office:value-type="string" calcext:value-type="string">
            <text:p>2012-10-21T00:12: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030087, 50.533620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2:38Z</text:p>
          </table:table-cell>
          <table:table-cell office:value-type="string" calcext:value-type="string">
            <text:p>/places/109214/dare-location</text:p>
          </table:table-cell>
          <table:table-cell office:value-type="float" office:value="109214" calcext:value-type="float">
            <text:p>109214</text:p>
          </table:table-cell>
          <table:table-cell office:value-type="float" office:value="50.5336203" calcext:value-type="float">
            <text:p>50.5336203</text:p>
          </table:table-cell>
          <table:table-cell office:value-type="string" calcext:value-type="string">
            <text:p>50.533620,6.703009</text:p>
          </table:table-cell>
          <table:table-cell office:value-type="float" office:value="6.7030087" calcext:value-type="float">
            <text:p>6.703008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39f85f502342e6c50d1595c38c29ffa</text:p>
          </table:table-cell>
          <table:table-cell office:value-type="string" calcext:value-type="string">
            <text:p>Nöthen</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6.67478704506, 50.2307443786, 6.67478704506, 50.2307443786</text:p>
          </table:table-cell>
          <table:table-cell office:value-type="string" calcext:value-type="string">
            <text:p>2012-10-21T00:13:0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67478704506, 50.230744378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3:07Z</text:p>
          </table:table-cell>
          <table:table-cell office:value-type="string" calcext:value-type="string">
            <text:p>/places/109244/dare-location</text:p>
          </table:table-cell>
          <table:table-cell office:value-type="float" office:value="109244" calcext:value-type="float">
            <text:p>109244</text:p>
          </table:table-cell>
          <table:table-cell office:value-type="float" office:value="50.2307443786" calcext:value-type="float">
            <text:p>50.2307443786</text:p>
          </table:table-cell>
          <table:table-cell office:value-type="string" calcext:value-type="string">
            <text:p>50.230744,6.674787</text:p>
          </table:table-cell>
          <table:table-cell office:value-type="float" office:value="6.6747870451" calcext:value-type="float">
            <text:p>6.674787045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678cbc662679b3e93b86e311f8491a93</text:p>
          </table:table-cell>
          <table:table-cell office:value-type="string" calcext:value-type="string">
            <text:p>Pelm</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7.28864827829, 50.1792609682, 7.28864827829, 50.1792609682</text:p>
          </table:table-cell>
          <table:table-cell office:value-type="string" calcext:value-type="string">
            <text:p>2012-10-21T00:13:1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7.28864827829, 50.179260968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13:17Z</text:p>
          </table:table-cell>
          <table:table-cell office:value-type="string" calcext:value-type="string">
            <text:p>/places/109252/dare-location</text:p>
          </table:table-cell>
          <table:table-cell office:value-type="float" office:value="109252" calcext:value-type="float">
            <text:p>109252</text:p>
          </table:table-cell>
          <table:table-cell office:value-type="float" office:value="50.1792609682" calcext:value-type="float">
            <text:p>50.1792609682</text:p>
          </table:table-cell>
          <table:table-cell office:value-type="string" calcext:value-type="string">
            <text:p>50.179261,7.288648</text:p>
          </table:table-cell>
          <table:table-cell office:value-type="float" office:value="7.2886482783" calcext:value-type="float">
            <text:p>7.2886482783</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c70ddfaf48bc39aa22ddb875cd5a737e</text:p>
          </table:table-cell>
          <table:table-cell office:value-type="string" calcext:value-type="string">
            <text:p>Pommern-Martberg</text:p>
          </table:table-cell>
          <table:table-cell office:value-type="string" calcext:value-type="string">
            <text:p>DE</text:p>
          </table:table-cell>
        </table:table-row>
        <table:table-row table:style-name="ro1">
          <table:table-cell office:value-type="string" calcext:value-type="string">
            <text:p>Åhlfeldt, J.</text:p>
          </table:table-cell>
          <table:table-cell office:value-type="string" calcext:value-type="string">
            <text:p>2.3663599, 49.656014, 2.3663599, 49.656014</text:p>
          </table:table-cell>
          <table:table-cell office:value-type="string" calcext:value-type="string">
            <text:p>2012-10-21T00:13:43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3663599, 49.65601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3:44Z</text:p>
          </table:table-cell>
          <table:table-cell office:value-type="string" calcext:value-type="string">
            <text:p>/places/109289/dare-location</text:p>
          </table:table-cell>
          <table:table-cell office:value-type="float" office:value="109289" calcext:value-type="float">
            <text:p>109289</text:p>
          </table:table-cell>
          <table:table-cell office:value-type="float" office:value="49.656014" calcext:value-type="float">
            <text:p>49.656014</text:p>
          </table:table-cell>
          <table:table-cell office:value-type="string" calcext:value-type="string">
            <text:p>49.656014,2.366360</text:p>
          </table:table-cell>
          <table:table-cell office:value-type="float" office:value="2.3663599" calcext:value-type="float">
            <text:p>2.36635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d1beb494b8759f22564bf50d961cace1</text:p>
          </table:table-cell>
          <table:table-cell office:value-type="string" calcext:value-type="string">
            <text:p>Rouvroy-les-Merle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1.212792, 49.557165, 1.212792, 49.557165</text:p>
          </table:table-cell>
          <table:table-cell office:value-type="string" calcext:value-type="string">
            <text:p>2012-10-21T00:13: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12792, 49.5571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3:54Z</text:p>
          </table:table-cell>
          <table:table-cell office:value-type="string" calcext:value-type="string">
            <text:p>/places/109304/dare-location</text:p>
          </table:table-cell>
          <table:table-cell office:value-type="float" office:value="109304" calcext:value-type="float">
            <text:p>109304</text:p>
          </table:table-cell>
          <table:table-cell office:value-type="float" office:value="49.557165" calcext:value-type="float">
            <text:p>49.557165</text:p>
          </table:table-cell>
          <table:table-cell office:value-type="string" calcext:value-type="string">
            <text:p>49.557165,1.212792</text:p>
          </table:table-cell>
          <table:table-cell office:value-type="float" office:value="1.212792" calcext:value-type="float">
            <text:p>1.21279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f7098c0691971327e6a07582294ad0c5</text:p>
          </table:table-cell>
          <table:table-cell office:value-type="string" calcext:value-type="string">
            <text:p>St-André-sur-Cailly</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1.83547590991, 49.5646384113, 1.83547590991, 49.5646384113</text:p>
          </table:table-cell>
          <table:table-cell office:value-type="string" calcext:value-type="string">
            <text:p>2012-10-21T00:14:3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83547590991, 49.564638411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4:32Z</text:p>
          </table:table-cell>
          <table:table-cell office:value-type="string" calcext:value-type="string">
            <text:p>/places/109349/dare-location</text:p>
          </table:table-cell>
          <table:table-cell office:value-type="float" office:value="109349" calcext:value-type="float">
            <text:p>109349</text:p>
          </table:table-cell>
          <table:table-cell office:value-type="float" office:value="49.5646384113" calcext:value-type="float">
            <text:p>49.5646384113</text:p>
          </table:table-cell>
          <table:table-cell office:value-type="string" calcext:value-type="string">
            <text:p>49.564638,1.835476</text:p>
          </table:table-cell>
          <table:table-cell office:value-type="float" office:value="1.8354759099" calcext:value-type="float">
            <text:p>1.83547590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3885dec6b30312838534b4b39a0f5142</text:p>
          </table:table-cell>
          <table:table-cell office:value-type="string" calcext:value-type="string">
            <text:p>Songeons</text:p>
          </table:table-cell>
          <table:table-cell office:value-type="string" calcext:value-type="string">
            <text:p>FR</text:p>
          </table:table-cell>
        </table:table-row>
        <table:table-row table:style-name="ro1">
          <table:table-cell office:value-type="string" calcext:value-type="string">
            <text:p>Åhlfeldt, J.</text:p>
          </table:table-cell>
          <table:table-cell office:value-type="string" calcext:value-type="string">
            <text:p>6.193621, 50.729757, 6.193621, 50.729757</text:p>
          </table:table-cell>
          <table:table-cell office:value-type="string" calcext:value-type="string">
            <text:p>2012-10-21T00:15:1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193621, 50.72975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5:12Z</text:p>
          </table:table-cell>
          <table:table-cell office:value-type="string" calcext:value-type="string">
            <text:p>/places/109411/dare-location</text:p>
          </table:table-cell>
          <table:table-cell office:value-type="float" office:value="109411" calcext:value-type="float">
            <text:p>109411</text:p>
          </table:table-cell>
          <table:table-cell office:value-type="float" office:value="50.729757" calcext:value-type="float">
            <text:p>50.729757</text:p>
          </table:table-cell>
          <table:table-cell office:value-type="string" calcext:value-type="string">
            <text:p>50.729757,6.193621</text:p>
          </table:table-cell>
          <table:table-cell office:value-type="float" office:value="6.193621" calcext:value-type="float">
            <text:p>6.19362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2eb99dd5eaea86d3af8e855f1f4d1207</text:p>
          </table:table-cell>
          <table:table-cell office:value-type="string" calcext:value-type="string">
            <text:p>Varnenum</text:p>
          </table:table-cell>
          <table:table-cell office:value-type="string" calcext:value-type="string">
            <text:p>DE</text:p>
          </table:table-cell>
        </table:table-row>
        <table:table-row table:style-name="ro1">
          <table:table-cell office:value-type="string" calcext:value-type="string">
            <text:p>Bender,Temple of <text:s/>H., DARMC, R. Talbert, S. Gillies, Elliott</text:p>
          </table:table-cell>
          <table:table-cell office:value-type="string" calcext:value-type="string">
            <text:p>12.383583, 46.447238, 12.383583, 46.447238</text:p>
          </table:table-cell>
          <table:table-cell office:value-type="string" calcext:value-type="string">
            <text:p>2011-03-09T22:46:54Z</text:p>
          </table:table-cell>
          <table:table-cell office:value-type="string" calcext:value-type="string">
            <text:p>H. Bender</text:p>
          </table:table-cell>
          <table:table-cell office:value-type="float" office:value="2" calcext:value-type="float">
            <text:p>2</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12.383583, 46.447238]}</text:p>
          </table:table-cell>
          <table:table-cell office:value-type="string" calcext:value-type="string">
            <text:p>darmc-location-15924</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4-02-11T16:13:45Z</text:p>
          </table:table-cell>
          <table:table-cell office:value-type="string" calcext:value-type="string">
            <text:p>/places/187333/darmc-location-15924</text:p>
          </table:table-cell>
          <table:table-cell office:value-type="float" office:value="187333" calcext:value-type="float">
            <text:p>187333</text:p>
          </table:table-cell>
          <table:table-cell office:value-type="float" office:value="46.447238" calcext:value-type="float">
            <text:p>46.447238</text:p>
          </table:table-cell>
          <table:table-cell office:value-type="string" calcext:value-type="string">
            <text:p>46.447238,12.383583</text:p>
          </table:table-cell>
          <table:table-cell office:value-type="float" office:value="12.383583" calcext:value-type="float">
            <text:p>12.383583</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15924</text:p>
          </table:table-cell>
          <table:table-cell office:value-type="string" calcext:value-type="string">
            <text:p>ef14599d4986b7bcf8bd33973d617442</text:p>
          </table:table-cell>
          <table:table-cell office:value-type="string" calcext:value-type="string">
            <text:p>DARMC location 15924</text:p>
          </table:table-cell>
          <table:table-cell office:value-type="string" calcext:value-type="string">
            <text:p>IT</text:p>
          </table:table-cell>
        </table:table-row>
        <table:table-row table:style-name="ro1">
          <table:table-cell office:value-type="string" calcext:value-type="string">
            <text:p>Sivan,Temple of <text:s/>H., S. Keay, R. Mathisen, DARMC, R. Talbert, J. Becker, S. Gillies, Elliott</text:p>
          </table:table-cell>
          <table:table-cell office:value-type="string" calcext:value-type="string">
            <text:p>2.869461, 42.450267, 2.869461, 42.450267</text:p>
          </table:table-cell>
          <table:table-cell office:value-type="string" calcext:value-type="string">
            <text:p>2011-03-04T23:27:22Z</text:p>
          </table:table-cell>
          <table:table-cell office:value-type="string" calcext:value-type="string">
            <text:p>H.S. Sivan, S.J. Keay, R.W. Mathisen</text:p>
          </table:table-cell>
          <table:table-cell office:value-type="float" office:value="1" calcext:value-type="float">
            <text:p>1</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2.869461, 42.450267]}</text:p>
          </table:table-cell>
          <table:table-cell office:value-type="string" calcext:value-type="string">
            <text:p>darmc-location-16146</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4-03-23T03:24:21Z</text:p>
          </table:table-cell>
          <table:table-cell office:value-type="string" calcext:value-type="string">
            <text:p>/places/246566/darmc-location-16146</text:p>
          </table:table-cell>
          <table:table-cell office:value-type="float" office:value="246566" calcext:value-type="float">
            <text:p>246566</text:p>
          </table:table-cell>
          <table:table-cell office:value-type="float" office:value="42.450267" calcext:value-type="float">
            <text:p>42.450267</text:p>
          </table:table-cell>
          <table:table-cell office:value-type="string" calcext:value-type="string">
            <text:p>42.450267,2.869461</text:p>
          </table:table-cell>
          <table:table-cell office:value-type="float" office:value="2.869461" calcext:value-type="float">
            <text:p>2.86946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16146</text:p>
          </table:table-cell>
          <table:table-cell office:value-type="string" calcext:value-type="string">
            <text:p>6faa3c1057dfc881ad226189915ed52e</text:p>
          </table:table-cell>
          <table:table-cell office:value-type="string" calcext:value-type="string">
            <text:p>DARMC location 16146</text:p>
          </table:table-cell>
          <table:table-cell office:value-type="string" calcext:value-type="string">
            <text:p>ES</text:p>
          </table:table-cell>
        </table:table-row>
        <table:table-row table:style-name="ro1">
          <table:table-cell office:value-type="string" calcext:value-type="string">
            <text:p>Sivan,Temple of <text:s/>H., S. Keay, R. Mathisen, DARMC, R. Talbert, S. Gillies, Elliott</text:p>
          </table:table-cell>
          <table:table-cell office:value-type="string" calcext:value-type="string">
            <text:p>-0.044053, 41.234009, -0.044053, 41.234009</text:p>
          </table:table-cell>
          <table:table-cell office:value-type="string" calcext:value-type="string">
            <text:p>2011-03-04T23:33:03Z</text:p>
          </table:table-cell>
          <table:table-cell office:value-type="string" calcext:value-type="string">
            <text:p>H.S. Sivan, S.J. Keay, R.W. Mathisen</text:p>
          </table:table-cell>
          <table:table-cell office:value-type="float" office:value="1" calcext:value-type="float">
            <text:p>1</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0.044053, 41.234009]}</text:p>
          </table:table-cell>
          <table:table-cell office:value-type="string" calcext:value-type="string">
            <text:p>darmc-location-20607</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3-23T15:48:51Z</text:p>
          </table:table-cell>
          <table:table-cell office:value-type="string" calcext:value-type="string">
            <text:p>/places/246502/darmc-location-20607</text:p>
          </table:table-cell>
          <table:table-cell office:value-type="float" office:value="246502" calcext:value-type="float">
            <text:p>246502</text:p>
          </table:table-cell>
          <table:table-cell office:value-type="float" office:value="41.234009" calcext:value-type="float">
            <text:p>41.234009</text:p>
          </table:table-cell>
          <table:table-cell office:value-type="string" calcext:value-type="string">
            <text:p>41.234009,-0.044053</text:p>
          </table:table-cell>
          <table:table-cell office:value-type="float" office:value="-0.044053" calcext:value-type="float">
            <text:p>-0.04405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MC location 20607</text:p>
          </table:table-cell>
          <table:table-cell office:value-type="string" calcext:value-type="string">
            <text:p>c2de04d1dbd9e2181f6fd146c3a4f907</text:p>
          </table:table-cell>
          <table:table-cell office:value-type="string" calcext:value-type="string">
            <text:p>DARMC location 20607</text:p>
          </table:table-cell>
          <table:table-cell office:value-type="string" calcext:value-type="string">
            <text:p>ES</text:p>
          </table:table-cell>
        </table:table-row>
        <table:table-row table:style-name="ro1">
          <table:table-cell office:value-type="string" calcext:value-type="string">
            <text:p>Quilici,Temple of <text:s/>L., S. Quilici Gigli, DARMC, R. Talbert, S. Gillies, Elliott</text:p>
          </table:table-cell>
          <table:table-cell office:value-type="string" calcext:value-type="string">
            <text:p>12.447668, 41.959271, 12.447668, 41.959271</text:p>
          </table:table-cell>
          <table:table-cell office:value-type="string" calcext:value-type="string">
            <text:p>2011-01-21T23:14:04Z</text:p>
          </table:table-cell>
          <table:table-cell office:value-type="string" calcext:value-type="string">
            <text:p>L. Quilici, S. Quilici Gigli</text:p>
          </table:table-cell>
          <table:table-cell/>
          <table:table-cell office:value-type="string" calcext:value-type="string">
            <text:p>150K scale point location</text:p>
          </table:table-cell>
          <table:table-cell office:value-type="string" calcext:value-type="string">
            <text:p>temple,</text:p>
          </table:table-cell>
          <table:table-cell office:value-type="string" calcext:value-type="string">
            <text:p>{"type": "Point", "coordinates": [12.447668, 41.959271]}</text:p>
          </table:table-cell>
          <table:table-cell office:value-type="string" calcext:value-type="string">
            <text:p>darmc-location-20632</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4-02-22T20:40:48Z</text:p>
          </table:table-cell>
          <table:table-cell office:value-type="string" calcext:value-type="string">
            <text:p>/places/423024/darmc-location-20632</text:p>
          </table:table-cell>
          <table:table-cell office:value-type="float" office:value="423024" calcext:value-type="float">
            <text:p>423024</text:p>
          </table:table-cell>
          <table:table-cell office:value-type="float" office:value="41.959271" calcext:value-type="float">
            <text:p>41.959271</text:p>
          </table:table-cell>
          <table:table-cell office:value-type="string" calcext:value-type="string">
            <text:p>41.959271,12.447668</text:p>
          </table:table-cell>
          <table:table-cell office:value-type="float" office:value="12.447668" calcext:value-type="float">
            <text:p>12.44766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MC location 20632</text:p>
          </table:table-cell>
          <table:table-cell office:value-type="string" calcext:value-type="string">
            <text:p>4f713d6b24164e9fde1d3818102a128b</text:p>
          </table:table-cell>
          <table:table-cell office:value-type="string" calcext:value-type="string">
            <text:p>DARMC location 20632</text:p>
          </table:table-cell>
          <table:table-cell office:value-type="string" calcext:value-type="string">
            <text:p>IT</text:p>
          </table:table-cell>
        </table:table-row>
        <table:table-row table:style-name="ro1">
          <table:table-cell office:value-type="string" calcext:value-type="string">
            <text:p>Quilici,Temple of <text:s/>L., S. Quilici Gigli, DARMC, R. Talbert, J. Becker, S. Gillies, Elliott</text:p>
          </table:table-cell>
          <table:table-cell office:value-type="string" calcext:value-type="string">
            <text:p>12.520981, 41.852196, 12.520981, 41.852196</text:p>
          </table:table-cell>
          <table:table-cell office:value-type="string" calcext:value-type="string">
            <text:p>2011-01-21T23:14:16Z</text:p>
          </table:table-cell>
          <table:table-cell office:value-type="string" calcext:value-type="string">
            <text:p>L. Quilici, S. Quilici Gigli</text:p>
          </table:table-cell>
          <table:table-cell/>
          <table:table-cell office:value-type="string" calcext:value-type="string">
            <text:p>150K scale point location</text:p>
          </table:table-cell>
          <table:table-cell office:value-type="string" calcext:value-type="string">
            <text:p>temple,</text:p>
          </table:table-cell>
          <table:table-cell office:value-type="string" calcext:value-type="string">
            <text:p>{"type": "Point", "coordinates": [12.520981, 41.852196]}</text:p>
          </table:table-cell>
          <table:table-cell office:value-type="string" calcext:value-type="string">
            <text:p>darmc-location-20654</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3-10-26T01:36:05Z</text:p>
          </table:table-cell>
          <table:table-cell office:value-type="string" calcext:value-type="string">
            <text:p>/places/423064/darmc-location-20654</text:p>
          </table:table-cell>
          <table:table-cell office:value-type="float" office:value="423064" calcext:value-type="float">
            <text:p>423064</text:p>
          </table:table-cell>
          <table:table-cell office:value-type="float" office:value="41.852196" calcext:value-type="float">
            <text:p>41.852196</text:p>
          </table:table-cell>
          <table:table-cell office:value-type="string" calcext:value-type="string">
            <text:p>41.852196,12.520981</text:p>
          </table:table-cell>
          <table:table-cell office:value-type="float" office:value="12.520981" calcext:value-type="float">
            <text:p>12.52098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20654</text:p>
          </table:table-cell>
          <table:table-cell office:value-type="string" calcext:value-type="string">
            <text:p>4afef3f12631672af66653c4f0bd577e</text:p>
          </table:table-cell>
          <table:table-cell office:value-type="string" calcext:value-type="string">
            <text:p>DARMC location 20654</text:p>
          </table:table-cell>
          <table:table-cell office:value-type="string" calcext:value-type="string">
            <text:p>IT</text:p>
          </table:table-cell>
        </table:table-row>
        <table:table-row table:style-name="ro1">
          <table:table-cell office:value-type="string" calcext:value-type="string">
            <text:p>Millet,Temple of <text:s/>N., DARMC, R. Talbert, J. Becker, S. Gillies, Elliott</text:p>
          </table:table-cell>
          <table:table-cell office:value-type="string" calcext:value-type="string">
            <text:p>31.770152, 18.408769, 31.770152, 18.408769</text:p>
          </table:table-cell>
          <table:table-cell office:value-type="string" calcext:value-type="string">
            <text:p>2011-03-10T00:35:45Z</text:p>
          </table:table-cell>
          <table:table-cell office:value-type="string" calcext:value-type="string">
            <text:p>N.B. Millet</text:p>
          </table:table-cell>
          <table:table-cell office:value-type="float" office:value="1" calcext:value-type="float">
            <text:p>1</text:p>
          </table:table-cell>
          <table:table-cell office:value-type="string" calcext:value-type="string">
            <text:p>Point location</text:p>
          </table:table-cell>
          <table:table-cell office:value-type="string" calcext:value-type="string">
            <text:p>temple, cemetery,</text:p>
          </table:table-cell>
          <table:table-cell office:value-type="string" calcext:value-type="string">
            <text:p>{"type": "Point", "coordinates": [31.770152, 18.408769]}</text:p>
          </table:table-cell>
          <table:table-cell office:value-type="string" calcext:value-type="string">
            <text:p>darmc-location-21391</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10-06T21:38:45Z</text:p>
          </table:table-cell>
          <table:table-cell office:value-type="string" calcext:value-type="string">
            <text:p>/places/805623/darmc-location-21391</text:p>
          </table:table-cell>
          <table:table-cell office:value-type="float" office:value="805623" calcext:value-type="float">
            <text:p>805623</text:p>
          </table:table-cell>
          <table:table-cell office:value-type="float" office:value="18.408769" calcext:value-type="float">
            <text:p>18.408769</text:p>
          </table:table-cell>
          <table:table-cell office:value-type="string" calcext:value-type="string">
            <text:p>18.408769,31.770152</text:p>
          </table:table-cell>
          <table:table-cell office:value-type="float" office:value="31.770152" calcext:value-type="float">
            <text:p>31.770152</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DARMC location 21391</text:p>
          </table:table-cell>
          <table:table-cell office:value-type="string" calcext:value-type="string">
            <text:p>653f21bac73cf053711b572c6086bf0e</text:p>
          </table:table-cell>
          <table:table-cell office:value-type="string" calcext:value-type="string">
            <text:p>DARMC location 21391</text:p>
          </table:table-cell>
          <table:table-cell office:value-type="string" calcext:value-type="string">
            <text:p>SD</text:p>
          </table:table-cell>
        </table:table-row>
        <table:table-row table:style-name="ro1">
          <table:table-cell office:value-type="string" calcext:value-type="string">
            <text:p>Edlund Berry,Temple of <text:s/>I., A. Small, DARMC, R. Talbert, S. Gillies, Elliott</text:p>
          </table:table-cell>
          <table:table-cell office:value-type="string" calcext:value-type="string">
            <text:p>16.81695, 40.416189, 16.81695, 40.416189</text:p>
          </table:table-cell>
          <table:table-cell office:value-type="string" calcext:value-type="string">
            <text:p>2011-01-31T20:54:18Z</text:p>
          </table:table-cell>
          <table:table-cell office:value-type="string" calcext:value-type="string">
            <text:p>I.E.M. Edlund Berry, A.M. Small</text:p>
          </table:table-cell>
          <table:table-cell office:value-type="float" office:value="1" calcext:value-type="float">
            <text:p>1</text:p>
          </table:table-cell>
          <table:table-cell office:value-type="string" calcext:value-type="string">
            <text:p>500K scale point location</text:p>
          </table:table-cell>
          <table:table-cell office:value-type="string" calcext:value-type="string">
            <text:p>temple,</text:p>
          </table:table-cell>
          <table:table-cell office:value-type="string" calcext:value-type="string">
            <text:p>{"type": "Point", "coordinates": [16.81695, 40.416189]}</text:p>
          </table:table-cell>
          <table:table-cell office:value-type="string" calcext:value-type="string">
            <text:p>darmc-location-7657</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4-02-07T13:26:50Z</text:p>
          </table:table-cell>
          <table:table-cell office:value-type="string" calcext:value-type="string">
            <text:p>/places/442611/darmc-location-7657</text:p>
          </table:table-cell>
          <table:table-cell office:value-type="float" office:value="442611" calcext:value-type="float">
            <text:p>442611</text:p>
          </table:table-cell>
          <table:table-cell office:value-type="float" office:value="40.416189" calcext:value-type="float">
            <text:p>40.416189</text:p>
          </table:table-cell>
          <table:table-cell office:value-type="string" calcext:value-type="string">
            <text:p>40.416189,16.816950</text:p>
          </table:table-cell>
          <table:table-cell office:value-type="float" office:value="16.81695" calcext:value-type="float">
            <text:p>16.8169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MC location 7657</text:p>
          </table:table-cell>
          <table:table-cell office:value-type="string" calcext:value-type="string">
            <text:p>1c9c4023271fbc95e692ab9be72ed9a6</text:p>
          </table:table-cell>
          <table:table-cell office:value-type="string" calcext:value-type="string">
            <text:p>DARMC location 7657</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832405, 37.94147, 12.832405, 37.94147</text:p>
          </table:table-cell>
          <table:table-cell office:value-type="string" calcext:value-type="string">
            <text:p>2013-01-23T20:49:14Z</text:p>
          </table:table-cell>
          <table:table-cell office:value-type="string" calcext:value-type="string">
            <text:p>jbecker</text:p>
          </table:table-cell>
          <table:table-cell/>
          <table:table-cell office:value-type="string" calcext:value-type="string">
            <text:p>An incomplete (6 x 14) temple of the Doric order at Segesta.</text:p>
          </table:table-cell>
          <table:table-cell office:value-type="string" calcext:value-type="string">
            <text:p>temple,</text:p>
          </table:table-cell>
          <table:table-cell office:value-type="string" calcext:value-type="string">
            <text:p>{"type": "Point", "coordinates": [12.832405, 37.94147]}</text:p>
          </table:table-cell>
          <table:table-cell office:value-type="string" calcext:value-type="string">
            <text:p>doric-temple</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3-22T21:16:36Z</text:p>
          </table:table-cell>
          <table:table-cell office:value-type="string" calcext:value-type="string">
            <text:p>/places/462487/doric-temple</text:p>
          </table:table-cell>
          <table:table-cell office:value-type="float" office:value="462487" calcext:value-type="float">
            <text:p>462487</text:p>
          </table:table-cell>
          <table:table-cell office:value-type="float" office:value="37.94147" calcext:value-type="float">
            <text:p>37.94147</text:p>
          </table:table-cell>
          <table:table-cell office:value-type="string" calcext:value-type="string">
            <text:p>37.941470,12.832405</text:p>
          </table:table-cell>
          <table:table-cell office:value-type="float" office:value="12.832405" calcext:value-type="float">
            <text:p>12.832405</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Doric temple</text:p>
          </table:table-cell>
          <table:table-cell office:value-type="string" calcext:value-type="string">
            <text:p>ccd8e01b23c6afef9ad172d5c0ad758d</text:p>
          </table:table-cell>
          <table:table-cell office:value-type="string" calcext:value-type="string">
            <text:p>Doric temple</text:p>
          </table:table-cell>
          <table:table-cell office:value-type="string" calcext:value-type="string">
            <text:p>IT</text:p>
          </table:table-cell>
        </table:table-row>
        <table:table-row table:style-name="ro1">
          <table:table-cell office:value-type="string" calcext:value-type="string">
            <text:p>Becker,Temple of <text:s/>J., S. Gillies, Elliott</text:p>
          </table:table-cell>
          <table:table-cell office:value-type="string" calcext:value-type="string">
            <text:p>12.721667, 41.891111, 12.721667, 41.891111</text:p>
          </table:table-cell>
          <table:table-cell office:value-type="string" calcext:value-type="string">
            <text:p>2011-12-03T15:56:23Z</text:p>
          </table:table-cell>
          <table:table-cell office:value-type="string" calcext:value-type="string">
            <text:p>jbecker</text:p>
          </table:table-cell>
          <table:table-cell office:value-type="float" office:value="4" calcext:value-type="float">
            <text:p>4</text:p>
          </table:table-cell>
          <table:table-cell office:value-type="string" calcext:value-type="string">
            <text:p>An extra-mural sanctuary located at the eastern gate of Gabii</text:p>
          </table:table-cell>
          <table:table-cell office:value-type="string" calcext:value-type="string">
            <text:p>temple,</text:p>
          </table:table-cell>
          <table:table-cell office:value-type="string" calcext:value-type="string">
            <text:p>{"type": "Point", "coordinates": [12.721667, 41.891111]}</text:p>
          </table:table-cell>
          <table:table-cell office:value-type="string" calcext:value-type="string">
            <text:p>eastern-sanctuary</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4-12T20:31:18Z</text:p>
          </table:table-cell>
          <table:table-cell office:value-type="string" calcext:value-type="string">
            <text:p>/places/422932/eastern-sanctuary</text:p>
          </table:table-cell>
          <table:table-cell office:value-type="float" office:value="422932" calcext:value-type="float">
            <text:p>422932</text:p>
          </table:table-cell>
          <table:table-cell office:value-type="float" office:value="41.891111" calcext:value-type="float">
            <text:p>41.891111</text:p>
          </table:table-cell>
          <table:table-cell office:value-type="string" calcext:value-type="string">
            <text:p>41.891111,12.721667</text:p>
          </table:table-cell>
          <table:table-cell office:value-type="float" office:value="12.721667" calcext:value-type="float">
            <text:p>12.721667</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Eastern sanctuary</text:p>
          </table:table-cell>
          <table:table-cell office:value-type="string" calcext:value-type="string">
            <text:p>70df8069e041dfd6dfc5ecfe5d4a648a</text:p>
          </table:table-cell>
          <table:table-cell office:value-type="string" calcext:value-type="string">
            <text:p>Eastern sanctuary</text:p>
          </table:table-cell>
          <table:table-cell office:value-type="string" calcext:value-type="string">
            <text:p>IT</text:p>
          </table:table-cell>
        </table:table-row>
        <table:table-row table:style-name="ro2">
          <table:table-cell office:value-type="string" calcext:value-type="string">
            <text:p>Åhlfeldt, J.</text:p>
          </table:table-cell>
          <table:table-cell office:value-type="string" calcext:value-type="string">
            <text:p>5.386586, 48.632434, 5.386586, 48.632434</text:p>
          </table:table-cell>
          <table:table-cell office:value-type="string" calcext:value-type="string">
            <text:p>2011-11-22T11:42:04Z</text:p>
          </table:table-cell>
          <table:table-cell office:value-type="string" calcext:value-type="string">
            <text:p>jahlfeldt</text:p>
          </table:table-cell>
          <table:table-cell office:value-type="float" office:value="3" calcext:value-type="float">
            <text:p>3</text:p>
          </table:table-cell>
          <table:table-cell office:value-type="string" calcext:value-type="string">
            <text:p>Archaeological remains of the Gallo-Roman temple at ancient Nasium, located at Mazeroie, commune Naix-aux-Forges</text:p>
          </table:table-cell>
          <table:table-cell office:value-type="string" calcext:value-type="string">
            <text:p>unknown</text:p>
          </table:table-cell>
          <table:table-cell office:value-type="string" calcext:value-type="string">
            <text:p>{"type": "Point", "coordinates": [5.386586, 48.632434]}</text:p>
          </table:table-cell>
          <table:table-cell office:value-type="string" calcext:value-type="string">
            <text:p>center-point-of-the-archaeological-site-nasium</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2-14T21:11:55Z</text:p>
          </table:table-cell>
          <table:table-cell office:value-type="string" calcext:value-type="string">
            <text:p>/places/109190/center-point-of-the-archaeological-site-nasium</text:p>
          </table:table-cell>
          <table:table-cell office:value-type="float" office:value="109190" calcext:value-type="float">
            <text:p>109190</text:p>
          </table:table-cell>
          <table:table-cell office:value-type="float" office:value="48.632434" calcext:value-type="float">
            <text:p>48.632434</text:p>
          </table:table-cell>
          <table:table-cell office:value-type="string" calcext:value-type="string">
            <text:p>48.632434,5.386586</text:p>
          </table:table-cell>
          <table:table-cell office:value-type="float" office:value="5.386586" calcext:value-type="float">
            <text:p>5.386586</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Gallo-Roman temple</text:p>
          </table:table-cell>
          <table:table-cell office:value-type="string" calcext:value-type="string">
            <text:p>1d84d2411cb2023e012f94bfc53e7062</text:p>
          </table:table-cell>
          <table:table-cell office:value-type="string" calcext:value-type="string">
            <text:p>Gallo-Roman temple</text:p>
          </table:table-cell>
          <table:table-cell office:value-type="string" calcext:value-type="string">
            <text:p>FR</text:p>
          </table:table-cell>
        </table:table-row>
        <table:table-row table:style-name="ro1">
          <table:table-cell office:value-type="string" calcext:value-type="string">
            <text:p>Tuttle, W.</text:p>
          </table:table-cell>
          <table:table-cell office:value-type="string" calcext:value-type="string">
            <text:p>12.481667, 41.892222, 12.481667, 41.892222</text:p>
          </table:table-cell>
          <table:table-cell office:value-type="string" calcext:value-type="string">
            <text:p>2015-07-23T18:07:05Z</text:p>
          </table:table-cell>
          <table:table-cell office:value-type="string" calcext:value-type="string">
            <text:p>wtuttle</text:p>
          </table:table-cell>
          <table:table-cell office:value-type="float" office:value="2" calcext:value-type="float">
            <text:p>2</text:p>
          </table:table-cell>
          <table:table-cell office:value-type="string" calcext:value-type="string">
            <text:p>Coordinates following GeoHack</text:p>
          </table:table-cell>
          <table:table-cell office:value-type="string" calcext:value-type="string">
            <text:p>temple,</text:p>
          </table:table-cell>
          <table:table-cell office:value-type="string" calcext:value-type="string">
            <text:p>{"type": "Point", "coordinates": [12.481667, 41.892222]}</text:p>
          </table:table-cell>
          <table:table-cell office:value-type="string" calcext:value-type="string">
            <text:p>temple-of-jupiter-optimus-maximu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5-07-30T20:38:53Z</text:p>
          </table:table-cell>
          <table:table-cell office:value-type="string" calcext:value-type="string">
            <text:p>/places/871801169/temple-of-jupiter-optimus-maximus</text:p>
          </table:table-cell>
          <table:table-cell office:value-type="float" office:value="871801169" calcext:value-type="float">
            <text:p>871801169</text:p>
          </table:table-cell>
          <table:table-cell office:value-type="float" office:value="41.892222" calcext:value-type="float">
            <text:p>41.892222</text:p>
          </table:table-cell>
          <table:table-cell office:value-type="string" calcext:value-type="string">
            <text:p>41.892222,12.481667</text:p>
          </table:table-cell>
          <table:table-cell office:value-type="float" office:value="12.481667" calcext:value-type="float">
            <text:p>12.481667</text:p>
          </table:table-cell>
          <table:table-cell/>
          <table:table-cell office:value-type="string" calcext:value-type="string">
            <text:p>ACHR</text:p>
          </table:table-cell>
          <table:table-cell office:value-type="string" calcext:value-type="string">
            <text:p>archaic,classical,hellenistic-republican,roman-early-empire-late-antique</text:p>
          </table:table-cell>
          <table:table-cell office:value-type="string" calcext:value-type="string">
            <text:p>-750.0,640.0</text:p>
          </table:table-cell>
          <table:table-cell office:value-type="string" calcext:value-type="string">
            <text:p>GeoHack location of Temple of Jupiter Optimus Maximus</text:p>
          </table:table-cell>
          <table:table-cell office:value-type="string" calcext:value-type="string">
            <text:p>eb72c6338bc0393c067d0e7bc94b9cd1</text:p>
          </table:table-cell>
          <table:table-cell office:value-type="string" calcext:value-type="string">
            <text:p>GeoHack location of Temple of Jupiter Optimus Maximus</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14.268889, 36.05, 14.268889, 36.05</text:p>
          </table:table-cell>
          <table:table-cell office:value-type="string" calcext:value-type="string">
            <text:p>2012-11-03T03:42:40Z</text:p>
          </table:table-cell>
          <table:table-cell office:value-type="string" calcext:value-type="string">
            <text:p>jbecker</text:p>
          </table:table-cell>
          <table:table-cell office:value-type="float" office:value="3" calcext:value-type="float">
            <text:p>3</text:p>
          </table:table-cell>
          <table:table-cell office:value-type="string" calcext:value-type="string">
            <text:p>Neolithic, megalithic temple complex on the Mediterranean island of Gozo dating ca. 3600-2500 BC</text:p>
          </table:table-cell>
          <table:table-cell office:value-type="string" calcext:value-type="string">
            <text:p>temple,</text:p>
          </table:table-cell>
          <table:table-cell office:value-type="string" calcext:value-type="string">
            <text:p>{"type": "Point", "coordinates": [14.268889, 36.05]}</text:p>
          </table:table-cell>
          <table:table-cell office:value-type="string" calcext:value-type="string">
            <text:p>ggantija-temples</text:p>
          </table:table-cell>
          <table:table-cell office:value-type="string" calcext:value-type="string">
            <text:p>precise</text:p>
          </table:table-cell>
          <table:table-cell office:value-type="float" office:value="-2500" calcext:value-type="float">
            <text:p>-2500</text:p>
          </table:table-cell>
          <table:table-cell office:value-type="float" office:value="-5000" calcext:value-type="float">
            <text:p>-5000</text:p>
          </table:table-cell>
          <table:table-cell office:value-type="string" calcext:value-type="string">
            <text:p>2012-11-17T01:57:21Z</text:p>
          </table:table-cell>
          <table:table-cell office:value-type="string" calcext:value-type="string">
            <text:p>/places/62131047/ggantija-temples</text:p>
          </table:table-cell>
          <table:table-cell office:value-type="float" office:value="62131047" calcext:value-type="float">
            <text:p>62131047</text:p>
          </table:table-cell>
          <table:table-cell office:value-type="float" office:value="36.05" calcext:value-type="float">
            <text:p>36.05</text:p>
          </table:table-cell>
          <table:table-cell office:value-type="string" calcext:value-type="string">
            <text:p>36.050000,14.268889</text:p>
          </table:table-cell>
          <table:table-cell office:value-type="float" office:value="14.268889" calcext:value-type="float">
            <text:p>14.268889</text:p>
          </table:table-cell>
          <table:table-cell office:value-type="string" calcext:value-type="string">
            <text:p>UWHS</text:p>
          </table:table-cell>
          <table:table-cell office:value-type="string" calcext:value-type="string">
            <text:p>N</text:p>
          </table:table-cell>
          <table:table-cell office:value-type="string" calcext:value-type="string">
            <text:p>neolithic-malta</text:p>
          </table:table-cell>
          <table:table-cell office:value-type="string" calcext:value-type="string">
            <text:p>-5000.0,-2500.0</text:p>
          </table:table-cell>
          <table:table-cell office:value-type="string" calcext:value-type="string">
            <text:p>Ġgantija Temples</text:p>
          </table:table-cell>
          <table:table-cell office:value-type="string" calcext:value-type="string">
            <text:p>122dd80ff3954a0f47090b358a399f38</text:p>
          </table:table-cell>
          <table:table-cell office:value-type="string" calcext:value-type="string">
            <text:p>Ġgantija Temples</text:p>
          </table:table-cell>
          <table:table-cell office:value-type="string" calcext:value-type="string">
            <text:p>MT</text:p>
          </table:table-cell>
        </table:table-row>
        <table:table-row table:style-name="ro1">
          <table:table-cell office:value-type="string" calcext:value-type="string">
            <text:p>Becker,Temple of <text:s/>J., Elliott</text:p>
          </table:table-cell>
          <table:table-cell office:value-type="string" calcext:value-type="string">
            <text:p>14.442222, 35.827778, 14.442222, 35.827778</text:p>
          </table:table-cell>
          <table:table-cell office:value-type="string" calcext:value-type="string">
            <text:p>2012-11-03T03:47:36Z</text:p>
          </table:table-cell>
          <table:table-cell office:value-type="string" calcext:value-type="string">
            <text:p>jbecker</text:p>
          </table:table-cell>
          <table:table-cell office:value-type="float" office:value="2" calcext:value-type="float">
            <text:p>2</text:p>
          </table:table-cell>
          <table:table-cell office:value-type="string" calcext:value-type="string">
            <text:p>megalithic temple complex <text:s/>(ca. 3600-3200 BC)</text:p>
          </table:table-cell>
          <table:table-cell office:value-type="string" calcext:value-type="string">
            <text:p>temple,</text:p>
          </table:table-cell>
          <table:table-cell office:value-type="string" calcext:value-type="string">
            <text:p>{"type": "Point", "coordinates": [14.442222, 35.827778]}</text:p>
          </table:table-cell>
          <table:table-cell office:value-type="string" calcext:value-type="string">
            <text:p>hagar-qin</text:p>
          </table:table-cell>
          <table:table-cell office:value-type="string" calcext:value-type="string">
            <text:p>precise</text:p>
          </table:table-cell>
          <table:table-cell office:value-type="float" office:value="-2500" calcext:value-type="float">
            <text:p>-2500</text:p>
          </table:table-cell>
          <table:table-cell office:value-type="float" office:value="-5000" calcext:value-type="float">
            <text:p>-5000</text:p>
          </table:table-cell>
          <table:table-cell office:value-type="string" calcext:value-type="string">
            <text:p>2012-11-14T09:48:04Z</text:p>
          </table:table-cell>
          <table:table-cell office:value-type="string" calcext:value-type="string">
            <text:p>/places/75740664/hagar-qin</text:p>
          </table:table-cell>
          <table:table-cell office:value-type="float" office:value="75740664" calcext:value-type="float">
            <text:p>75740664</text:p>
          </table:table-cell>
          <table:table-cell office:value-type="float" office:value="35.827778" calcext:value-type="float">
            <text:p>35.827778</text:p>
          </table:table-cell>
          <table:table-cell office:value-type="string" calcext:value-type="string">
            <text:p>35.827778,14.442222</text:p>
          </table:table-cell>
          <table:table-cell office:value-type="float" office:value="14.442222" calcext:value-type="float">
            <text:p>14.442222</text:p>
          </table:table-cell>
          <table:table-cell office:value-type="string" calcext:value-type="string">
            <text:p>UWHS</text:p>
          </table:table-cell>
          <table:table-cell office:value-type="string" calcext:value-type="string">
            <text:p>N</text:p>
          </table:table-cell>
          <table:table-cell office:value-type="string" calcext:value-type="string">
            <text:p>neolithic-malta</text:p>
          </table:table-cell>
          <table:table-cell office:value-type="string" calcext:value-type="string">
            <text:p>-5000.0,-2500.0</text:p>
          </table:table-cell>
          <table:table-cell office:value-type="string" calcext:value-type="string">
            <text:p>Hagar Qin</text:p>
          </table:table-cell>
          <table:table-cell office:value-type="string" calcext:value-type="string">
            <text:p>458dfb14444d659422efd44b7adfc0ae</text:p>
          </table:table-cell>
          <table:table-cell office:value-type="string" calcext:value-type="string">
            <text:p>Hagar Qin</text:p>
          </table:table-cell>
          <table:table-cell office:value-type="string" calcext:value-type="string">
            <text:p>MT</text:p>
          </table:table-cell>
        </table:table-row>
        <table:table-row table:style-name="ro4">
          <table:table-cell office:value-type="string" calcext:value-type="string">
            <text:p>L Browning, R., A. Rabinowitz</text:p>
          </table:table-cell>
          <table:table-cell office:value-type="string" calcext:value-type="string">
            <text:p>23.721393, 37.975574, 23.721393, 37.975574</text:p>
          </table:table-cell>
          <table:table-cell office:value-type="string" calcext:value-type="string">
            <text:p>2013-04-29T05:00:56Z</text:p>
          </table:table-cell>
          <table:table-cell office:value-type="string" calcext:value-type="string">
            <text:p>rbrowning</text:p>
          </table:table-cell>
          <table:table-cell office:value-type="float" office:value="10" calcext:value-type="float">
            <text:p>10</text:p>
          </table:table-cell>
          <table:table-cell office:value-type="string" calcext:value-type="string">
            <text:p>Temple of Hephaistos located on the northwest side of the Agora of Athens</text:p>
          </table:table-cell>
          <table:table-cell office:value-type="string" calcext:value-type="string">
            <text:p>temple,</text:p>
          </table:table-cell>
          <table:table-cell office:value-type="string" calcext:value-type="string">
            <text:p>{"type": "Point", "coordinates": [23.721393, 37.975574]}</text:p>
          </table:table-cell>
          <table:table-cell office:value-type="string" calcext:value-type="string">
            <text:p>hephaisteion</text:p>
          </table:table-cell>
          <table:table-cell office:value-type="string" calcext:value-type="string">
            <text:p>precise</text:p>
          </table:table-cell>
          <table:table-cell office:value-type="float" office:value="1450" calcext:value-type="float">
            <text:p>1450</text:p>
          </table:table-cell>
          <table:table-cell office:value-type="float" office:value="-550" calcext:value-type="float">
            <text:p>-550</text:p>
          </table:table-cell>
          <table:table-cell office:value-type="string" calcext:value-type="string">
            <text:p>2013-07-08T20:01:11Z</text:p>
          </table:table-cell>
          <table:table-cell office:value-type="string" calcext:value-type="string">
            <text:p>/places/579885/hephaisteion</text:p>
          </table:table-cell>
          <table:table-cell office:value-type="float" office:value="579885" calcext:value-type="float">
            <text:p>579885</text:p>
          </table:table-cell>
          <table:table-cell office:value-type="float" office:value="37.975574" calcext:value-type="float">
            <text:p>37.975574</text:p>
          </table:table-cell>
          <table:table-cell office:value-type="string" calcext:value-type="string">
            <text:p>37.975574,23.721393</text:p>
          </table:table-cell>
          <table:table-cell office:value-type="float" office:value="23.721393" calcext:value-type="float">
            <text:p>23.721393</text:p>
          </table:table-cell>
          <table:table-cell office:value-type="string" calcext:value-type="string">
            <text:p>Hephaistos,Temple of <text:s/>dare:feature=major temple,mple</text:p>
          </table:table-cell>
          <table:table-cell office:value-type="string" calcext:value-type="string">
            <text:p>CHREML</text:p>
          </table:table-cell>
          <table:table-cell office:value-type="string" calcext:value-type="string">
            <text:p>classical,hellenistic-republican,roman-early-empire-late-antique,early-byzantine,middle-byzantine,late-byzantine</text:p>
          </table:table-cell>
          <table:table-cell office:value-type="string" calcext:value-type="string">
            <text:p>-550.0,1450.0</text:p>
          </table:table-cell>
          <table:table-cell office:value-type="string" calcext:value-type="string">
            <text:p>Hephaisteion</text:p>
          </table:table-cell>
          <table:table-cell office:value-type="string" calcext:value-type="string">
            <text:p>6fc47f68e9a3efcccc39901534f79139</text:p>
          </table:table-cell>
          <table:table-cell office:value-type="string" calcext:value-type="string">
            <text:p>Hephaisteion</text:p>
          </table:table-cell>
          <table:table-cell office:value-type="string" calcext:value-type="string">
            <text:p>GR</text:p>
          </table:table-cell>
        </table:table-row>
        <table:table-row table:style-name="ro2">
          <table:table-cell office:value-type="string" calcext:value-type="string">
            <text:p>Gillies, S.</text:p>
          </table:table-cell>
          <table:table-cell office:value-type="string" calcext:value-type="string">
            <text:p>35.2353407, 31.7782502, 35.2353407, 31.7782502</text:p>
          </table:table-cell>
          <table:table-cell office:value-type="string" calcext:value-type="string">
            <text:p>2013-02-14T17:18:35Z</text:p>
          </table:table-cell>
          <table:table-cell office:value-type="string" calcext:value-type="string">
            <text:p>sgillies</text:p>
          </table:table-cell>
          <table:table-cell office:value-type="float" office:value="3" calcext:value-type="float">
            <text:p>3</text:p>
          </table:table-cell>
          <table:table-cell office:value-type="string" calcext:value-type="string">
            <text:p>Point on the N edge of the Dome of the Rock, at the site of the First and Second Temples. Destroyed in 70 AD during the Roman siege.</text:p>
          </table:table-cell>
          <table:table-cell office:value-type="string" calcext:value-type="string">
            <text:p>temple,</text:p>
          </table:table-cell>
          <table:table-cell office:value-type="string" calcext:value-type="string">
            <text:p>{"type": "Point", "coordinates": [35.2353407, 31.7782502]}</text:p>
          </table:table-cell>
          <table:table-cell office:value-type="string" calcext:value-type="string">
            <text:p>herods-templ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5-18T01:08:49Z</text:p>
          </table:table-cell>
          <table:table-cell office:value-type="string" calcext:value-type="string">
            <text:p>/places/687928/herods-temple</text:p>
          </table:table-cell>
          <table:table-cell office:value-type="float" office:value="687928" calcext:value-type="float">
            <text:p>687928</text:p>
          </table:table-cell>
          <table:table-cell office:value-type="float" office:value="31.7782502" calcext:value-type="float">
            <text:p>31.7782502</text:p>
          </table:table-cell>
          <table:table-cell office:value-type="string" calcext:value-type="string">
            <text:p>31.778250,35.235341</text:p>
          </table:table-cell>
          <table:table-cell office:value-type="float" office:value="35.2353407" calcext:value-type="float">
            <text:p>35.235340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Herod's Temple</text:p>
          </table:table-cell>
          <table:table-cell office:value-type="string" calcext:value-type="string">
            <text:p>00cbc208157d85d23dcd0b832b8da6a4</text:p>
          </table:table-cell>
          <table:table-cell office:value-type="string" calcext:value-type="string">
            <text:p>Herod's Temple</text:p>
          </table:table-cell>
          <table:table-cell/>
        </table:table-row>
        <table:table-row table:style-name="ro2">
          <table:table-cell office:value-type="string" calcext:value-type="string">
            <text:p>Scalfano, P.</text:p>
          </table:table-cell>
          <table:table-cell office:value-type="string" calcext:value-type="string">
            <text:p>14.697361, 37.329954, 14.697361, 37.329954</text:p>
          </table:table-cell>
          <table:table-cell office:value-type="string" calcext:value-type="string">
            <text:p>2012-03-21T14:51:42Z</text:p>
          </table:table-cell>
          <table:table-cell office:value-type="string" calcext:value-type="string">
            <text:p>pscalfano</text:p>
          </table:table-cell>
          <table:table-cell office:value-type="float" office:value="2" calcext:value-type="float">
            <text:p>2</text:p>
          </table:table-cell>
          <table:table-cell office:value-type="string" calcext:value-type="string">
            <text:p>Archeological site of sanctuary at the Grotto of Rocchicella di Mineo,Temple of <text:s/>Sicily, Sanctuary of the Divine Palikoi,o boiling lakes</text:p>
          </table:table-cell>
          <table:table-cell office:value-type="string" calcext:value-type="string">
            <text:p>architecturalcomplex, temple,</text:p>
          </table:table-cell>
          <table:table-cell office:value-type="string" calcext:value-type="string">
            <text:p>{"type": "Point", "coordinates": [14.697361, 37.329954]}</text:p>
          </table:table-cell>
          <table:table-cell office:value-type="string" calcext:value-type="string">
            <text:p>center-point-of-visible-excavations</text:p>
          </table:table-cell>
          <table:table-cell office:value-type="string" calcext:value-type="string">
            <text:p>precise</text:p>
          </table:table-cell>
          <table:table-cell office:value-type="float" office:value="850" calcext:value-type="float">
            <text:p>850</text:p>
          </table:table-cell>
          <table:table-cell office:value-type="float" office:value="-750" calcext:value-type="float">
            <text:p>-750</text:p>
          </table:table-cell>
          <table:table-cell office:value-type="string" calcext:value-type="string">
            <text:p>2013-12-19T00:43:08Z</text:p>
          </table:table-cell>
          <table:table-cell office:value-type="string" calcext:value-type="string">
            <text:p>/places/465970/center-point-of-visible-excavations</text:p>
          </table:table-cell>
          <table:table-cell office:value-type="float" office:value="465970" calcext:value-type="float">
            <text:p>465970</text:p>
          </table:table-cell>
          <table:table-cell office:value-type="float" office:value="37.329954" calcext:value-type="float">
            <text:p>37.329954</text:p>
          </table:table-cell>
          <table:table-cell office:value-type="string" calcext:value-type="string">
            <text:p>37.329954,14.697361</text:p>
          </table:table-cell>
          <table:table-cell office:value-type="float" office:value="14.697361" calcext:value-type="float">
            <text:p>14.697361</text:p>
          </table:table-cell>
          <table:table-cell/>
          <table:table-cell office:value-type="string" calcext:value-type="string">
            <text:p>ACHLE</text:p>
          </table:table-cell>
          <table:table-cell office:value-type="string" calcext:value-type="string">
            <text:p>archaic,classical,hellenistic-republican,late-antique,early-byzantine</text:p>
          </table:table-cell>
          <table:table-cell office:value-type="string" calcext:value-type="string">
            <text:p>-750.0,850.0</text:p>
          </table:table-cell>
          <table:table-cell office:value-type="string" calcext:value-type="string">
            <text:p>Hestiaterion, at Grotto of the Divine Palikoi, Rocchicella di Mineo, Sicily</text:p>
          </table:table-cell>
          <table:table-cell office:value-type="string" calcext:value-type="string">
            <text:p>2d0c74971f097392a22a38f36df41f2c</text:p>
          </table:table-cell>
          <table:table-cell office:value-type="string" calcext:value-type="string">
            <text:p>Hestiaterion, at Grotto of the Divine Palikoi, Rocchicella di Mineo, Sicily</text:p>
          </table:table-cell>
          <table:table-cell office:value-type="string" calcext:value-type="string">
            <text:p>IT</text:p>
          </table:table-cell>
        </table:table-row>
        <table:table-row table:style-name="ro2">
          <table:table-cell office:value-type="string" calcext:value-type="string">
            <text:p>Becker,Temple of <text:s/>J., Elliott</text:p>
          </table:table-cell>
          <table:table-cell office:value-type="string" calcext:value-type="string">
            <text:p>14.506389, 35.87, 14.506389, 35.87</text:p>
          </table:table-cell>
          <table:table-cell office:value-type="string" calcext:value-type="string">
            <text:p>2012-11-03T01:56:30Z</text:p>
          </table:table-cell>
          <table:table-cell office:value-type="string" calcext:value-type="string">
            <text:p>jbecker</text:p>
          </table:table-cell>
          <table:table-cell office:value-type="float" office:value="4" calcext:value-type="float">
            <text:p>4</text:p>
          </table:table-cell>
          <table:table-cell office:value-type="string" calcext:value-type="string">
            <text:p>A prehistoric, subterranean temple; named as a UNESCO World Heritage Site in 1980</text:p>
          </table:table-cell>
          <table:table-cell office:value-type="string" calcext:value-type="string">
            <text:p>temple,</text:p>
          </table:table-cell>
          <table:table-cell office:value-type="string" calcext:value-type="string">
            <text:p>{"type": "Point", "coordinates": [14.506389, 35.87]}</text:p>
          </table:table-cell>
          <table:table-cell office:value-type="string" calcext:value-type="string">
            <text:p>hypogeum-of-126al-saflieni</text:p>
          </table:table-cell>
          <table:table-cell office:value-type="string" calcext:value-type="string">
            <text:p>precise</text:p>
          </table:table-cell>
          <table:table-cell office:value-type="float" office:value="-700" calcext:value-type="float">
            <text:p>-700</text:p>
          </table:table-cell>
          <table:table-cell office:value-type="float" office:value="-2500" calcext:value-type="float">
            <text:p>-2500</text:p>
          </table:table-cell>
          <table:table-cell office:value-type="string" calcext:value-type="string">
            <text:p>2012-11-14T10:18:13Z</text:p>
          </table:table-cell>
          <table:table-cell office:value-type="string" calcext:value-type="string">
            <text:p>/places/477527423/hypogeum-of-126al-saflieni</text:p>
          </table:table-cell>
          <table:table-cell office:value-type="float" office:value="477527423" calcext:value-type="float">
            <text:p>477527423</text:p>
          </table:table-cell>
          <table:table-cell office:value-type="float" office:value="35.87" calcext:value-type="float">
            <text:p>35.87</text:p>
          </table:table-cell>
          <table:table-cell office:value-type="string" calcext:value-type="string">
            <text:p>35.870000,14.506389</text:p>
          </table:table-cell>
          <table:table-cell office:value-type="float" office:value="14.506389" calcext:value-type="float">
            <text:p>14.506389</text:p>
          </table:table-cell>
          <table:table-cell office:value-type="string" calcext:value-type="string">
            <text:p>UWHS</text:p>
          </table:table-cell>
          <table:table-cell office:value-type="string" calcext:value-type="string">
            <text:p>B</text:p>
          </table:table-cell>
          <table:table-cell office:value-type="string" calcext:value-type="string">
            <text:p>bronze-age-malta</text:p>
          </table:table-cell>
          <table:table-cell office:value-type="string" calcext:value-type="string">
            <text:p>-2500.0,-700.0</text:p>
          </table:table-cell>
          <table:table-cell office:value-type="string" calcext:value-type="string">
            <text:p>Hypogeum of Ħal-Saflieni</text:p>
          </table:table-cell>
          <table:table-cell office:value-type="string" calcext:value-type="string">
            <text:p>6dafd7019f747fb316df0b735077200e</text:p>
          </table:table-cell>
          <table:table-cell office:value-type="string" calcext:value-type="string">
            <text:p>Hypogeum of Ħal-Saflieni</text:p>
          </table:table-cell>
          <table:table-cell office:value-type="string" calcext:value-type="string">
            <text:p>MT</text:p>
          </table:table-cell>
        </table:table-row>
        <table:table-row table:style-name="ro2">
          <table:table-cell office:value-type="string" calcext:value-type="string">
            <text:p>Hubbard,Temple of <text:s/>M., H. Wilmeth, B. Torres, Orr, A. Rabinowitz</text:p>
          </table:table-cell>
          <table:table-cell office:value-type="string" calcext:value-type="string">
            <text:p>27.373294, 36.688864, 27.373294, 36.688864</text:p>
          </table:table-cell>
          <table:table-cell office:value-type="string" calcext:value-type="string">
            <text:p>2015-04-29T01:47:31Z</text:p>
          </table:table-cell>
          <table:table-cell office:value-type="string" calcext:value-type="string">
            <text:p>mhubbard, hwilmeth</text:p>
          </table:table-cell>
          <table:table-cell office:value-type="float" office:value="2" calcext:value-type="float">
            <text:p>2</text:p>
          </table:table-cell>
          <table:table-cell office:value-type="string" calcext:value-type="string">
            <text:p>Location of the temple of Aphrodite Euploia at Knidos, based on satellite imagery.</text:p>
          </table:table-cell>
          <table:table-cell office:value-type="string" calcext:value-type="string">
            <text:p>temple,</text:p>
          </table:table-cell>
          <table:table-cell office:value-type="string" calcext:value-type="string">
            <text:p>{"type": "Point", "coordinates": [27.373294, 36.688864]}</text:p>
          </table:table-cell>
          <table:table-cell office:value-type="string" calcext:value-type="string">
            <text:p>temple-of-aphrodite-at-knido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5-08-22T12:59:31Z</text:p>
          </table:table-cell>
          <table:table-cell office:value-type="string" calcext:value-type="string">
            <text:p>/places/312238265/temple-of-aphrodite-at-knidos</text:p>
          </table:table-cell>
          <table:table-cell office:value-type="float" office:value="312238265" calcext:value-type="float">
            <text:p>312238265</text:p>
          </table:table-cell>
          <table:table-cell office:value-type="float" office:value="36.688864" calcext:value-type="float">
            <text:p>36.688864</text:p>
          </table:table-cell>
          <table:table-cell office:value-type="string" calcext:value-type="string">
            <text:p>36.688864,27.373294</text:p>
          </table:table-cell>
          <table:table-cell office:value-type="float" office:value="27.373294" calcext:value-type="float">
            <text:p>27.373294</text:p>
          </table:table-cell>
          <table:table-cell office:value-type="string" calcext:value-type="string">
            <text:p>Aphrodite</text:p>
          </table:table-cell>
          <table:table-cell office:value-type="string" calcext:value-type="string">
            <text:p>CHH</text:p>
          </table:table-cell>
          <table:table-cell office:value-type="string" calcext:value-type="string">
            <text:p>classical,hellenistic-republican,hellenistic-roman-early-empire</text:p>
          </table:table-cell>
          <table:table-cell office:value-type="string" calcext:value-type="string">
            <text:p>-550.0,300.0</text:p>
          </table:table-cell>
          <table:table-cell office:value-type="string" calcext:value-type="string">
            <text:p>Imagery location for Temple of Aphrodite Euploia</text:p>
          </table:table-cell>
          <table:table-cell office:value-type="string" calcext:value-type="string">
            <text:p>0eca0d9641c9acb7cc3df668cb24b278</text:p>
          </table:table-cell>
          <table:table-cell office:value-type="string" calcext:value-type="string">
            <text:p>Imagery location for Temple of Aphrodite Euploia</text:p>
          </table:table-cell>
          <table:table-cell office:value-type="string" calcext:value-type="string">
            <text:p>TR</text:p>
          </table:table-cell>
        </table:table-row>
        <table:table-row table:style-name="ro1">
          <table:table-cell office:value-type="string" calcext:value-type="string">
            <text:p>Becker,Temple of <text:s/>J., Elliott</text:p>
          </table:table-cell>
          <table:table-cell office:value-type="string" calcext:value-type="string">
            <text:p>38.9224, 37.2233, 38.9224, 37.2233</text:p>
          </table:table-cell>
          <table:table-cell office:value-type="string" calcext:value-type="string">
            <text:p>2012-09-14T20:11:38Z</text:p>
          </table:table-cell>
          <table:table-cell office:value-type="string" calcext:value-type="string">
            <text:p>jbecker</text:p>
          </table:table-cell>
          <table:table-cell office:value-type="float" office:value="3" calcext:value-type="float">
            <text:p>3</text:p>
          </table:table-cell>
          <table:table-cell office:value-type="string" calcext:value-type="string">
            <text:p>Coordinates following GeoHack, verified in Google Earth 2013.</text:p>
          </table:table-cell>
          <table:table-cell office:value-type="string" calcext:value-type="string">
            <text:p>temple,</text:p>
          </table:table-cell>
          <table:table-cell office:value-type="string" calcext:value-type="string">
            <text:p>{"type": "Point", "coordinates": [38.9224, 37.2233]}</text:p>
          </table:table-cell>
          <table:table-cell office:value-type="string" calcext:value-type="string">
            <text:p>goebekli-tepe</text:p>
          </table:table-cell>
          <table:table-cell office:value-type="string" calcext:value-type="string">
            <text:p>precise</text:p>
          </table:table-cell>
          <table:table-cell office:value-type="float" office:value="-3300" calcext:value-type="float">
            <text:p>-3300</text:p>
          </table:table-cell>
          <table:table-cell office:value-type="float" office:value="-10000" calcext:value-type="float">
            <text:p>-10000</text:p>
          </table:table-cell>
          <table:table-cell office:value-type="string" calcext:value-type="string">
            <text:p>2016-01-28T20:02:59Z</text:p>
          </table:table-cell>
          <table:table-cell office:value-type="string" calcext:value-type="string">
            <text:p>/places/245438984/goebekli-tepe</text:p>
          </table:table-cell>
          <table:table-cell office:value-type="float" office:value="245438984" calcext:value-type="float">
            <text:p>245438984</text:p>
          </table:table-cell>
          <table:table-cell office:value-type="float" office:value="37.2233" calcext:value-type="float">
            <text:p>37.2233</text:p>
          </table:table-cell>
          <table:table-cell office:value-type="string" calcext:value-type="string">
            <text:p>37.223300,38.922400</text:p>
          </table:table-cell>
          <table:table-cell office:value-type="float" office:value="38.9224" calcext:value-type="float">
            <text:p>38.9224</text:p>
          </table:table-cell>
          <table:table-cell/>
          <table:table-cell office:value-type="string" calcext:value-type="string">
            <text:p>N</text:p>
          </table:table-cell>
          <table:table-cell office:value-type="string" calcext:value-type="string">
            <text:p>neolithic-eastern-med</text:p>
          </table:table-cell>
          <table:table-cell office:value-type="string" calcext:value-type="string">
            <text:p>-10000.0,-3300.0</text:p>
          </table:table-cell>
          <table:table-cell office:value-type="string" calcext:value-type="string">
            <text:p>Imagery location of Göbekli Tepe</text:p>
          </table:table-cell>
          <table:table-cell office:value-type="string" calcext:value-type="string">
            <text:p>2055ec9fc6cdef684c19d8c9e58bbba6</text:p>
          </table:table-cell>
          <table:table-cell office:value-type="string" calcext:value-type="string">
            <text:p>Imagery location of Göbekli Tepe</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11.48, 43.924167, 11.48, 43.924167</text:p>
          </table:table-cell>
          <table:table-cell office:value-type="string" calcext:value-type="string">
            <text:p>2012-03-08T14:58:38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following GeoHack.</text:p>
          </table:table-cell>
          <table:table-cell office:value-type="string" calcext:value-type="string">
            <text:p>settlement, temple,</text:p>
          </table:table-cell>
          <table:table-cell office:value-type="string" calcext:value-type="string">
            <text:p>{"type": "Point", "coordinates": [11.48, 43.924167]}</text:p>
          </table:table-cell>
          <table:table-cell office:value-type="string" calcext:value-type="string">
            <text:p>poggio-colla-site</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5-08-18T13:42:11Z</text:p>
          </table:table-cell>
          <table:table-cell office:value-type="string" calcext:value-type="string">
            <text:p>/places/34221419/poggio-colla-site</text:p>
          </table:table-cell>
          <table:table-cell office:value-type="float" office:value="34221419" calcext:value-type="float">
            <text:p>34221419</text:p>
          </table:table-cell>
          <table:table-cell office:value-type="float" office:value="43.924167" calcext:value-type="float">
            <text:p>43.924167</text:p>
          </table:table-cell>
          <table:table-cell office:value-type="string" calcext:value-type="string">
            <text:p>43.924167,11.480000</text:p>
          </table:table-cell>
          <table:table-cell office:value-type="float" office:value="11.48" calcext:value-type="float">
            <text:p>11.48</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Imagery location of Poggio Colla site</text:p>
          </table:table-cell>
          <table:table-cell office:value-type="string" calcext:value-type="string">
            <text:p>ed0c37e0fdda577c9c6fb57dceab94e2</text:p>
          </table:table-cell>
          <table:table-cell office:value-type="string" calcext:value-type="string">
            <text:p>Imagery location of Poggio Colla site</text:p>
          </table:table-cell>
          <table:table-cell office:value-type="string" calcext:value-type="string">
            <text:p>IT</text:p>
          </table:table-cell>
        </table:table-row>
        <table:table-row table:style-name="ro1">
          <table:table-cell office:value-type="string" calcext:value-type="string">
            <text:p>Alavi,Temple of <text:s/>N., A. Rabinowitz, Elliott</text:p>
          </table:table-cell>
          <table:table-cell office:value-type="string" calcext:value-type="string">
            <text:p>21.862, 32.8223, 21.862, 32.8223</text:p>
          </table:table-cell>
          <table:table-cell office:value-type="string" calcext:value-type="string">
            <text:p>2013-04-28T23:50:43Z</text:p>
          </table:table-cell>
          <table:table-cell office:value-type="string" calcext:value-type="string">
            <text:p>nouraa</text:p>
          </table:table-cell>
          <table:table-cell office:value-type="float" office:value="9" calcext:value-type="float">
            <text:p>9</text:p>
          </table:table-cell>
          <table:table-cell office:value-type="string" calcext:value-type="string">
            <text:p>Representative point derived from Google Earth imagery.</text:p>
          </table:table-cell>
          <table:table-cell office:value-type="string" calcext:value-type="string">
            <text:p>temple,</text:p>
          </table:table-cell>
          <table:table-cell office:value-type="string" calcext:value-type="string">
            <text:p>{"type": "Point", "coordinates": [21.862, 32.8223]}</text:p>
          </table:table-cell>
          <table:table-cell office:value-type="string" calcext:value-type="string">
            <text:p>temple-of-zeus-1</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6-05-10T22:22:57Z</text:p>
          </table:table-cell>
          <table:table-cell office:value-type="string" calcext:value-type="string">
            <text:p>/places/103565779/temple-of-zeus-1</text:p>
          </table:table-cell>
          <table:table-cell office:value-type="float" office:value="103565779" calcext:value-type="float">
            <text:p>103565779</text:p>
          </table:table-cell>
          <table:table-cell office:value-type="float" office:value="32.8223" calcext:value-type="float">
            <text:p>32.8223</text:p>
          </table:table-cell>
          <table:table-cell office:value-type="string" calcext:value-type="string">
            <text:p>32.822300,21.862000</text:p>
          </table:table-cell>
          <table:table-cell office:value-type="float" office:value="21.862" calcext:value-type="float">
            <text:p>21.862</text:p>
          </table:table-cell>
          <table:table-cell office:value-type="string" calcext:value-type="string">
            <text:p>Zeus, temple</text:p>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Imagery Location of the Temple of Zeus</text:p>
          </table:table-cell>
          <table:table-cell office:value-type="string" calcext:value-type="string">
            <text:p>c1ff95329eead2277b6e81d4ecba48b8</text:p>
          </table:table-cell>
          <table:table-cell office:value-type="string" calcext:value-type="string">
            <text:p>Imagery Location of the Temple of Zeus</text:p>
          </table:table-cell>
          <table:table-cell office:value-type="string" calcext:value-type="string">
            <text:p>LY</text:p>
          </table:table-cell>
        </table:table-row>
        <table:table-row table:style-name="ro2">
          <table:table-cell office:value-type="string" calcext:value-type="string">
            <text:p>Becker, J.</text:p>
          </table:table-cell>
          <table:table-cell office:value-type="string" calcext:value-type="string">
            <text:p>31.1342169, 29.9780461, 31.1342169, 29.9780461</text:p>
          </table:table-cell>
          <table:table-cell office:value-type="string" calcext:value-type="string">
            <text:p>2013-02-20T22:39: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Burial pit for the solar barge of Khufu. Location based on OpenStreetMap</text:p>
          </table:table-cell>
          <table:table-cell office:value-type="string" calcext:value-type="string">
            <text:p>temple,</text:p>
          </table:table-cell>
          <table:table-cell office:value-type="string" calcext:value-type="string">
            <text:p>{"type": "Point", "coordinates": [31.1342169, 29.9780461]}</text:p>
          </table:table-cell>
          <table:table-cell office:value-type="string" calcext:value-type="string">
            <text:p>khufus-ship</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10Z</text:p>
          </table:table-cell>
          <table:table-cell office:value-type="string" calcext:value-type="string">
            <text:p>/places/442962448/khufus-ship</text:p>
          </table:table-cell>
          <table:table-cell office:value-type="float" office:value="442962448" calcext:value-type="float">
            <text:p>442962448</text:p>
          </table:table-cell>
          <table:table-cell office:value-type="float" office:value="29.9780461" calcext:value-type="float">
            <text:p>29.9780461</text:p>
          </table:table-cell>
          <table:table-cell office:value-type="string" calcext:value-type="string">
            <text:p>29.978046,31.134217</text:p>
          </table:table-cell>
          <table:table-cell office:value-type="float" office:value="31.1342169" calcext:value-type="float">
            <text:p>31.1342169</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Khufu's ship</text:p>
          </table:table-cell>
          <table:table-cell office:value-type="string" calcext:value-type="string">
            <text:p>8a4a0d6768d7cec8d787b08235b641bf</text:p>
          </table:table-cell>
          <table:table-cell office:value-type="string" calcext:value-type="string">
            <text:p>Khufu's ship</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12.465828, 37.864674, 12.465828, 37.864674</text:p>
          </table:table-cell>
          <table:table-cell office:value-type="string" calcext:value-type="string">
            <text:p>2013-01-19T20:54:52Z</text:p>
          </table:table-cell>
          <table:table-cell office:value-type="string" calcext:value-type="string">
            <text:p>jbecker</text:p>
          </table:table-cell>
          <table:table-cell office:value-type="float" office:value="1" calcext:value-type="float">
            <text:p>1</text:p>
          </table:table-cell>
          <table:table-cell office:value-type="string" calcext:value-type="string">
            <text:p>an artificial basin of the Punic phase; verified in Google Earth 2013</text:p>
          </table:table-cell>
          <table:table-cell office:value-type="string" calcext:value-type="string">
            <text:p>temple,</text:p>
          </table:table-cell>
          <table:table-cell office:value-type="string" calcext:value-type="string">
            <text:p>{"type": "Point", "coordinates": [12.465828, 37.864674]}</text:p>
          </table:table-cell>
          <table:table-cell office:value-type="string" calcext:value-type="string">
            <text:p>kothon</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4-12T20:58:30Z</text:p>
          </table:table-cell>
          <table:table-cell office:value-type="string" calcext:value-type="string">
            <text:p>/places/462373/kothon</text:p>
          </table:table-cell>
          <table:table-cell office:value-type="float" office:value="462373" calcext:value-type="float">
            <text:p>462373</text:p>
          </table:table-cell>
          <table:table-cell office:value-type="float" office:value="37.864674" calcext:value-type="float">
            <text:p>37.864674</text:p>
          </table:table-cell>
          <table:table-cell office:value-type="string" calcext:value-type="string">
            <text:p>37.864674,12.465828</text:p>
          </table:table-cell>
          <table:table-cell office:value-type="float" office:value="12.465828" calcext:value-type="float">
            <text:p>12.465828</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Kothon</text:p>
          </table:table-cell>
          <table:table-cell office:value-type="string" calcext:value-type="string">
            <text:p>67538f62662f0fd87053a9dc0da419a1</text:p>
          </table:table-cell>
          <table:table-cell office:value-type="string" calcext:value-type="string">
            <text:p>Kothon</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10.9695523, 42.8601906, 10.9695523, 42.8601906</text:p>
          </table:table-cell>
          <table:table-cell office:value-type="string" calcext:value-type="string">
            <text:p>2013-06-28T17:30:29Z</text:p>
          </table:table-cell>
          <table:table-cell office:value-type="string" calcext:value-type="string">
            <text:p>jbecker</text:p>
          </table:table-cell>
          <table:table-cell office:value-type="float" office:value="2" calcext:value-type="float">
            <text:p>2</text:p>
          </table:table-cell>
          <table:table-cell office:value-type="string" calcext:value-type="string">
            <text:p>A site with votive activity from the Archaic period and a later Roman house. Location based on OpenStreetMap</text:p>
          </table:table-cell>
          <table:table-cell office:value-type="string" calcext:value-type="string">
            <text:p>temple,</text:p>
          </table:table-cell>
          <table:table-cell office:value-type="string" calcext:value-type="string">
            <text:p>{"type": "Point", "coordinates": [10.9695523, 42.8601906]}</text:p>
          </table:table-cell>
          <table:table-cell office:value-type="string" calcext:value-type="string">
            <text:p>location-of-costa-mura</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1T03:51:32Z</text:p>
          </table:table-cell>
          <table:table-cell office:value-type="string" calcext:value-type="string">
            <text:p>/places/403291/location-of-costa-mura</text:p>
          </table:table-cell>
          <table:table-cell office:value-type="float" office:value="403291" calcext:value-type="float">
            <text:p>403291</text:p>
          </table:table-cell>
          <table:table-cell office:value-type="float" office:value="42.8601906" calcext:value-type="float">
            <text:p>42.8601906</text:p>
          </table:table-cell>
          <table:table-cell office:value-type="string" calcext:value-type="string">
            <text:p>42.860191,10.969552</text:p>
          </table:table-cell>
          <table:table-cell office:value-type="float" office:value="10.9695523" calcext:value-type="float">
            <text:p>10.969552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Costa Murata' archaeological area</text:p>
          </table:table-cell>
          <table:table-cell office:value-type="string" calcext:value-type="string">
            <text:p>1e281e16b7a0c57d44620de46a31d649</text:p>
          </table:table-cell>
          <table:table-cell office:value-type="string" calcext:value-type="string">
            <text:p>location of 'Costa Murata' archaeological area</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4.054, 40.849, 14.054, 40.849</text:p>
          </table:table-cell>
          <table:table-cell office:value-type="string" calcext:value-type="string">
            <text:p>2013-03-03T21:12:28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from OSM; verified in Google Earth 2013.</text:p>
          </table:table-cell>
          <table:table-cell office:value-type="string" calcext:value-type="string">
            <text:p>temple,</text:p>
          </table:table-cell>
          <table:table-cell office:value-type="string" calcext:value-type="string">
            <text:p>{"type": "Point", "coordinates": [14.054, 40.849]}</text:p>
          </table:table-cell>
          <table:table-cell office:value-type="string" calcext:value-type="string">
            <text:p>location-of-acropoli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3-14T09:24:09Z</text:p>
          </table:table-cell>
          <table:table-cell office:value-type="string" calcext:value-type="string">
            <text:p>/places/432808/location-of-acropolis</text:p>
          </table:table-cell>
          <table:table-cell office:value-type="float" office:value="432808" calcext:value-type="float">
            <text:p>432808</text:p>
          </table:table-cell>
          <table:table-cell office:value-type="float" office:value="40.849" calcext:value-type="float">
            <text:p>40.849</text:p>
          </table:table-cell>
          <table:table-cell office:value-type="string" calcext:value-type="string">
            <text:p>40.849000,14.054000</text:p>
          </table:table-cell>
          <table:table-cell office:value-type="float" office:value="14.054" calcext:value-type="float">
            <text:p>14.054</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acropolis</text:p>
          </table:table-cell>
          <table:table-cell office:value-type="string" calcext:value-type="string">
            <text:p>66d58ddeefac07dff8a03e6fb85485be</text:p>
          </table:table-cell>
          <table:table-cell office:value-type="string" calcext:value-type="string">
            <text:p>location of acropoli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5.451617, 30.32245, 35.451617, 30.32245</text:p>
          </table:table-cell>
          <table:table-cell office:value-type="string" calcext:value-type="string">
            <text:p>2012-11-19T20:19:25Z</text:p>
          </table:table-cell>
          <table:table-cell office:value-type="string" calcext:value-type="string">
            <text:p>jbecker</text:p>
          </table:table-cell>
          <table:table-cell office:value-type="float" office:value="9" calcext:value-type="float">
            <text:p>9</text:p>
          </table:table-cell>
          <table:table-cell office:value-type="string" calcext:value-type="string">
            <text:p>An elaborate, rock-cut monument built ca. 100 BC to AD 200</text:p>
          </table:table-cell>
          <table:table-cell office:value-type="string" calcext:value-type="string">
            <text:p>temple,</text:p>
          </table:table-cell>
          <table:table-cell office:value-type="string" calcext:value-type="string">
            <text:p>{"type": "Point", "coordinates": [35.451617, 30.32245]}</text:p>
          </table:table-cell>
          <table:table-cell office:value-type="string" calcext:value-type="string">
            <text:p>al-khazneh</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0-13T20:31:51Z</text:p>
          </table:table-cell>
          <table:table-cell office:value-type="string" calcext:value-type="string">
            <text:p>/places/697725/al-khazneh</text:p>
          </table:table-cell>
          <table:table-cell office:value-type="float" office:value="697725" calcext:value-type="float">
            <text:p>697725</text:p>
          </table:table-cell>
          <table:table-cell office:value-type="float" office:value="30.32245" calcext:value-type="float">
            <text:p>30.32245</text:p>
          </table:table-cell>
          <table:table-cell office:value-type="string" calcext:value-type="string">
            <text:p>30.322450,35.451617</text:p>
          </table:table-cell>
          <table:table-cell office:value-type="float" office:value="35.451617" calcext:value-type="float">
            <text:p>35.451617</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Al Khazneh</text:p>
          </table:table-cell>
          <table:table-cell office:value-type="string" calcext:value-type="string">
            <text:p>2119667b77ddf474f5827a91f9a92f65</text:p>
          </table:table-cell>
          <table:table-cell office:value-type="string" calcext:value-type="string">
            <text:p>location of Al Khazneh</text:p>
          </table:table-cell>
          <table:table-cell office:value-type="string" calcext:value-type="string">
            <text:p>JO</text:p>
          </table:table-cell>
        </table:table-row>
        <table:table-row table:style-name="ro1">
          <table:table-cell office:value-type="string" calcext:value-type="string">
            <text:p>Becker, J.</text:p>
          </table:table-cell>
          <table:table-cell office:value-type="string" calcext:value-type="string">
            <text:p>16.237691, 38.2111226, 16.237691, 38.2111226</text:p>
          </table:table-cell>
          <table:table-cell office:value-type="string" calcext:value-type="string">
            <text:p>2013-11-26T14:13:20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6.237691, 38.2111226]}</text:p>
          </table:table-cell>
          <table:table-cell office:value-type="string" calcext:value-type="string">
            <text:p>location-of-archaeological-are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12-08T18:12:28Z</text:p>
          </table:table-cell>
          <table:table-cell office:value-type="string" calcext:value-type="string">
            <text:p>/places/452369/location-of-archaeological-area</text:p>
          </table:table-cell>
          <table:table-cell office:value-type="float" office:value="452369" calcext:value-type="float">
            <text:p>452369</text:p>
          </table:table-cell>
          <table:table-cell office:value-type="float" office:value="38.2111226" calcext:value-type="float">
            <text:p>38.2111226</text:p>
          </table:table-cell>
          <table:table-cell office:value-type="string" calcext:value-type="string">
            <text:p>38.211123,16.237691</text:p>
          </table:table-cell>
          <table:table-cell office:value-type="float" office:value="16.237691" calcext:value-type="float">
            <text:p>16.237691</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Aphrodite sanctuary</text:p>
          </table:table-cell>
          <table:table-cell office:value-type="string" calcext:value-type="string">
            <text:p>66264d640b0527f71e467af71e2f20df</text:p>
          </table:table-cell>
          <table:table-cell office:value-type="string" calcext:value-type="string">
            <text:p>location of Aphrodite sanctuary</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795912, 41.8923136, 12.4795912, 41.8923136</text:p>
          </table:table-cell>
          <table:table-cell office:value-type="string" calcext:value-type="string">
            <text:p>2013-05-16T03:04:4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795912, 41.8923136]}</text:p>
          </table:table-cell>
          <table:table-cell office:value-type="string" calcext:value-type="string">
            <text:p>location-of-apollo-aede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12T17:40:19Z</text:p>
          </table:table-cell>
          <table:table-cell office:value-type="string" calcext:value-type="string">
            <text:p>/places/740034026/location-of-apollo-aedes</text:p>
          </table:table-cell>
          <table:table-cell office:value-type="float" office:value="740034026" calcext:value-type="float">
            <text:p>740034026</text:p>
          </table:table-cell>
          <table:table-cell office:value-type="float" office:value="41.8923136" calcext:value-type="float">
            <text:p>41.8923136</text:p>
          </table:table-cell>
          <table:table-cell office:value-type="string" calcext:value-type="string">
            <text:p>41.892314,12.479591</text:p>
          </table:table-cell>
          <table:table-cell office:value-type="float" office:value="12.4795912" calcext:value-type="float">
            <text:p>12.4795912</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Apollo, Aedes</text:p>
          </table:table-cell>
          <table:table-cell office:value-type="string" calcext:value-type="string">
            <text:p>c91e04f13e28c1b4934f64030e099708</text:p>
          </table:table-cell>
          <table:table-cell office:value-type="string" calcext:value-type="string">
            <text:p>location of Apollo, Aedes</text:p>
          </table:table-cell>
          <table:table-cell office:value-type="string" calcext:value-type="string">
            <text:p>IT</text:p>
          </table:table-cell>
        </table:table-row>
        <table:table-row table:style-name="ro2">
          <table:table-cell office:value-type="string" calcext:value-type="string">
            <text:p>Åhlfeldt, J.</text:p>
          </table:table-cell>
          <table:table-cell office:value-type="string" calcext:value-type="string">
            <text:p>2.85429, 49.309085, 2.85429, 49.309085</text:p>
          </table:table-cell>
          <table:table-cell office:value-type="string" calcext:value-type="string">
            <text:p>2012-03-19T11:48:07Z</text:p>
          </table:table-cell>
          <table:table-cell office:value-type="string" calcext:value-type="string">
            <text:p>jahlfeldt</text:p>
          </table:table-cell>
          <table:table-cell/>
          <table:table-cell office:value-type="string" calcext:value-type="string">
            <text:p>The archaeological site of Champlieu has visible remains of a temple, a theater and bath</text:p>
          </table:table-cell>
          <table:table-cell office:value-type="string" calcext:value-type="string">
            <text:p>unknown</text:p>
          </table:table-cell>
          <table:table-cell office:value-type="string" calcext:value-type="string">
            <text:p>{"type": "Point", "coordinates": [2.85429, 49.309085]}</text:p>
          </table:table-cell>
          <table:table-cell office:value-type="string" calcext:value-type="string">
            <text:p>location-of-archaeological-sit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4-20T16:51:16Z</text:p>
          </table:table-cell>
          <table:table-cell office:value-type="string" calcext:value-type="string">
            <text:p>/places/108876/location-of-archaeological-site</text:p>
          </table:table-cell>
          <table:table-cell office:value-type="float" office:value="108876" calcext:value-type="float">
            <text:p>108876</text:p>
          </table:table-cell>
          <table:table-cell office:value-type="float" office:value="49.309085" calcext:value-type="float">
            <text:p>49.309085</text:p>
          </table:table-cell>
          <table:table-cell office:value-type="string" calcext:value-type="string">
            <text:p>49.309085,2.854290</text:p>
          </table:table-cell>
          <table:table-cell office:value-type="float" office:value="2.85429" calcext:value-type="float">
            <text:p>2.8542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archaeological site</text:p>
          </table:table-cell>
          <table:table-cell office:value-type="string" calcext:value-type="string">
            <text:p>c19cef827d15c5653d6289adb1d27386</text:p>
          </table:table-cell>
          <table:table-cell office:value-type="string" calcext:value-type="string">
            <text:p>Location of archaeological site</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14.9694937, 40.489303, 14.9694937, 40.489303</text:p>
          </table:table-cell>
          <table:table-cell office:value-type="string" calcext:value-type="string">
            <text:p>2013-03-20T20:32:37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9694937, 40.489303]}</text:p>
          </table:table-cell>
          <table:table-cell office:value-type="string" calcext:value-type="string">
            <text:p>location-of-argive-hera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3-21T22:32:10Z</text:p>
          </table:table-cell>
          <table:table-cell office:value-type="string" calcext:value-type="string">
            <text:p>/places/442610/location-of-argive-heraion</text:p>
          </table:table-cell>
          <table:table-cell office:value-type="float" office:value="442610" calcext:value-type="float">
            <text:p>442610</text:p>
          </table:table-cell>
          <table:table-cell office:value-type="float" office:value="40.489303" calcext:value-type="float">
            <text:p>40.489303</text:p>
          </table:table-cell>
          <table:table-cell office:value-type="string" calcext:value-type="string">
            <text:p>40.489303,14.969494</text:p>
          </table:table-cell>
          <table:table-cell office:value-type="float" office:value="14.9694937" calcext:value-type="float">
            <text:p>14.9694937</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Argive Heraion at Foce del Sele</text:p>
          </table:table-cell>
          <table:table-cell office:value-type="string" calcext:value-type="string">
            <text:p>77a445f7c53faab9bb9a0e8d59255440</text:p>
          </table:table-cell>
          <table:table-cell office:value-type="string" calcext:value-type="string">
            <text:p>location of Argive Heraion at Foce del Sel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0.9830985, 37.6021762, -0.9830985, 37.6021762</text:p>
          </table:table-cell>
          <table:table-cell office:value-type="string" calcext:value-type="string">
            <text:p>2013-06-18T00:29:1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0.9830985, 37.6021762]}</text:p>
          </table:table-cell>
          <table:table-cell office:value-type="string" calcext:value-type="string">
            <text:p>location-of-auguste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6-18T16:08:04Z</text:p>
          </table:table-cell>
          <table:table-cell office:value-type="string" calcext:value-type="string">
            <text:p>/places/265849/location-of-augusteum</text:p>
          </table:table-cell>
          <table:table-cell office:value-type="float" office:value="265849" calcext:value-type="float">
            <text:p>265849</text:p>
          </table:table-cell>
          <table:table-cell office:value-type="float" office:value="37.6021762" calcext:value-type="float">
            <text:p>37.6021762</text:p>
          </table:table-cell>
          <table:table-cell office:value-type="string" calcext:value-type="string">
            <text:p>37.602176,-0.983098</text:p>
          </table:table-cell>
          <table:table-cell office:value-type="float" office:value="-0.9830985" calcext:value-type="float">
            <text:p>-0.98309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Augusteum</text:p>
          </table:table-cell>
          <table:table-cell office:value-type="string" calcext:value-type="string">
            <text:p>8d73906e746688438bc1312562ed057f</text:p>
          </table:table-cell>
          <table:table-cell office:value-type="string" calcext:value-type="string">
            <text:p>location of Augusteum</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1.8531245, 51.4279192, -1.8531245, 51.4279192</text:p>
          </table:table-cell>
          <table:table-cell office:value-type="string" calcext:value-type="string">
            <text:p>2013-07-18T04:12:2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8531245, 51.4279192]}</text:p>
          </table:table-cell>
          <table:table-cell office:value-type="string" calcext:value-type="string">
            <text:p>location-of-avebury</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7-19T21:01:27Z</text:p>
          </table:table-cell>
          <table:table-cell office:value-type="string" calcext:value-type="string">
            <text:p>/places/834766850/location-of-avebury</text:p>
          </table:table-cell>
          <table:table-cell office:value-type="float" office:value="834766850" calcext:value-type="float">
            <text:p>834766850</text:p>
          </table:table-cell>
          <table:table-cell office:value-type="float" office:value="51.4279192" calcext:value-type="float">
            <text:p>51.4279192</text:p>
          </table:table-cell>
          <table:table-cell office:value-type="string" calcext:value-type="string">
            <text:p>51.427919,-1.853125</text:p>
          </table:table-cell>
          <table:table-cell office:value-type="float" office:value="-1.8531245" calcext:value-type="float">
            <text:p>-1.8531245</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Avebury</text:p>
          </table:table-cell>
          <table:table-cell office:value-type="string" calcext:value-type="string">
            <text:p>0a48399235c49c01c900c5739e995be6</text:p>
          </table:table-cell>
          <table:table-cell office:value-type="string" calcext:value-type="string">
            <text:p>location of Avebury</text:p>
          </table:table-cell>
          <table:table-cell office:value-type="string" calcext:value-type="string">
            <text:p>GB</text:p>
          </table:table-cell>
        </table:table-row>
        <table:table-row table:style-name="ro2">
          <table:table-cell office:value-type="string" calcext:value-type="string">
            <text:p>Becker, J.</text:p>
          </table:table-cell>
          <table:table-cell office:value-type="string" calcext:value-type="string">
            <text:p>12.1198882, 42.7225286, 12.1198882, 42.7225286</text:p>
          </table:table-cell>
          <table:table-cell office:value-type="string" calcext:value-type="string">
            <text:p>2013-03-21T21:29:08Z</text:p>
          </table:table-cell>
          <table:table-cell office:value-type="string" calcext:value-type="string">
            <text:p>jbecker</text:p>
          </table:table-cell>
          <table:table-cell/>
          <table:table-cell office:value-type="string" calcext:value-type="string">
            <text:p>A fifth century BC temple of Orvieto. Coordinates after OSM; verified in Google Earth.</text:p>
          </table:table-cell>
          <table:table-cell office:value-type="string" calcext:value-type="string">
            <text:p>temple,</text:p>
          </table:table-cell>
          <table:table-cell office:value-type="string" calcext:value-type="string">
            <text:p>{"type": "Point", "coordinates": [12.1198882, 42.7225286]}</text:p>
          </table:table-cell>
          <table:table-cell office:value-type="string" calcext:value-type="string">
            <text:p>location-of-belvedere-temple</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5-21T17:58:46Z</text:p>
          </table:table-cell>
          <table:table-cell office:value-type="string" calcext:value-type="string">
            <text:p>/places/413373/location-of-belvedere-temple</text:p>
          </table:table-cell>
          <table:table-cell office:value-type="float" office:value="413373" calcext:value-type="float">
            <text:p>413373</text:p>
          </table:table-cell>
          <table:table-cell office:value-type="float" office:value="42.7225286" calcext:value-type="float">
            <text:p>42.7225286</text:p>
          </table:table-cell>
          <table:table-cell office:value-type="string" calcext:value-type="string">
            <text:p>42.722529,12.119888</text:p>
          </table:table-cell>
          <table:table-cell office:value-type="float" office:value="12.1198882" calcext:value-type="float">
            <text:p>12.1198882</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location of Belvedere Temple</text:p>
          </table:table-cell>
          <table:table-cell office:value-type="string" calcext:value-type="string">
            <text:p>d38f1ac945b4f4c3faadb5e7c74c3d9f</text:p>
          </table:table-cell>
          <table:table-cell office:value-type="string" calcext:value-type="string">
            <text:p>location of Belvedere Templ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1.1689832, 36.9403887, 31.1689832, 36.9403887</text:p>
          </table:table-cell>
          <table:table-cell office:value-type="string" calcext:value-type="string">
            <text:p>2013-02-25T18:27:4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689832, 36.9403887]}</text:p>
          </table:table-cell>
          <table:table-cell office:value-type="string" calcext:value-type="string">
            <text:p>location-of-bouleuter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5T04:27:00Z</text:p>
          </table:table-cell>
          <table:table-cell office:value-type="string" calcext:value-type="string">
            <text:p>/places/638776/location-of-bouleuterion</text:p>
          </table:table-cell>
          <table:table-cell office:value-type="float" office:value="638776" calcext:value-type="float">
            <text:p>638776</text:p>
          </table:table-cell>
          <table:table-cell office:value-type="float" office:value="36.9403887" calcext:value-type="float">
            <text:p>36.9403887</text:p>
          </table:table-cell>
          <table:table-cell office:value-type="string" calcext:value-type="string">
            <text:p>36.940389,31.168983</text:p>
          </table:table-cell>
          <table:table-cell office:value-type="float" office:value="31.1689832" calcext:value-type="float">
            <text:p>31.168983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Bouleuterion</text:p>
          </table:table-cell>
          <table:table-cell office:value-type="string" calcext:value-type="string">
            <text:p>da456e0d66e4bbb7ba86614a01e863f7</text:p>
          </table:table-cell>
          <table:table-cell office:value-type="string" calcext:value-type="string">
            <text:p>location of Bouleuterion</text:p>
          </table:table-cell>
          <table:table-cell office:value-type="string" calcext:value-type="string">
            <text:p>TR</text:p>
          </table:table-cell>
        </table:table-row>
        <table:table-row table:style-name="ro4">
          <table:table-cell office:value-type="string" calcext:value-type="string">
            <text:p>Becker, J.</text:p>
          </table:table-cell>
          <table:table-cell office:value-type="string" calcext:value-type="string">
            <text:p>12.0950176, 42.7126935, 12.0950176, 42.7126935</text:p>
          </table:table-cell>
          <table:table-cell office:value-type="string" calcext:value-type="string">
            <text:p>2013-09-15T18:07: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archaeological excavations of the site of Campo della Fiera have been posted as the definitive location of the Fanum Voltumnae. Location based on OpenStreetMap.</text:p>
          </table:table-cell>
          <table:table-cell office:value-type="string" calcext:value-type="string">
            <text:p>architecturalcomplex, temple,</text:p>
          </table:table-cell>
          <table:table-cell office:value-type="string" calcext:value-type="string">
            <text:p>{"type": "Point", "coordinates": [12.0950176, 42.7126935]}</text:p>
          </table:table-cell>
          <table:table-cell office:value-type="string" calcext:value-type="string">
            <text:p>location-of-campo-della-fier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9-15T18:20:21Z</text:p>
          </table:table-cell>
          <table:table-cell office:value-type="string" calcext:value-type="string">
            <text:p>/places/416806/location-of-campo-della-fiera</text:p>
          </table:table-cell>
          <table:table-cell office:value-type="float" office:value="416806" calcext:value-type="float">
            <text:p>416806</text:p>
          </table:table-cell>
          <table:table-cell office:value-type="float" office:value="42.7126935" calcext:value-type="float">
            <text:p>42.7126935</text:p>
          </table:table-cell>
          <table:table-cell office:value-type="string" calcext:value-type="string">
            <text:p>42.712694,12.095018</text:p>
          </table:table-cell>
          <table:table-cell office:value-type="float" office:value="12.0950176" calcext:value-type="float">
            <text:p>12.0950176</text:p>
          </table:table-cell>
          <table:table-cell office:value-type="string" calcext:value-type="string">
            <text:p>Voltumna, polygonal masonry</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Campo della Fiera</text:p>
          </table:table-cell>
          <table:table-cell office:value-type="string" calcext:value-type="string">
            <text:p>5f371c85bafd70fb2d0d7dcdac6cd461</text:p>
          </table:table-cell>
          <table:table-cell office:value-type="string" calcext:value-type="string">
            <text:p>location of Campo della Fiera</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9.2180918, 36.4227215, 9.2180918, 36.4227215</text:p>
          </table:table-cell>
          <table:table-cell office:value-type="string" calcext:value-type="string">
            <text:p>2013-03-13T15:48:1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180918, 36.4227215]}</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4T08:13:58Z</text:p>
          </table:table-cell>
          <table:table-cell office:value-type="string" calcext:value-type="string">
            <text:p>/places/315223/location-of-capitolium</text:p>
          </table:table-cell>
          <table:table-cell office:value-type="float" office:value="315223" calcext:value-type="float">
            <text:p>315223</text:p>
          </table:table-cell>
          <table:table-cell office:value-type="float" office:value="36.4227215" calcext:value-type="float">
            <text:p>36.4227215</text:p>
          </table:table-cell>
          <table:table-cell office:value-type="string" calcext:value-type="string">
            <text:p>36.422722,9.218092</text:p>
          </table:table-cell>
          <table:table-cell office:value-type="float" office:value="9.2180918" calcext:value-type="float">
            <text:p>9.21809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text:p>
          </table:table-cell>
          <table:table-cell office:value-type="string" calcext:value-type="string">
            <text:p>6714533fbf00e6d452a786ab076481c1</text:p>
          </table:table-cell>
          <table:table-cell office:value-type="string" calcext:value-type="string">
            <text:p>location of Capitolium</text:p>
          </table:table-cell>
          <table:table-cell office:value-type="string" calcext:value-type="string">
            <text:p>TN</text:p>
          </table:table-cell>
        </table:table-row>
        <table:table-row table:style-name="ro1">
          <table:table-cell office:value-type="string" calcext:value-type="string">
            <text:p>Becker, J.</text:p>
          </table:table-cell>
          <table:table-cell office:value-type="string" calcext:value-type="string">
            <text:p>9.2055995, 35.8534856, 9.2055995, 35.8534856</text:p>
          </table:table-cell>
          <table:table-cell office:value-type="string" calcext:value-type="string">
            <text:p>2013-03-12T03:48: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055995, 35.8534856]}</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3T07:12:54Z</text:p>
          </table:table-cell>
          <table:table-cell office:value-type="string" calcext:value-type="string">
            <text:p>/places/324774/location-of-capitolium</text:p>
          </table:table-cell>
          <table:table-cell office:value-type="float" office:value="324774" calcext:value-type="float">
            <text:p>324774</text:p>
          </table:table-cell>
          <table:table-cell office:value-type="float" office:value="35.8534856" calcext:value-type="float">
            <text:p>35.8534856</text:p>
          </table:table-cell>
          <table:table-cell office:value-type="string" calcext:value-type="string">
            <text:p>35.853486,9.205599</text:p>
          </table:table-cell>
          <table:table-cell office:value-type="float" office:value="9.2055995" calcext:value-type="float">
            <text:p>9.205599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text:p>
          </table:table-cell>
          <table:table-cell office:value-type="string" calcext:value-type="string">
            <text:p>b2b073e2ce1f20ed3503ac84565712d0</text:p>
          </table:table-cell>
          <table:table-cell office:value-type="string" calcext:value-type="string">
            <text:p>location of Capitolium</text:p>
          </table:table-cell>
          <table:table-cell office:value-type="string" calcext:value-type="string">
            <text:p>TN</text:p>
          </table:table-cell>
        </table:table-row>
        <table:table-row table:style-name="ro1">
          <table:table-cell office:value-type="string" calcext:value-type="string">
            <text:p>Becker, J.</text:p>
          </table:table-cell>
          <table:table-cell office:value-type="string" calcext:value-type="string">
            <text:p>10.2254991, 45.5399911, 10.2254991, 45.5399911</text:p>
          </table:table-cell>
          <table:table-cell office:value-type="string" calcext:value-type="string">
            <text:p>2013-02-24T02:35:33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2254991, 45.5399911]}</text:p>
          </table:table-cell>
          <table:table-cell office:value-type="string" calcext:value-type="string">
            <text:p>location-of-capitolium-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8T11:55:09Z</text:p>
          </table:table-cell>
          <table:table-cell office:value-type="string" calcext:value-type="string">
            <text:p>/places/383603/location-of-capitolium-temple</text:p>
          </table:table-cell>
          <table:table-cell office:value-type="float" office:value="383603" calcext:value-type="float">
            <text:p>383603</text:p>
          </table:table-cell>
          <table:table-cell office:value-type="float" office:value="45.5399911" calcext:value-type="float">
            <text:p>45.5399911</text:p>
          </table:table-cell>
          <table:table-cell office:value-type="string" calcext:value-type="string">
            <text:p>45.539991,10.225499</text:p>
          </table:table-cell>
          <table:table-cell office:value-type="float" office:value="10.2254991" calcext:value-type="float">
            <text:p>10.225499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 temple</text:p>
          </table:table-cell>
          <table:table-cell office:value-type="string" calcext:value-type="string">
            <text:p>6460b69d93714f761bf1d7067751e795</text:p>
          </table:table-cell>
          <table:table-cell office:value-type="string" calcext:value-type="string">
            <text:p>location of Capitolium templ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9.230625, 41.5522485, 9.230625, 41.5522485</text:p>
          </table:table-cell>
          <table:table-cell office:value-type="string" calcext:value-type="string">
            <text:p>2013-09-18T03:38:3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30625, 41.5522485]}</text:p>
          </table:table-cell>
          <table:table-cell office:value-type="string" calcext:value-type="string">
            <text:p>location-of-casteddu-di-tappa</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11-19T14:32:37Z</text:p>
          </table:table-cell>
          <table:table-cell office:value-type="string" calcext:value-type="string">
            <text:p>/places/29964875/location-of-casteddu-di-tappa</text:p>
          </table:table-cell>
          <table:table-cell office:value-type="float" office:value="29964875" calcext:value-type="float">
            <text:p>29964875</text:p>
          </table:table-cell>
          <table:table-cell office:value-type="float" office:value="41.5522485" calcext:value-type="float">
            <text:p>41.5522485</text:p>
          </table:table-cell>
          <table:table-cell office:value-type="string" calcext:value-type="string">
            <text:p>41.552248,9.230625</text:p>
          </table:table-cell>
          <table:table-cell office:value-type="float" office:value="9.230625" calcext:value-type="float">
            <text:p>9.230625</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Casteddu di Tappa</text:p>
          </table:table-cell>
          <table:table-cell office:value-type="string" calcext:value-type="string">
            <text:p>0bef5b90ed9e9296089d8f97041c9b5d</text:p>
          </table:table-cell>
          <table:table-cell office:value-type="string" calcext:value-type="string">
            <text:p>location of Casteddu di Tappa</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16.5784254, 38.4455162, 16.5784254, 38.4455162</text:p>
          </table:table-cell>
          <table:table-cell office:value-type="string" calcext:value-type="string">
            <text:p>2013-10-09T01:23:2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6.5784254, 38.4455162]}</text:p>
          </table:table-cell>
          <table:table-cell office:value-type="string" calcext:value-type="string">
            <text:p>location-of-doric-temple</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10-09T02:21:17Z</text:p>
          </table:table-cell>
          <table:table-cell office:value-type="string" calcext:value-type="string">
            <text:p>/places/452352/location-of-doric-temple</text:p>
          </table:table-cell>
          <table:table-cell office:value-type="float" office:value="452352" calcext:value-type="float">
            <text:p>452352</text:p>
          </table:table-cell>
          <table:table-cell office:value-type="float" office:value="38.4455162" calcext:value-type="float">
            <text:p>38.4455162</text:p>
          </table:table-cell>
          <table:table-cell office:value-type="string" calcext:value-type="string">
            <text:p>38.445516,16.578425</text:p>
          </table:table-cell>
          <table:table-cell office:value-type="float" office:value="16.5784254" calcext:value-type="float">
            <text:p>16.5784254</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location of Doric temple</text:p>
          </table:table-cell>
          <table:table-cell office:value-type="string" calcext:value-type="string">
            <text:p>f05b887cd63e82a557c965b3d0909450</text:p>
          </table:table-cell>
          <table:table-cell office:value-type="string" calcext:value-type="string">
            <text:p>location of Doric templ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0.8612858, 43.4012921, 10.8612858, 43.4012921</text:p>
          </table:table-cell>
          <table:table-cell office:value-type="string" calcext:value-type="string">
            <text:p>2013-02-24T16:06:0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8612858, 43.4012921]}</text:p>
          </table:table-cell>
          <table:table-cell office:value-type="string" calcext:value-type="string">
            <text:p>location-of-etruscan-acropolis</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3-03-18T11:52:02Z</text:p>
          </table:table-cell>
          <table:table-cell office:value-type="string" calcext:value-type="string">
            <text:p>/places/403292/location-of-etruscan-acropolis</text:p>
          </table:table-cell>
          <table:table-cell office:value-type="float" office:value="403292" calcext:value-type="float">
            <text:p>403292</text:p>
          </table:table-cell>
          <table:table-cell office:value-type="float" office:value="43.4012921" calcext:value-type="float">
            <text:p>43.4012921</text:p>
          </table:table-cell>
          <table:table-cell office:value-type="string" calcext:value-type="string">
            <text:p>43.401292,10.861286</text:p>
          </table:table-cell>
          <table:table-cell office:value-type="float" office:value="10.8612858" calcext:value-type="float">
            <text:p>10.8612858</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location of Etruscan acropolis</text:p>
          </table:table-cell>
          <table:table-cell office:value-type="string" calcext:value-type="string">
            <text:p>ab95400798e98470544ddbf05effac18</text:p>
          </table:table-cell>
          <table:table-cell office:value-type="string" calcext:value-type="string">
            <text:p>location of Etruscan acropoli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8.87118, 41.7471115, 8.87118, 41.7471115</text:p>
          </table:table-cell>
          <table:table-cell office:value-type="string" calcext:value-type="string">
            <text:p>2013-07-17T19:45:0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8.87118, 41.7471115]}</text:p>
          </table:table-cell>
          <table:table-cell office:value-type="string" calcext:value-type="string">
            <text:p>location-of-filitosa</text:p>
          </table:table-cell>
          <table:table-cell office:value-type="string" calcext:value-type="string">
            <text:p>precise</text:p>
          </table:table-cell>
          <table:table-cell office:value-type="float" office:value="-30" calcext:value-type="float">
            <text:p>-30</text:p>
          </table:table-cell>
          <table:table-cell office:value-type="float" office:value="-4000" calcext:value-type="float">
            <text:p>-4000</text:p>
          </table:table-cell>
          <table:table-cell office:value-type="string" calcext:value-type="string">
            <text:p>2013-07-19T21:00:33Z</text:p>
          </table:table-cell>
          <table:table-cell office:value-type="string" calcext:value-type="string">
            <text:p>/places/94809617/location-of-filitosa</text:p>
          </table:table-cell>
          <table:table-cell office:value-type="float" office:value="94809617" calcext:value-type="float">
            <text:p>94809617</text:p>
          </table:table-cell>
          <table:table-cell office:value-type="float" office:value="41.7471115" calcext:value-type="float">
            <text:p>41.7471115</text:p>
          </table:table-cell>
          <table:table-cell office:value-type="string" calcext:value-type="string">
            <text:p>41.747112,8.871180</text:p>
          </table:table-cell>
          <table:table-cell office:value-type="float" office:value="8.87118" calcext:value-type="float">
            <text:p>8.87118</text:p>
          </table:table-cell>
          <table:table-cell/>
          <table:table-cell office:value-type="string" calcext:value-type="string">
            <text:p>432ACH</text:p>
          </table:table-cell>
          <table:table-cell office:value-type="string" calcext:value-type="string">
            <text:p>4th-millenium-bce,3rd-millennium-bc,2nd-millenium-bce,archaic,classical,hellenistic-republican</text:p>
          </table:table-cell>
          <table:table-cell office:value-type="string" calcext:value-type="string">
            <text:p>-4000.0,-30.0</text:p>
          </table:table-cell>
          <table:table-cell office:value-type="string" calcext:value-type="string">
            <text:p>location of Filitosa</text:p>
          </table:table-cell>
          <table:table-cell office:value-type="string" calcext:value-type="string">
            <text:p>f8a28587839f7d58b9ea8748c4f824ae</text:p>
          </table:table-cell>
          <table:table-cell office:value-type="string" calcext:value-type="string">
            <text:p>location of Filitosa</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4.8756242, 45.5243244, 4.8756242, 45.5243244</text:p>
          </table:table-cell>
          <table:table-cell office:value-type="string" calcext:value-type="string">
            <text:p>2013-04-12T22:40:2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8756242, 45.5243244]}</text:p>
          </table:table-cell>
          <table:table-cell office:value-type="string" calcext:value-type="string">
            <text:p>location-of-garden-of-cybe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4-13T12:20:42Z</text:p>
          </table:table-cell>
          <table:table-cell office:value-type="string" calcext:value-type="string">
            <text:p>/places/167719/location-of-garden-of-cybele</text:p>
          </table:table-cell>
          <table:table-cell office:value-type="float" office:value="167719" calcext:value-type="float">
            <text:p>167719</text:p>
          </table:table-cell>
          <table:table-cell office:value-type="float" office:value="45.5243244" calcext:value-type="float">
            <text:p>45.5243244</text:p>
          </table:table-cell>
          <table:table-cell office:value-type="string" calcext:value-type="string">
            <text:p>45.524324,4.875624</text:p>
          </table:table-cell>
          <table:table-cell office:value-type="float" office:value="4.8756242" calcext:value-type="float">
            <text:p>4.875624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Garden of Cybele</text:p>
          </table:table-cell>
          <table:table-cell office:value-type="string" calcext:value-type="string">
            <text:p>f6fd866906afbc59ff444d2dfece5210</text:p>
          </table:table-cell>
          <table:table-cell office:value-type="string" calcext:value-type="string">
            <text:p>location of Garden of Cybele</text:p>
          </table:table-cell>
          <table:table-cell office:value-type="string" calcext:value-type="string">
            <text:p>FR</text:p>
          </table:table-cell>
        </table:table-row>
        <table:table-row table:style-name="ro1">
          <table:table-cell office:value-type="string" calcext:value-type="string">
            <text:p>Becker, J., P. Scalfano</text:p>
          </table:table-cell>
          <table:table-cell office:value-type="string" calcext:value-type="string">
            <text:p>44.7302666, 40.1123799, 44.7302666, 40.1123799</text:p>
          </table:table-cell>
          <table:table-cell office:value-type="string" calcext:value-type="string">
            <text:p>2013-12-01T19:46:06Z</text:p>
          </table:table-cell>
          <table:table-cell office:value-type="string" calcext:value-type="string">
            <text:p>jbecker, pscalfano</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4.7302666, 40.1123799]}</text:p>
          </table:table-cell>
          <table:table-cell office:value-type="string" calcext:value-type="string">
            <text:p>location-of-garni-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12-01T19:56:34Z</text:p>
          </table:table-cell>
          <table:table-cell office:value-type="string" calcext:value-type="string">
            <text:p>/places/863795/location-of-garni-temple</text:p>
          </table:table-cell>
          <table:table-cell office:value-type="float" office:value="863795" calcext:value-type="float">
            <text:p>863795</text:p>
          </table:table-cell>
          <table:table-cell office:value-type="float" office:value="40.1123799" calcext:value-type="float">
            <text:p>40.1123799</text:p>
          </table:table-cell>
          <table:table-cell office:value-type="string" calcext:value-type="string">
            <text:p>40.112380,44.730267</text:p>
          </table:table-cell>
          <table:table-cell office:value-type="float" office:value="44.7302666" calcext:value-type="float">
            <text:p>44.7302666</text:p>
          </table:table-cell>
          <table:table-cell office:value-type="string" calcext:value-type="string">
            <text:p>Mithras</text:p>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Garni temple</text:p>
          </table:table-cell>
          <table:table-cell office:value-type="string" calcext:value-type="string">
            <text:p>839eae2204006dee2a8ad74827d13b7b</text:p>
          </table:table-cell>
          <table:table-cell office:value-type="string" calcext:value-type="string">
            <text:p>location of Garni temple</text:p>
          </table:table-cell>
          <table:table-cell office:value-type="string" calcext:value-type="string">
            <text:p>AM</text:p>
          </table:table-cell>
        </table:table-row>
        <table:table-row table:style-name="ro1">
          <table:table-cell office:value-type="string" calcext:value-type="string">
            <text:p>Becker, J.</text:p>
          </table:table-cell>
          <table:table-cell office:value-type="string" calcext:value-type="string">
            <text:p>-2.1457353, 48.4720398, -2.1457353, 48.4720398</text:p>
          </table:table-cell>
          <table:table-cell office:value-type="string" calcext:value-type="string">
            <text:p>2013-07-09T16:32: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1457353, 48.4720398]}</text:p>
          </table:table-cell>
          <table:table-cell office:value-type="string" calcext:value-type="string">
            <text:p>location-of-haut-becherel-sanctuary</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30T16:31:29Z</text:p>
          </table:table-cell>
          <table:table-cell office:value-type="string" calcext:value-type="string">
            <text:p>/places/636775194/location-of-haut-becherel-sanctuary</text:p>
          </table:table-cell>
          <table:table-cell office:value-type="float" office:value="636775194" calcext:value-type="float">
            <text:p>636775194</text:p>
          </table:table-cell>
          <table:table-cell office:value-type="float" office:value="48.4720398" calcext:value-type="float">
            <text:p>48.4720398</text:p>
          </table:table-cell>
          <table:table-cell office:value-type="string" calcext:value-type="string">
            <text:p>48.472040,-2.145735</text:p>
          </table:table-cell>
          <table:table-cell office:value-type="float" office:value="-2.1457353" calcext:value-type="float">
            <text:p>-2.145735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Haut Bécherel sanctuary</text:p>
          </table:table-cell>
          <table:table-cell office:value-type="string" calcext:value-type="string">
            <text:p>df6bee68c7b0a6717d8e033c7e5a052c</text:p>
          </table:table-cell>
          <table:table-cell office:value-type="string" calcext:value-type="string">
            <text:p>location of Haut Bécherel sanctuary</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22.7763025, 37.6931186, 22.7763025, 37.6931186</text:p>
          </table:table-cell>
          <table:table-cell office:value-type="string" calcext:value-type="string">
            <text:p>2013-05-15T14:46:0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2.7763025, 37.6931186]}</text:p>
          </table:table-cell>
          <table:table-cell office:value-type="string" calcext:value-type="string">
            <text:p>location-of-heraion-argoli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24T21:56:32Z</text:p>
          </table:table-cell>
          <table:table-cell office:value-type="string" calcext:value-type="string">
            <text:p>/places/570289/location-of-heraion-argolis</text:p>
          </table:table-cell>
          <table:table-cell office:value-type="float" office:value="570289" calcext:value-type="float">
            <text:p>570289</text:p>
          </table:table-cell>
          <table:table-cell office:value-type="float" office:value="37.6931186" calcext:value-type="float">
            <text:p>37.6931186</text:p>
          </table:table-cell>
          <table:table-cell office:value-type="string" calcext:value-type="string">
            <text:p>37.693119,22.776302</text:p>
          </table:table-cell>
          <table:table-cell office:value-type="float" office:value="22.7763025" calcext:value-type="float">
            <text:p>22.776302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Heraion (Argolis)</text:p>
          </table:table-cell>
          <table:table-cell office:value-type="string" calcext:value-type="string">
            <text:p>8c4ab88a880feaad6f284e03acbcecd9</text:p>
          </table:table-cell>
          <table:table-cell office:value-type="string" calcext:value-type="string">
            <text:p>location of Heraion (Argolis)</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30.5173337, 37.6773583, 30.5173337, 37.6773583</text:p>
          </table:table-cell>
          <table:table-cell office:value-type="string" calcext:value-type="string">
            <text:p>2013-07-31T16:56: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0.5173337, 37.6773583]}</text:p>
          </table:table-cell>
          <table:table-cell office:value-type="string" calcext:value-type="string">
            <text:p>location-of-herooe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31T17:00:13Z</text:p>
          </table:table-cell>
          <table:table-cell office:value-type="string" calcext:value-type="string">
            <text:p>/places/639087/location-of-herooen</text:p>
          </table:table-cell>
          <table:table-cell office:value-type="float" office:value="639087" calcext:value-type="float">
            <text:p>639087</text:p>
          </table:table-cell>
          <table:table-cell office:value-type="float" office:value="37.6773583" calcext:value-type="float">
            <text:p>37.6773583</text:p>
          </table:table-cell>
          <table:table-cell office:value-type="string" calcext:value-type="string">
            <text:p>37.677358,30.517334</text:p>
          </table:table-cell>
          <table:table-cell office:value-type="float" office:value="30.5173337" calcext:value-type="float">
            <text:p>30.517333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heroön</text:p>
          </table:table-cell>
          <table:table-cell office:value-type="string" calcext:value-type="string">
            <text:p>37342f9fdc44b092f0a073b55b2c2131</text:p>
          </table:table-cell>
          <table:table-cell office:value-type="string" calcext:value-type="string">
            <text:p>location of heroön</text:p>
          </table:table-cell>
          <table:table-cell office:value-type="string" calcext:value-type="string">
            <text:p>TR</text:p>
          </table:table-cell>
        </table:table-row>
        <table:table-row table:style-name="ro1">
          <table:table-cell office:value-type="string" calcext:value-type="string">
            <text:p>Bazzani, B.</text:p>
          </table:table-cell>
          <table:table-cell office:value-type="string" calcext:value-type="string">
            <text:p>32.578849, 25.695202, 32.578849, 25.695202</text:p>
          </table:table-cell>
          <table:table-cell office:value-type="string" calcext:value-type="string">
            <text:p>2013-03-05T11:10:17Z</text:p>
          </table:table-cell>
          <table:table-cell office:value-type="string" calcext:value-type="string">
            <text:p>bazzani</text:p>
          </table:table-cell>
          <table:table-cell office:value-type="float" office:value="1" calcext:value-type="float">
            <text:p>1</text:p>
          </table:table-cell>
          <table:table-cell office:value-type="string" calcext:value-type="string">
            <text:p>Coordinates determined using hand-held GPS unit.</text:p>
          </table:table-cell>
          <table:table-cell office:value-type="string" calcext:value-type="string">
            <text:p>temple,</text:p>
          </table:table-cell>
          <table:table-cell office:value-type="string" calcext:value-type="string">
            <text:p>{"type": "Point", "coordinates": [32.578849, 25.695202]}</text:p>
          </table:table-cell>
          <table:table-cell office:value-type="string" calcext:value-type="string">
            <text:p>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4T08:40:08Z</text:p>
          </table:table-cell>
          <table:table-cell office:value-type="string" calcext:value-type="string">
            <text:p>/places/477915982/temple</text:p>
          </table:table-cell>
          <table:table-cell office:value-type="float" office:value="477915982" calcext:value-type="float">
            <text:p>477915982</text:p>
          </table:table-cell>
          <table:table-cell office:value-type="float" office:value="25.695202" calcext:value-type="float">
            <text:p>25.695202</text:p>
          </table:table-cell>
          <table:table-cell office:value-type="string" calcext:value-type="string">
            <text:p>25.695202,32.578849</text:p>
          </table:table-cell>
          <table:table-cell office:value-type="float" office:value="32.578849" calcext:value-type="float">
            <text:p>32.57884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Isis Temple</text:p>
          </table:table-cell>
          <table:table-cell office:value-type="string" calcext:value-type="string">
            <text:p>31b09ca595e99b9d3e357b4e95080105</text:p>
          </table:table-cell>
          <table:table-cell office:value-type="string" calcext:value-type="string">
            <text:p>Location of Isis Temple</text:p>
          </table:table-cell>
          <table:table-cell office:value-type="string" calcext:value-type="string">
            <text:p>EG</text:p>
          </table:table-cell>
        </table:table-row>
        <table:table-row table:style-name="ro2">
          <table:table-cell office:value-type="string" calcext:value-type="string">
            <text:p>Horne, R.</text:p>
          </table:table-cell>
          <table:table-cell office:value-type="string" calcext:value-type="string">
            <text:p>38.6533065, 37.9498898, 38.6533065, 37.9498898</text:p>
          </table:table-cell>
          <table:table-cell office:value-type="string" calcext:value-type="string">
            <text:p>2013-04-02T19:44:09Z</text:p>
          </table:table-cell>
          <table:table-cell office:value-type="string" calcext:value-type="string">
            <text:p>rmhorne</text:p>
          </table:table-cell>
          <table:table-cell office:value-type="float" office:value="3" calcext:value-type="float">
            <text:p>3</text:p>
          </table:table-cell>
          <table:table-cell office:value-type="string" calcext:value-type="string">
            <text:p>Modern location corresponding to ancient Arsameia pros Nymphaio, located along the Nymphaios river.</text:p>
          </table:table-cell>
          <table:table-cell office:value-type="string" calcext:value-type="string">
            <text:p>temple,</text:p>
          </table:table-cell>
          <table:table-cell office:value-type="string" calcext:value-type="string">
            <text:p>{"type": "Point", "coordinates": [38.6533065, 37.9498898]}</text:p>
          </table:table-cell>
          <table:table-cell office:value-type="string" calcext:value-type="string">
            <text:p>location-of-kocahisar</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04-06T21:09:16Z</text:p>
          </table:table-cell>
          <table:table-cell office:value-type="string" calcext:value-type="string">
            <text:p>/places/658391/location-of-kocahisar</text:p>
          </table:table-cell>
          <table:table-cell office:value-type="float" office:value="658391" calcext:value-type="float">
            <text:p>658391</text:p>
          </table:table-cell>
          <table:table-cell office:value-type="float" office:value="37.9498898" calcext:value-type="float">
            <text:p>37.9498898</text:p>
          </table:table-cell>
          <table:table-cell office:value-type="string" calcext:value-type="string">
            <text:p>37.949890,38.653306</text:p>
          </table:table-cell>
          <table:table-cell office:value-type="float" office:value="38.6533065" calcext:value-type="float">
            <text:p>38.6533065</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Location of Kocahisar</text:p>
          </table:table-cell>
          <table:table-cell office:value-type="string" calcext:value-type="string">
            <text:p>9fc1555620ef424d31e4c62dccae47b1</text:p>
          </table:table-cell>
          <table:table-cell office:value-type="string" calcext:value-type="string">
            <text:p>Location of Kocahisar</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5.7489152, 44.4562118, 5.7489152, 44.4562118</text:p>
          </table:table-cell>
          <table:table-cell office:value-type="string" calcext:value-type="string">
            <text:p>2013-07-16T12:45:0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settlement, temple,</text:p>
          </table:table-cell>
          <table:table-cell office:value-type="string" calcext:value-type="string">
            <text:p>{"type": "Point", "coordinates": [5.7489152, 44.4562118]}</text:p>
          </table:table-cell>
          <table:table-cell office:value-type="string" calcext:value-type="string">
            <text:p>location-of-la-batie-montsaleon-archaeological</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7-19T21:19:05Z</text:p>
          </table:table-cell>
          <table:table-cell office:value-type="string" calcext:value-type="string">
            <text:p>/places/167836/location-of-la-batie-montsaleon-archaeological</text:p>
          </table:table-cell>
          <table:table-cell office:value-type="float" office:value="167836" calcext:value-type="float">
            <text:p>167836</text:p>
          </table:table-cell>
          <table:table-cell office:value-type="float" office:value="44.4562118" calcext:value-type="float">
            <text:p>44.4562118</text:p>
          </table:table-cell>
          <table:table-cell office:value-type="string" calcext:value-type="string">
            <text:p>44.456212,5.748915</text:p>
          </table:table-cell>
          <table:table-cell office:value-type="float" office:value="5.7489152" calcext:value-type="float">
            <text:p>5.748915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La Bâtie-Montsaléon archaeological area</text:p>
          </table:table-cell>
          <table:table-cell office:value-type="string" calcext:value-type="string">
            <text:p>24964dacd915eb51c94e176ac446c136</text:p>
          </table:table-cell>
          <table:table-cell office:value-type="string" calcext:value-type="string">
            <text:p>location of La Bâtie-Montsaléon archaeological area</text:p>
          </table:table-cell>
          <table:table-cell office:value-type="string" calcext:value-type="string">
            <text:p>FR</text:p>
          </table:table-cell>
        </table:table-row>
        <table:table-row table:style-name="ro2">
          <table:table-cell office:value-type="string" calcext:value-type="string">
            <text:p>Becker, J.</text:p>
          </table:table-cell>
          <table:table-cell office:value-type="string" calcext:value-type="string">
            <text:p>-2.5579912, 51.7210625, -2.5579912, 51.7210625</text:p>
          </table:table-cell>
          <table:table-cell office:value-type="string" calcext:value-type="string">
            <text:p>2013-09-01T03:44:3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fourth century AD temple dedicated to Nodens. Location based on OpenStreetMap.</text:p>
          </table:table-cell>
          <table:table-cell office:value-type="string" calcext:value-type="string">
            <text:p>temple,</text:p>
          </table:table-cell>
          <table:table-cell office:value-type="string" calcext:value-type="string">
            <text:p>{"type": "Point", "coordinates": [-2.5579912, 51.7210625]}</text:p>
          </table:table-cell>
          <table:table-cell office:value-type="string" calcext:value-type="string">
            <text:p>location-of-lydney-roman-temple</text:p>
          </table:table-cell>
          <table:table-cell office:value-type="string" calcext:value-type="string">
            <text:p>precise</text:p>
          </table:table-cell>
          <table:table-cell office:value-type="float" office:value="640" calcext:value-type="float">
            <text:p>640</text:p>
          </table:table-cell>
          <table:table-cell office:value-type="float" office:value="300" calcext:value-type="float">
            <text:p>300</text:p>
          </table:table-cell>
          <table:table-cell office:value-type="string" calcext:value-type="string">
            <text:p>2013-11-25T01:39:58Z</text:p>
          </table:table-cell>
          <table:table-cell office:value-type="string" calcext:value-type="string">
            <text:p>/places/79583/location-of-lydney-roman-temple</text:p>
          </table:table-cell>
          <table:table-cell office:value-type="float" office:value="79583" calcext:value-type="float">
            <text:p>79583</text:p>
          </table:table-cell>
          <table:table-cell office:value-type="float" office:value="51.7210625" calcext:value-type="float">
            <text:p>51.7210625</text:p>
          </table:table-cell>
          <table:table-cell office:value-type="string" calcext:value-type="string">
            <text:p>51.721063,-2.557991</text:p>
          </table:table-cell>
          <table:table-cell office:value-type="float" office:value="-2.5579912" calcext:value-type="float">
            <text:p>-2.5579912</text:p>
          </table:table-cell>
          <table:table-cell/>
          <table:table-cell office:value-type="string" calcext:value-type="string">
            <text:p>L</text:p>
          </table:table-cell>
          <table:table-cell office:value-type="string" calcext:value-type="string">
            <text:p>late-antique</text:p>
          </table:table-cell>
          <table:table-cell office:value-type="string" calcext:value-type="string">
            <text:p>300.0,640.0</text:p>
          </table:table-cell>
          <table:table-cell office:value-type="string" calcext:value-type="string">
            <text:p>location of Lydney Roman temple</text:p>
          </table:table-cell>
          <table:table-cell office:value-type="string" calcext:value-type="string">
            <text:p>eccaedff0379cdea42b867b9f6940c2d</text:p>
          </table:table-cell>
          <table:table-cell office:value-type="string" calcext:value-type="string">
            <text:p>location of Lydney Roman temple</text:p>
          </table:table-cell>
          <table:table-cell office:value-type="string" calcext:value-type="string">
            <text:p>GB</text:p>
          </table:table-cell>
        </table:table-row>
        <table:table-row table:style-name="ro1">
          <table:table-cell office:value-type="string" calcext:value-type="string">
            <text:p>Becker, J.</text:p>
          </table:table-cell>
          <table:table-cell office:value-type="string" calcext:value-type="string">
            <text:p>-3.1882244, 58.9965662, -3.1882244, 58.9965662</text:p>
          </table:table-cell>
          <table:table-cell office:value-type="string" calcext:value-type="string">
            <text:p>2013-08-01T16:02:5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882244, 58.9965662]}</text:p>
          </table:table-cell>
          <table:table-cell office:value-type="string" calcext:value-type="string">
            <text:p>location-of-maes-howe</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9-16T22:51:10Z</text:p>
          </table:table-cell>
          <table:table-cell office:value-type="string" calcext:value-type="string">
            <text:p>/places/506158212/location-of-maes-howe</text:p>
          </table:table-cell>
          <table:table-cell office:value-type="float" office:value="506158212" calcext:value-type="float">
            <text:p>506158212</text:p>
          </table:table-cell>
          <table:table-cell office:value-type="float" office:value="58.9965662" calcext:value-type="float">
            <text:p>58.9965662</text:p>
          </table:table-cell>
          <table:table-cell office:value-type="string" calcext:value-type="string">
            <text:p>58.996566,-3.188224</text:p>
          </table:table-cell>
          <table:table-cell office:value-type="float" office:value="-3.1882244" calcext:value-type="float">
            <text:p>-3.1882244</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Maes Howe</text:p>
          </table:table-cell>
          <table:table-cell office:value-type="string" calcext:value-type="string">
            <text:p>4aef092992ef0ee27ed2dedfa0bc57ca</text:p>
          </table:table-cell>
          <table:table-cell office:value-type="string" calcext:value-type="string">
            <text:p>location of Maes Howe</text:p>
          </table:table-cell>
          <table:table-cell office:value-type="string" calcext:value-type="string">
            <text:p>GB</text:p>
          </table:table-cell>
        </table:table-row>
        <table:table-row table:style-name="ro2">
          <table:table-cell office:value-type="string" calcext:value-type="string">
            <text:p>Becker, J.</text:p>
          </table:table-cell>
          <table:table-cell office:value-type="string" calcext:value-type="string">
            <text:p>31.215421, 29.8351588, 31.215421, 29.8351588</text:p>
          </table:table-cell>
          <table:table-cell office:value-type="string" calcext:value-type="string">
            <text:p>2013-02-21T20:42:24Z</text:p>
          </table:table-cell>
          <table:table-cell office:value-type="string" calcext:value-type="string">
            <text:p>jbecker</text:p>
          </table:table-cell>
          <table:table-cell/>
          <table:table-cell office:value-type="string" calcext:value-type="string">
            <text:p>site of the burial of Shepseskaf (Fourth Dynasty); location verified in Google Earth based on OSM coordinates.</text:p>
          </table:table-cell>
          <table:table-cell office:value-type="string" calcext:value-type="string">
            <text:p>temple,</text:p>
          </table:table-cell>
          <table:table-cell office:value-type="string" calcext:value-type="string">
            <text:p>{"type": "Point", "coordinates": [31.215421, 29.8351588]}</text:p>
          </table:table-cell>
          <table:table-cell office:value-type="string" calcext:value-type="string">
            <text:p>location-of-mastabet-el-faraun</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11T11:34:09Z</text:p>
          </table:table-cell>
          <table:table-cell office:value-type="string" calcext:value-type="string">
            <text:p>/places/796289136/location-of-mastabet-el-faraun</text:p>
          </table:table-cell>
          <table:table-cell office:value-type="float" office:value="796289136" calcext:value-type="float">
            <text:p>796289136</text:p>
          </table:table-cell>
          <table:table-cell office:value-type="float" office:value="29.8351588" calcext:value-type="float">
            <text:p>29.8351588</text:p>
          </table:table-cell>
          <table:table-cell office:value-type="string" calcext:value-type="string">
            <text:p>29.835159,31.215421</text:p>
          </table:table-cell>
          <table:table-cell office:value-type="float" office:value="31.215421" calcext:value-type="float">
            <text:p>31.215421</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location of Mastabet el-Fara'un</text:p>
          </table:table-cell>
          <table:table-cell office:value-type="string" calcext:value-type="string">
            <text:p>8f233fcf2a1c37f2534553a4fb2fee6d</text:p>
          </table:table-cell>
          <table:table-cell office:value-type="string" calcext:value-type="string">
            <text:p>location of Mastabet el-Fara'un</text:p>
          </table:table-cell>
          <table:table-cell office:value-type="string" calcext:value-type="string">
            <text:p>EG</text:p>
          </table:table-cell>
        </table:table-row>
        <table:table-row table:style-name="ro1">
          <table:table-cell office:value-type="string" calcext:value-type="string">
            <text:p>Nagy,Temple of <text:s/>N., S. Gillies, Elliott</text:p>
          </table:table-cell>
          <table:table-cell office:value-type="string" calcext:value-type="string">
            <text:p>32.6006719574, 25.7198222222, 32.6006719574, 25.7198222222</text:p>
          </table:table-cell>
          <table:table-cell office:value-type="string" calcext:value-type="string">
            <text:p>2011-04-14T18:15:58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mortuary temple of Ramesses III at Medinet Habu.</text:p>
          </table:table-cell>
          <table:table-cell office:value-type="string" calcext:value-type="string">
            <text:p>unknown</text:p>
          </table:table-cell>
          <table:table-cell office:value-type="string" calcext:value-type="string">
            <text:p>{"type": "Point", "coordinates": [32.60067195737604, 25.71982222222222, 80.80506411125747]}</text:p>
          </table:table-cell>
          <table:table-cell office:value-type="string" calcext:value-type="string">
            <text:p>location_of_medinet-habu</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4-12T18:05:42Z</text:p>
          </table:table-cell>
          <table:table-cell office:value-type="string" calcext:value-type="string">
            <text:p>/places/321318358/location_of_medinet-habu</text:p>
          </table:table-cell>
          <table:table-cell office:value-type="float" office:value="321318358" calcext:value-type="float">
            <text:p>321318358</text:p>
          </table:table-cell>
          <table:table-cell office:value-type="float" office:value="25.7202066" calcext:value-type="float">
            <text:p>25.7202066</text:p>
          </table:table-cell>
          <table:table-cell office:value-type="string" calcext:value-type="string">
            <text:p>25.720207,32.599093</text:p>
          </table:table-cell>
          <table:table-cell office:value-type="float" office:value="32.599093" calcext:value-type="float">
            <text:p>32.599093</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Medinet Habu</text:p>
          </table:table-cell>
          <table:table-cell office:value-type="string" calcext:value-type="string">
            <text:p>f8cbecca78ebe2090ca12d287bcb5804</text:p>
          </table:table-cell>
          <table:table-cell office:value-type="string" calcext:value-type="string">
            <text:p>Location of Medinet Habu</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12.9630436, 41.5898051, 12.9630436, 41.5898051</text:p>
          </table:table-cell>
          <table:table-cell office:value-type="string" calcext:value-type="string">
            <text:p>2013-04-07T23:28: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630436, 41.5898051]}</text:p>
          </table:table-cell>
          <table:table-cell office:value-type="string" calcext:value-type="string">
            <text:p>location-of-minor-acropolis</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3-04-09T16:08:53Z</text:p>
          </table:table-cell>
          <table:table-cell office:value-type="string" calcext:value-type="string">
            <text:p>/places/422987/location-of-minor-acropolis</text:p>
          </table:table-cell>
          <table:table-cell office:value-type="float" office:value="422987" calcext:value-type="float">
            <text:p>422987</text:p>
          </table:table-cell>
          <table:table-cell office:value-type="float" office:value="41.5898051" calcext:value-type="float">
            <text:p>41.5898051</text:p>
          </table:table-cell>
          <table:table-cell office:value-type="string" calcext:value-type="string">
            <text:p>41.589805,12.963044</text:p>
          </table:table-cell>
          <table:table-cell office:value-type="float" office:value="12.9630436" calcext:value-type="float">
            <text:p>12.9630436</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location of Minor Acropolis</text:p>
          </table:table-cell>
          <table:table-cell office:value-type="string" calcext:value-type="string">
            <text:p>5147c8672cc30a4bafd92aa7fdb3d617</text:p>
          </table:table-cell>
          <table:table-cell office:value-type="string" calcext:value-type="string">
            <text:p>location of Minor Acropoli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1.6299585, 42.4194343, 11.6299585, 42.4194343</text:p>
          </table:table-cell>
          <table:table-cell office:value-type="string" calcext:value-type="string">
            <text:p>2013-07-11T15:47:3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1.6299585, 42.4194343]}</text:p>
          </table:table-cell>
          <table:table-cell office:value-type="string" calcext:value-type="string">
            <text:p>location-of-mithrae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14T21:29:45Z</text:p>
          </table:table-cell>
          <table:table-cell office:value-type="string" calcext:value-type="string">
            <text:p>/places/413393/location-of-mithraeum</text:p>
          </table:table-cell>
          <table:table-cell office:value-type="float" office:value="413393" calcext:value-type="float">
            <text:p>413393</text:p>
          </table:table-cell>
          <table:table-cell office:value-type="float" office:value="42.4194343" calcext:value-type="float">
            <text:p>42.4194343</text:p>
          </table:table-cell>
          <table:table-cell office:value-type="string" calcext:value-type="string">
            <text:p>42.419434,11.629959</text:p>
          </table:table-cell>
          <table:table-cell office:value-type="float" office:value="11.6299585" calcext:value-type="float">
            <text:p>11.62995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Mithraeum</text:p>
          </table:table-cell>
          <table:table-cell office:value-type="string" calcext:value-type="string">
            <text:p>16635680be36db7245e9ce35d670896c</text:p>
          </table:table-cell>
          <table:table-cell office:value-type="string" calcext:value-type="string">
            <text:p>location of Mithraeum</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8.448867, 40.790708, 8.448867, 40.790708</text:p>
          </table:table-cell>
          <table:table-cell office:value-type="string" calcext:value-type="string">
            <text:p>2012-12-06T21:42: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verified in Google Earth 2012, eye height 3706 ft. Monument dates to the third and second millennia BC.</text:p>
          </table:table-cell>
          <table:table-cell office:value-type="string" calcext:value-type="string">
            <text:p>temple,</text:p>
          </table:table-cell>
          <table:table-cell office:value-type="string" calcext:value-type="string">
            <text:p>{"type": "Point", "coordinates": [8.448867, 40.790708]}</text:p>
          </table:table-cell>
          <table:table-cell office:value-type="string" calcext:value-type="string">
            <text:p>location-of-monte-daccoddi</text:p>
          </table:table-cell>
          <table:table-cell office:value-type="string" calcext:value-type="string">
            <text:p>precise</text:p>
          </table:table-cell>
          <table:table-cell office:value-type="float" office:value="-1000" calcext:value-type="float">
            <text:p>-1000</text:p>
          </table:table-cell>
          <table:table-cell office:value-type="float" office:value="-3000" calcext:value-type="float">
            <text:p>-3000</text:p>
          </table:table-cell>
          <table:table-cell office:value-type="string" calcext:value-type="string">
            <text:p>2013-07-03T15:31:31Z</text:p>
          </table:table-cell>
          <table:table-cell office:value-type="string" calcext:value-type="string">
            <text:p>/places/647937672/location-of-monte-daccoddi</text:p>
          </table:table-cell>
          <table:table-cell office:value-type="float" office:value="647937672" calcext:value-type="float">
            <text:p>647937672</text:p>
          </table:table-cell>
          <table:table-cell office:value-type="float" office:value="40.790708" calcext:value-type="float">
            <text:p>40.790708</text:p>
          </table:table-cell>
          <table:table-cell office:value-type="string" calcext:value-type="string">
            <text:p>40.790708,8.448867</text:p>
          </table:table-cell>
          <table:table-cell office:value-type="float" office:value="8.448867" calcext:value-type="float">
            <text:p>8.448867</text:p>
          </table:table-cell>
          <table:table-cell/>
          <table:table-cell office:value-type="float" office:value="32" calcext:value-type="float">
            <text:p>32</text:p>
          </table:table-cell>
          <table:table-cell office:value-type="string" calcext:value-type="string">
            <text:p>3rd-millennium-bc,2nd-millenium-bce</text:p>
          </table:table-cell>
          <table:table-cell office:value-type="string" calcext:value-type="string">
            <text:p>-3000.0,-1000.0</text:p>
          </table:table-cell>
          <table:table-cell office:value-type="string" calcext:value-type="string">
            <text:p>location of Monte d'Accoddi</text:p>
          </table:table-cell>
          <table:table-cell office:value-type="string" calcext:value-type="string">
            <text:p>76a839f8f9238d6b38c5791805ca0ac6</text:p>
          </table:table-cell>
          <table:table-cell office:value-type="string" calcext:value-type="string">
            <text:p>location of Monte d'Accoddi</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549292, 41.865272, 12.549292, 41.865272</text:p>
          </table:table-cell>
          <table:table-cell office:value-type="string" calcext:value-type="string">
            <text:p>2013-02-20T01:57: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after GeoHack, verified in Google Earth 2013.</text:p>
          </table:table-cell>
          <table:table-cell office:value-type="string" calcext:value-type="string">
            <text:p>temple,</text:p>
          </table:table-cell>
          <table:table-cell office:value-type="string" calcext:value-type="string">
            <text:p>{"type": "Point", "coordinates": [12.549292, 41.865272]}</text:p>
          </table:table-cell>
          <table:table-cell office:value-type="string" calcext:value-type="string">
            <text:p>location-of-monte-del-grano</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8-13T00:28:54Z</text:p>
          </table:table-cell>
          <table:table-cell office:value-type="string" calcext:value-type="string">
            <text:p>/places/422973/location-of-monte-del-grano</text:p>
          </table:table-cell>
          <table:table-cell office:value-type="float" office:value="422973" calcext:value-type="float">
            <text:p>422973</text:p>
          </table:table-cell>
          <table:table-cell office:value-type="float" office:value="41.865272" calcext:value-type="float">
            <text:p>41.865272</text:p>
          </table:table-cell>
          <table:table-cell office:value-type="string" calcext:value-type="string">
            <text:p>41.865272,12.549292</text:p>
          </table:table-cell>
          <table:table-cell office:value-type="float" office:value="12.549292" calcext:value-type="float">
            <text:p>12.54929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Monte del Grano</text:p>
          </table:table-cell>
          <table:table-cell office:value-type="string" calcext:value-type="string">
            <text:p>99f7730bc26715a1e5c6058986672b91</text:p>
          </table:table-cell>
          <table:table-cell office:value-type="string" calcext:value-type="string">
            <text:p>location of Monte del Grano</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6.4759092, 53.695006, -6.4759092, 53.695006</text:p>
          </table:table-cell>
          <table:table-cell office:value-type="string" calcext:value-type="string">
            <text:p>2013-09-19T03:38:00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6.4759092, 53.695006]}</text:p>
          </table:table-cell>
          <table:table-cell office:value-type="string" calcext:value-type="string">
            <text:p>location-of-newgrange</text:p>
          </table:table-cell>
          <table:table-cell office:value-type="string" calcext:value-type="string">
            <text:p>precise</text:p>
          </table:table-cell>
          <table:table-cell office:value-type="float" office:value="640" calcext:value-type="float">
            <text:p>640</text:p>
          </table:table-cell>
          <table:table-cell office:value-type="float" office:value="-4000" calcext:value-type="float">
            <text:p>-4000</text:p>
          </table:table-cell>
          <table:table-cell office:value-type="string" calcext:value-type="string">
            <text:p>2013-12-19T16:22:58Z</text:p>
          </table:table-cell>
          <table:table-cell office:value-type="string" calcext:value-type="string">
            <text:p>/places/79612/location-of-newgrange</text:p>
          </table:table-cell>
          <table:table-cell office:value-type="float" office:value="79612" calcext:value-type="float">
            <text:p>79612</text:p>
          </table:table-cell>
          <table:table-cell office:value-type="float" office:value="53.695006" calcext:value-type="float">
            <text:p>53.695006</text:p>
          </table:table-cell>
          <table:table-cell office:value-type="string" calcext:value-type="string">
            <text:p>53.695006,-6.475909</text:p>
          </table:table-cell>
          <table:table-cell office:value-type="float" office:value="-6.4759092" calcext:value-type="float">
            <text:p>-6.4759092</text:p>
          </table:table-cell>
          <table:table-cell/>
          <table:table-cell office:value-type="string" calcext:value-type="string">
            <text:p>432IRL</text:p>
          </table:table-cell>
          <table:table-cell office:value-type="string" calcext:value-type="string">
            <text:p>4th-millenium-bce,3rd-millennium-bc,2nd-millenium-bce,iron-age-britain,roman,late-antique</text:p>
          </table:table-cell>
          <table:table-cell office:value-type="string" calcext:value-type="string">
            <text:p>-4000.0,640.0</text:p>
          </table:table-cell>
          <table:table-cell office:value-type="string" calcext:value-type="string">
            <text:p>location of Newgrange</text:p>
          </table:table-cell>
          <table:table-cell office:value-type="string" calcext:value-type="string">
            <text:p>3fe09cbdf02a04dcaaac29175afaf8aa</text:p>
          </table:table-cell>
          <table:table-cell office:value-type="string" calcext:value-type="string">
            <text:p>location of Newgrange</text:p>
          </table:table-cell>
          <table:table-cell office:value-type="string" calcext:value-type="string">
            <text:p>IE</text:p>
          </table:table-cell>
        </table:table-row>
        <table:table-row table:style-name="ro1">
          <table:table-cell office:value-type="string" calcext:value-type="string">
            <text:p>Becker, J.</text:p>
          </table:table-cell>
          <table:table-cell office:value-type="string" calcext:value-type="string">
            <text:p>31.9181675, 26.1840536, 31.9181675, 26.1840536</text:p>
          </table:table-cell>
          <table:table-cell office:value-type="string" calcext:value-type="string">
            <text:p>2013-02-20T21:03: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81675, 26.1840536]}</text:p>
          </table:table-cell>
          <table:table-cell office:value-type="string" calcext:value-type="string">
            <text:p>location-of-osireion</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7:27Z</text:p>
          </table:table-cell>
          <table:table-cell office:value-type="string" calcext:value-type="string">
            <text:p>/places/756512/location-of-osireion</text:p>
          </table:table-cell>
          <table:table-cell office:value-type="float" office:value="756512" calcext:value-type="float">
            <text:p>756512</text:p>
          </table:table-cell>
          <table:table-cell office:value-type="float" office:value="26.1840536" calcext:value-type="float">
            <text:p>26.1840536</text:p>
          </table:table-cell>
          <table:table-cell office:value-type="string" calcext:value-type="string">
            <text:p>26.184054,31.918167</text:p>
          </table:table-cell>
          <table:table-cell office:value-type="float" office:value="31.9181675" calcext:value-type="float">
            <text:p>31.9181675</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Osireion</text:p>
          </table:table-cell>
          <table:table-cell office:value-type="string" calcext:value-type="string">
            <text:p>f695dac4286520f38936dd9a7845e2c4</text:p>
          </table:table-cell>
          <table:table-cell office:value-type="string" calcext:value-type="string">
            <text:p>location of Osireion</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6.6111621, 53.5804567, -6.6111621, 53.5804567</text:p>
          </table:table-cell>
          <table:table-cell office:value-type="string" calcext:value-type="string">
            <text:p>2013-04-12T16:54:33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 fort,</text:p>
          </table:table-cell>
          <table:table-cell office:value-type="string" calcext:value-type="string">
            <text:p>{"type": "Point", "coordinates": [-6.6111621, 53.5804567]}</text:p>
          </table:table-cell>
          <table:table-cell office:value-type="string" calcext:value-type="string">
            <text:p>location-of-rath-of-the-synods</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8-09T14:00:56Z</text:p>
          </table:table-cell>
          <table:table-cell office:value-type="string" calcext:value-type="string">
            <text:p>/places/79708/location-of-rath-of-the-synods</text:p>
          </table:table-cell>
          <table:table-cell office:value-type="float" office:value="79708" calcext:value-type="float">
            <text:p>79708</text:p>
          </table:table-cell>
          <table:table-cell office:value-type="float" office:value="53.5804567" calcext:value-type="float">
            <text:p>53.5804567</text:p>
          </table:table-cell>
          <table:table-cell office:value-type="string" calcext:value-type="string">
            <text:p>53.580457,-6.611162</text:p>
          </table:table-cell>
          <table:table-cell office:value-type="float" office:value="-6.6111621" calcext:value-type="float">
            <text:p>-6.6111621</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Rath of the Synods</text:p>
          </table:table-cell>
          <table:table-cell office:value-type="string" calcext:value-type="string">
            <text:p>f6ce805593a45069c737bb095289cd82</text:p>
          </table:table-cell>
          <table:table-cell office:value-type="string" calcext:value-type="string">
            <text:p>location of Rath of the Synods</text:p>
          </table:table-cell>
          <table:table-cell office:value-type="string" calcext:value-type="string">
            <text:p>IE</text:p>
          </table:table-cell>
        </table:table-row>
        <table:table-row table:style-name="ro5">
          <table:table-cell office:value-type="string" calcext:value-type="string">
            <text:p>Kaye, N., S. Gillies</text:p>
          </table:table-cell>
          <table:table-cell office:value-type="string" calcext:value-type="string">
            <text:p>35.077894, 32.927364, 35.077894, 32.927364</text:p>
          </table:table-cell>
          <table:table-cell office:value-type="string" calcext:value-type="string">
            <text:p>2013-02-12T17:42:59Z</text:p>
          </table:table-cell>
          <table:table-cell office:value-type="string" calcext:value-type="string">
            <text:p>nkaye</text:p>
          </table:table-cell>
          <table:table-cell office:value-type="float" office:value="3" calcext:value-type="float">
            <text:p>3</text:p>
          </table:table-cell>
          <table:table-cell office:value-type="string" calcext:value-type="string">
            <text:p>Excavations on site of post office at 49 Ben Ami St. revealed Hellenistic remains, <text:s/>including a dedication to Zeus Soter on behalf of Antiochos VII by a courtier (SEG XIX 9094). This inscription was associated with Hellenistic architecture of a temple-like character. Nearby workshops also uncovered.</text:p>
          </table:table-cell>
          <table:table-cell office:value-type="string" calcext:value-type="string">
            <text:p>temple,</text:p>
          </table:table-cell>
          <table:table-cell office:value-type="string" calcext:value-type="string">
            <text:p>{"type": "Point", "coordinates": [35.077894, 32.927364]}</text:p>
          </table:table-cell>
          <table:table-cell office:value-type="string" calcext:value-type="string">
            <text:p>hellenistic-temple-and-workshop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1-11T16:45:51Z</text:p>
          </table:table-cell>
          <table:table-cell office:value-type="string" calcext:value-type="string">
            <text:p>/places/678010/hellenistic-temple-and-workshops</text:p>
          </table:table-cell>
          <table:table-cell office:value-type="float" office:value="678010" calcext:value-type="float">
            <text:p>678010</text:p>
          </table:table-cell>
          <table:table-cell office:value-type="float" office:value="32.927364" calcext:value-type="float">
            <text:p>32.927364</text:p>
          </table:table-cell>
          <table:table-cell office:value-type="string" calcext:value-type="string">
            <text:p>32.927364,35.077894</text:p>
          </table:table-cell>
          <table:table-cell office:value-type="float" office:value="35.077894" calcext:value-type="float">
            <text:p>35.077894</text:p>
          </table:table-cell>
          <table:table-cell office:value-type="string" calcext:value-type="string">
            <text:p>Zeus</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Re-Buried Hellenistic Temple and Workshops</text:p>
          </table:table-cell>
          <table:table-cell office:value-type="string" calcext:value-type="string">
            <text:p>b869f7d5e81d829101d9ed776b102ed9</text:p>
          </table:table-cell>
          <table:table-cell office:value-type="string" calcext:value-type="string">
            <text:p>Location of Re-Buried Hellenistic Temple and Workshops</text:p>
          </table:table-cell>
          <table:table-cell office:value-type="string" calcext:value-type="string">
            <text:p>IL</text:p>
          </table:table-cell>
        </table:table-row>
        <table:table-row table:style-name="ro1">
          <table:table-cell office:value-type="string" calcext:value-type="string">
            <text:p>Becker, J.</text:p>
          </table:table-cell>
          <table:table-cell office:value-type="string" calcext:value-type="string">
            <text:p>2.2569617, 41.9292546, 2.2569617, 41.9292546</text:p>
          </table:table-cell>
          <table:table-cell office:value-type="string" calcext:value-type="string">
            <text:p>2013-09-24T03:08:50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2569617, 41.9292546]}</text:p>
          </table:table-cell>
          <table:table-cell office:value-type="string" calcext:value-type="string">
            <text:p>location-of-roman-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2T20:53:56Z</text:p>
          </table:table-cell>
          <table:table-cell office:value-type="string" calcext:value-type="string">
            <text:p>/places/246212/location-of-roman-temple</text:p>
          </table:table-cell>
          <table:table-cell office:value-type="float" office:value="246212" calcext:value-type="float">
            <text:p>246212</text:p>
          </table:table-cell>
          <table:table-cell office:value-type="float" office:value="41.9292546" calcext:value-type="float">
            <text:p>41.9292546</text:p>
          </table:table-cell>
          <table:table-cell office:value-type="string" calcext:value-type="string">
            <text:p>41.929255,2.256962</text:p>
          </table:table-cell>
          <table:table-cell office:value-type="float" office:value="2.2569617" calcext:value-type="float">
            <text:p>2.256961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Roman temple of Vic</text:p>
          </table:table-cell>
          <table:table-cell office:value-type="string" calcext:value-type="string">
            <text:p>e8951a07a35d6ad987d968cb5d9546c0</text:p>
          </table:table-cell>
          <table:table-cell office:value-type="string" calcext:value-type="string">
            <text:p>location of Roman temple of Vic</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14.1653599, 42.3482565, 14.1653599, 42.3482565</text:p>
          </table:table-cell>
          <table:table-cell office:value-type="string" calcext:value-type="string">
            <text:p>2014-02-09T18:29:0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1653599, 42.3482565]}</text:p>
          </table:table-cell>
          <table:table-cell office:value-type="string" calcext:value-type="string">
            <text:p>location-of-roman-temple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3-24T14:38:57Z</text:p>
          </table:table-cell>
          <table:table-cell office:value-type="string" calcext:value-type="string">
            <text:p>/places/413333/location-of-roman-temples</text:p>
          </table:table-cell>
          <table:table-cell office:value-type="float" office:value="413333" calcext:value-type="float">
            <text:p>413333</text:p>
          </table:table-cell>
          <table:table-cell office:value-type="float" office:value="42.3482565" calcext:value-type="float">
            <text:p>42.3482565</text:p>
          </table:table-cell>
          <table:table-cell office:value-type="string" calcext:value-type="string">
            <text:p>42.348256,14.165360</text:p>
          </table:table-cell>
          <table:table-cell office:value-type="float" office:value="14.1653599" calcext:value-type="float">
            <text:p>14.16535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Roman temples</text:p>
          </table:table-cell>
          <table:table-cell office:value-type="string" calcext:value-type="string">
            <text:p>cabe44b324a0495e23c05520766f6df0</text:p>
          </table:table-cell>
          <table:table-cell office:value-type="string" calcext:value-type="string">
            <text:p>location of Roman temple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807872, 41.8907711, 12.4807872, 41.8907711</text:p>
          </table:table-cell>
          <table:table-cell office:value-type="string" calcext:value-type="string">
            <text:p>2013-02-23T18:25: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807872, 41.8907711]}</text:p>
          </table:table-cell>
          <table:table-cell office:value-type="string" calcext:value-type="string">
            <text:p>location-of-sacred-area-of-s-omobono</text:p>
          </table:table-cell>
          <table:table-cell office:value-type="string" calcext:value-type="string">
            <text:p>precise</text:p>
          </table:table-cell>
          <table:table-cell office:value-type="float" office:value="1453" calcext:value-type="float">
            <text:p>1453</text:p>
          </table:table-cell>
          <table:table-cell office:value-type="float" office:value="-750" calcext:value-type="float">
            <text:p>-750</text:p>
          </table:table-cell>
          <table:table-cell office:value-type="string" calcext:value-type="string">
            <text:p>2013-07-12T16:33:37Z</text:p>
          </table:table-cell>
          <table:table-cell office:value-type="string" calcext:value-type="string">
            <text:p>/places/103123065/location-of-sacred-area-of-s-omobono</text:p>
          </table:table-cell>
          <table:table-cell office:value-type="float" office:value="103123065" calcext:value-type="float">
            <text:p>103123065</text:p>
          </table:table-cell>
          <table:table-cell office:value-type="float" office:value="41.8907711" calcext:value-type="float">
            <text:p>41.8907711</text:p>
          </table:table-cell>
          <table:table-cell office:value-type="string" calcext:value-type="string">
            <text:p>41.890771,12.480787</text:p>
          </table:table-cell>
          <table:table-cell office:value-type="float" office:value="12.4807872" calcext:value-type="float">
            <text:p>12.4807872</text:p>
          </table:table-cell>
          <table:table-cell/>
          <table:table-cell office:value-type="string" calcext:value-type="string">
            <text:p>ACHRLM</text:p>
          </table:table-cell>
          <table:table-cell office:value-type="string" calcext:value-type="string">
            <text:p>archaic,classical,hellenistic-republican,roman,late-antique,mediaeval-byzantine</text:p>
          </table:table-cell>
          <table:table-cell office:value-type="string" calcext:value-type="string">
            <text:p>-750.0,1453.0</text:p>
          </table:table-cell>
          <table:table-cell office:value-type="string" calcext:value-type="string">
            <text:p>location of Sacred Area of S. Omobono</text:p>
          </table:table-cell>
          <table:table-cell office:value-type="string" calcext:value-type="string">
            <text:p>56dc272dc9d136992f40a9573b14ce29</text:p>
          </table:table-cell>
          <table:table-cell office:value-type="string" calcext:value-type="string">
            <text:p>location of Sacred Area of S. Omobono</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4.3883332, 41.7405276, 14.3883332, 41.7405276</text:p>
          </table:table-cell>
          <table:table-cell office:value-type="string" calcext:value-type="string">
            <text:p>2013-08-02T22:18:4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 theatre,</text:p>
          </table:table-cell>
          <table:table-cell office:value-type="string" calcext:value-type="string">
            <text:p>{"type": "Point", "coordinates": [14.3883332, 41.7405276]}</text:p>
          </table:table-cell>
          <table:table-cell office:value-type="string" calcext:value-type="string">
            <text:p>location-of-samnite-sanctuary</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8-02T22:24:13Z</text:p>
          </table:table-cell>
          <table:table-cell office:value-type="string" calcext:value-type="string">
            <text:p>/places/433025/location-of-samnite-sanctuary</text:p>
          </table:table-cell>
          <table:table-cell office:value-type="float" office:value="433025" calcext:value-type="float">
            <text:p>433025</text:p>
          </table:table-cell>
          <table:table-cell office:value-type="float" office:value="41.7405276" calcext:value-type="float">
            <text:p>41.7405276</text:p>
          </table:table-cell>
          <table:table-cell office:value-type="string" calcext:value-type="string">
            <text:p>41.740528,14.388333</text:p>
          </table:table-cell>
          <table:table-cell office:value-type="float" office:value="14.3883332" calcext:value-type="float">
            <text:p>14.388333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Samnite sanctuary</text:p>
          </table:table-cell>
          <table:table-cell office:value-type="string" calcext:value-type="string">
            <text:p>c4858e8ec98b3afb8d977a4b214dd8c9</text:p>
          </table:table-cell>
          <table:table-cell office:value-type="string" calcext:value-type="string">
            <text:p>location of Samnite sanctuary</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7929228, 41.9638122, 12.7929228, 41.9638122</text:p>
          </table:table-cell>
          <table:table-cell office:value-type="string" calcext:value-type="string">
            <text:p>2013-11-03T14:59:1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7929228, 41.9638122]}</text:p>
          </table:table-cell>
          <table:table-cell office:value-type="string" calcext:value-type="string">
            <text:p>location-of-sanctuary-of-hercules-victor</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31Z</text:p>
          </table:table-cell>
          <table:table-cell office:value-type="string" calcext:value-type="string">
            <text:p>/places/423081/location-of-sanctuary-of-hercules-victor</text:p>
          </table:table-cell>
          <table:table-cell office:value-type="float" office:value="423081" calcext:value-type="float">
            <text:p>423081</text:p>
          </table:table-cell>
          <table:table-cell office:value-type="float" office:value="41.9638122" calcext:value-type="float">
            <text:p>41.9638122</text:p>
          </table:table-cell>
          <table:table-cell office:value-type="string" calcext:value-type="string">
            <text:p>41.963812,12.792923</text:p>
          </table:table-cell>
          <table:table-cell office:value-type="float" office:value="12.7929228" calcext:value-type="float">
            <text:p>12.79292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Sanctuary of Hercules Victor</text:p>
          </table:table-cell>
          <table:table-cell office:value-type="string" calcext:value-type="string">
            <text:p>2670e5118dc4eae9be5a0add075ffb17</text:p>
          </table:table-cell>
          <table:table-cell office:value-type="string" calcext:value-type="string">
            <text:p>location of Sanctuary of Hercules Victor</text:p>
          </table:table-cell>
          <table:table-cell office:value-type="string" calcext:value-type="string">
            <text:p>IT</text:p>
          </table:table-cell>
        </table:table-row>
        <table:table-row table:style-name="ro1">
          <table:table-cell office:value-type="string" calcext:value-type="string">
            <text:p>Horne, R., J. Becker</text:p>
          </table:table-cell>
          <table:table-cell office:value-type="string" calcext:value-type="string">
            <text:p>22.495222, 40.176194, 22.495222, 40.176194</text:p>
          </table:table-cell>
          <table:table-cell office:value-type="string" calcext:value-type="string">
            <text:p>2013-07-18T14:59:51Z</text:p>
          </table:table-cell>
          <table:table-cell office:value-type="string" calcext:value-type="string">
            <text:p>rmhorne</text:p>
          </table:table-cell>
          <table:table-cell office:value-type="float" office:value="1" calcext:value-type="float">
            <text:p>1</text:p>
          </table:table-cell>
          <table:table-cell office:value-type="string" calcext:value-type="string">
            <text:p>The sanctuary of Isis at Dion.</text:p>
          </table:table-cell>
          <table:table-cell office:value-type="string" calcext:value-type="string">
            <text:p>temple,</text:p>
          </table:table-cell>
          <table:table-cell office:value-type="string" calcext:value-type="string">
            <text:p>{"type": "Point", "coordinates": [22.495222, 40.176194]}</text:p>
          </table:table-cell>
          <table:table-cell office:value-type="string" calcext:value-type="string">
            <text:p>sanctuary-of-isi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7-19T18:59:45Z</text:p>
          </table:table-cell>
          <table:table-cell office:value-type="string" calcext:value-type="string">
            <text:p>/places/491572/sanctuary-of-isis</text:p>
          </table:table-cell>
          <table:table-cell office:value-type="float" office:value="491572" calcext:value-type="float">
            <text:p>491572</text:p>
          </table:table-cell>
          <table:table-cell office:value-type="float" office:value="40.176194" calcext:value-type="float">
            <text:p>40.176194</text:p>
          </table:table-cell>
          <table:table-cell office:value-type="string" calcext:value-type="string">
            <text:p>40.176194,22.495222</text:p>
          </table:table-cell>
          <table:table-cell office:value-type="float" office:value="22.495222" calcext:value-type="float">
            <text:p>22.495222</text:p>
          </table:table-cell>
          <table:table-cell office:value-type="string" calcext:value-type="string">
            <text:p>Isis</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Sanctuary of Isis</text:p>
          </table:table-cell>
          <table:table-cell office:value-type="string" calcext:value-type="string">
            <text:p>3f87cb1471b672e905f3dcd849ff8671</text:p>
          </table:table-cell>
          <table:table-cell office:value-type="string" calcext:value-type="string">
            <text:p>location of Sanctuary of Isis</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31.9084936, 26.1888854, 31.9084936, 26.1888854</text:p>
          </table:table-cell>
          <table:table-cell office:value-type="string" calcext:value-type="string">
            <text:p>2013-02-20T21:09: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084936, 26.1888854]}</text:p>
          </table:table-cell>
          <table:table-cell office:value-type="string" calcext:value-type="string">
            <text:p>location-of-shunet-ez-zebib</text:p>
          </table:table-cell>
          <table:table-cell office:value-type="string" calcext:value-type="string">
            <text:p>precise</text:p>
          </table:table-cell>
          <table:table-cell office:value-type="float" office:value="-2670" calcext:value-type="float">
            <text:p>-2670</text:p>
          </table:table-cell>
          <table:table-cell office:value-type="float" office:value="-2950" calcext:value-type="float">
            <text:p>-2950</text:p>
          </table:table-cell>
          <table:table-cell office:value-type="string" calcext:value-type="string">
            <text:p>2013-05-21T17:47:24Z</text:p>
          </table:table-cell>
          <table:table-cell office:value-type="string" calcext:value-type="string">
            <text:p>/places/756512/location-of-shunet-ez-zebib</text:p>
          </table:table-cell>
          <table:table-cell office:value-type="float" office:value="756512" calcext:value-type="float">
            <text:p>756512</text:p>
          </table:table-cell>
          <table:table-cell office:value-type="float" office:value="26.1888854" calcext:value-type="float">
            <text:p>26.1888854</text:p>
          </table:table-cell>
          <table:table-cell office:value-type="string" calcext:value-type="string">
            <text:p>26.188885,31.908494</text:p>
          </table:table-cell>
          <table:table-cell office:value-type="float" office:value="31.9084936" calcext:value-type="float">
            <text:p>31.9084936</text:p>
          </table:table-cell>
          <table:table-cell/>
          <table:table-cell office:value-type="string" calcext:value-type="string">
            <text:p>E</text:p>
          </table:table-cell>
          <table:table-cell office:value-type="string" calcext:value-type="string">
            <text:p>early-dynastic-egypt</text:p>
          </table:table-cell>
          <table:table-cell office:value-type="string" calcext:value-type="string">
            <text:p>-2950.0,-2670.0</text:p>
          </table:table-cell>
          <table:table-cell office:value-type="string" calcext:value-type="string">
            <text:p>location of Shunet ez Zebib</text:p>
          </table:table-cell>
          <table:table-cell office:value-type="string" calcext:value-type="string">
            <text:p>cde20f9eb766afa1a707f3a95a9e9c33</text:p>
          </table:table-cell>
          <table:table-cell office:value-type="string" calcext:value-type="string">
            <text:p>location of Shunet ez Zebib</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30.7135629, 39.2002244, 30.7135629, 39.2002244</text:p>
          </table:table-cell>
          <table:table-cell office:value-type="string" calcext:value-type="string">
            <text:p>2013-05-18T20:41:4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0.7135629, 39.2002244]}</text:p>
          </table:table-cell>
          <table:table-cell office:value-type="string" calcext:value-type="string">
            <text:p>location-of-so-called-midas-monument</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7-24T21:37:01Z</text:p>
          </table:table-cell>
          <table:table-cell office:value-type="string" calcext:value-type="string">
            <text:p>/places/609570/location-of-so-called-midas-monument</text:p>
          </table:table-cell>
          <table:table-cell office:value-type="float" office:value="609570" calcext:value-type="float">
            <text:p>609570</text:p>
          </table:table-cell>
          <table:table-cell office:value-type="float" office:value="39.2002244" calcext:value-type="float">
            <text:p>39.2002244</text:p>
          </table:table-cell>
          <table:table-cell office:value-type="string" calcext:value-type="string">
            <text:p>39.200224,30.713563</text:p>
          </table:table-cell>
          <table:table-cell office:value-type="float" office:value="30.7135629" calcext:value-type="float">
            <text:p>30.7135629</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location of so-called 'Midas Monument'</text:p>
          </table:table-cell>
          <table:table-cell office:value-type="string" calcext:value-type="string">
            <text:p>2f6881e3fdaf0db32cc7a7f9489aafac</text:p>
          </table:table-cell>
          <table:table-cell office:value-type="string" calcext:value-type="string">
            <text:p>location of so-called 'Midas Monument'</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12.7898323, 41.9629335, 12.7898323, 41.9629335</text:p>
          </table:table-cell>
          <table:table-cell office:value-type="string" calcext:value-type="string">
            <text:p>2013-11-03T14:52:3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7898323, 41.9629335]}</text:p>
          </table:table-cell>
          <table:table-cell office:value-type="string" calcext:value-type="string">
            <text:p>location-of-tempio-della-tossa</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2-18T15:12:30Z</text:p>
          </table:table-cell>
          <table:table-cell office:value-type="string" calcext:value-type="string">
            <text:p>/places/423081/location-of-tempio-della-tossa</text:p>
          </table:table-cell>
          <table:table-cell office:value-type="float" office:value="423081" calcext:value-type="float">
            <text:p>423081</text:p>
          </table:table-cell>
          <table:table-cell office:value-type="float" office:value="41.9629335" calcext:value-type="float">
            <text:p>41.9629335</text:p>
          </table:table-cell>
          <table:table-cell office:value-type="string" calcext:value-type="string">
            <text:p>41.962933,12.789832</text:p>
          </table:table-cell>
          <table:table-cell office:value-type="float" office:value="12.7898323" calcext:value-type="float">
            <text:p>12.789832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io della Tossa</text:p>
          </table:table-cell>
          <table:table-cell office:value-type="string" calcext:value-type="string">
            <text:p>7fd5887dc0eff8c8fd4bd9671f86d4e6</text:p>
          </table:table-cell>
          <table:table-cell office:value-type="string" calcext:value-type="string">
            <text:p>location of Tempio della Tossa</text:p>
          </table:table-cell>
          <table:table-cell office:value-type="string" calcext:value-type="string">
            <text:p>IT</text:p>
          </table:table-cell>
        </table:table-row>
        <table:table-row table:style-name="ro4">
          <table:table-cell office:value-type="string" calcext:value-type="string">
            <text:p>Becker, J.</text:p>
          </table:table-cell>
          <table:table-cell office:value-type="string" calcext:value-type="string">
            <text:p>11.6285463, 42.4193742, 11.6285463, 42.4193742</text:p>
          </table:table-cell>
          <table:table-cell office:value-type="string" calcext:value-type="string">
            <text:p>2013-07-11T15:48: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ajor urban sanctuary at Vulci with a long period of use, stretching from the archaic period into the Roman period. Location based on OpenStreetMap.</text:p>
          </table:table-cell>
          <table:table-cell office:value-type="string" calcext:value-type="string">
            <text:p>temple,</text:p>
          </table:table-cell>
          <table:table-cell office:value-type="string" calcext:value-type="string">
            <text:p>{"type": "Point", "coordinates": [11.6285463, 42.4193742]}</text:p>
          </table:table-cell>
          <table:table-cell office:value-type="string" calcext:value-type="string">
            <text:p>location-of-tempio-grande</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4T21:31:31Z</text:p>
          </table:table-cell>
          <table:table-cell office:value-type="string" calcext:value-type="string">
            <text:p>/places/413393/location-of-tempio-grande</text:p>
          </table:table-cell>
          <table:table-cell office:value-type="float" office:value="413393" calcext:value-type="float">
            <text:p>413393</text:p>
          </table:table-cell>
          <table:table-cell office:value-type="float" office:value="42.4193742" calcext:value-type="float">
            <text:p>42.4193742</text:p>
          </table:table-cell>
          <table:table-cell office:value-type="string" calcext:value-type="string">
            <text:p>42.419374,11.628546</text:p>
          </table:table-cell>
          <table:table-cell office:value-type="float" office:value="11.6285463" calcext:value-type="float">
            <text:p>11.628546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empio Grande</text:p>
          </table:table-cell>
          <table:table-cell office:value-type="string" calcext:value-type="string">
            <text:p>b2d62017b95615f275a79666f79a6631</text:p>
          </table:table-cell>
          <table:table-cell office:value-type="string" calcext:value-type="string">
            <text:p>location of Tempio Grand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4.6164656, 40.020219, 34.6164656, 40.020219</text:p>
          </table:table-cell>
          <table:table-cell office:value-type="string" calcext:value-type="string">
            <text:p>2013-05-18T20:50:04Z</text:p>
          </table:table-cell>
          <table:table-cell office:value-type="string" calcext:value-type="string">
            <text:p>jbecker</text:p>
          </table:table-cell>
          <table:table-cell office:value-type="float" office:value="2" calcext:value-type="float">
            <text:p>2</text:p>
          </table:table-cell>
          <table:table-cell office:value-type="string" calcext:value-type="string">
            <text:p>Also known as the 'Great Temple'. Location based on OpenStreetMap</text:p>
          </table:table-cell>
          <table:table-cell office:value-type="string" calcext:value-type="string">
            <text:p>temple,</text:p>
          </table:table-cell>
          <table:table-cell office:value-type="string" calcext:value-type="string">
            <text:p>{"type": "Point", "coordinates": [34.6164656, 40.020219]}</text:p>
          </table:table-cell>
          <table:table-cell office:value-type="string" calcext:value-type="string">
            <text:p>location-of-temple-1</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12Z</text:p>
          </table:table-cell>
          <table:table-cell office:value-type="string" calcext:value-type="string">
            <text:p>/places/283602441/location-of-temple-1</text:p>
          </table:table-cell>
          <table:table-cell office:value-type="float" office:value="283602441" calcext:value-type="float">
            <text:p>283602441</text:p>
          </table:table-cell>
          <table:table-cell office:value-type="float" office:value="40.020219" calcext:value-type="float">
            <text:p>40.020219</text:p>
          </table:table-cell>
          <table:table-cell office:value-type="string" calcext:value-type="string">
            <text:p>40.020219,34.616466</text:p>
          </table:table-cell>
          <table:table-cell office:value-type="float" office:value="34.6164656" calcext:value-type="float">
            <text:p>34.6164656</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Temple 1</text:p>
          </table:table-cell>
          <table:table-cell office:value-type="string" calcext:value-type="string">
            <text:p>a115333cbb20429b230147f02c69e794</text:p>
          </table:table-cell>
          <table:table-cell office:value-type="string" calcext:value-type="string">
            <text:p>location of Temple 1</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12.8253225, 37.5832614, 12.8253225, 37.5832614</text:p>
          </table:table-cell>
          <table:table-cell office:value-type="string" calcext:value-type="string">
            <text:p>2013-03-20T19:24:18Z</text:p>
          </table:table-cell>
          <table:table-cell office:value-type="string" calcext:value-type="string">
            <text:p>jbecker</text:p>
          </table:table-cell>
          <table:table-cell/>
          <table:table-cell office:value-type="string" calcext:value-type="string">
            <text:p>coordinates after OSM; verified in Google Earth.</text:p>
          </table:table-cell>
          <table:table-cell office:value-type="string" calcext:value-type="string">
            <text:p>temple,</text:p>
          </table:table-cell>
          <table:table-cell office:value-type="string" calcext:value-type="string">
            <text:p>{"type": "Point", "coordinates": [12.8253225, 37.5832614]}</text:p>
          </table:table-cell>
          <table:table-cell office:value-type="string" calcext:value-type="string">
            <text:p>location-of-temple-c</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18Z</text:p>
          </table:table-cell>
          <table:table-cell office:value-type="string" calcext:value-type="string">
            <text:p>/places/462489/location-of-temple-c</text:p>
          </table:table-cell>
          <table:table-cell office:value-type="float" office:value="462489" calcext:value-type="float">
            <text:p>462489</text:p>
          </table:table-cell>
          <table:table-cell office:value-type="float" office:value="37.5832614" calcext:value-type="float">
            <text:p>37.5832614</text:p>
          </table:table-cell>
          <table:table-cell office:value-type="string" calcext:value-type="string">
            <text:p>37.583261,12.825323</text:p>
          </table:table-cell>
          <table:table-cell office:value-type="float" office:value="12.8253225" calcext:value-type="float">
            <text:p>12.8253225</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C</text:p>
          </table:table-cell>
          <table:table-cell office:value-type="string" calcext:value-type="string">
            <text:p>c6efc7a3dfd4c2a2f10db766f490550d</text:p>
          </table:table-cell>
          <table:table-cell office:value-type="string" calcext:value-type="string">
            <text:p>location of Temple C</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4.3485246, 43.839885, 4.3485246, 43.839885</text:p>
          </table:table-cell>
          <table:table-cell office:value-type="string" calcext:value-type="string">
            <text:p>2014-03-22T17:33: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3485246, 43.839885]}</text:p>
          </table:table-cell>
          <table:table-cell office:value-type="string" calcext:value-type="string">
            <text:p>location-of-temple-de-dian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7-29T19:00:45Z</text:p>
          </table:table-cell>
          <table:table-cell office:value-type="string" calcext:value-type="string">
            <text:p>/places/148142/location-of-temple-de-diane</text:p>
          </table:table-cell>
          <table:table-cell office:value-type="float" office:value="148142" calcext:value-type="float">
            <text:p>148142</text:p>
          </table:table-cell>
          <table:table-cell office:value-type="float" office:value="43.839885" calcext:value-type="float">
            <text:p>43.839885</text:p>
          </table:table-cell>
          <table:table-cell office:value-type="string" calcext:value-type="string">
            <text:p>43.839885,4.348525</text:p>
          </table:table-cell>
          <table:table-cell office:value-type="float" office:value="4.3485246" calcext:value-type="float">
            <text:p>4.348524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de Diane</text:p>
          </table:table-cell>
          <table:table-cell office:value-type="string" calcext:value-type="string">
            <text:p>4c8077976431827e159a91d80becf20f</text:p>
          </table:table-cell>
          <table:table-cell office:value-type="string" calcext:value-type="string">
            <text:p>location of Temple de Diane</text:p>
          </table:table-cell>
          <table:table-cell office:value-type="string" calcext:value-type="string">
            <text:p>FR</text:p>
          </table:table-cell>
        </table:table-row>
        <table:table-row table:style-name="ro2">
          <table:table-cell office:value-type="string" calcext:value-type="string">
            <text:p>Becker, J.</text:p>
          </table:table-cell>
          <table:table-cell office:value-type="string" calcext:value-type="string">
            <text:p>34.6155564, 40.0094446, 34.6155564, 40.0094446</text:p>
          </table:table-cell>
          <table:table-cell office:value-type="string" calcext:value-type="string">
            <text:p>2013-05-18T20:52:32Z</text:p>
          </table:table-cell>
          <table:table-cell office:value-type="string" calcext:value-type="string">
            <text:p>jbecker</text:p>
          </table:table-cell>
          <table:table-cell office:value-type="float" office:value="1" calcext:value-type="float">
            <text:p>1</text:p>
          </table:table-cell>
          <table:table-cell office:value-type="string" calcext:value-type="string">
            <text:p>An area of the upper city of Hattusha with the remains of up to 30 temples. Location based on OpenStreetMap.</text:p>
          </table:table-cell>
          <table:table-cell office:value-type="string" calcext:value-type="string">
            <text:p>temple,</text:p>
          </table:table-cell>
          <table:table-cell office:value-type="string" calcext:value-type="string">
            <text:p>{"type": "Point", "coordinates": [34.6155564, 40.0094446]}</text:p>
          </table:table-cell>
          <table:table-cell office:value-type="string" calcext:value-type="string">
            <text:p>location-of-temple-district</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31Z</text:p>
          </table:table-cell>
          <table:table-cell office:value-type="string" calcext:value-type="string">
            <text:p>/places/283602441/location-of-temple-district</text:p>
          </table:table-cell>
          <table:table-cell office:value-type="float" office:value="283602441" calcext:value-type="float">
            <text:p>283602441</text:p>
          </table:table-cell>
          <table:table-cell office:value-type="float" office:value="40.0094446" calcext:value-type="float">
            <text:p>40.0094446</text:p>
          </table:table-cell>
          <table:table-cell office:value-type="string" calcext:value-type="string">
            <text:p>40.009445,34.615556</text:p>
          </table:table-cell>
          <table:table-cell office:value-type="float" office:value="34.6155564" calcext:value-type="float">
            <text:p>34.615556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temple district</text:p>
          </table:table-cell>
          <table:table-cell office:value-type="string" calcext:value-type="string">
            <text:p>bd39ea2be8c06a374828d1bab923afff</text:p>
          </table:table-cell>
          <table:table-cell office:value-type="string" calcext:value-type="string">
            <text:p>location of temple district</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12.8344107, 37.5874936, 12.8344107, 37.5874936</text:p>
          </table:table-cell>
          <table:table-cell office:value-type="string" calcext:value-type="string">
            <text:p>2013-03-20T19:14:50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late Archaic Doric temple. Location based on OpenStreetMap</text:p>
          </table:table-cell>
          <table:table-cell office:value-type="string" calcext:value-type="string">
            <text:p>temple,</text:p>
          </table:table-cell>
          <table:table-cell office:value-type="string" calcext:value-type="string">
            <text:p>{"type": "Point", "coordinates": [12.8344107, 37.5874936]}</text:p>
          </table:table-cell>
          <table:table-cell office:value-type="string" calcext:value-type="string">
            <text:p>location-of-temple-f</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15Z</text:p>
          </table:table-cell>
          <table:table-cell office:value-type="string" calcext:value-type="string">
            <text:p>/places/462489/location-of-temple-f</text:p>
          </table:table-cell>
          <table:table-cell office:value-type="float" office:value="462489" calcext:value-type="float">
            <text:p>462489</text:p>
          </table:table-cell>
          <table:table-cell office:value-type="float" office:value="37.5874936" calcext:value-type="float">
            <text:p>37.5874936</text:p>
          </table:table-cell>
          <table:table-cell office:value-type="string" calcext:value-type="string">
            <text:p>37.587494,12.834411</text:p>
          </table:table-cell>
          <table:table-cell office:value-type="float" office:value="12.8344107" calcext:value-type="float">
            <text:p>12.8344107</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F</text:p>
          </table:table-cell>
          <table:table-cell office:value-type="string" calcext:value-type="string">
            <text:p>017f7d50dc0b9b6e716a977d4bf488ba</text:p>
          </table:table-cell>
          <table:table-cell office:value-type="string" calcext:value-type="string">
            <text:p>location of Temple F</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12.8344342, 37.5884372, 12.8344342, 37.5884372</text:p>
          </table:table-cell>
          <table:table-cell office:value-type="string" calcext:value-type="string">
            <text:p>2013-03-20T19:09:15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mains of an octastyle Doric temple begun in the sixth century BC but left unfished. Location based on OpenStreetMap</text:p>
          </table:table-cell>
          <table:table-cell office:value-type="string" calcext:value-type="string">
            <text:p>temple,</text:p>
          </table:table-cell>
          <table:table-cell office:value-type="string" calcext:value-type="string">
            <text:p>{"type": "Point", "coordinates": [12.8344342, 37.5884372]}</text:p>
          </table:table-cell>
          <table:table-cell office:value-type="string" calcext:value-type="string">
            <text:p>location-of-temple-g</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20Z</text:p>
          </table:table-cell>
          <table:table-cell office:value-type="string" calcext:value-type="string">
            <text:p>/places/462489/location-of-temple-g</text:p>
          </table:table-cell>
          <table:table-cell office:value-type="float" office:value="462489" calcext:value-type="float">
            <text:p>462489</text:p>
          </table:table-cell>
          <table:table-cell office:value-type="float" office:value="37.5884372" calcext:value-type="float">
            <text:p>37.5884372</text:p>
          </table:table-cell>
          <table:table-cell office:value-type="string" calcext:value-type="string">
            <text:p>37.588437,12.834434</text:p>
          </table:table-cell>
          <table:table-cell office:value-type="float" office:value="12.8344342" calcext:value-type="float">
            <text:p>12.8344342</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G</text:p>
          </table:table-cell>
          <table:table-cell office:value-type="string" calcext:value-type="string">
            <text:p>20ee946602468e2ca4807821974e043d</text:p>
          </table:table-cell>
          <table:table-cell office:value-type="string" calcext:value-type="string">
            <text:p>location of Temple G</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8.5001045, 39.3940969, 8.5001045, 39.3940969</text:p>
          </table:table-cell>
          <table:table-cell office:value-type="string" calcext:value-type="string">
            <text:p>2013-07-23T21:40:48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Punic and Roman sanctuary. Location based on OpenStreetMap.</text:p>
          </table:table-cell>
          <table:table-cell office:value-type="string" calcext:value-type="string">
            <text:p>temple,</text:p>
          </table:table-cell>
          <table:table-cell office:value-type="string" calcext:value-type="string">
            <text:p>{"type": "Point", "coordinates": [8.5001045, 39.3940969]}</text:p>
          </table:table-cell>
          <table:table-cell office:value-type="string" calcext:value-type="string">
            <text:p>location-of-temple-of-anta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23T21:58:55Z</text:p>
          </table:table-cell>
          <table:table-cell office:value-type="string" calcext:value-type="string">
            <text:p>/places/471971/location-of-temple-of-antas</text:p>
          </table:table-cell>
          <table:table-cell office:value-type="float" office:value="471971" calcext:value-type="float">
            <text:p>471971</text:p>
          </table:table-cell>
          <table:table-cell office:value-type="float" office:value="39.3940969" calcext:value-type="float">
            <text:p>39.3940969</text:p>
          </table:table-cell>
          <table:table-cell office:value-type="string" calcext:value-type="string">
            <text:p>39.394097,8.500105</text:p>
          </table:table-cell>
          <table:table-cell office:value-type="float" office:value="8.5001045" calcext:value-type="float">
            <text:p>8.500104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Temple of Antas</text:p>
          </table:table-cell>
          <table:table-cell office:value-type="string" calcext:value-type="string">
            <text:p>7fe53c4bf653a56a18c65a0bd3bcde55</text:p>
          </table:table-cell>
          <table:table-cell office:value-type="string" calcext:value-type="string">
            <text:p>location of Temple of Anta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28.0882281, 36.0911173, 28.0882281, 36.0911173</text:p>
          </table:table-cell>
          <table:table-cell office:value-type="string" calcext:value-type="string">
            <text:p>2013-12-12T03:11:3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8.0882281, 36.0911173]}</text:p>
          </table:table-cell>
          <table:table-cell office:value-type="string" calcext:value-type="string">
            <text:p>location-of-temple-of-athena-lindi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1-20T22:29:10Z</text:p>
          </table:table-cell>
          <table:table-cell office:value-type="string" calcext:value-type="string">
            <text:p>/places/589913/location-of-temple-of-athena-lindia</text:p>
          </table:table-cell>
          <table:table-cell office:value-type="float" office:value="589913" calcext:value-type="float">
            <text:p>589913</text:p>
          </table:table-cell>
          <table:table-cell office:value-type="float" office:value="36.0911173" calcext:value-type="float">
            <text:p>36.0911173</text:p>
          </table:table-cell>
          <table:table-cell office:value-type="string" calcext:value-type="string">
            <text:p>36.091117,28.088228</text:p>
          </table:table-cell>
          <table:table-cell office:value-type="float" office:value="28.0882281" calcext:value-type="float">
            <text:p>28.088228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Athena Lindia</text:p>
          </table:table-cell>
          <table:table-cell office:value-type="string" calcext:value-type="string">
            <text:p>2386437db097dc1f74cce2cbe6437891</text:p>
          </table:table-cell>
          <table:table-cell office:value-type="string" calcext:value-type="string">
            <text:p>location of Temple of Athena Lindia</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2.177223, 41.3833618, 2.177223, 41.3833618</text:p>
          </table:table-cell>
          <table:table-cell office:value-type="string" calcext:value-type="string">
            <text:p>2013-11-12T01:53: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177223, 41.3833618]}</text:p>
          </table:table-cell>
          <table:table-cell office:value-type="string" calcext:value-type="string">
            <text:p>location-of-temple-of-augustu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1T02:54:54Z</text:p>
          </table:table-cell>
          <table:table-cell office:value-type="string" calcext:value-type="string">
            <text:p>/places/246343/location-of-temple-of-augustus</text:p>
          </table:table-cell>
          <table:table-cell office:value-type="float" office:value="246343" calcext:value-type="float">
            <text:p>246343</text:p>
          </table:table-cell>
          <table:table-cell office:value-type="float" office:value="41.3833618" calcext:value-type="float">
            <text:p>41.3833618</text:p>
          </table:table-cell>
          <table:table-cell office:value-type="string" calcext:value-type="string">
            <text:p>41.383362,2.177223</text:p>
          </table:table-cell>
          <table:table-cell office:value-type="float" office:value="2.177223" calcext:value-type="float">
            <text:p>2.17722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Augustus</text:p>
          </table:table-cell>
          <table:table-cell office:value-type="string" calcext:value-type="string">
            <text:p>a6052684f7a02d877405f869c1d4c74e</text:p>
          </table:table-cell>
          <table:table-cell office:value-type="string" calcext:value-type="string">
            <text:p>location of Temple of Augustus</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4.874449, 45.525417, 4.874449, 45.525417</text:p>
          </table:table-cell>
          <table:table-cell office:value-type="string" calcext:value-type="string">
            <text:p>2013-04-12T22:43:4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874449, 45.525417]}</text:p>
          </table:table-cell>
          <table:table-cell office:value-type="string" calcext:value-type="string">
            <text:p>location-of-temple-of-augustus-et-livia</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4-13T12:20:44Z</text:p>
          </table:table-cell>
          <table:table-cell office:value-type="string" calcext:value-type="string">
            <text:p>/places/167719/location-of-temple-of-augustus-et-livia</text:p>
          </table:table-cell>
          <table:table-cell office:value-type="float" office:value="167719" calcext:value-type="float">
            <text:p>167719</text:p>
          </table:table-cell>
          <table:table-cell office:value-type="float" office:value="45.525417" calcext:value-type="float">
            <text:p>45.525417</text:p>
          </table:table-cell>
          <table:table-cell office:value-type="string" calcext:value-type="string">
            <text:p>45.525417,4.874449</text:p>
          </table:table-cell>
          <table:table-cell office:value-type="float" office:value="4.874449" calcext:value-type="float">
            <text:p>4.87444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Augustus et Livia</text:p>
          </table:table-cell>
          <table:table-cell office:value-type="string" calcext:value-type="string">
            <text:p>c0f61b1d7d5f00a6fd57451dea1b1a08</text:p>
          </table:table-cell>
          <table:table-cell office:value-type="string" calcext:value-type="string">
            <text:p>location of Temple of Augustus et Livia</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12.9129675, 41.641561, 12.9129675, 41.641561</text:p>
          </table:table-cell>
          <table:table-cell office:value-type="string" calcext:value-type="string">
            <text:p>2013-08-05T20:18: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129675, 41.641561]}</text:p>
          </table:table-cell>
          <table:table-cell office:value-type="string" calcext:value-type="string">
            <text:p>location-of-temple-of-castor-and-pollux</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8-15T04:05:41Z</text:p>
          </table:table-cell>
          <table:table-cell office:value-type="string" calcext:value-type="string">
            <text:p>/places/422909/location-of-temple-of-castor-and-pollux</text:p>
          </table:table-cell>
          <table:table-cell office:value-type="float" office:value="422909" calcext:value-type="float">
            <text:p>422909</text:p>
          </table:table-cell>
          <table:table-cell office:value-type="float" office:value="41.641561" calcext:value-type="float">
            <text:p>41.641561</text:p>
          </table:table-cell>
          <table:table-cell office:value-type="string" calcext:value-type="string">
            <text:p>41.641561,12.912968</text:p>
          </table:table-cell>
          <table:table-cell office:value-type="float" office:value="12.9129675" calcext:value-type="float">
            <text:p>12.912967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Temple of Castor and Pollux</text:p>
          </table:table-cell>
          <table:table-cell office:value-type="string" calcext:value-type="string">
            <text:p>f039ce6a4875c819991fba6c386bff84</text:p>
          </table:table-cell>
          <table:table-cell office:value-type="string" calcext:value-type="string">
            <text:p>location of Temple of Castor and Pollux</text:p>
          </table:table-cell>
          <table:table-cell office:value-type="string" calcext:value-type="string">
            <text:p>IT</text:p>
          </table:table-cell>
        </table:table-row>
        <table:table-row table:style-name="ro3">
          <table:table-cell office:value-type="string" calcext:value-type="string">
            <text:p>Becker, J.</text:p>
          </table:table-cell>
          <table:table-cell office:value-type="string" calcext:value-type="string">
            <text:p>13.5920241, 37.2896423, 13.5920241, 37.2896423</text:p>
          </table:table-cell>
          <table:table-cell office:value-type="string" calcext:value-type="string">
            <text:p>2013-03-20T18:46:45Z</text:p>
          </table:table-cell>
          <table:table-cell office:value-type="string" calcext:value-type="string">
            <text:p>jbecker</text:p>
          </table:table-cell>
          <table:table-cell/>
          <table:table-cell office:value-type="string" calcext:value-type="string">
            <text:p>A well preserved Doric temple built originally in the fifth century BC and converted into a Christian shrine in the sixth century AD. The temple is also referred to as "Temple F". Coordinates after OSM; location verified in Google Earth.</text:p>
          </table:table-cell>
          <table:table-cell office:value-type="string" calcext:value-type="string">
            <text:p>church, temple,</text:p>
          </table:table-cell>
          <table:table-cell office:value-type="string" calcext:value-type="string">
            <text:p>{"type": "Point", "coordinates": [13.5920241, 37.2896423]}</text:p>
          </table:table-cell>
          <table:table-cell office:value-type="string" calcext:value-type="string">
            <text:p>location-of-temple-of-concord</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6-01-21T20:25:05Z</text:p>
          </table:table-cell>
          <table:table-cell office:value-type="string" calcext:value-type="string">
            <text:p>/places/462086/location-of-temple-of-concord</text:p>
          </table:table-cell>
          <table:table-cell office:value-type="float" office:value="462086" calcext:value-type="float">
            <text:p>462086</text:p>
          </table:table-cell>
          <table:table-cell office:value-type="float" office:value="37.2896423" calcext:value-type="float">
            <text:p>37.2896423</text:p>
          </table:table-cell>
          <table:table-cell office:value-type="string" calcext:value-type="string">
            <text:p>37.289642,13.592024</text:p>
          </table:table-cell>
          <table:table-cell office:value-type="float" office:value="13.5920241" calcext:value-type="float">
            <text:p>13.5920241</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location of Temple of Concord</text:p>
          </table:table-cell>
          <table:table-cell office:value-type="string" calcext:value-type="string">
            <text:p>d6dc3229b854116bb7c7fe0e271c45ad</text:p>
          </table:table-cell>
          <table:table-cell office:value-type="string" calcext:value-type="string">
            <text:p>location of Temple of Concord</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8931357, 41.8395691, 12.8931357, 41.8395691</text:p>
          </table:table-cell>
          <table:table-cell office:value-type="string" calcext:value-type="string">
            <text:p>2013-05-16T02:34: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931357, 41.8395691]}</text:p>
          </table:table-cell>
          <table:table-cell office:value-type="string" calcext:value-type="string">
            <text:p>location-of-temple-of-fortuna-primigeni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7-15T20:05:26Z</text:p>
          </table:table-cell>
          <table:table-cell office:value-type="string" calcext:value-type="string">
            <text:p>/places/423013/location-of-temple-of-fortuna-primigenia</text:p>
          </table:table-cell>
          <table:table-cell office:value-type="float" office:value="423013" calcext:value-type="float">
            <text:p>423013</text:p>
          </table:table-cell>
          <table:table-cell office:value-type="float" office:value="41.8395691" calcext:value-type="float">
            <text:p>41.8395691</text:p>
          </table:table-cell>
          <table:table-cell office:value-type="string" calcext:value-type="string">
            <text:p>41.839569,12.893136</text:p>
          </table:table-cell>
          <table:table-cell office:value-type="float" office:value="12.8931357" calcext:value-type="float">
            <text:p>12.893135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Fortuna Primigenia</text:p>
          </table:table-cell>
          <table:table-cell office:value-type="string" calcext:value-type="string">
            <text:p>8ba406eb37aa3fd0ad6bf31de8e02004</text:p>
          </table:table-cell>
          <table:table-cell office:value-type="string" calcext:value-type="string">
            <text:p>location of Temple of Fortuna Primigenia</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9.2092383, 35.8543522, 9.2092383, 35.8543522</text:p>
          </table:table-cell>
          <table:table-cell office:value-type="string" calcext:value-type="string">
            <text:p>2013-03-12T03:51: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 A Punic temple founded in the first century BC.</text:p>
          </table:table-cell>
          <table:table-cell office:value-type="string" calcext:value-type="string">
            <text:p>temple,</text:p>
          </table:table-cell>
          <table:table-cell office:value-type="string" calcext:value-type="string">
            <text:p>{"type": "Point", "coordinates": [9.2092383, 35.8543522]}</text:p>
          </table:table-cell>
          <table:table-cell office:value-type="string" calcext:value-type="string">
            <text:p>location-of-temple-of-hathor-miska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3T07:12:45Z</text:p>
          </table:table-cell>
          <table:table-cell office:value-type="string" calcext:value-type="string">
            <text:p>/places/324774/location-of-temple-of-hathor-miskar</text:p>
          </table:table-cell>
          <table:table-cell office:value-type="float" office:value="324774" calcext:value-type="float">
            <text:p>324774</text:p>
          </table:table-cell>
          <table:table-cell office:value-type="float" office:value="35.8543522" calcext:value-type="float">
            <text:p>35.8543522</text:p>
          </table:table-cell>
          <table:table-cell office:value-type="string" calcext:value-type="string">
            <text:p>35.854352,9.209238</text:p>
          </table:table-cell>
          <table:table-cell office:value-type="float" office:value="9.2092383" calcext:value-type="float">
            <text:p>9.209238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Hathor Miskar</text:p>
          </table:table-cell>
          <table:table-cell office:value-type="string" calcext:value-type="string">
            <text:p>a7cf6d739b30605b8b6e6730bd1d7145</text:p>
          </table:table-cell>
          <table:table-cell office:value-type="string" calcext:value-type="string">
            <text:p>location of Temple of Hathor Miskar</text:p>
          </table:table-cell>
          <table:table-cell office:value-type="string" calcext:value-type="string">
            <text:p>TN</text:p>
          </table:table-cell>
        </table:table-row>
        <table:table-row table:style-name="ro1">
          <table:table-cell office:value-type="string" calcext:value-type="string">
            <text:p>Becker, J.</text:p>
          </table:table-cell>
          <table:table-cell office:value-type="string" calcext:value-type="string">
            <text:p>12.9155821, 41.6426742, 12.9155821, 41.6426742</text:p>
          </table:table-cell>
          <table:table-cell office:value-type="string" calcext:value-type="string">
            <text:p>2013-08-05T20:15:4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155821, 41.6426742]}</text:p>
          </table:table-cell>
          <table:table-cell office:value-type="string" calcext:value-type="string">
            <text:p>location-of-temple-of-herakles</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8-15T04:05:47Z</text:p>
          </table:table-cell>
          <table:table-cell office:value-type="string" calcext:value-type="string">
            <text:p>/places/422909/location-of-temple-of-herakles</text:p>
          </table:table-cell>
          <table:table-cell office:value-type="float" office:value="422909" calcext:value-type="float">
            <text:p>422909</text:p>
          </table:table-cell>
          <table:table-cell office:value-type="float" office:value="41.6426742" calcext:value-type="float">
            <text:p>41.6426742</text:p>
          </table:table-cell>
          <table:table-cell office:value-type="string" calcext:value-type="string">
            <text:p>41.642674,12.915582</text:p>
          </table:table-cell>
          <table:table-cell office:value-type="float" office:value="12.9155821" calcext:value-type="float">
            <text:p>12.915582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Herakles</text:p>
          </table:table-cell>
          <table:table-cell office:value-type="string" calcext:value-type="string">
            <text:p>725b64904e6251c622b6d18561f35ea7</text:p>
          </table:table-cell>
          <table:table-cell office:value-type="string" calcext:value-type="string">
            <text:p>location of Temple of Herakle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5.9346022, 31.9538092, 35.9346022, 31.9538092</text:p>
          </table:table-cell>
          <table:table-cell office:value-type="string" calcext:value-type="string">
            <text:p>2013-11-08T03:50:5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5.9346022, 31.9538092]}</text:p>
          </table:table-cell>
          <table:table-cell office:value-type="string" calcext:value-type="string">
            <text:p>location-of-temple-of-hercules</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3-12-03T15:56:25Z</text:p>
          </table:table-cell>
          <table:table-cell office:value-type="string" calcext:value-type="string">
            <text:p>/places/697728/location-of-temple-of-hercules</text:p>
          </table:table-cell>
          <table:table-cell office:value-type="float" office:value="697728" calcext:value-type="float">
            <text:p>697728</text:p>
          </table:table-cell>
          <table:table-cell office:value-type="float" office:value="31.9538092" calcext:value-type="float">
            <text:p>31.9538092</text:p>
          </table:table-cell>
          <table:table-cell office:value-type="string" calcext:value-type="string">
            <text:p>31.953809,35.934602</text:p>
          </table:table-cell>
          <table:table-cell office:value-type="float" office:value="35.9346022" calcext:value-type="float">
            <text:p>35.9346022</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location of Temple of Hercules</text:p>
          </table:table-cell>
          <table:table-cell office:value-type="string" calcext:value-type="string">
            <text:p>117ec5957985e2c998c31b239255084a</text:p>
          </table:table-cell>
          <table:table-cell office:value-type="string" calcext:value-type="string">
            <text:p>location of Temple of Hercules</text:p>
          </table:table-cell>
          <table:table-cell office:value-type="string" calcext:value-type="string">
            <text:p>JO</text:p>
          </table:table-cell>
        </table:table-row>
        <table:table-row table:style-name="ro1">
          <table:table-cell office:value-type="string" calcext:value-type="string">
            <text:p>Becker, J.</text:p>
          </table:table-cell>
          <table:table-cell office:value-type="string" calcext:value-type="string">
            <text:p>12.4806393, 41.8887057, 12.4806393, 41.8887057</text:p>
          </table:table-cell>
          <table:table-cell office:value-type="string" calcext:value-type="string">
            <text:p>2013-02-23T18:07: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806393, 41.8887057]}</text:p>
          </table:table-cell>
          <table:table-cell office:value-type="string" calcext:value-type="string">
            <text:p>location-of-temple-of-hercules-victor</text:p>
          </table:table-cell>
          <table:table-cell office:value-type="string" calcext:value-type="string">
            <text:p>precise</text:p>
          </table:table-cell>
          <table:table-cell office:value-type="float" office:value="1453" calcext:value-type="float">
            <text:p>1453</text:p>
          </table:table-cell>
          <table:table-cell office:value-type="float" office:value="-330" calcext:value-type="float">
            <text:p>-330</text:p>
          </table:table-cell>
          <table:table-cell office:value-type="string" calcext:value-type="string">
            <text:p>2013-07-15T20:09:14Z</text:p>
          </table:table-cell>
          <table:table-cell office:value-type="string" calcext:value-type="string">
            <text:p>/places/825969667/location-of-temple-of-hercules-victor</text:p>
          </table:table-cell>
          <table:table-cell office:value-type="float" office:value="825969667" calcext:value-type="float">
            <text:p>825969667</text:p>
          </table:table-cell>
          <table:table-cell office:value-type="float" office:value="41.8887057" calcext:value-type="float">
            <text:p>41.8887057</text:p>
          </table:table-cell>
          <table:table-cell office:value-type="string" calcext:value-type="string">
            <text:p>41.888706,12.480639</text:p>
          </table:table-cell>
          <table:table-cell office:value-type="float" office:value="12.4806393" calcext:value-type="float">
            <text:p>12.4806393</text:p>
          </table:table-cell>
          <table:table-cell/>
          <table:table-cell office:value-type="string" calcext:value-type="string">
            <text:p>HRLM</text:p>
          </table:table-cell>
          <table:table-cell office:value-type="string" calcext:value-type="string">
            <text:p>hellenistic-republican,roman,late-antique,mediaeval-byzantine</text:p>
          </table:table-cell>
          <table:table-cell office:value-type="string" calcext:value-type="string">
            <text:p>-330.0,1453.0</text:p>
          </table:table-cell>
          <table:table-cell office:value-type="string" calcext:value-type="string">
            <text:p>location of Temple of Hercules Victor</text:p>
          </table:table-cell>
          <table:table-cell office:value-type="string" calcext:value-type="string">
            <text:p>d5332a2aa4ec07c6ea70a9f379fe2fc9</text:p>
          </table:table-cell>
          <table:table-cell office:value-type="string" calcext:value-type="string">
            <text:p>location of Temple of Hercules Victor</text:p>
          </table:table-cell>
          <table:table-cell office:value-type="string" calcext:value-type="string">
            <text:p>IT</text:p>
          </table:table-cell>
        </table:table-row>
        <table:table-row table:style-name="ro4">
          <table:table-cell office:value-type="string" calcext:value-type="string">
            <text:p>Becker, J.</text:p>
          </table:table-cell>
          <table:table-cell office:value-type="string" calcext:value-type="string">
            <text:p>9.2154855, 36.422568, 9.2154855, 36.422568</text:p>
          </table:table-cell>
          <table:table-cell office:value-type="string" calcext:value-type="string">
            <text:p>2013-03-13T15:52:19Z</text:p>
          </table:table-cell>
          <table:table-cell office:value-type="string" calcext:value-type="string">
            <text:p>jbecker</text:p>
          </table:table-cell>
          <table:table-cell office:value-type="float" office:value="1" calcext:value-type="float">
            <text:p>1</text:p>
          </table:table-cell>
          <table:table-cell office:value-type="string" calcext:value-type="string">
            <text:p>Juno Caelestis, a successor divinity of the Punic Tanit, is celebrated by a sanctuary built at Dougga ca. 222-235 CE,and sponsored by Q. Gabinius Rufus Felix. Location based on OpenStreetMap</text:p>
          </table:table-cell>
          <table:table-cell office:value-type="string" calcext:value-type="string">
            <text:p>temple,</text:p>
          </table:table-cell>
          <table:table-cell office:value-type="string" calcext:value-type="string">
            <text:p>{"type": "Point", "coordinates": [9.2154855, 36.422568]}</text:p>
          </table:table-cell>
          <table:table-cell office:value-type="string" calcext:value-type="string">
            <text:p>location-of-temple-of-juno-caelestis</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3-14T08:13:44Z</text:p>
          </table:table-cell>
          <table:table-cell office:value-type="string" calcext:value-type="string">
            <text:p>/places/315223/location-of-temple-of-juno-caelestis</text:p>
          </table:table-cell>
          <table:table-cell office:value-type="float" office:value="315223" calcext:value-type="float">
            <text:p>315223</text:p>
          </table:table-cell>
          <table:table-cell office:value-type="float" office:value="36.422568" calcext:value-type="float">
            <text:p>36.422568</text:p>
          </table:table-cell>
          <table:table-cell office:value-type="string" calcext:value-type="string">
            <text:p>36.422568,9.215485</text:p>
          </table:table-cell>
          <table:table-cell office:value-type="float" office:value="9.2154855" calcext:value-type="float">
            <text:p>9.2154855</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emple of Juno Caelestis</text:p>
          </table:table-cell>
          <table:table-cell office:value-type="string" calcext:value-type="string">
            <text:p>1444b78fe58b651e84eff36eba119916</text:p>
          </table:table-cell>
          <table:table-cell office:value-type="string" calcext:value-type="string">
            <text:p>location of Temple of Juno Caelestis</text:p>
          </table:table-cell>
          <table:table-cell office:value-type="string" calcext:value-type="string">
            <text:p>TN</text:p>
          </table:table-cell>
        </table:table-row>
        <table:table-row table:style-name="ro1">
          <table:table-cell office:value-type="string" calcext:value-type="string">
            <text:p>Becker, J.</text:p>
          </table:table-cell>
          <table:table-cell office:value-type="string" calcext:value-type="string">
            <text:p>14.6177482, 41.4329867, 14.6177482, 41.4329867</text:p>
          </table:table-cell>
          <table:table-cell office:value-type="string" calcext:value-type="string">
            <text:p>2013-03-22T03:19:0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6177482, 41.4329867]}</text:p>
          </table:table-cell>
          <table:table-cell office:value-type="string" calcext:value-type="string">
            <text:p>location-of-temple-of-jupiter</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5-21T17:59:54Z</text:p>
          </table:table-cell>
          <table:table-cell office:value-type="string" calcext:value-type="string">
            <text:p>/places/433073/location-of-temple-of-jupiter</text:p>
          </table:table-cell>
          <table:table-cell office:value-type="float" office:value="433073" calcext:value-type="float">
            <text:p>433073</text:p>
          </table:table-cell>
          <table:table-cell office:value-type="float" office:value="41.4329867" calcext:value-type="float">
            <text:p>41.4329867</text:p>
          </table:table-cell>
          <table:table-cell office:value-type="string" calcext:value-type="string">
            <text:p>41.432987,14.617748</text:p>
          </table:table-cell>
          <table:table-cell office:value-type="float" office:value="14.6177482" calcext:value-type="float">
            <text:p>14.617748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Temple of Jupiter</text:p>
          </table:table-cell>
          <table:table-cell office:value-type="string" calcext:value-type="string">
            <text:p>150cf60e87dc8460820c5f31d0f40ed6</text:p>
          </table:table-cell>
          <table:table-cell office:value-type="string" calcext:value-type="string">
            <text:p>location of Temple of Jupiter</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32.547597, 22.800667, 32.547597, 22.800667</text:p>
          </table:table-cell>
          <table:table-cell office:value-type="string" calcext:value-type="string">
            <text:p>2013-02-22T20:40:30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temple sacred to Isis and Osiris of Roman date, relocated before the completion of the Aswan dam in the 1960s.</text:p>
          </table:table-cell>
          <table:table-cell office:value-type="string" calcext:value-type="string">
            <text:p>temple,</text:p>
          </table:table-cell>
          <table:table-cell office:value-type="string" calcext:value-type="string">
            <text:p>{"type": "Point", "coordinates": [32.547597, 22.800667]}</text:p>
          </table:table-cell>
          <table:table-cell office:value-type="string" calcext:value-type="string">
            <text:p>location-of-temple-of-maharraqa</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5-06-22T03:44:04Z</text:p>
          </table:table-cell>
          <table:table-cell office:value-type="string" calcext:value-type="string">
            <text:p>/places/795815/location-of-temple-of-maharraqa</text:p>
          </table:table-cell>
          <table:table-cell office:value-type="float" office:value="795815" calcext:value-type="float">
            <text:p>795815</text:p>
          </table:table-cell>
          <table:table-cell office:value-type="float" office:value="22.800667" calcext:value-type="float">
            <text:p>22.800667</text:p>
          </table:table-cell>
          <table:table-cell office:value-type="string" calcext:value-type="string">
            <text:p>22.800667,32.547597</text:p>
          </table:table-cell>
          <table:table-cell office:value-type="float" office:value="32.547597" calcext:value-type="float">
            <text:p>32.547597</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location of Temple of Maharraqa</text:p>
          </table:table-cell>
          <table:table-cell office:value-type="string" calcext:value-type="string">
            <text:p>d3c6cbb0997ea0c18c25e6017e63bf7d</text:p>
          </table:table-cell>
          <table:table-cell office:value-type="string" calcext:value-type="string">
            <text:p>location of Temple of Maharraqa</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12.5117027, 41.8938379, 12.5117027, 41.8938379</text:p>
          </table:table-cell>
          <table:table-cell office:value-type="string" calcext:value-type="string">
            <text:p>2013-02-23T03:08:1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5117027, 41.8938379]}</text:p>
          </table:table-cell>
          <table:table-cell office:value-type="string" calcext:value-type="string">
            <text:p>location-of-temple-of-minerva-medica</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4-17T21:59:13Z</text:p>
          </table:table-cell>
          <table:table-cell office:value-type="string" calcext:value-type="string">
            <text:p>/places/540898685/location-of-temple-of-minerva-medica</text:p>
          </table:table-cell>
          <table:table-cell office:value-type="float" office:value="540898685" calcext:value-type="float">
            <text:p>540898685</text:p>
          </table:table-cell>
          <table:table-cell office:value-type="float" office:value="41.8938379" calcext:value-type="float">
            <text:p>41.8938379</text:p>
          </table:table-cell>
          <table:table-cell office:value-type="string" calcext:value-type="string">
            <text:p>41.893838,12.511703</text:p>
          </table:table-cell>
          <table:table-cell office:value-type="float" office:value="12.5117027" calcext:value-type="float">
            <text:p>12.511702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emple of Minerva Medica</text:p>
          </table:table-cell>
          <table:table-cell office:value-type="string" calcext:value-type="string">
            <text:p>d07bba6d7c7f7f9d291845156925fd1a</text:p>
          </table:table-cell>
          <table:table-cell office:value-type="string" calcext:value-type="string">
            <text:p>location of Temple of Minerva Medica</text:p>
          </table:table-cell>
          <table:table-cell office:value-type="string" calcext:value-type="string">
            <text:p>IT</text:p>
          </table:table-cell>
        </table:table-row>
        <table:table-row table:style-name="ro3">
          <table:table-cell office:value-type="string" calcext:value-type="string">
            <text:p>Becker, J.</text:p>
          </table:table-cell>
          <table:table-cell office:value-type="string" calcext:value-type="string">
            <text:p>22.992664, 37.9158514, 22.992664, 37.9158514</text:p>
          </table:table-cell>
          <table:table-cell office:value-type="string" calcext:value-type="string">
            <text:p>2013-05-15T15:00:18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Poseidon sanctuary at Isthmia lies 16 km to the east of Corinth.The initial phase belongs to the seventh century BC, although the sanctuary was destroyed ca. 470 BC and rebuilt in 440 BC. Location based on OpenStreetMap</text:p>
          </table:table-cell>
          <table:table-cell office:value-type="string" calcext:value-type="string">
            <text:p>temple,</text:p>
          </table:table-cell>
          <table:table-cell office:value-type="string" calcext:value-type="string">
            <text:p>{"type": "Point", "coordinates": [22.992664, 37.9158514]}</text:p>
          </table:table-cell>
          <table:table-cell office:value-type="string" calcext:value-type="string">
            <text:p>location-of-temple-of-poseid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29T03:36:14Z</text:p>
          </table:table-cell>
          <table:table-cell office:value-type="string" calcext:value-type="string">
            <text:p>/places/570316/location-of-temple-of-poseidon</text:p>
          </table:table-cell>
          <table:table-cell office:value-type="float" office:value="570316" calcext:value-type="float">
            <text:p>570316</text:p>
          </table:table-cell>
          <table:table-cell office:value-type="float" office:value="37.9158514" calcext:value-type="float">
            <text:p>37.9158514</text:p>
          </table:table-cell>
          <table:table-cell office:value-type="string" calcext:value-type="string">
            <text:p>37.915851,22.992664</text:p>
          </table:table-cell>
          <table:table-cell office:value-type="float" office:value="22.992664" calcext:value-type="float">
            <text:p>22.992664</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emple of Poseidon</text:p>
          </table:table-cell>
          <table:table-cell office:value-type="string" calcext:value-type="string">
            <text:p>1c307783058bef7214f5b6b013e9a60f</text:p>
          </table:table-cell>
          <table:table-cell office:value-type="string" calcext:value-type="string">
            <text:p>location of Temple of Poseidon</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31.9167647, 26.1868288, 31.9167647, 26.1868288</text:p>
          </table:table-cell>
          <table:table-cell office:value-type="string" calcext:value-type="string">
            <text:p>2013-02-20T21:07:2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67647, 26.1868288]}</text:p>
          </table:table-cell>
          <table:table-cell office:value-type="string" calcext:value-type="string">
            <text:p>location-of-temple-of-ramesses-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7:29Z</text:p>
          </table:table-cell>
          <table:table-cell office:value-type="string" calcext:value-type="string">
            <text:p>/places/756512/location-of-temple-of-ramesses-ii</text:p>
          </table:table-cell>
          <table:table-cell office:value-type="float" office:value="756512" calcext:value-type="float">
            <text:p>756512</text:p>
          </table:table-cell>
          <table:table-cell office:value-type="float" office:value="26.1868288" calcext:value-type="float">
            <text:p>26.1868288</text:p>
          </table:table-cell>
          <table:table-cell office:value-type="string" calcext:value-type="string">
            <text:p>26.186829,31.916765</text:p>
          </table:table-cell>
          <table:table-cell office:value-type="float" office:value="31.9167647" calcext:value-type="float">
            <text:p>31.9167647</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Temple of Ramesses II</text:p>
          </table:table-cell>
          <table:table-cell office:value-type="string" calcext:value-type="string">
            <text:p>38f29f2d64ad774ffe59000988af39ac</text:p>
          </table:table-cell>
          <table:table-cell office:value-type="string" calcext:value-type="string">
            <text:p>location of Temple of Ramesses II</text:p>
          </table:table-cell>
          <table:table-cell office:value-type="string" calcext:value-type="string">
            <text:p>EG</text:p>
          </table:table-cell>
        </table:table-row>
        <table:table-row table:style-name="ro1">
          <table:table-cell office:value-type="string" calcext:value-type="string">
            <text:p>Becker, J.</text:p>
          </table:table-cell>
          <table:table-cell office:value-type="string" calcext:value-type="string">
            <text:p>12.8010789, 41.9667689, 12.8010789, 41.9667689</text:p>
          </table:table-cell>
          <table:table-cell office:value-type="string" calcext:value-type="string">
            <text:p>2013-11-03T14:44: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010789, 41.9667689]}</text:p>
          </table:table-cell>
          <table:table-cell office:value-type="string" calcext:value-type="string">
            <text:p>location-of-temple-of-the-sibyl</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35Z</text:p>
          </table:table-cell>
          <table:table-cell office:value-type="string" calcext:value-type="string">
            <text:p>/places/423081/location-of-temple-of-the-sibyl</text:p>
          </table:table-cell>
          <table:table-cell office:value-type="float" office:value="423081" calcext:value-type="float">
            <text:p>423081</text:p>
          </table:table-cell>
          <table:table-cell office:value-type="float" office:value="41.9667689" calcext:value-type="float">
            <text:p>41.9667689</text:p>
          </table:table-cell>
          <table:table-cell office:value-type="string" calcext:value-type="string">
            <text:p>41.966769,12.801079</text:p>
          </table:table-cell>
          <table:table-cell office:value-type="float" office:value="12.8010789" calcext:value-type="float">
            <text:p>12.8010789</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the Sibyl</text:p>
          </table:table-cell>
          <table:table-cell office:value-type="string" calcext:value-type="string">
            <text:p>ee19b4a56128804684924c4fff3e805b</text:p>
          </table:table-cell>
          <table:table-cell office:value-type="string" calcext:value-type="string">
            <text:p>location of Temple of the Sibyl</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5.4424763, 30.3292494, 35.4424763, 30.3292494</text:p>
          </table:table-cell>
          <table:table-cell office:value-type="string" calcext:value-type="string">
            <text:p>2013-10-15T03:05:41Z</text:p>
          </table:table-cell>
          <table:table-cell office:value-type="string" calcext:value-type="string">
            <text:p>jbecker</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5.4424763, 30.3292494]}</text:p>
          </table:table-cell>
          <table:table-cell office:value-type="string" calcext:value-type="string">
            <text:p>location-of-temple-of-the-winged-lions</text:p>
          </table:table-cell>
          <table:table-cell office:value-type="string" calcext:value-type="string">
            <text:p>precise</text:p>
          </table:table-cell>
          <table:table-cell office:value-type="float" office:value="226" calcext:value-type="float">
            <text:p>226</text:p>
          </table:table-cell>
          <table:table-cell office:value-type="float" office:value="-140" calcext:value-type="float">
            <text:p>-140</text:p>
          </table:table-cell>
          <table:table-cell office:value-type="string" calcext:value-type="string">
            <text:p>2013-12-24T13:17:32Z</text:p>
          </table:table-cell>
          <table:table-cell office:value-type="string" calcext:value-type="string">
            <text:p>/places/697725/location-of-temple-of-the-winged-lions</text:p>
          </table:table-cell>
          <table:table-cell office:value-type="float" office:value="697725" calcext:value-type="float">
            <text:p>697725</text:p>
          </table:table-cell>
          <table:table-cell office:value-type="float" office:value="30.3292494" calcext:value-type="float">
            <text:p>30.3292494</text:p>
          </table:table-cell>
          <table:table-cell office:value-type="string" calcext:value-type="string">
            <text:p>30.329249,35.442476</text:p>
          </table:table-cell>
          <table:table-cell office:value-type="float" office:value="35.4424763" calcext:value-type="float">
            <text:p>35.4424763</text:p>
          </table:table-cell>
          <table:table-cell/>
          <table:table-cell office:value-type="string" calcext:value-type="string">
            <text:p>P</text:p>
          </table:table-cell>
          <table:table-cell office:value-type="string" calcext:value-type="string">
            <text:p>parthian-middle-east</text:p>
          </table:table-cell>
          <table:table-cell office:value-type="string" calcext:value-type="string">
            <text:p>-140.0,226.0</text:p>
          </table:table-cell>
          <table:table-cell office:value-type="string" calcext:value-type="string">
            <text:p>location of Temple of the Winged Lions</text:p>
          </table:table-cell>
          <table:table-cell office:value-type="string" calcext:value-type="string">
            <text:p>c092ed61a2b975685f31321c87c0e93d</text:p>
          </table:table-cell>
          <table:table-cell office:value-type="string" calcext:value-type="string">
            <text:p>location of Temple of the Winged Lions</text:p>
          </table:table-cell>
          <table:table-cell office:value-type="string" calcext:value-type="string">
            <text:p>JO</text:p>
          </table:table-cell>
        </table:table-row>
        <table:table-row table:style-name="ro1">
          <table:table-cell office:value-type="string" calcext:value-type="string">
            <text:p>Becker, J.</text:p>
          </table:table-cell>
          <table:table-cell office:value-type="string" calcext:value-type="string">
            <text:p>12.8010374, 41.966625, 12.8010374, 41.966625</text:p>
          </table:table-cell>
          <table:table-cell office:value-type="string" calcext:value-type="string">
            <text:p>2013-11-03T14:45:4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010374, 41.966625]}</text:p>
          </table:table-cell>
          <table:table-cell office:value-type="string" calcext:value-type="string">
            <text:p>location-of-temple-of-vest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25Z</text:p>
          </table:table-cell>
          <table:table-cell office:value-type="string" calcext:value-type="string">
            <text:p>/places/423081/location-of-temple-of-vesta</text:p>
          </table:table-cell>
          <table:table-cell office:value-type="float" office:value="423081" calcext:value-type="float">
            <text:p>423081</text:p>
          </table:table-cell>
          <table:table-cell office:value-type="float" office:value="41.966625" calcext:value-type="float">
            <text:p>41.966625</text:p>
          </table:table-cell>
          <table:table-cell office:value-type="string" calcext:value-type="string">
            <text:p>41.966625,12.801037</text:p>
          </table:table-cell>
          <table:table-cell office:value-type="float" office:value="12.8010374" calcext:value-type="float">
            <text:p>12.801037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Vesta</text:p>
          </table:table-cell>
          <table:table-cell office:value-type="string" calcext:value-type="string">
            <text:p>b90ca0fe89a19f3dc84229f37abd2a2a</text:p>
          </table:table-cell>
          <table:table-cell office:value-type="string" calcext:value-type="string">
            <text:p>location of Temple of Vesta</text:p>
          </table:table-cell>
          <table:table-cell office:value-type="string" calcext:value-type="string">
            <text:p>IT</text:p>
          </table:table-cell>
        </table:table-row>
        <table:table-row table:style-name="ro4">
          <table:table-cell office:value-type="string" calcext:value-type="string">
            <text:p>Becker, J.</text:p>
          </table:table-cell>
          <table:table-cell office:value-type="string" calcext:value-type="string">
            <text:p>29.6102181, 39.2002953, 29.6102181, 39.2002953</text:p>
          </table:table-cell>
          <table:table-cell office:value-type="string" calcext:value-type="string">
            <text:p>2013-05-24T01:45: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Roman phase of the main sanctuary of the city, with evidence for sacred use as early as the the third millennium BC. Location based on OpenStreetMap.</text:p>
          </table:table-cell>
          <table:table-cell office:value-type="string" calcext:value-type="string">
            <text:p>temple,</text:p>
          </table:table-cell>
          <table:table-cell office:value-type="string" calcext:value-type="string">
            <text:p>{"type": "Point", "coordinates": [29.6102181, 39.2002953]}</text:p>
          </table:table-cell>
          <table:table-cell office:value-type="string" calcext:value-type="string">
            <text:p>location-of-temple-of-zeu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0T01:09:05Z</text:p>
          </table:table-cell>
          <table:table-cell office:value-type="string" calcext:value-type="string">
            <text:p>/places/609292/location-of-temple-of-zeus</text:p>
          </table:table-cell>
          <table:table-cell office:value-type="float" office:value="609292" calcext:value-type="float">
            <text:p>609292</text:p>
          </table:table-cell>
          <table:table-cell office:value-type="float" office:value="39.2002953" calcext:value-type="float">
            <text:p>39.2002953</text:p>
          </table:table-cell>
          <table:table-cell office:value-type="string" calcext:value-type="string">
            <text:p>39.200295,29.610218</text:p>
          </table:table-cell>
          <table:table-cell office:value-type="float" office:value="29.6102181" calcext:value-type="float">
            <text:p>29.610218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Zeus</text:p>
          </table:table-cell>
          <table:table-cell office:value-type="string" calcext:value-type="string">
            <text:p>3b2e106f006ca803a00e74ee103b77da</text:p>
          </table:table-cell>
          <table:table-cell office:value-type="string" calcext:value-type="string">
            <text:p>location of Temple of Zeus</text:p>
          </table:table-cell>
          <table:table-cell office:value-type="string" calcext:value-type="string">
            <text:p>TR</text:p>
          </table:table-cell>
        </table:table-row>
        <table:table-row table:style-name="ro4">
          <table:table-cell office:value-type="string" calcext:value-type="string">
            <text:p>Nagy, N., S. Gillies</text:p>
          </table:table-cell>
          <table:table-cell office:value-type="string" calcext:value-type="string">
            <text:p>32.872092, 24.977575, 32.872092, 24.977575</text:p>
          </table:table-cell>
          <table:table-cell office:value-type="string" calcext:value-type="string">
            <text:p>2011-04-27T20:20:25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ancient settlement near the Temple to Horus, known as Wetjeset-hor in the Pharaonic period, and Apollinopolis Magna during the Roman period.</text:p>
          </table:table-cell>
          <table:table-cell office:value-type="string" calcext:value-type="string">
            <text:p>settlement,</text:p>
          </table:table-cell>
          <table:table-cell office:value-type="string" calcext:value-type="string">
            <text:p>{"type": "Point", "coordinates": [32.872092, 24.977575]}</text:p>
          </table:table-cell>
          <table:table-cell office:value-type="string" calcext:value-type="string">
            <text:p>the-ancient-settlement</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10-26T18:01:37Z</text:p>
          </table:table-cell>
          <table:table-cell office:value-type="string" calcext:value-type="string">
            <text:p>/places/785974/the-ancient-settlement</text:p>
          </table:table-cell>
          <table:table-cell office:value-type="float" office:value="785974" calcext:value-type="float">
            <text:p>785974</text:p>
          </table:table-cell>
          <table:table-cell office:value-type="float" office:value="24.977575" calcext:value-type="float">
            <text:p>24.977575</text:p>
          </table:table-cell>
          <table:table-cell office:value-type="string" calcext:value-type="string">
            <text:p>24.977575,32.872092</text:p>
          </table:table-cell>
          <table:table-cell office:value-type="float" office:value="32.872092" calcext:value-type="float">
            <text:p>32.87209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he ancient settlement</text:p>
          </table:table-cell>
          <table:table-cell office:value-type="string" calcext:value-type="string">
            <text:p>8bdc0ad63d6dd4cb27ef2f574fca5c51</text:p>
          </table:table-cell>
          <table:table-cell office:value-type="string" calcext:value-type="string">
            <text:p>location of the ancient settlement</text:p>
          </table:table-cell>
          <table:table-cell office:value-type="string" calcext:value-type="string">
            <text:p>EG</text:p>
          </table:table-cell>
        </table:table-row>
        <table:table-row table:style-name="ro1">
          <table:table-cell office:value-type="string" calcext:value-type="string">
            <text:p>Åhlfeldt, J., J. Becker</text:p>
          </table:table-cell>
          <table:table-cell office:value-type="string" calcext:value-type="string">
            <text:p>1.461921, 50.021578, 1.461921, 50.021578</text:p>
          </table:table-cell>
          <table:table-cell office:value-type="string" calcext:value-type="string">
            <text:p>2012-03-18T20:55:47Z</text:p>
          </table:table-cell>
          <table:table-cell office:value-type="string" calcext:value-type="string">
            <text:p>jahlfeldt</text:p>
          </table:table-cell>
          <table:table-cell office:value-type="float" office:value="2" calcext:value-type="float">
            <text:p>2</text:p>
          </table:table-cell>
          <table:table-cell office:value-type="string" calcext:value-type="string">
            <text:p>Bois l'Abbé, commune Eu, département Seine-Maritime</text:p>
          </table:table-cell>
          <table:table-cell office:value-type="string" calcext:value-type="string">
            <text:p>temple, theatre, plaza,</text:p>
          </table:table-cell>
          <table:table-cell office:value-type="string" calcext:value-type="string">
            <text:p>{"type": "Point", "coordinates": [1.461921, 50.021578]}</text:p>
          </table:table-cell>
          <table:table-cell office:value-type="string" calcext:value-type="string">
            <text:p>location-of-the-archaeological-site-bois-labbe</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3-09-24T03:04:01Z</text:p>
          </table:table-cell>
          <table:table-cell office:value-type="string" calcext:value-type="string">
            <text:p>/places/108771/location-of-the-archaeological-site-bois-labbe</text:p>
          </table:table-cell>
          <table:table-cell office:value-type="float" office:value="108771" calcext:value-type="float">
            <text:p>108771</text:p>
          </table:table-cell>
          <table:table-cell office:value-type="float" office:value="50.021578" calcext:value-type="float">
            <text:p>50.021578</text:p>
          </table:table-cell>
          <table:table-cell office:value-type="string" calcext:value-type="string">
            <text:p>50.021578,1.461921</text:p>
          </table:table-cell>
          <table:table-cell office:value-type="float" office:value="1.461921" calcext:value-type="float">
            <text:p>1.46192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Location of the archaeological site of Bois l'Abbé</text:p>
          </table:table-cell>
          <table:table-cell office:value-type="string" calcext:value-type="string">
            <text:p>fcf8adf2dda704341581d2e78e63135e</text:p>
          </table:table-cell>
          <table:table-cell office:value-type="string" calcext:value-type="string">
            <text:p>Location of the archaeological site of Bois l'Abbé</text:p>
          </table:table-cell>
          <table:table-cell office:value-type="string" calcext:value-type="string">
            <text:p>FR</text:p>
          </table:table-cell>
        </table:table-row>
        <table:table-row table:style-name="ro2">
          <table:table-cell office:value-type="string" calcext:value-type="string">
            <text:p>Åhlfeldt, J., J. Becker</text:p>
          </table:table-cell>
          <table:table-cell office:value-type="string" calcext:value-type="string">
            <text:p>-0.023432, 46.496274, -0.023432, 46.496274</text:p>
          </table:table-cell>
          <table:table-cell office:value-type="string" calcext:value-type="string">
            <text:p>2012-03-18T21:40:46Z</text:p>
          </table:table-cell>
          <table:table-cell office:value-type="string" calcext:value-type="string">
            <text:p>jahlfeldt</text:p>
          </table:table-cell>
          <table:table-cell/>
          <table:table-cell office:value-type="string" calcext:value-type="string">
            <text:p>The Gallo-Roman site of Sanxay is located at Herbord, commune Sanxay, dep. Vienne</text:p>
          </table:table-cell>
          <table:table-cell office:value-type="string" calcext:value-type="string">
            <text:p>temple,</text:p>
          </table:table-cell>
          <table:table-cell office:value-type="string" calcext:value-type="string">
            <text:p>{"type": "Point", "coordinates": [-0.023432, 46.496274]}</text:p>
          </table:table-cell>
          <table:table-cell office:value-type="string" calcext:value-type="string">
            <text:p>location-of-the-gallo-roman-sit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1-18T06:59:10Z</text:p>
          </table:table-cell>
          <table:table-cell office:value-type="string" calcext:value-type="string">
            <text:p>/places/138575/location-of-the-gallo-roman-site</text:p>
          </table:table-cell>
          <table:table-cell office:value-type="float" office:value="138575" calcext:value-type="float">
            <text:p>138575</text:p>
          </table:table-cell>
          <table:table-cell office:value-type="float" office:value="46.496274" calcext:value-type="float">
            <text:p>46.496274</text:p>
          </table:table-cell>
          <table:table-cell office:value-type="string" calcext:value-type="string">
            <text:p>46.496274,-0.023432</text:p>
          </table:table-cell>
          <table:table-cell office:value-type="float" office:value="-0.023432" calcext:value-type="float">
            <text:p>-0.02343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he Gallo-Roman site</text:p>
          </table:table-cell>
          <table:table-cell office:value-type="string" calcext:value-type="string">
            <text:p>a8d30a2195a20a928c124f9b4c18cb47</text:p>
          </table:table-cell>
          <table:table-cell office:value-type="string" calcext:value-type="string">
            <text:p>location of the Gallo-Roman site</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35.442386, 30.328819, 35.442386, 30.328819</text:p>
          </table:table-cell>
          <table:table-cell office:value-type="string" calcext:value-type="string">
            <text:p>2012-11-19T20:26: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onumental temple complex</text:p>
          </table:table-cell>
          <table:table-cell office:value-type="string" calcext:value-type="string">
            <text:p>temple,</text:p>
          </table:table-cell>
          <table:table-cell office:value-type="string" calcext:value-type="string">
            <text:p>{"type": "Point", "coordinates": [35.442386, 30.328819]}</text:p>
          </table:table-cell>
          <table:table-cell office:value-type="string" calcext:value-type="string">
            <text:p>great-templ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10-13T15:49:39Z</text:p>
          </table:table-cell>
          <table:table-cell office:value-type="string" calcext:value-type="string">
            <text:p>/places/697725/great-temple</text:p>
          </table:table-cell>
          <table:table-cell office:value-type="float" office:value="697725" calcext:value-type="float">
            <text:p>697725</text:p>
          </table:table-cell>
          <table:table-cell office:value-type="float" office:value="30.328819" calcext:value-type="float">
            <text:p>30.328819</text:p>
          </table:table-cell>
          <table:table-cell office:value-type="string" calcext:value-type="string">
            <text:p>30.328819,35.442386</text:p>
          </table:table-cell>
          <table:table-cell office:value-type="float" office:value="35.442386" calcext:value-type="float">
            <text:p>35.442386</text:p>
          </table:table-cell>
          <table:table-cell office:value-type="string" calcext:value-type="string">
            <text:p>UWHS</text:p>
          </table:table-cell>
          <table:table-cell table:number-columns-repeated="2"/>
          <table:table-cell office:value-type="string" calcext:value-type="string">
            <text:p>1700.0,2100.0</text:p>
          </table:table-cell>
          <table:table-cell office:value-type="string" calcext:value-type="string">
            <text:p>location of the Great Temple</text:p>
          </table:table-cell>
          <table:table-cell office:value-type="string" calcext:value-type="string">
            <text:p>7443e325f4e2c0020aedbc7e146df6e1</text:p>
          </table:table-cell>
          <table:table-cell office:value-type="string" calcext:value-type="string">
            <text:p>location of the Great Temple</text:p>
          </table:table-cell>
          <table:table-cell office:value-type="string" calcext:value-type="string">
            <text:p>JO</text:p>
          </table:table-cell>
        </table:table-row>
        <table:table-row table:style-name="ro1">
          <table:table-cell office:value-type="string" calcext:value-type="string">
            <text:p>Becker, J.</text:p>
          </table:table-cell>
          <table:table-cell office:value-type="string" calcext:value-type="string">
            <text:p>12.4768418, 41.8988143, 12.4768418, 41.8988143</text:p>
          </table:table-cell>
          <table:table-cell office:value-type="string" calcext:value-type="string">
            <text:p>2013-02-13T20:26:3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768418, 41.8988143]}</text:p>
          </table:table-cell>
          <table:table-cell office:value-type="string" calcext:value-type="string">
            <text:p>location-of-the-pantheon</text:p>
          </table:table-cell>
          <table:table-cell office:value-type="string" calcext:value-type="string">
            <text:p>precise</text:p>
          </table:table-cell>
          <table:table-cell office:value-type="float" office:value="2100" calcext:value-type="float">
            <text:p>2100</text:p>
          </table:table-cell>
          <table:table-cell office:value-type="float" office:value="-30" calcext:value-type="float">
            <text:p>-30</text:p>
          </table:table-cell>
          <table:table-cell office:value-type="string" calcext:value-type="string">
            <text:p>2013-03-22T21:00:22Z</text:p>
          </table:table-cell>
          <table:table-cell office:value-type="string" calcext:value-type="string">
            <text:p>/places/128044615/location-of-the-pantheon</text:p>
          </table:table-cell>
          <table:table-cell office:value-type="float" office:value="128044615" calcext:value-type="float">
            <text:p>128044615</text:p>
          </table:table-cell>
          <table:table-cell office:value-type="float" office:value="41.8988143" calcext:value-type="float">
            <text:p>41.8988143</text:p>
          </table:table-cell>
          <table:table-cell office:value-type="string" calcext:value-type="string">
            <text:p>41.898814,12.476842</text:p>
          </table:table-cell>
          <table:table-cell office:value-type="float" office:value="12.4768418" calcext:value-type="float">
            <text:p>12.4768418</text:p>
          </table:table-cell>
          <table:table-cell/>
          <table:table-cell office:value-type="string" calcext:value-type="string">
            <text:p>RLMM</text:p>
          </table:table-cell>
          <table:table-cell office:value-type="string" calcext:value-type="string">
            <text:p>roman,late-antique,mediaeval-byzantine,modern</text:p>
          </table:table-cell>
          <table:table-cell office:value-type="string" calcext:value-type="string">
            <text:p>-30.0,2100.0</text:p>
          </table:table-cell>
          <table:table-cell office:value-type="string" calcext:value-type="string">
            <text:p>location of the Pantheon</text:p>
          </table:table-cell>
          <table:table-cell office:value-type="string" calcext:value-type="string">
            <text:p>49c1124e8a94228b7fe85e8c2ebb4269</text:p>
          </table:table-cell>
          <table:table-cell office:value-type="string" calcext:value-type="string">
            <text:p>location of the Pantheon</text:p>
          </table:table-cell>
          <table:table-cell office:value-type="string" calcext:value-type="string">
            <text:p>IT</text:p>
          </table:table-cell>
        </table:table-row>
        <table:table-row table:style-name="ro4">
          <table:table-cell office:value-type="string" calcext:value-type="string">
            <text:p>Åhlfeldt, J.</text:p>
          </table:table-cell>
          <table:table-cell office:value-type="string" calcext:value-type="string">
            <text:p>2.639874, 46.81356, 2.639874, 46.81356</text:p>
          </table:table-cell>
          <table:table-cell office:value-type="string" calcext:value-type="string">
            <text:p>2012-03-20T08:41:13Z</text:p>
          </table:table-cell>
          <table:table-cell office:value-type="string" calcext:value-type="string">
            <text:p>jahlfeldt</text:p>
          </table:table-cell>
          <table:table-cell/>
          <table:table-cell office:value-type="string" calcext:value-type="string">
            <text:p>The site is located at La Garenne, Moulin des Gaumins, commune Thaumiers, département Cher. The sanctuary has two temples (fana) and a theater.</text:p>
          </table:table-cell>
          <table:table-cell office:value-type="string" calcext:value-type="string">
            <text:p>unknown</text:p>
          </table:table-cell>
          <table:table-cell office:value-type="string" calcext:value-type="string">
            <text:p>{"type": "Point", "coordinates": [2.639874, 46.81356]}</text:p>
          </table:table-cell>
          <table:table-cell office:value-type="string" calcext:value-type="string">
            <text:p>location-of-the-sanctuary</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0T14:55:06Z</text:p>
          </table:table-cell>
          <table:table-cell office:value-type="string" calcext:value-type="string">
            <text:p>/places/138615/location-of-the-sanctuary</text:p>
          </table:table-cell>
          <table:table-cell office:value-type="float" office:value="138615" calcext:value-type="float">
            <text:p>138615</text:p>
          </table:table-cell>
          <table:table-cell office:value-type="float" office:value="46.81356" calcext:value-type="float">
            <text:p>46.81356</text:p>
          </table:table-cell>
          <table:table-cell office:value-type="string" calcext:value-type="string">
            <text:p>46.813560,2.639874</text:p>
          </table:table-cell>
          <table:table-cell office:value-type="float" office:value="2.639874" calcext:value-type="float">
            <text:p>2.639874</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he sanctuary</text:p>
          </table:table-cell>
          <table:table-cell office:value-type="string" calcext:value-type="string">
            <text:p>1bc389cf96883c360e84685e16128ef0</text:p>
          </table:table-cell>
          <table:table-cell office:value-type="string" calcext:value-type="string">
            <text:p>Location of the sanctuary</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25.431186, 37.029101, 25.431186, 37.029101</text:p>
          </table:table-cell>
          <table:table-cell office:value-type="string" calcext:value-type="string">
            <text:p>2013-01-27T16:41:16Z</text:p>
          </table:table-cell>
          <table:table-cell office:value-type="string" calcext:value-type="string">
            <text:p>jbecker</text:p>
          </table:table-cell>
          <table:table-cell/>
          <table:table-cell office:value-type="string" calcext:value-type="string">
            <text:p>Verified in Google Earth 2013. Dates after BAtlas.</text:p>
          </table:table-cell>
          <table:table-cell office:value-type="string" calcext:value-type="string">
            <text:p>temple,</text:p>
          </table:table-cell>
          <table:table-cell office:value-type="string" calcext:value-type="string">
            <text:p>{"type": "Point", "coordinates": [25.431186, 37.029101]}</text:p>
          </table:table-cell>
          <table:table-cell office:value-type="string" calcext:value-type="string">
            <text:p>location-of-the-sanctuary</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12-05T20:25:11Z</text:p>
          </table:table-cell>
          <table:table-cell office:value-type="string" calcext:value-type="string">
            <text:p>/places/599631/location-of-the-sanctuary</text:p>
          </table:table-cell>
          <table:table-cell office:value-type="float" office:value="599631" calcext:value-type="float">
            <text:p>599631</text:p>
          </table:table-cell>
          <table:table-cell office:value-type="float" office:value="37.029101" calcext:value-type="float">
            <text:p>37.029101</text:p>
          </table:table-cell>
          <table:table-cell office:value-type="string" calcext:value-type="string">
            <text:p>37.029101,25.431186</text:p>
          </table:table-cell>
          <table:table-cell office:value-type="float" office:value="25.431186" calcext:value-type="float">
            <text:p>25.431186</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the sanctuary</text:p>
          </table:table-cell>
          <table:table-cell office:value-type="string" calcext:value-type="string">
            <text:p>e8bfa27f681a3194cfea89a0a47bcafc</text:p>
          </table:table-cell>
          <table:table-cell office:value-type="string" calcext:value-type="string">
            <text:p>location of the sanctuary</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25.5301, 40.5008, 25.5301, 40.5008</text:p>
          </table:table-cell>
          <table:table-cell office:value-type="string" calcext:value-type="string">
            <text:p>2013-01-27T03:11:35Z</text:p>
          </table:table-cell>
          <table:table-cell office:value-type="string" calcext:value-type="string">
            <text:p>jbecker</text:p>
          </table:table-cell>
          <table:table-cell office:value-type="float" office:value="1" calcext:value-type="float">
            <text:p>1</text:p>
          </table:table-cell>
          <table:table-cell office:value-type="string" calcext:value-type="string">
            <text:p>verified in Google Earth 2013.</text:p>
          </table:table-cell>
          <table:table-cell office:value-type="string" calcext:value-type="string">
            <text:p>temple,</text:p>
          </table:table-cell>
          <table:table-cell office:value-type="string" calcext:value-type="string">
            <text:p>{"type": "Point", "coordinates": [25.5301, 40.5008]}</text:p>
          </table:table-cell>
          <table:table-cell office:value-type="string" calcext:value-type="string">
            <text:p>location-of-the-sanctuary-of-the-great-god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4-12T20:50:19Z</text:p>
          </table:table-cell>
          <table:table-cell office:value-type="string" calcext:value-type="string">
            <text:p>/places/501511/location-of-the-sanctuary-of-the-great-gods</text:p>
          </table:table-cell>
          <table:table-cell office:value-type="float" office:value="501511" calcext:value-type="float">
            <text:p>501511</text:p>
          </table:table-cell>
          <table:table-cell office:value-type="float" office:value="40.5008" calcext:value-type="float">
            <text:p>40.5008</text:p>
          </table:table-cell>
          <table:table-cell office:value-type="string" calcext:value-type="string">
            <text:p>40.500800,25.530100</text:p>
          </table:table-cell>
          <table:table-cell office:value-type="float" office:value="25.5301" calcext:value-type="float">
            <text:p>25.5301</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the Sanctuary of the great gods</text:p>
          </table:table-cell>
          <table:table-cell office:value-type="string" calcext:value-type="string">
            <text:p>9053cc20090faa1cdb8214cabbde283a</text:p>
          </table:table-cell>
          <table:table-cell office:value-type="string" calcext:value-type="string">
            <text:p>location of the Sanctuary of the great gods</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12.756944, 42.842222, 12.756944, 42.842222</text:p>
          </table:table-cell>
          <table:table-cell office:value-type="string" calcext:value-type="string">
            <text:p>2012-11-30T17:11:02Z</text:p>
          </table:table-cell>
          <table:table-cell office:value-type="string" calcext:value-type="string">
            <text:p>jbecker</text:p>
          </table:table-cell>
          <table:table-cell office:value-type="float" office:value="3" calcext:value-type="float">
            <text:p>3</text:p>
          </table:table-cell>
          <table:table-cell office:value-type="string" calcext:value-type="string">
            <text:p>An ancient Roman temple that later became a paleochristian shrine.</text:p>
          </table:table-cell>
          <table:table-cell office:value-type="string" calcext:value-type="string">
            <text:p>temple,</text:p>
          </table:table-cell>
          <table:table-cell office:value-type="string" calcext:value-type="string">
            <text:p>{"type": "Point", "coordinates": [12.756944, 42.842222]}</text:p>
          </table:table-cell>
          <table:table-cell office:value-type="string" calcext:value-type="string">
            <text:p>temple-of-clitumnus</text:p>
          </table:table-cell>
          <table:table-cell office:value-type="string" calcext:value-type="string">
            <text:p>precise</text:p>
          </table:table-cell>
          <table:table-cell office:value-type="float" office:value="1453" calcext:value-type="float">
            <text:p>1453</text:p>
          </table:table-cell>
          <table:table-cell office:value-type="float" office:value="300" calcext:value-type="float">
            <text:p>300</text:p>
          </table:table-cell>
          <table:table-cell office:value-type="string" calcext:value-type="string">
            <text:p>2012-12-05T17:50:08Z</text:p>
          </table:table-cell>
          <table:table-cell office:value-type="string" calcext:value-type="string">
            <text:p>/places/413140/temple-of-clitumnus</text:p>
          </table:table-cell>
          <table:table-cell office:value-type="float" office:value="413140" calcext:value-type="float">
            <text:p>413140</text:p>
          </table:table-cell>
          <table:table-cell office:value-type="float" office:value="42.842222" calcext:value-type="float">
            <text:p>42.842222</text:p>
          </table:table-cell>
          <table:table-cell office:value-type="string" calcext:value-type="string">
            <text:p>42.842222,12.756944</text:p>
          </table:table-cell>
          <table:table-cell office:value-type="float" office:value="12.756944" calcext:value-type="float">
            <text:p>12.756944</text:p>
          </table:table-cell>
          <table:table-cell office:value-type="string" calcext:value-type="string">
            <text:p>UWHS</text:p>
          </table:table-cell>
          <table:table-cell office:value-type="string" calcext:value-type="string">
            <text:p>LM</text:p>
          </table:table-cell>
          <table:table-cell office:value-type="string" calcext:value-type="string">
            <text:p>late-antique,mediaeval-byzantine</text:p>
          </table:table-cell>
          <table:table-cell office:value-type="string" calcext:value-type="string">
            <text:p>300.0,1453.0</text:p>
          </table:table-cell>
          <table:table-cell office:value-type="string" calcext:value-type="string">
            <text:p>Location of the Temple of Clitumnus</text:p>
          </table:table-cell>
          <table:table-cell office:value-type="string" calcext:value-type="string">
            <text:p>2b7477075d541ce208a1c28d0a97d651</text:p>
          </table:table-cell>
          <table:table-cell office:value-type="string" calcext:value-type="string">
            <text:p>Location of the Temple of Clitumnu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318919, 41.1319778, 1.318919, 41.1319778</text:p>
          </table:table-cell>
          <table:table-cell office:value-type="string" calcext:value-type="string">
            <text:p>2013-11-12T01:39:3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318919, 41.1319778]}</text:p>
          </table:table-cell>
          <table:table-cell office:value-type="string" calcext:value-type="string">
            <text:p>location-of-torre-dels-escipion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1-22T04:56:13Z</text:p>
          </table:table-cell>
          <table:table-cell office:value-type="string" calcext:value-type="string">
            <text:p>/places/246349/location-of-torre-dels-escipions</text:p>
          </table:table-cell>
          <table:table-cell office:value-type="float" office:value="246349" calcext:value-type="float">
            <text:p>246349</text:p>
          </table:table-cell>
          <table:table-cell office:value-type="float" office:value="41.1319778" calcext:value-type="float">
            <text:p>41.1319778</text:p>
          </table:table-cell>
          <table:table-cell office:value-type="string" calcext:value-type="string">
            <text:p>41.131978,1.318919</text:p>
          </table:table-cell>
          <table:table-cell office:value-type="float" office:value="1.318919" calcext:value-type="float">
            <text:p>1.31891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orre dels Escipions</text:p>
          </table:table-cell>
          <table:table-cell office:value-type="string" calcext:value-type="string">
            <text:p>85d623c44d065a2edc230c9362ab0eb6</text:p>
          </table:table-cell>
          <table:table-cell office:value-type="string" calcext:value-type="string">
            <text:p>location of Torre dels Escipions</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12.5572285, 42.6394607, 12.5572285, 42.6394607</text:p>
          </table:table-cell>
          <table:table-cell office:value-type="string" calcext:value-type="string">
            <text:p>2013-07-27T20:36: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5572285, 42.6394607]}</text:p>
          </table:table-cell>
          <table:table-cell office:value-type="string" calcext:value-type="string">
            <text:p>location-of-sanctuary</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8T17:00:16Z</text:p>
          </table:table-cell>
          <table:table-cell office:value-type="string" calcext:value-type="string">
            <text:p>/places/413065/location-of-sanctuary</text:p>
          </table:table-cell>
          <table:table-cell office:value-type="float" office:value="413065" calcext:value-type="float">
            <text:p>413065</text:p>
          </table:table-cell>
          <table:table-cell office:value-type="float" office:value="42.6394607" calcext:value-type="float">
            <text:p>42.6394607</text:p>
          </table:table-cell>
          <table:table-cell office:value-type="string" calcext:value-type="string">
            <text:p>42.639461,12.557229</text:p>
          </table:table-cell>
          <table:table-cell office:value-type="float" office:value="12.5572285" calcext:value-type="float">
            <text:p>12.55722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win sanctuary</text:p>
          </table:table-cell>
          <table:table-cell office:value-type="string" calcext:value-type="string">
            <text:p>91e0239e3ea7242c1bcbd16e302ef139</text:p>
          </table:table-cell>
          <table:table-cell office:value-type="string" calcext:value-type="string">
            <text:p>location of twin sanctuary</text:p>
          </table:table-cell>
          <table:table-cell office:value-type="string" calcext:value-type="string">
            <text:p>IT</text:p>
          </table:table-cell>
        </table:table-row>
        <table:table-row table:style-name="ro4">
          <table:table-cell office:value-type="string" calcext:value-type="string">
            <text:p>Becker, J.</text:p>
          </table:table-cell>
          <table:table-cell office:value-type="string" calcext:value-type="string">
            <text:p>12.1071587, 42.00412, 12.1071587, 42.00412</text:p>
          </table:table-cell>
          <table:table-cell office:value-type="string" calcext:value-type="string">
            <text:p>2013-07-11T17:14:14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complex of civic and sacred buildings in the urban area of ancient Caere, including the so-called "elliptical building". Location based on OpenStreetMap.</text:p>
          </table:table-cell>
          <table:table-cell office:value-type="string" calcext:value-type="string">
            <text:p>temple, architecturalcomplex,</text:p>
          </table:table-cell>
          <table:table-cell office:value-type="string" calcext:value-type="string">
            <text:p>{"type": "Point", "coordinates": [12.1071587, 42.00412]}</text:p>
          </table:table-cell>
          <table:table-cell office:value-type="string" calcext:value-type="string">
            <text:p>location-of-vigna-parrocchiale-archaeological-area</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7-14T21:29:20Z</text:p>
          </table:table-cell>
          <table:table-cell office:value-type="string" calcext:value-type="string">
            <text:p>/places/422859/location-of-vigna-parrocchiale-archaeological-area</text:p>
          </table:table-cell>
          <table:table-cell office:value-type="float" office:value="422859" calcext:value-type="float">
            <text:p>422859</text:p>
          </table:table-cell>
          <table:table-cell office:value-type="float" office:value="42.00412" calcext:value-type="float">
            <text:p>42.00412</text:p>
          </table:table-cell>
          <table:table-cell office:value-type="string" calcext:value-type="string">
            <text:p>42.004120,12.107159</text:p>
          </table:table-cell>
          <table:table-cell office:value-type="float" office:value="12.1071587" calcext:value-type="float">
            <text:p>12.1071587</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Vigna Parrocchiale archaeological area</text:p>
          </table:table-cell>
          <table:table-cell office:value-type="string" calcext:value-type="string">
            <text:p>0824b3e5746a84f6e41660d4ef0daef7</text:p>
          </table:table-cell>
          <table:table-cell office:value-type="string" calcext:value-type="string">
            <text:p>location of Vigna Parrocchiale archaeological area</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34.6327074, 40.0254251, 34.6327074, 40.0254251</text:p>
          </table:table-cell>
          <table:table-cell office:value-type="string" calcext:value-type="string">
            <text:p>2013-05-18T20:43:54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sacred rock-cut sanctuary of the Hittites. Location based on OpenStreetMap</text:p>
          </table:table-cell>
          <table:table-cell office:value-type="string" calcext:value-type="string">
            <text:p>temple,</text:p>
          </table:table-cell>
          <table:table-cell office:value-type="string" calcext:value-type="string">
            <text:p>{"type": "Point", "coordinates": [34.6327074, 40.0254251]}</text:p>
          </table:table-cell>
          <table:table-cell office:value-type="string" calcext:value-type="string">
            <text:p>location-of-yaz131l131kaya</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25Z</text:p>
          </table:table-cell>
          <table:table-cell office:value-type="string" calcext:value-type="string">
            <text:p>/places/283602441/location-of-yaz131l131kaya</text:p>
          </table:table-cell>
          <table:table-cell office:value-type="float" office:value="283602441" calcext:value-type="float">
            <text:p>283602441</text:p>
          </table:table-cell>
          <table:table-cell office:value-type="float" office:value="40.0254251" calcext:value-type="float">
            <text:p>40.0254251</text:p>
          </table:table-cell>
          <table:table-cell office:value-type="string" calcext:value-type="string">
            <text:p>40.025425,34.632707</text:p>
          </table:table-cell>
          <table:table-cell office:value-type="float" office:value="34.6327074" calcext:value-type="float">
            <text:p>34.632707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Yazılıkaya</text:p>
          </table:table-cell>
          <table:table-cell office:value-type="string" calcext:value-type="string">
            <text:p>e5f37d93a520009437983f7d2d280554</text:p>
          </table:table-cell>
          <table:table-cell office:value-type="string" calcext:value-type="string">
            <text:p>location of Yazılıkaya</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29.094, 41.179, 29.094, 41.179</text:p>
          </table:table-cell>
          <table:table-cell office:value-type="string" calcext:value-type="string">
            <text:p>2013-01-25T18:41:54Z</text:p>
          </table:table-cell>
          <table:table-cell office:value-type="string" calcext:value-type="string">
            <text:p>jbecker</text:p>
          </table:table-cell>
          <table:table-cell office:value-type="float" office:value="2" calcext:value-type="float">
            <text:p>2</text:p>
          </table:table-cell>
          <table:table-cell office:value-type="string" calcext:value-type="string">
            <text:p>at Anadolu Kavağı; verified in Google Earth 2013.</text:p>
          </table:table-cell>
          <table:table-cell office:value-type="string" calcext:value-type="string">
            <text:p>temple,</text:p>
          </table:table-cell>
          <table:table-cell office:value-type="string" calcext:value-type="string">
            <text:p>{"type": "Point", "coordinates": [29.094, 41.179]}</text:p>
          </table:table-cell>
          <table:table-cell office:value-type="string" calcext:value-type="string">
            <text:p>location-of-yoros-castle</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2-04T21:53:28Z</text:p>
          </table:table-cell>
          <table:table-cell office:value-type="string" calcext:value-type="string">
            <text:p>/places/521035/location-of-yoros-castle</text:p>
          </table:table-cell>
          <table:table-cell office:value-type="float" office:value="521035" calcext:value-type="float">
            <text:p>521035</text:p>
          </table:table-cell>
          <table:table-cell office:value-type="float" office:value="41.179" calcext:value-type="float">
            <text:p>41.179</text:p>
          </table:table-cell>
          <table:table-cell office:value-type="string" calcext:value-type="string">
            <text:p>41.179000,29.094000</text:p>
          </table:table-cell>
          <table:table-cell office:value-type="float" office:value="29.094" calcext:value-type="float">
            <text:p>29.094</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Yoros Castle</text:p>
          </table:table-cell>
          <table:table-cell office:value-type="string" calcext:value-type="string">
            <text:p>1bd6f5b846f84f22284ba0f68910d775</text:p>
          </table:table-cell>
          <table:table-cell office:value-type="string" calcext:value-type="string">
            <text:p>Location of Yoros Castle</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25.2053213, 35.3320287, 25.2053213, 35.3320287</text:p>
          </table:table-cell>
          <table:table-cell office:value-type="string" calcext:value-type="string">
            <text:p>2013-05-17T01:50:5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5.2053213, 35.3320287]}</text:p>
          </table:table-cell>
          <table:table-cell office:value-type="string" calcext:value-type="string">
            <text:p>location-of-Zeus-Thenatas-T</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25T01:40:42Z</text:p>
          </table:table-cell>
          <table:table-cell office:value-type="string" calcext:value-type="string">
            <text:p>/places/590101/location-of-Zeus-Thenatas-T</text:p>
          </table:table-cell>
          <table:table-cell office:value-type="float" office:value="590101" calcext:value-type="float">
            <text:p>590101</text:p>
          </table:table-cell>
          <table:table-cell office:value-type="float" office:value="35.3320287" calcext:value-type="float">
            <text:p>35.3320287</text:p>
          </table:table-cell>
          <table:table-cell office:value-type="string" calcext:value-type="string">
            <text:p>35.332029,25.205321</text:p>
          </table:table-cell>
          <table:table-cell office:value-type="float" office:value="25.2053213" calcext:value-type="float">
            <text:p>25.205321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Zeus Thenatas, T.</text:p>
          </table:table-cell>
          <table:table-cell office:value-type="string" calcext:value-type="string">
            <text:p>511dbbb5d5a13fc202c1e2f3f8a13853</text:p>
          </table:table-cell>
          <table:table-cell office:value-type="string" calcext:value-type="string">
            <text:p>location of Zeus Thenatas, T.</text:p>
          </table:table-cell>
          <table:table-cell office:value-type="string" calcext:value-type="string">
            <text:p>GR</text:p>
          </table:table-cell>
        </table:table-row>
        <table:table-row table:style-name="ro1">
          <table:table-cell office:value-type="string" calcext:value-type="string">
            <text:p>Becker, J.</text:p>
          </table:table-cell>
          <table:table-cell office:value-type="string" calcext:value-type="string">
            <text:p>32.6380625, 25.6985252, 32.6380625, 25.6985252</text:p>
          </table:table-cell>
          <table:table-cell office:value-type="string" calcext:value-type="string">
            <text:p>2013-02-20T20:53: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2.6380625, 25.6985252]}</text:p>
          </table:table-cell>
          <table:table-cell office:value-type="string" calcext:value-type="string">
            <text:p>luxor-temple</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3-22T20:05:46Z</text:p>
          </table:table-cell>
          <table:table-cell office:value-type="string" calcext:value-type="string">
            <text:p>/places/786017/luxor-temple</text:p>
          </table:table-cell>
          <table:table-cell office:value-type="float" office:value="786017" calcext:value-type="float">
            <text:p>786017</text:p>
          </table:table-cell>
          <table:table-cell office:value-type="float" office:value="25.6985252" calcext:value-type="float">
            <text:p>25.6985252</text:p>
          </table:table-cell>
          <table:table-cell office:value-type="string" calcext:value-type="string">
            <text:p>25.698525,32.638062</text:p>
          </table:table-cell>
          <table:table-cell office:value-type="float" office:value="32.6380625" calcext:value-type="float">
            <text:p>32.6380625</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uxor Temple</text:p>
          </table:table-cell>
          <table:table-cell office:value-type="string" calcext:value-type="string">
            <text:p>7c2b12b75afad6c0000c55dae27ee4b8</text:p>
          </table:table-cell>
          <table:table-cell office:value-type="string" calcext:value-type="string">
            <text:p>Luxor Temple</text:p>
          </table:table-cell>
          <table:table-cell office:value-type="string" calcext:value-type="string">
            <text:p>EG</text:p>
          </table:table-cell>
        </table:table-row>
        <table:table-row table:style-name="ro2">
          <table:table-cell office:value-type="string" calcext:value-type="string">
            <text:p>Gillies, S., J. Becker</text:p>
          </table:table-cell>
          <table:table-cell office:value-type="string" calcext:value-type="string">
            <text:p>4.3560069, 43.8382894, 4.3560069, 43.8382894</text:p>
          </table:table-cell>
          <table:table-cell office:value-type="string" calcext:value-type="string">
            <text:p>2012-08-20T18:43:18Z</text:p>
          </table:table-cell>
          <table:table-cell office:value-type="string" calcext:value-type="string">
            <text:p>sgillies</text:p>
          </table:table-cell>
          <table:table-cell office:value-type="float" office:value="5" calcext:value-type="float">
            <text:p>5</text:p>
          </table:table-cell>
          <table:table-cell office:value-type="string" calcext:value-type="string">
            <text:p>The NW corner of the temple on the ancient forum built ca. 16 B.C. and dedicated to Caius and Lucius Caesar.</text:p>
          </table:table-cell>
          <table:table-cell office:value-type="string" calcext:value-type="string">
            <text:p>temple,</text:p>
          </table:table-cell>
          <table:table-cell office:value-type="string" calcext:value-type="string">
            <text:p>{"type": "Point", "coordinates": [4.3560069, 43.8382894]}</text:p>
          </table:table-cell>
          <table:table-cell office:value-type="string" calcext:value-type="string">
            <text:p>maison-carre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5-11-06T20:26:35Z</text:p>
          </table:table-cell>
          <table:table-cell office:value-type="string" calcext:value-type="string">
            <text:p>/places/148142/maison-carree</text:p>
          </table:table-cell>
          <table:table-cell office:value-type="float" office:value="148142" calcext:value-type="float">
            <text:p>148142</text:p>
          </table:table-cell>
          <table:table-cell office:value-type="float" office:value="43.8382894" calcext:value-type="float">
            <text:p>43.8382894</text:p>
          </table:table-cell>
          <table:table-cell office:value-type="string" calcext:value-type="string">
            <text:p>43.838289,4.356007</text:p>
          </table:table-cell>
          <table:table-cell office:value-type="float" office:value="4.3560069" calcext:value-type="float">
            <text:p>4.356006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Maison Carrée</text:p>
          </table:table-cell>
          <table:table-cell office:value-type="string" calcext:value-type="string">
            <text:p>63002e31f1e3eedb4ef26fc2073c59e4</text:p>
          </table:table-cell>
          <table:table-cell office:value-type="string" calcext:value-type="string">
            <text:p>Maison Carrée</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14.436389, 35.826667, 14.436389, 35.826667</text:p>
          </table:table-cell>
          <table:table-cell office:value-type="string" calcext:value-type="string">
            <text:p>2012-11-03T03:50:10Z</text:p>
          </table:table-cell>
          <table:table-cell office:value-type="string" calcext:value-type="string">
            <text:p>jbecker</text:p>
          </table:table-cell>
          <table:table-cell office:value-type="float" office:value="1" calcext:value-type="float">
            <text:p>1</text:p>
          </table:table-cell>
          <table:table-cell office:value-type="string" calcext:value-type="string">
            <text:p>megalithic temple complex of the fourth millennium BC</text:p>
          </table:table-cell>
          <table:table-cell office:value-type="string" calcext:value-type="string">
            <text:p>temple,</text:p>
          </table:table-cell>
          <table:table-cell office:value-type="string" calcext:value-type="string">
            <text:p>{"type": "Point", "coordinates": [14.436389, 35.826667]}</text:p>
          </table:table-cell>
          <table:table-cell office:value-type="string" calcext:value-type="string">
            <text:p>mnajdra</text:p>
          </table:table-cell>
          <table:table-cell office:value-type="string" calcext:value-type="string">
            <text:p>precise</text:p>
          </table:table-cell>
          <table:table-cell office:value-type="float" office:value="-3000" calcext:value-type="float">
            <text:p>-3000</text:p>
          </table:table-cell>
          <table:table-cell office:value-type="float" office:value="-4000" calcext:value-type="float">
            <text:p>-4000</text:p>
          </table:table-cell>
          <table:table-cell office:value-type="string" calcext:value-type="string">
            <text:p>2012-11-13T12:13:15Z</text:p>
          </table:table-cell>
          <table:table-cell office:value-type="string" calcext:value-type="string">
            <text:p>/places/406293647/mnajdra</text:p>
          </table:table-cell>
          <table:table-cell office:value-type="float" office:value="406293647" calcext:value-type="float">
            <text:p>406293647</text:p>
          </table:table-cell>
          <table:table-cell office:value-type="float" office:value="35.826667" calcext:value-type="float">
            <text:p>35.826667</text:p>
          </table:table-cell>
          <table:table-cell office:value-type="string" calcext:value-type="string">
            <text:p>35.826667,14.436389</text:p>
          </table:table-cell>
          <table:table-cell office:value-type="float" office:value="14.436389" calcext:value-type="float">
            <text:p>14.436389</text:p>
          </table:table-cell>
          <table:table-cell/>
          <table:table-cell office:value-type="float" office:value="4" calcext:value-type="float">
            <text:p>4</text:p>
          </table:table-cell>
          <table:table-cell office:value-type="string" calcext:value-type="string">
            <text:p>4th-millenium-bce</text:p>
          </table:table-cell>
          <table:table-cell office:value-type="string" calcext:value-type="string">
            <text:p>-4000.0,-3000.0</text:p>
          </table:table-cell>
          <table:table-cell office:value-type="string" calcext:value-type="string">
            <text:p>Mnajdra</text:p>
          </table:table-cell>
          <table:table-cell office:value-type="string" calcext:value-type="string">
            <text:p>d6c9f5e8cd230773ab5d2371fcf8d39d</text:p>
          </table:table-cell>
          <table:table-cell office:value-type="string" calcext:value-type="string">
            <text:p>Mnajdra</text:p>
          </table:table-cell>
          <table:table-cell office:value-type="string" calcext:value-type="string">
            <text:p>MT</text:p>
          </table:table-cell>
        </table:table-row>
        <table:table-row table:style-name="ro2">
          <table:table-cell office:value-type="string" calcext:value-type="string">
            <text:p>Horne, R.</text:p>
          </table:table-cell>
          <table:table-cell office:value-type="string" calcext:value-type="string">
            <text:p>38.740815, 37.9806564, 38.740815, 37.9806564</text:p>
          </table:table-cell>
          <table:table-cell office:value-type="string" calcext:value-type="string">
            <text:p>2013-04-03T16:08:08Z</text:p>
          </table:table-cell>
          <table:table-cell office:value-type="string" calcext:value-type="string">
            <text:p>rmhorne</text:p>
          </table:table-cell>
          <table:table-cell office:value-type="float" office:value="1" calcext:value-type="float">
            <text:p>1</text:p>
          </table:table-cell>
          <table:table-cell office:value-type="string" calcext:value-type="string">
            <text:p>Peak of Nemrut Dağ. The location is a UNESCO World Heritage site, featuring a tomb for Antiochos I, king of Commagene.</text:p>
          </table:table-cell>
          <table:table-cell office:value-type="string" calcext:value-type="string">
            <text:p>mountain, temple,</text:p>
          </table:table-cell>
          <table:table-cell office:value-type="string" calcext:value-type="string">
            <text:p>{"type": "Point", "coordinates": [38.740815, 37.9806564]}</text:p>
          </table:table-cell>
          <table:table-cell office:value-type="string" calcext:value-type="string">
            <text:p>nemrut-dag131</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4-06T20:35:53Z</text:p>
          </table:table-cell>
          <table:table-cell office:value-type="string" calcext:value-type="string">
            <text:p>/places/658544/nemrut-dag131</text:p>
          </table:table-cell>
          <table:table-cell office:value-type="float" office:value="658544" calcext:value-type="float">
            <text:p>658544</text:p>
          </table:table-cell>
          <table:table-cell office:value-type="float" office:value="37.9806564" calcext:value-type="float">
            <text:p>37.9806564</text:p>
          </table:table-cell>
          <table:table-cell office:value-type="string" calcext:value-type="string">
            <text:p>37.980656,38.740815</text:p>
          </table:table-cell>
          <table:table-cell office:value-type="float" office:value="38.740815" calcext:value-type="float">
            <text:p>38.740815</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Nemrut Dağ</text:p>
          </table:table-cell>
          <table:table-cell office:value-type="string" calcext:value-type="string">
            <text:p>5f1469d71d5d3a749fc421bdfa49eb80</text:p>
          </table:table-cell>
          <table:table-cell office:value-type="string" calcext:value-type="string">
            <text:p>Nemrut Dağ</text:p>
          </table:table-cell>
          <table:table-cell office:value-type="string" calcext:value-type="string">
            <text:p>TR</text:p>
          </table:table-cell>
        </table:table-row>
        <table:table-row table:style-name="ro1">
          <table:table-cell office:value-type="string" calcext:value-type="string">
            <text:p>Becker, J.</text:p>
          </table:table-cell>
          <table:table-cell office:value-type="string" calcext:value-type="string">
            <text:p>32.599093, 25.7202066, 32.599093, 25.7202066</text:p>
          </table:table-cell>
          <table:table-cell office:value-type="string" calcext:value-type="string">
            <text:p>2013-02-20T19:42:2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2.599093, 25.7202066]}</text:p>
          </table:table-cell>
          <table:table-cell office:value-type="string" calcext:value-type="string">
            <text:p>northwest-corner-of-mortuary-temple-of-ramesses-i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4-12T18:05:41Z</text:p>
          </table:table-cell>
          <table:table-cell office:value-type="string" calcext:value-type="string">
            <text:p>/places/321318358/northwest-corner-of-mortuary-temple-of-ramesses-iii</text:p>
          </table:table-cell>
          <table:table-cell office:value-type="float" office:value="321318358" calcext:value-type="float">
            <text:p>321318358</text:p>
          </table:table-cell>
          <table:table-cell office:value-type="float" office:value="25.7202066" calcext:value-type="float">
            <text:p>25.7202066</text:p>
          </table:table-cell>
          <table:table-cell office:value-type="string" calcext:value-type="string">
            <text:p>25.720207,32.599093</text:p>
          </table:table-cell>
          <table:table-cell office:value-type="float" office:value="32.599093" calcext:value-type="float">
            <text:p>32.599093</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Northwest Corner of Mortuary Temple of Ramesses III</text:p>
          </table:table-cell>
          <table:table-cell office:value-type="string" calcext:value-type="string">
            <text:p>8057d8941d728908366820d792d07d13</text:p>
          </table:table-cell>
          <table:table-cell office:value-type="string" calcext:value-type="string">
            <text:p>Northwest Corner of Mortuary Temple of Ramesses III</text:p>
          </table:table-cell>
          <table:table-cell office:value-type="string" calcext:value-type="string">
            <text:p>EG</text:p>
          </table:table-cell>
        </table:table-row>
        <table:table-row table:style-name="ro2">
          <table:table-cell office:value-type="string" calcext:value-type="string">
            <text:p>Becker, J.</text:p>
          </table:table-cell>
          <table:table-cell office:value-type="string" calcext:value-type="string">
            <text:p>-2.4271767, 50.637493, -2.4271767, 50.637493</text:p>
          </table:table-cell>
          <table:table-cell office:value-type="string" calcext:value-type="string">
            <text:p>2013-09-19T16:59:19Z</text:p>
          </table:table-cell>
          <table:table-cell office:value-type="string" calcext:value-type="string">
            <text:p>jbecker</text:p>
          </table:table-cell>
          <table:table-cell office:value-type="float" office:value="2" calcext:value-type="float">
            <text:p>2</text:p>
          </table:table-cell>
          <table:table-cell office:value-type="string" calcext:value-type="string">
            <text:p>Polygonal geometry representing the visible enclosure of the site, derived from an OpenStreetMap way.</text:p>
          </table:table-cell>
          <table:table-cell office:value-type="string" calcext:value-type="string">
            <text:p>temple,</text:p>
          </table:table-cell>
          <table:table-cell office:value-type="string" calcext:value-type="string">
            <text:p>{"type": "Point", "coordinates": [-2.4271767, 50.637493]}</text:p>
          </table:table-cell>
          <table:table-cell office:value-type="string" calcext:value-type="string">
            <text:p>osm-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3-24T15:12:33Z</text:p>
          </table:table-cell>
          <table:table-cell office:value-type="string" calcext:value-type="string">
            <text:p>/places/79540/osm-location</text:p>
          </table:table-cell>
          <table:table-cell office:value-type="float" office:value="79540" calcext:value-type="float">
            <text:p>79540</text:p>
          </table:table-cell>
          <table:table-cell office:value-type="float" office:value="50.637493" calcext:value-type="float">
            <text:p>50.637493</text:p>
          </table:table-cell>
          <table:table-cell office:value-type="string" calcext:value-type="string">
            <text:p>50.637493,-2.427177</text:p>
          </table:table-cell>
          <table:table-cell office:value-type="float" office:value="-2.4271767" calcext:value-type="float">
            <text:p>-2.427176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OSM Location</text:p>
          </table:table-cell>
          <table:table-cell office:value-type="string" calcext:value-type="string">
            <text:p>beffa3aa7a2188eead744e8938643959</text:p>
          </table:table-cell>
          <table:table-cell office:value-type="string" calcext:value-type="string">
            <text:p>OSM Location</text:p>
          </table:table-cell>
          <table:table-cell office:value-type="string" calcext:value-type="string">
            <text:p>GB</text:p>
          </table:table-cell>
        </table:table-row>
        <table:table-row table:style-name="ro1">
          <table:table-cell office:value-type="string" calcext:value-type="string">
            <text:p>Becker, J.</text:p>
          </table:table-cell>
          <table:table-cell office:value-type="string" calcext:value-type="string">
            <text:p>9.1731134, 39.7857904, 9.1731134, 39.7857904</text:p>
          </table:table-cell>
          <table:table-cell office:value-type="string" calcext:value-type="string">
            <text:p>2014-12-27T19:00:1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 settlement,</text:p>
          </table:table-cell>
          <table:table-cell office:value-type="string" calcext:value-type="string">
            <text:p>{"type": "Point", "coordinates": [9.1731134, 39.7857904]}</text:p>
          </table:table-cell>
          <table:table-cell office:value-type="string" calcext:value-type="string">
            <text:p>osm-location</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6-05-14T02:50:46Z</text:p>
          </table:table-cell>
          <table:table-cell office:value-type="string" calcext:value-type="string">
            <text:p>/places/625626693/osm-location</text:p>
          </table:table-cell>
          <table:table-cell office:value-type="float" office:value="625626693" calcext:value-type="float">
            <text:p>625626693</text:p>
          </table:table-cell>
          <table:table-cell office:value-type="float" office:value="39.7857904" calcext:value-type="float">
            <text:p>39.7857904</text:p>
          </table:table-cell>
          <table:table-cell office:value-type="string" calcext:value-type="string">
            <text:p>39.785790,9.173113</text:p>
          </table:table-cell>
          <table:table-cell office:value-type="float" office:value="9.1731134" calcext:value-type="float">
            <text:p>9.173113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OSM location</text:p>
          </table:table-cell>
          <table:table-cell office:value-type="string" calcext:value-type="string">
            <text:p>15689f799be0291814920c2700786132</text:p>
          </table:table-cell>
          <table:table-cell office:value-type="string" calcext:value-type="string">
            <text:p>OSM location</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8.2424319, 40.5954311, 8.2424319, 40.5954311</text:p>
          </table:table-cell>
          <table:table-cell office:value-type="string" calcext:value-type="string">
            <text:p>2014-06-13T15:29: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8.2424319, 40.5954311]}</text:p>
          </table:table-cell>
          <table:table-cell office:value-type="string" calcext:value-type="string">
            <text:p>osm-location</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4-06-13T15:30:28Z</text:p>
          </table:table-cell>
          <table:table-cell office:value-type="string" calcext:value-type="string">
            <text:p>/places/584920092/osm-location</text:p>
          </table:table-cell>
          <table:table-cell office:value-type="float" office:value="584920092" calcext:value-type="float">
            <text:p>584920092</text:p>
          </table:table-cell>
          <table:table-cell office:value-type="float" office:value="40.5954311" calcext:value-type="float">
            <text:p>40.5954311</text:p>
          </table:table-cell>
          <table:table-cell office:value-type="string" calcext:value-type="string">
            <text:p>40.595431,8.242432</text:p>
          </table:table-cell>
          <table:table-cell office:value-type="float" office:value="8.2424319" calcext:value-type="float">
            <text:p>8.2424319</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OSM location</text:p>
          </table:table-cell>
          <table:table-cell office:value-type="string" calcext:value-type="string">
            <text:p>cd92da8d1deca1b7e62094d45cc8909a</text:p>
          </table:table-cell>
          <table:table-cell office:value-type="string" calcext:value-type="string">
            <text:p>OSM location</text:p>
          </table:table-cell>
          <table:table-cell office:value-type="string" calcext:value-type="string">
            <text:p>IT</text:p>
          </table:table-cell>
        </table:table-row>
        <table:table-row table:style-name="ro2">
          <table:table-cell office:value-type="string" calcext:value-type="string">
            <text:p>Becker, J.</text:p>
          </table:table-cell>
          <table:table-cell office:value-type="string" calcext:value-type="string">
            <text:p>1.8547272, 41.6780762, 1.8547272, 41.6780762</text:p>
          </table:table-cell>
          <table:table-cell office:value-type="string" calcext:value-type="string">
            <text:p>2014-03-23T04:17:22Z</text:p>
          </table:table-cell>
          <table:table-cell office:value-type="string" calcext:value-type="string">
            <text:p>jbecker</text:p>
          </table:table-cell>
          <table:table-cell office:value-type="float" office:value="2" calcext:value-type="float">
            <text:p>2</text:p>
          </table:table-cell>
          <table:table-cell office:value-type="string" calcext:value-type="string">
            <text:p>Polygonal geometry corresponding to the perimeter of the extant remains of the monument. Derived from an OpenStreetMap way.</text:p>
          </table:table-cell>
          <table:table-cell office:value-type="string" calcext:value-type="string">
            <text:p>temple,</text:p>
          </table:table-cell>
          <table:table-cell office:value-type="string" calcext:value-type="string">
            <text:p>{"type": "Point", "coordinates": [1.8547272, 41.6780762]}</text:p>
          </table:table-cell>
          <table:table-cell office:value-type="string" calcext:value-type="string">
            <text:p>osm-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3-27T12:33:06Z</text:p>
          </table:table-cell>
          <table:table-cell office:value-type="string" calcext:value-type="string">
            <text:p>/places/246698/osm-location</text:p>
          </table:table-cell>
          <table:table-cell office:value-type="float" office:value="246698" calcext:value-type="float">
            <text:p>246698</text:p>
          </table:table-cell>
          <table:table-cell office:value-type="float" office:value="41.6780762" calcext:value-type="float">
            <text:p>41.6780762</text:p>
          </table:table-cell>
          <table:table-cell office:value-type="string" calcext:value-type="string">
            <text:p>41.678076,1.854727</text:p>
          </table:table-cell>
          <table:table-cell office:value-type="float" office:value="1.8547272" calcext:value-type="float">
            <text:p>1.854727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text:p>
          </table:table-cell>
          <table:table-cell office:value-type="string" calcext:value-type="string">
            <text:p>8a6d34106ff58aadf9c535534a15bc5a</text:p>
          </table:table-cell>
          <table:table-cell office:value-type="string" calcext:value-type="string">
            <text:p>OSM Location</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8.5001976, 39.3940129, 8.5001976, 39.3940129</text:p>
          </table:table-cell>
          <table:table-cell office:value-type="string" calcext:value-type="string">
            <text:p>2014-06-09T13:20:59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point derived from an OpenStreetMap node.</text:p>
          </table:table-cell>
          <table:table-cell office:value-type="string" calcext:value-type="string">
            <text:p>temple,</text:p>
          </table:table-cell>
          <table:table-cell office:value-type="string" calcext:value-type="string">
            <text:p>{"type": "Point", "coordinates": [8.5001976, 39.3940129]}</text:p>
          </table:table-cell>
          <table:table-cell office:value-type="string" calcext:value-type="string">
            <text:p>osm-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4-08-14T19:13:41Z</text:p>
          </table:table-cell>
          <table:table-cell office:value-type="string" calcext:value-type="string">
            <text:p>/places/472015/osm-location</text:p>
          </table:table-cell>
          <table:table-cell office:value-type="float" office:value="472015" calcext:value-type="float">
            <text:p>472015</text:p>
          </table:table-cell>
          <table:table-cell office:value-type="float" office:value="39.3940129" calcext:value-type="float">
            <text:p>39.3940129</text:p>
          </table:table-cell>
          <table:table-cell office:value-type="string" calcext:value-type="string">
            <text:p>39.394013,8.500198</text:p>
          </table:table-cell>
          <table:table-cell office:value-type="float" office:value="8.5001976" calcext:value-type="float">
            <text:p>8.5001976</text:p>
          </table:table-cell>
          <table:table-cell/>
          <table:table-cell office:value-type="string" calcext:value-type="string">
            <text:p>CH</text:p>
          </table:table-cell>
          <table:table-cell office:value-type="string" calcext:value-type="string">
            <text:p>classical,hellenistic-roman-early-empire</text:p>
          </table:table-cell>
          <table:table-cell office:value-type="string" calcext:value-type="string">
            <text:p>-550.0,300.0</text:p>
          </table:table-cell>
          <table:table-cell office:value-type="string" calcext:value-type="string">
            <text:p>OSM location</text:p>
          </table:table-cell>
          <table:table-cell office:value-type="string" calcext:value-type="string">
            <text:p>babc8a9bff55200fa55d76847f1c643b</text:p>
          </table:table-cell>
          <table:table-cell office:value-type="string" calcext:value-type="string">
            <text:p>OSM location</text:p>
          </table:table-cell>
          <table:table-cell office:value-type="string" calcext:value-type="string">
            <text:p>IT</text:p>
          </table:table-cell>
        </table:table-row>
        <table:table-row table:style-name="ro1">
          <table:table-cell office:value-type="string" calcext:value-type="string">
            <text:p>Becker, J., C. Giovanazzi</text:p>
          </table:table-cell>
          <table:table-cell office:value-type="string" calcext:value-type="string">
            <text:p>10.8189765, 45.9166019, 10.8189765, 45.9166019</text:p>
          </table:table-cell>
          <table:table-cell office:value-type="string" calcext:value-type="string">
            <text:p>2014-05-06T19:47:2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8189765, 45.9166019]}</text:p>
          </table:table-cell>
          <table:table-cell office:value-type="string" calcext:value-type="string">
            <text:p>osm-location-of-archaeological-are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5-07T13:21:39Z</text:p>
          </table:table-cell>
          <table:table-cell office:value-type="string" calcext:value-type="string">
            <text:p>/places/383713/osm-location-of-archaeological-area</text:p>
          </table:table-cell>
          <table:table-cell office:value-type="float" office:value="383713" calcext:value-type="float">
            <text:p>383713</text:p>
          </table:table-cell>
          <table:table-cell office:value-type="float" office:value="45.9166019" calcext:value-type="float">
            <text:p>45.9166019</text:p>
          </table:table-cell>
          <table:table-cell office:value-type="string" calcext:value-type="string">
            <text:p>45.916602,10.818976</text:p>
          </table:table-cell>
          <table:table-cell office:value-type="float" office:value="10.8189765" calcext:value-type="float">
            <text:p>10.8189765</text:p>
          </table:table-cell>
          <table:table-cell table:number-columns-repeated="3"/>
          <table:table-cell office:value-type="string" calcext:value-type="string">
            <text:p>-330.0,300.0</text:p>
          </table:table-cell>
          <table:table-cell office:value-type="string" calcext:value-type="string">
            <text:p>OSM location of archaeological area</text:p>
          </table:table-cell>
          <table:table-cell office:value-type="string" calcext:value-type="string">
            <text:p>98cbabceeedffd907f28a936ce3ba049</text:p>
          </table:table-cell>
          <table:table-cell office:value-type="string" calcext:value-type="string">
            <text:p>OSM location of archaeological area</text:p>
          </table:table-cell>
          <table:table-cell office:value-type="string" calcext:value-type="string">
            <text:p>IT</text:p>
          </table:table-cell>
        </table:table-row>
        <table:table-row table:style-name="ro1">
          <table:table-cell office:value-type="string" calcext:value-type="string">
            <text:p>Vitale, V.</text:p>
          </table:table-cell>
          <table:table-cell office:value-type="string" calcext:value-type="string">
            <text:p>15.1540248, 37.5827598, 15.1540248, 37.5827598</text:p>
          </table:table-cell>
          <table:table-cell office:value-type="string" calcext:value-type="string">
            <text:p>2015-09-15T14:17:42Z</text:p>
          </table:table-cell>
          <table:table-cell office:value-type="string" calcext:value-type="string">
            <text:p>vvitale</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settlement, temple, bath,</text:p>
          </table:table-cell>
          <table:table-cell office:value-type="string" calcext:value-type="string">
            <text:p>{"type": "Point", "coordinates": [15.1540248, 37.5827598]}</text:p>
          </table:table-cell>
          <table:table-cell office:value-type="string" calcext:value-type="string">
            <text:p>area-archeologica-di-santa-venera-al-pozzo</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5-12-21T22:36:09Z</text:p>
          </table:table-cell>
          <table:table-cell office:value-type="string" calcext:value-type="string">
            <text:p>/places/657287138/area-archeologica-di-santa-venera-al-pozzo</text:p>
          </table:table-cell>
          <table:table-cell office:value-type="float" office:value="657287138" calcext:value-type="float">
            <text:p>657287138</text:p>
          </table:table-cell>
          <table:table-cell office:value-type="float" office:value="37.5827598" calcext:value-type="float">
            <text:p>37.5827598</text:p>
          </table:table-cell>
          <table:table-cell office:value-type="string" calcext:value-type="string">
            <text:p>37.582760,15.154025</text:p>
          </table:table-cell>
          <table:table-cell office:value-type="float" office:value="15.1540248" calcext:value-type="float">
            <text:p>15.1540248</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archaeological area of Santa Venera al Pozzo</text:p>
          </table:table-cell>
          <table:table-cell office:value-type="string" calcext:value-type="string">
            <text:p>8d973a6c9b9e3f4df398bbf429e4d3c4</text:p>
          </table:table-cell>
          <table:table-cell office:value-type="string" calcext:value-type="string">
            <text:p>OSM location of archaeological area of Santa Venera al Pozzo</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772404, 41.8951723, 12.4772404, 41.8951723</text:p>
          </table:table-cell>
          <table:table-cell office:value-type="string" calcext:value-type="string">
            <text:p>2013-04-20T16:00:50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72404, 41.8951723]}</text:p>
          </table:table-cell>
          <table:table-cell office:value-type="string" calcext:value-type="string">
            <text:p>location-of-area-sacra-di-largo-di-torre-argentina</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6-03-15T19:34:03Z</text:p>
          </table:table-cell>
          <table:table-cell office:value-type="string" calcext:value-type="string">
            <text:p>/places/967215409/location-of-area-sacra-di-largo-di-torre-argentina</text:p>
          </table:table-cell>
          <table:table-cell office:value-type="float" office:value="967215409" calcext:value-type="float">
            <text:p>967215409</text:p>
          </table:table-cell>
          <table:table-cell office:value-type="float" office:value="41.8951723" calcext:value-type="float">
            <text:p>41.8951723</text:p>
          </table:table-cell>
          <table:table-cell office:value-type="string" calcext:value-type="string">
            <text:p>41.895172,12.477240</text:p>
          </table:table-cell>
          <table:table-cell office:value-type="float" office:value="12.4772404" calcext:value-type="float">
            <text:p>12.4772404</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Area Sacra di Largo di Torre Argentina archaeological site</text:p>
          </table:table-cell>
          <table:table-cell office:value-type="string" calcext:value-type="string">
            <text:p>912af2fbf3c082503c56c3e394ceaaf9</text:p>
          </table:table-cell>
          <table:table-cell office:value-type="string" calcext:value-type="string">
            <text:p>OSM location of Area Sacra di Largo di Torre Argentina archaeological sit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3.6856435, 41.500895, 13.6856435, 41.500895</text:p>
          </table:table-cell>
          <table:table-cell office:value-type="string" calcext:value-type="string">
            <text:p>2013-03-14T22:34:29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3.6856435, 41.500895]}</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5-01T18:08:57Z</text:p>
          </table:table-cell>
          <table:table-cell office:value-type="string" calcext:value-type="string">
            <text:p>/places/432695/location-of-capitolium</text:p>
          </table:table-cell>
          <table:table-cell office:value-type="float" office:value="432695" calcext:value-type="float">
            <text:p>432695</text:p>
          </table:table-cell>
          <table:table-cell office:value-type="float" office:value="41.500895" calcext:value-type="float">
            <text:p>41.500895</text:p>
          </table:table-cell>
          <table:table-cell office:value-type="string" calcext:value-type="string">
            <text:p>41.500895,13.685643</text:p>
          </table:table-cell>
          <table:table-cell office:value-type="float" office:value="13.6856435" calcext:value-type="float">
            <text:p>13.685643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Capitolium</text:p>
          </table:table-cell>
          <table:table-cell office:value-type="string" calcext:value-type="string">
            <text:p>c7b8eb92cc07e07d5da210c15e9ba0d1</text:p>
          </table:table-cell>
          <table:table-cell office:value-type="string" calcext:value-type="string">
            <text:p>OSM location of Capitolium</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49.3788729, 40.1116512, 49.3788729, 40.1116512</text:p>
          </table:table-cell>
          <table:table-cell office:value-type="string" calcext:value-type="string">
            <text:p>2013-12-20T14:43:22Z</text:p>
          </table:table-cell>
          <table:table-cell office:value-type="string" calcext:value-type="string">
            <text:p>jbecker</text:p>
          </table:table-cell>
          <table:table-cell office:value-type="float" office:value="3" calcext:value-type="float">
            <text:p>3</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9.3788729, 40.1116512]}</text:p>
          </table:table-cell>
          <table:table-cell office:value-type="string" calcext:value-type="string">
            <text:p>location-of-gobustan-rock-art-cultural-landscap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6-05-15T09:19:47Z</text:p>
          </table:table-cell>
          <table:table-cell office:value-type="string" calcext:value-type="string">
            <text:p>/places/380688207/location-of-gobustan-rock-art-cultural-landscape</text:p>
          </table:table-cell>
          <table:table-cell office:value-type="float" office:value="380688207" calcext:value-type="float">
            <text:p>380688207</text:p>
          </table:table-cell>
          <table:table-cell office:value-type="float" office:value="40.1116512" calcext:value-type="float">
            <text:p>40.1116512</text:p>
          </table:table-cell>
          <table:table-cell office:value-type="string" calcext:value-type="string">
            <text:p>40.111651,49.378873</text:p>
          </table:table-cell>
          <table:table-cell office:value-type="float" office:value="49.3788729" calcext:value-type="float">
            <text:p>49.378872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Gobustan State Reserve</text:p>
          </table:table-cell>
          <table:table-cell office:value-type="string" calcext:value-type="string">
            <text:p>4a026418c6e356f6687448d4b5361158</text:p>
          </table:table-cell>
          <table:table-cell office:value-type="string" calcext:value-type="string">
            <text:p>OSM location of Gobustan State Reserve</text:p>
          </table:table-cell>
          <table:table-cell office:value-type="string" calcext:value-type="string">
            <text:p>AZ</text:p>
          </table:table-cell>
        </table:table-row>
        <table:table-row table:style-name="ro1">
          <table:table-cell office:value-type="string" calcext:value-type="string">
            <text:p>Vitale, V., J. Becker</text:p>
          </table:table-cell>
          <table:table-cell office:value-type="string" calcext:value-type="string">
            <text:p>14.488028, 40.7491701, 14.488028, 40.7491701</text:p>
          </table:table-cell>
          <table:table-cell office:value-type="string" calcext:value-type="string">
            <text:p>2015-06-14T17:10:16Z</text:p>
          </table:table-cell>
          <table:table-cell office:value-type="string" calcext:value-type="string">
            <text:p>vvitale</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8028, 40.7491701]}</text:p>
          </table:table-cell>
          <table:table-cell office:value-type="string" calcext:value-type="string">
            <text:p>iseum</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06-30T16:23:18Z</text:p>
          </table:table-cell>
          <table:table-cell office:value-type="string" calcext:value-type="string">
            <text:p>/places/793723815/iseum</text:p>
          </table:table-cell>
          <table:table-cell office:value-type="float" office:value="793723815" calcext:value-type="float">
            <text:p>793723815</text:p>
          </table:table-cell>
          <table:table-cell office:value-type="float" office:value="40.7491701" calcext:value-type="float">
            <text:p>40.7491701</text:p>
          </table:table-cell>
          <table:table-cell office:value-type="string" calcext:value-type="string">
            <text:p>40.749170,14.488028</text:p>
          </table:table-cell>
          <table:table-cell office:value-type="float" office:value="14.488028" calcext:value-type="float">
            <text:p>14.488028</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Iseum</text:p>
          </table:table-cell>
          <table:table-cell office:value-type="string" calcext:value-type="string">
            <text:p>75b3b104b941bcf226ca548a7e6ea0cd</text:p>
          </table:table-cell>
          <table:table-cell office:value-type="string" calcext:value-type="string">
            <text:p>OSM location of Iseum</text:p>
          </table:table-cell>
          <table:table-cell office:value-type="string" calcext:value-type="string">
            <text:p>IT</text:p>
          </table:table-cell>
        </table:table-row>
        <table:table-row table:style-name="ro4">
          <table:table-cell office:value-type="string" calcext:value-type="string">
            <text:p>Vitale, V., J. Prag</text:p>
          </table:table-cell>
          <table:table-cell office:value-type="string" calcext:value-type="string">
            <text:p>14.8557338, 37.3387946, 14.8557338, 37.3387946</text:p>
          </table:table-cell>
          <table:table-cell office:value-type="string" calcext:value-type="string">
            <text:p>2016-01-19T15:03:29Z</text:p>
          </table:table-cell>
          <table:table-cell office:value-type="string" calcext:value-type="string">
            <text:p>vvitale</text:p>
          </table:table-cell>
          <table:table-cell office:value-type="float" office:value="1" calcext:value-type="float">
            <text:p>1</text:p>
          </table:table-cell>
          <table:table-cell office:value-type="string" calcext:value-type="string">
            <text:p>Location of Monte San Basilio, near modern Lentini, based on an Open Street Map node. The place has been associated with the ancient settlement of Brikinniai.</text:p>
          </table:table-cell>
          <table:table-cell office:value-type="string" calcext:value-type="string">
            <text:p>architecturalcomplex,Temple of <text:s/>hill, settlement,mple,</text:p>
          </table:table-cell>
          <table:table-cell office:value-type="string" calcext:value-type="string">
            <text:p>{"type": "Point", "coordinates": [14.8557338, 37.3387946]}</text:p>
          </table:table-cell>
          <table:table-cell office:value-type="string" calcext:value-type="string">
            <text:p>osm-location-of-monte-san-basilio</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6-01-19T23:34:17Z</text:p>
          </table:table-cell>
          <table:table-cell office:value-type="string" calcext:value-type="string">
            <text:p>/places/462118/osm-location-of-monte-san-basilio</text:p>
          </table:table-cell>
          <table:table-cell office:value-type="float" office:value="462118" calcext:value-type="float">
            <text:p>462118</text:p>
          </table:table-cell>
          <table:table-cell office:value-type="float" office:value="37.3387946" calcext:value-type="float">
            <text:p>37.3387946</text:p>
          </table:table-cell>
          <table:table-cell office:value-type="string" calcext:value-type="string">
            <text:p>37.338795,14.855734</text:p>
          </table:table-cell>
          <table:table-cell office:value-type="float" office:value="14.8557338" calcext:value-type="float">
            <text:p>14.8557338</text:p>
          </table:table-cell>
          <table:table-cell/>
          <table:table-cell office:value-type="string" calcext:value-type="string">
            <text:p>ACHL</text:p>
          </table:table-cell>
          <table:table-cell office:value-type="string" calcext:value-type="string">
            <text:p>archaic,classical,hellenistic-roman-early-empire,late-antique</text:p>
          </table:table-cell>
          <table:table-cell office:value-type="string" calcext:value-type="string">
            <text:p>-750.0,640.0</text:p>
          </table:table-cell>
          <table:table-cell office:value-type="string" calcext:value-type="string">
            <text:p>OSM location of Monte San Basilio</text:p>
          </table:table-cell>
          <table:table-cell office:value-type="string" calcext:value-type="string">
            <text:p>355c1c452c75870b402cd50c4fee1aea</text:p>
          </table:table-cell>
          <table:table-cell office:value-type="string" calcext:value-type="string">
            <text:p>OSM location of Monte San Basilio</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49.3873024, 40.1022556, 49.3873024, 40.1022556</text:p>
          </table:table-cell>
          <table:table-cell office:value-type="string" calcext:value-type="string">
            <text:p>2013-12-20T14:49:41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9.3873024, 40.1022556]}</text:p>
          </table:table-cell>
          <table:table-cell office:value-type="string" calcext:value-type="string">
            <text:p>location-of-latin-inscriptions</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6-05-15T09:19:48Z</text:p>
          </table:table-cell>
          <table:table-cell office:value-type="string" calcext:value-type="string">
            <text:p>/places/380688207/location-of-latin-inscriptions</text:p>
          </table:table-cell>
          <table:table-cell office:value-type="float" office:value="380688207" calcext:value-type="float">
            <text:p>380688207</text:p>
          </table:table-cell>
          <table:table-cell office:value-type="float" office:value="40.1022556" calcext:value-type="float">
            <text:p>40.1022556</text:p>
          </table:table-cell>
          <table:table-cell office:value-type="string" calcext:value-type="string">
            <text:p>40.102256,49.387302</text:p>
          </table:table-cell>
          <table:table-cell office:value-type="float" office:value="49.3873024" calcext:value-type="float">
            <text:p>49.3873024</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OSM location of Roman inscriptions</text:p>
          </table:table-cell>
          <table:table-cell office:value-type="string" calcext:value-type="string">
            <text:p>eb46ea31d557083b363c36df00bf0347</text:p>
          </table:table-cell>
          <table:table-cell office:value-type="string" calcext:value-type="string">
            <text:p>OSM location of Roman inscriptions</text:p>
          </table:table-cell>
          <table:table-cell office:value-type="string" calcext:value-type="string">
            <text:p>AZ</text:p>
          </table:table-cell>
        </table:table-row>
        <table:table-row table:style-name="ro1">
          <table:table-cell office:value-type="string" calcext:value-type="string">
            <text:p>Becker, J.</text:p>
          </table:table-cell>
          <table:table-cell office:value-type="string" calcext:value-type="string">
            <text:p>-4.7766452, 37.8848788, -4.7766452, 37.8848788</text:p>
          </table:table-cell>
          <table:table-cell office:value-type="string" calcext:value-type="string">
            <text:p>2013-11-12T01:27:15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7766452, 37.8848788]}</text:p>
          </table:table-cell>
          <table:table-cell office:value-type="string" calcext:value-type="string">
            <text:p>location-of-roman-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3-22T17:04:00Z</text:p>
          </table:table-cell>
          <table:table-cell office:value-type="string" calcext:value-type="string">
            <text:p>/places/256128/location-of-roman-temple</text:p>
          </table:table-cell>
          <table:table-cell office:value-type="float" office:value="256128" calcext:value-type="float">
            <text:p>256128</text:p>
          </table:table-cell>
          <table:table-cell office:value-type="float" office:value="37.8848788" calcext:value-type="float">
            <text:p>37.8848788</text:p>
          </table:table-cell>
          <table:table-cell office:value-type="string" calcext:value-type="string">
            <text:p>37.884879,-4.776645</text:p>
          </table:table-cell>
          <table:table-cell office:value-type="float" office:value="-4.7766452" calcext:value-type="float">
            <text:p>-4.776645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Roman temple</text:p>
          </table:table-cell>
          <table:table-cell office:value-type="string" calcext:value-type="string">
            <text:p>31eeb974cc577c9e1b4998e79bea31dc</text:p>
          </table:table-cell>
          <table:table-cell office:value-type="string" calcext:value-type="string">
            <text:p>OSM location of Roman temple</text:p>
          </table:table-cell>
          <table:table-cell office:value-type="string" calcext:value-type="string">
            <text:p>ES</text:p>
          </table:table-cell>
        </table:table-row>
        <table:table-row table:style-name="ro2">
          <table:table-cell office:value-type="string" calcext:value-type="string">
            <text:p>Vitale, V., J. Prag</text:p>
          </table:table-cell>
          <table:table-cell office:value-type="string" calcext:value-type="string">
            <text:p>13.5885018, 37.2966668, 13.5885018, 37.2966668</text:p>
          </table:table-cell>
          <table:table-cell office:value-type="string" calcext:value-type="string">
            <text:p>2016-02-26T18:37:30Z</text:p>
          </table:table-cell>
          <table:table-cell office:value-type="string" calcext:value-type="string">
            <text:p>vvitale</text:p>
          </table:table-cell>
          <table:table-cell office:value-type="float" office:value="2" calcext:value-type="float">
            <text:p>2</text:p>
          </table:table-cell>
          <table:table-cell office:value-type="string" calcext:value-type="string">
            <text:p>Representative location of the so-called Oratory of Phalaris, in the Upper Agora of Agrigento, based on OpenStreetMap.</text:p>
          </table:table-cell>
          <table:table-cell office:value-type="string" calcext:value-type="string">
            <text:p>temple,</text:p>
          </table:table-cell>
          <table:table-cell office:value-type="string" calcext:value-type="string">
            <text:p>{"type": "Point", "coordinates": [13.5885018, 37.2966668]}</text:p>
          </table:table-cell>
          <table:table-cell office:value-type="string" calcext:value-type="string">
            <text:p>oratorio-di-falarid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2-28T20:17:10Z</text:p>
          </table:table-cell>
          <table:table-cell office:value-type="string" calcext:value-type="string">
            <text:p>/places/946753455/oratorio-di-falaride</text:p>
          </table:table-cell>
          <table:table-cell office:value-type="float" office:value="946753455" calcext:value-type="float">
            <text:p>946753455</text:p>
          </table:table-cell>
          <table:table-cell office:value-type="float" office:value="37.2966668" calcext:value-type="float">
            <text:p>37.2966668</text:p>
          </table:table-cell>
          <table:table-cell office:value-type="string" calcext:value-type="string">
            <text:p>37.296667,13.588502</text:p>
          </table:table-cell>
          <table:table-cell office:value-type="float" office:value="13.5885018" calcext:value-type="float">
            <text:p>13.58850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Oratorio di Falaride"</text:p>
          </table:table-cell>
          <table:table-cell office:value-type="string" calcext:value-type="string">
            <text:p>c1f6683b28ca565a07a76b91e9d797a4</text:p>
          </table:table-cell>
          <table:table-cell office:value-type="string" calcext:value-type="string">
            <text:p>OSM location of so-called "Oratorio di Falaride"</text:p>
          </table:table-cell>
          <table:table-cell office:value-type="string" calcext:value-type="string">
            <text:p>IT</text:p>
          </table:table-cell>
        </table:table-row>
        <table:table-row table:style-name="ro1">
          <table:table-cell office:value-type="string" calcext:value-type="string">
            <text:p>Varveri, A., J. Becker</text:p>
          </table:table-cell>
          <table:table-cell office:value-type="string" calcext:value-type="string">
            <text:p>14.4849532, 40.7496429, 14.4849532, 40.7496429</text:p>
          </table:table-cell>
          <table:table-cell office:value-type="string" calcext:value-type="string">
            <text:p>2015-05-26T13:19:26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9532, 40.7496429]}</text:p>
          </table:table-cell>
          <table:table-cell office:value-type="string" calcext:value-type="string">
            <text:p>santuario-dei-lari-pubblici</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8-04T14:07:40Z</text:p>
          </table:table-cell>
          <table:table-cell office:value-type="string" calcext:value-type="string">
            <text:p>/places/531869654/santuario-dei-lari-pubblici</text:p>
          </table:table-cell>
          <table:table-cell office:value-type="float" office:value="531869654" calcext:value-type="float">
            <text:p>531869654</text:p>
          </table:table-cell>
          <table:table-cell office:value-type="float" office:value="40.7496429" calcext:value-type="float">
            <text:p>40.7496429</text:p>
          </table:table-cell>
          <table:table-cell office:value-type="string" calcext:value-type="string">
            <text:p>40.749643,14.484953</text:p>
          </table:table-cell>
          <table:table-cell office:value-type="float" office:value="14.4849532" calcext:value-type="float">
            <text:p>14.484953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Santuario dei Lari Pubblici"</text:p>
          </table:table-cell>
          <table:table-cell office:value-type="string" calcext:value-type="string">
            <text:p>ccc95c74ddb18ebbc9e7a4d99c36f8e3</text:p>
          </table:table-cell>
          <table:table-cell office:value-type="string" calcext:value-type="string">
            <text:p>OSM location of so-called "Santuario dei Lari Pubblici"</text:p>
          </table:table-cell>
          <table:table-cell office:value-type="string" calcext:value-type="string">
            <text:p>IT</text:p>
          </table:table-cell>
        </table:table-row>
        <table:table-row table:style-name="ro1">
          <table:table-cell office:value-type="string" calcext:value-type="string">
            <text:p>Vitale, V., J. Becker</text:p>
          </table:table-cell>
          <table:table-cell office:value-type="string" calcext:value-type="string">
            <text:p>14.4847266, 40.7490478, 14.4847266, 40.7490478</text:p>
          </table:table-cell>
          <table:table-cell office:value-type="string" calcext:value-type="string">
            <text:p>2015-06-01T17:26:54Z</text:p>
          </table:table-cell>
          <table:table-cell office:value-type="string" calcext:value-type="string">
            <text:p>vvitale</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7266, 40.7490478]}</text:p>
          </table:table-cell>
          <table:table-cell office:value-type="string" calcext:value-type="string">
            <text:p>tempio-di-apollo</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5-11-26T02:07:59Z</text:p>
          </table:table-cell>
          <table:table-cell office:value-type="string" calcext:value-type="string">
            <text:p>/places/780913480/tempio-di-apollo</text:p>
          </table:table-cell>
          <table:table-cell office:value-type="float" office:value="780913480" calcext:value-type="float">
            <text:p>780913480</text:p>
          </table:table-cell>
          <table:table-cell office:value-type="float" office:value="40.7490478" calcext:value-type="float">
            <text:p>40.7490478</text:p>
          </table:table-cell>
          <table:table-cell office:value-type="string" calcext:value-type="string">
            <text:p>40.749048,14.484727</text:p>
          </table:table-cell>
          <table:table-cell office:value-type="float" office:value="14.4847266" calcext:value-type="float">
            <text:p>14.4847266</text:p>
          </table:table-cell>
          <table:table-cell/>
          <table:table-cell office:value-type="string" calcext:value-type="string">
            <text:p>ACH</text:p>
          </table:table-cell>
          <table:table-cell office:value-type="string" calcext:value-type="string">
            <text:p>archaic,classical,hellenistic-roman-early-empire</text:p>
          </table:table-cell>
          <table:table-cell office:value-type="string" calcext:value-type="string">
            <text:p>-750.0,300.0</text:p>
          </table:table-cell>
          <table:table-cell office:value-type="string" calcext:value-type="string">
            <text:p>OSM location of so-called "Tempio di Apollo"</text:p>
          </table:table-cell>
          <table:table-cell office:value-type="string" calcext:value-type="string">
            <text:p>02ca6e98770c94e85c4afe206a0cd655</text:p>
          </table:table-cell>
          <table:table-cell office:value-type="string" calcext:value-type="string">
            <text:p>OSM location of so-called "Tempio di Apollo"</text:p>
          </table:table-cell>
          <table:table-cell office:value-type="string" calcext:value-type="string">
            <text:p>IT</text:p>
          </table:table-cell>
        </table:table-row>
        <table:table-row table:style-name="ro1">
          <table:table-cell office:value-type="string" calcext:value-type="string">
            <text:p>Varveri, A., J. Becker</text:p>
          </table:table-cell>
          <table:table-cell office:value-type="string" calcext:value-type="string">
            <text:p>14.4886183, 40.7493086, 14.4886183, 40.7493086</text:p>
          </table:table-cell>
          <table:table-cell office:value-type="string" calcext:value-type="string">
            <text:p>2015-05-27T16:06:27Z</text:p>
          </table:table-cell>
          <table:table-cell office:value-type="string" calcext:value-type="string">
            <text:p>avarveri</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86183, 40.7493086]}</text:p>
          </table:table-cell>
          <table:table-cell office:value-type="string" calcext:value-type="string">
            <text:p>tempio-di-asclepio</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07-02T15:27:45Z</text:p>
          </table:table-cell>
          <table:table-cell office:value-type="string" calcext:value-type="string">
            <text:p>/places/83544252/tempio-di-asclepio</text:p>
          </table:table-cell>
          <table:table-cell office:value-type="float" office:value="83544252" calcext:value-type="float">
            <text:p>83544252</text:p>
          </table:table-cell>
          <table:table-cell office:value-type="float" office:value="40.7493086" calcext:value-type="float">
            <text:p>40.7493086</text:p>
          </table:table-cell>
          <table:table-cell office:value-type="string" calcext:value-type="string">
            <text:p>40.749309,14.488618</text:p>
          </table:table-cell>
          <table:table-cell office:value-type="float" office:value="14.4886183" calcext:value-type="float">
            <text:p>14.488618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so-called "Tempio di Asclepio"</text:p>
          </table:table-cell>
          <table:table-cell office:value-type="string" calcext:value-type="string">
            <text:p>d92407f07f7cd56b9926d583098a04e6</text:p>
          </table:table-cell>
          <table:table-cell office:value-type="string" calcext:value-type="string">
            <text:p>OSM location of so-called "Tempio di Asclepio"</text:p>
          </table:table-cell>
          <table:table-cell office:value-type="string" calcext:value-type="string">
            <text:p>IT</text:p>
          </table:table-cell>
        </table:table-row>
        <table:table-row table:style-name="ro1">
          <table:table-cell office:value-type="string" calcext:value-type="string">
            <text:p>Varveri, A., J. Becker</text:p>
          </table:table-cell>
          <table:table-cell office:value-type="string" calcext:value-type="string">
            <text:p>14.4844999, 40.7497988, 14.4844999, 40.7497988</text:p>
          </table:table-cell>
          <table:table-cell office:value-type="string" calcext:value-type="string">
            <text:p>2015-05-26T13:40:33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4999, 40.7497988]}</text:p>
          </table:table-cell>
          <table:table-cell office:value-type="string" calcext:value-type="string">
            <text:p>tempio-di-giov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06-30T16:11:10Z</text:p>
          </table:table-cell>
          <table:table-cell office:value-type="string" calcext:value-type="string">
            <text:p>/places/367026512/tempio-di-giove</text:p>
          </table:table-cell>
          <table:table-cell office:value-type="float" office:value="367026512" calcext:value-type="float">
            <text:p>367026512</text:p>
          </table:table-cell>
          <table:table-cell office:value-type="float" office:value="40.7497988" calcext:value-type="float">
            <text:p>40.7497988</text:p>
          </table:table-cell>
          <table:table-cell office:value-type="string" calcext:value-type="string">
            <text:p>40.749799,14.484500</text:p>
          </table:table-cell>
          <table:table-cell office:value-type="float" office:value="14.4844999" calcext:value-type="float">
            <text:p>14.4844999</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so-called "Tempio di Giove"</text:p>
          </table:table-cell>
          <table:table-cell office:value-type="string" calcext:value-type="string">
            <text:p>d9caf307f35695c2da933dc0f92cd09c</text:p>
          </table:table-cell>
          <table:table-cell office:value-type="string" calcext:value-type="string">
            <text:p>OSM location of so-called "Tempio di Giove"</text:p>
          </table:table-cell>
          <table:table-cell office:value-type="string" calcext:value-type="string">
            <text:p>IT</text:p>
          </table:table-cell>
        </table:table-row>
        <table:table-row table:style-name="ro1">
          <table:table-cell office:value-type="string" calcext:value-type="string">
            <text:p>Varveri, A., J. Becker</text:p>
          </table:table-cell>
          <table:table-cell office:value-type="string" calcext:value-type="string">
            <text:p>14.4851028, 40.7496489, 14.4851028, 40.7496489</text:p>
          </table:table-cell>
          <table:table-cell office:value-type="string" calcext:value-type="string">
            <text:p>2015-05-26T12:53:29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51028, 40.7496489]}</text:p>
          </table:table-cell>
          <table:table-cell office:value-type="string" calcext:value-type="string">
            <text:p>tempio-di-vespasiano</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6-30T17:03:33Z</text:p>
          </table:table-cell>
          <table:table-cell office:value-type="string" calcext:value-type="string">
            <text:p>/places/95873554/tempio-di-vespasiano</text:p>
          </table:table-cell>
          <table:table-cell office:value-type="float" office:value="95873554" calcext:value-type="float">
            <text:p>95873554</text:p>
          </table:table-cell>
          <table:table-cell office:value-type="float" office:value="40.7496489" calcext:value-type="float">
            <text:p>40.7496489</text:p>
          </table:table-cell>
          <table:table-cell office:value-type="string" calcext:value-type="string">
            <text:p>40.749649,14.485103</text:p>
          </table:table-cell>
          <table:table-cell office:value-type="float" office:value="14.4851028" calcext:value-type="float">
            <text:p>14.485102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Tempio di Vespasiano"</text:p>
          </table:table-cell>
          <table:table-cell office:value-type="string" calcext:value-type="string">
            <text:p>d162ad2f5b9a2ae20e2de6ce42d86a32</text:p>
          </table:table-cell>
          <table:table-cell office:value-type="string" calcext:value-type="string">
            <text:p>OSM location of so-called "Tempio di Vespasiano"</text:p>
          </table:table-cell>
          <table:table-cell office:value-type="string" calcext:value-type="string">
            <text:p>IT</text:p>
          </table:table-cell>
        </table:table-row>
        <table:table-row table:style-name="ro1">
          <table:table-cell office:value-type="string" calcext:value-type="string">
            <text:p>Varveri, A., J. Becker</text:p>
          </table:table-cell>
          <table:table-cell office:value-type="string" calcext:value-type="string">
            <text:p>14.4879835, 40.7482879, 14.4879835, 40.7482879</text:p>
          </table:table-cell>
          <table:table-cell office:value-type="string" calcext:value-type="string">
            <text:p>2015-05-27T14:34:40Z</text:p>
          </table:table-cell>
          <table:table-cell office:value-type="string" calcext:value-type="string">
            <text:p>avarveri</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79835, 40.7482879]}</text:p>
          </table:table-cell>
          <table:table-cell office:value-type="string" calcext:value-type="string">
            <text:p>tempio-dorico</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5-07-29T14:21:46Z</text:p>
          </table:table-cell>
          <table:table-cell office:value-type="string" calcext:value-type="string">
            <text:p>/places/81187433/tempio-dorico</text:p>
          </table:table-cell>
          <table:table-cell office:value-type="float" office:value="81187433" calcext:value-type="float">
            <text:p>81187433</text:p>
          </table:table-cell>
          <table:table-cell office:value-type="float" office:value="40.7482879" calcext:value-type="float">
            <text:p>40.7482879</text:p>
          </table:table-cell>
          <table:table-cell office:value-type="string" calcext:value-type="string">
            <text:p>40.748288,14.487984</text:p>
          </table:table-cell>
          <table:table-cell office:value-type="float" office:value="14.4879835" calcext:value-type="float">
            <text:p>14.4879835</text:p>
          </table:table-cell>
          <table:table-cell/>
          <table:table-cell office:value-type="string" calcext:value-type="string">
            <text:p>ACH</text:p>
          </table:table-cell>
          <table:table-cell office:value-type="string" calcext:value-type="string">
            <text:p>archaic,classical,hellenistic-roman-early-empire</text:p>
          </table:table-cell>
          <table:table-cell office:value-type="string" calcext:value-type="string">
            <text:p>-750.0,300.0</text:p>
          </table:table-cell>
          <table:table-cell office:value-type="string" calcext:value-type="string">
            <text:p>OSM location of so-called "Tempio Dorico"</text:p>
          </table:table-cell>
          <table:table-cell office:value-type="string" calcext:value-type="string">
            <text:p>fa932e7441bf5b8412d0342059925a11</text:p>
          </table:table-cell>
          <table:table-cell office:value-type="string" calcext:value-type="string">
            <text:p>OSM location of so-called "Tempio Dorico"</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769664, 41.8955776, 12.4769664, 41.8955776</text:p>
          </table:table-cell>
          <table:table-cell office:value-type="string" calcext:value-type="string">
            <text:p>2013-04-20T15:31:33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9664, 41.8955776]}</text:p>
          </table:table-cell>
          <table:table-cell office:value-type="string" calcext:value-type="string">
            <text:p>location-of-temple-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32:38Z</text:p>
          </table:table-cell>
          <table:table-cell office:value-type="string" calcext:value-type="string">
            <text:p>/places/967215409/location-of-temple-a</text:p>
          </table:table-cell>
          <table:table-cell office:value-type="float" office:value="967215409" calcext:value-type="float">
            <text:p>967215409</text:p>
          </table:table-cell>
          <table:table-cell office:value-type="float" office:value="41.8955776" calcext:value-type="float">
            <text:p>41.8955776</text:p>
          </table:table-cell>
          <table:table-cell office:value-type="string" calcext:value-type="string">
            <text:p>41.895578,12.476966</text:p>
          </table:table-cell>
          <table:table-cell office:value-type="float" office:value="12.4769664" calcext:value-type="float">
            <text:p>12.476966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A"</text:p>
          </table:table-cell>
          <table:table-cell office:value-type="string" calcext:value-type="string">
            <text:p>e181a0b5560efd1ec42f6405e8821541</text:p>
          </table:table-cell>
          <table:table-cell office:value-type="string" calcext:value-type="string">
            <text:p>OSM location of so-called "Temple A"</text:p>
          </table:table-cell>
          <table:table-cell office:value-type="string" calcext:value-type="string">
            <text:p>IT</text:p>
          </table:table-cell>
        </table:table-row>
        <table:table-row table:style-name="ro3">
          <table:table-cell office:value-type="string" calcext:value-type="string">
            <text:p>Becker, J.</text:p>
          </table:table-cell>
          <table:table-cell office:value-type="string" calcext:value-type="string">
            <text:p>12.4769134, 41.8954071, 12.4769134, 41.8954071</text:p>
          </table:table-cell>
          <table:table-cell office:value-type="string" calcext:value-type="string">
            <text:p>2013-04-20T15:33:3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temple vowed by Q. Lutatius Catulus at the battle of Vercellae (30 June, 101 B.C.). The sanctuary is a tholos-type temple and was sometimes referred to as 'aedes Catuli'. Representative location based on OpenStreetMap.</text:p>
          </table:table-cell>
          <table:table-cell office:value-type="string" calcext:value-type="string">
            <text:p>temple,</text:p>
          </table:table-cell>
          <table:table-cell office:value-type="string" calcext:value-type="string">
            <text:p>{"type": "Point", "coordinates": [12.4769134, 41.8954071]}</text:p>
          </table:table-cell>
          <table:table-cell office:value-type="string" calcext:value-type="string">
            <text:p>location-of-temple-b</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6-03-15T19:21:41Z</text:p>
          </table:table-cell>
          <table:table-cell office:value-type="string" calcext:value-type="string">
            <text:p>/places/967215409/location-of-temple-b</text:p>
          </table:table-cell>
          <table:table-cell office:value-type="float" office:value="967215409" calcext:value-type="float">
            <text:p>967215409</text:p>
          </table:table-cell>
          <table:table-cell office:value-type="float" office:value="41.8954071" calcext:value-type="float">
            <text:p>41.8954071</text:p>
          </table:table-cell>
          <table:table-cell office:value-type="string" calcext:value-type="string">
            <text:p>41.895407,12.476913</text:p>
          </table:table-cell>
          <table:table-cell office:value-type="float" office:value="12.4769134" calcext:value-type="float">
            <text:p>12.476913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OSM location of so-called "Temple B"</text:p>
          </table:table-cell>
          <table:table-cell office:value-type="string" calcext:value-type="string">
            <text:p>e7a9bb76dae688fca77ef453cf21784f</text:p>
          </table:table-cell>
          <table:table-cell office:value-type="string" calcext:value-type="string">
            <text:p>OSM location of so-called "Temple B"</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766288, 41.8952077, 12.4766288, 41.8952077</text:p>
          </table:table-cell>
          <table:table-cell office:value-type="string" calcext:value-type="string">
            <text:p>2013-04-20T15:40:14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6288, 41.8952077]}</text:p>
          </table:table-cell>
          <table:table-cell office:value-type="string" calcext:value-type="string">
            <text:p>location-of-temple-c</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27:47Z</text:p>
          </table:table-cell>
          <table:table-cell office:value-type="string" calcext:value-type="string">
            <text:p>/places/967215409/location-of-temple-c</text:p>
          </table:table-cell>
          <table:table-cell office:value-type="float" office:value="967215409" calcext:value-type="float">
            <text:p>967215409</text:p>
          </table:table-cell>
          <table:table-cell office:value-type="float" office:value="41.8952077" calcext:value-type="float">
            <text:p>41.8952077</text:p>
          </table:table-cell>
          <table:table-cell office:value-type="string" calcext:value-type="string">
            <text:p>41.895208,12.476629</text:p>
          </table:table-cell>
          <table:table-cell office:value-type="float" office:value="12.4766288" calcext:value-type="float">
            <text:p>12.476628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C"</text:p>
          </table:table-cell>
          <table:table-cell office:value-type="string" calcext:value-type="string">
            <text:p>6713822d593f5e4055a1107179ced6e9</text:p>
          </table:table-cell>
          <table:table-cell office:value-type="string" calcext:value-type="string">
            <text:p>OSM location of so-called "Temple C"</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767898, 41.894948, 12.4767898, 41.894948</text:p>
          </table:table-cell>
          <table:table-cell office:value-type="string" calcext:value-type="string">
            <text:p>2013-04-20T15:57:02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7898, 41.894948]}</text:p>
          </table:table-cell>
          <table:table-cell office:value-type="string" calcext:value-type="string">
            <text:p>location-of-temple-d</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29:05Z</text:p>
          </table:table-cell>
          <table:table-cell office:value-type="string" calcext:value-type="string">
            <text:p>/places/967215409/location-of-temple-d</text:p>
          </table:table-cell>
          <table:table-cell office:value-type="float" office:value="967215409" calcext:value-type="float">
            <text:p>967215409</text:p>
          </table:table-cell>
          <table:table-cell office:value-type="float" office:value="41.894948" calcext:value-type="float">
            <text:p>41.894948</text:p>
          </table:table-cell>
          <table:table-cell office:value-type="string" calcext:value-type="string">
            <text:p>41.894948,12.476790</text:p>
          </table:table-cell>
          <table:table-cell office:value-type="float" office:value="12.4767898" calcext:value-type="float">
            <text:p>12.476789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D"</text:p>
          </table:table-cell>
          <table:table-cell office:value-type="string" calcext:value-type="string">
            <text:p>ab0183badcd12230db6fa51d2691e551</text:p>
          </table:table-cell>
          <table:table-cell office:value-type="string" calcext:value-type="string">
            <text:p>OSM location of so-called "Temple D"</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4.7552258, 41.5983473, 14.7552258, 41.5983473</text:p>
          </table:table-cell>
          <table:table-cell office:value-type="string" calcext:value-type="string">
            <text:p>2014-02-06T05:04: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7552258, 41.5983473]}</text:p>
          </table:table-cell>
          <table:table-cell office:value-type="string" calcext:value-type="string">
            <text:p>location-of-temple</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11-19T15:11:51Z</text:p>
          </table:table-cell>
          <table:table-cell office:value-type="string" calcext:value-type="string">
            <text:p>/places/433086/location-of-temple</text:p>
          </table:table-cell>
          <table:table-cell office:value-type="float" office:value="433086" calcext:value-type="float">
            <text:p>433086</text:p>
          </table:table-cell>
          <table:table-cell office:value-type="float" office:value="41.5983473" calcext:value-type="float">
            <text:p>41.5983473</text:p>
          </table:table-cell>
          <table:table-cell office:value-type="string" calcext:value-type="string">
            <text:p>41.598347,14.755226</text:p>
          </table:table-cell>
          <table:table-cell office:value-type="float" office:value="14.7552258" calcext:value-type="float">
            <text:p>14.7552258</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emple</text:p>
          </table:table-cell>
          <table:table-cell office:value-type="string" calcext:value-type="string">
            <text:p>9950052c69779e6fd558d711ac5b4b7c</text:p>
          </table:table-cell>
          <table:table-cell office:value-type="string" calcext:value-type="string">
            <text:p>OSM location of templ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4.6959442, 38.0759738, 14.6959442, 38.0759738</text:p>
          </table:table-cell>
          <table:table-cell office:value-type="string" calcext:value-type="string">
            <text:p>2014-11-15T19:53:4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6959442, 38.0759738]}</text:p>
          </table:table-cell>
          <table:table-cell office:value-type="string" calcext:value-type="string">
            <text:p>osm-location-of-temple-of-hercule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12-21T22:25:21Z</text:p>
          </table:table-cell>
          <table:table-cell office:value-type="string" calcext:value-type="string">
            <text:p>/places/462228/osm-location-of-temple-of-hercules</text:p>
          </table:table-cell>
          <table:table-cell office:value-type="float" office:value="462228" calcext:value-type="float">
            <text:p>462228</text:p>
          </table:table-cell>
          <table:table-cell office:value-type="float" office:value="38.0759738" calcext:value-type="float">
            <text:p>38.0759738</text:p>
          </table:table-cell>
          <table:table-cell office:value-type="string" calcext:value-type="string">
            <text:p>38.075974,14.695944</text:p>
          </table:table-cell>
          <table:table-cell office:value-type="float" office:value="14.6959442" calcext:value-type="float">
            <text:p>14.695944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emple of Hercules</text:p>
          </table:table-cell>
          <table:table-cell office:value-type="string" calcext:value-type="string">
            <text:p>91ed483dd510dfa7dbe4ddd8ff06f473</text:p>
          </table:table-cell>
          <table:table-cell office:value-type="string" calcext:value-type="string">
            <text:p>OSM location of Temple of Hercule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2.4808422, 41.8891236, 12.4808422, 41.8891236</text:p>
          </table:table-cell>
          <table:table-cell office:value-type="string" calcext:value-type="string">
            <text:p>2013-02-23T17:53:06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808422, 41.8891236]}</text:p>
          </table:table-cell>
          <table:table-cell office:value-type="string" calcext:value-type="string">
            <text:p>location-of-temple-of-portunus</text:p>
          </table:table-cell>
          <table:table-cell office:value-type="string" calcext:value-type="string">
            <text:p>precise</text:p>
          </table:table-cell>
          <table:table-cell office:value-type="float" office:value="1200" calcext:value-type="float">
            <text:p>1200</text:p>
          </table:table-cell>
          <table:table-cell office:value-type="float" office:value="-330" calcext:value-type="float">
            <text:p>-330</text:p>
          </table:table-cell>
          <table:table-cell office:value-type="string" calcext:value-type="string">
            <text:p>2016-03-17T12:08:50Z</text:p>
          </table:table-cell>
          <table:table-cell office:value-type="string" calcext:value-type="string">
            <text:p>/places/494660670/location-of-temple-of-portunus</text:p>
          </table:table-cell>
          <table:table-cell office:value-type="float" office:value="494660670" calcext:value-type="float">
            <text:p>494660670</text:p>
          </table:table-cell>
          <table:table-cell office:value-type="float" office:value="41.8891236" calcext:value-type="float">
            <text:p>41.8891236</text:p>
          </table:table-cell>
          <table:table-cell office:value-type="string" calcext:value-type="string">
            <text:p>41.889124,12.480842</text:p>
          </table:table-cell>
          <table:table-cell office:value-type="float" office:value="12.4808422" calcext:value-type="float">
            <text:p>12.4808422</text:p>
          </table:table-cell>
          <table:table-cell/>
          <table:table-cell office:value-type="string" calcext:value-type="string">
            <text:p>HRLM</text:p>
          </table:table-cell>
          <table:table-cell office:value-type="string" calcext:value-type="string">
            <text:p>hellenistic-republican,roman,late-antique,middle-byzantine</text:p>
          </table:table-cell>
          <table:table-cell office:value-type="string" calcext:value-type="string">
            <text:p>-330.0,1200.0</text:p>
          </table:table-cell>
          <table:table-cell office:value-type="string" calcext:value-type="string">
            <text:p>OSM location of Temple of Portunus</text:p>
          </table:table-cell>
          <table:table-cell office:value-type="string" calcext:value-type="string">
            <text:p>5f845e3d00fa73e6452f6585cf8a6212</text:p>
          </table:table-cell>
          <table:table-cell office:value-type="string" calcext:value-type="string">
            <text:p>OSM location of Temple of Portunus</text:p>
          </table:table-cell>
          <table:table-cell office:value-type="string" calcext:value-type="string">
            <text:p>IT</text:p>
          </table:table-cell>
        </table:table-row>
        <table:table-row table:style-name="ro1">
          <table:table-cell office:value-type="string" calcext:value-type="string">
            <text:p>Vitale, V.</text:p>
          </table:table-cell>
          <table:table-cell office:value-type="string" calcext:value-type="string">
            <text:p>14.2627243, 37.9978345, 14.2627243, 37.9978345</text:p>
          </table:table-cell>
          <table:table-cell office:value-type="string" calcext:value-type="string">
            <text:p>2015-10-16T11:28:26Z</text:p>
          </table:table-cell>
          <table:table-cell office:value-type="string" calcext:value-type="string">
            <text:p>vvitale</text:p>
          </table:table-cell>
          <table:table-cell office:value-type="float" office:value="2" calcext:value-type="float">
            <text:p>2</text:p>
          </table:table-cell>
          <table:table-cell office:value-type="string" calcext:value-type="string">
            <text:p>OpenStreetMap location of the ruins of the agora of Halaesa</text:p>
          </table:table-cell>
          <table:table-cell office:value-type="string" calcext:value-type="string">
            <text:p>plaza,Temple of <text:s/>cemetery,mple,</text:p>
          </table:table-cell>
          <table:table-cell office:value-type="string" calcext:value-type="string">
            <text:p>{"type": "Point", "coordinates": [14.2627243, 37.9978345]}</text:p>
          </table:table-cell>
          <table:table-cell office:value-type="string" calcext:value-type="string">
            <text:p>agora-of-halaesa</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12-21T22:33:57Z</text:p>
          </table:table-cell>
          <table:table-cell office:value-type="string" calcext:value-type="string">
            <text:p>/places/157243532/agora-of-halaesa</text:p>
          </table:table-cell>
          <table:table-cell office:value-type="float" office:value="157243532" calcext:value-type="float">
            <text:p>157243532</text:p>
          </table:table-cell>
          <table:table-cell office:value-type="float" office:value="37.9978345" calcext:value-type="float">
            <text:p>37.9978345</text:p>
          </table:table-cell>
          <table:table-cell office:value-type="string" calcext:value-type="string">
            <text:p>37.997835,14.262724</text:p>
          </table:table-cell>
          <table:table-cell office:value-type="float" office:value="14.2627243" calcext:value-type="float">
            <text:p>14.262724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he Agora of Halaesa</text:p>
          </table:table-cell>
          <table:table-cell office:value-type="string" calcext:value-type="string">
            <text:p>61f78858f3ac7004b06effbc1b5f15d5</text:p>
          </table:table-cell>
          <table:table-cell office:value-type="string" calcext:value-type="string">
            <text:p>OSM location of the Agora of Halaesa</text:p>
          </table:table-cell>
          <table:table-cell office:value-type="string" calcext:value-type="string">
            <text:p>IT</text:p>
          </table:table-cell>
        </table:table-row>
        <table:table-row table:style-name="ro2">
          <table:table-cell office:value-type="string" calcext:value-type="string">
            <text:p>Vitale, V., J. Becker, J. Prag</text:p>
          </table:table-cell>
          <table:table-cell office:value-type="string" calcext:value-type="string">
            <text:p>15.277609, 37.0734765, 15.277609, 37.0734765</text:p>
          </table:table-cell>
          <table:table-cell office:value-type="string" calcext:value-type="string">
            <text:p>2016-01-20T18:13:44Z</text:p>
          </table:table-cell>
          <table:table-cell office:value-type="string" calcext:value-type="string">
            <text:p>vvitale</text:p>
          </table:table-cell>
          <table:table-cell office:value-type="float" office:value="3" calcext:value-type="float">
            <text:p>3</text:p>
          </table:table-cell>
          <table:table-cell office:value-type="string" calcext:value-type="string">
            <text:p>Representative location of the Altar of Hiero II in the archaeological area of Neapolis, in Syracuse based on an OpenStreetMap Way.</text:p>
          </table:table-cell>
          <table:table-cell office:value-type="string" calcext:value-type="string">
            <text:p>temple,</text:p>
          </table:table-cell>
          <table:table-cell office:value-type="string" calcext:value-type="string">
            <text:p>{"type": "Point", "coordinates": [15.277609, 37.0734765]}</text:p>
          </table:table-cell>
          <table:table-cell office:value-type="string" calcext:value-type="string">
            <text:p>osm-location-of-the-altar-of-hiero-ii</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1-30T16:08:19Z</text:p>
          </table:table-cell>
          <table:table-cell office:value-type="string" calcext:value-type="string">
            <text:p>/places/219478548/osm-location-of-the-altar-of-hiero-ii</text:p>
          </table:table-cell>
          <table:table-cell office:value-type="float" office:value="219478548" calcext:value-type="float">
            <text:p>219478548</text:p>
          </table:table-cell>
          <table:table-cell office:value-type="float" office:value="37.0734765" calcext:value-type="float">
            <text:p>37.0734765</text:p>
          </table:table-cell>
          <table:table-cell office:value-type="string" calcext:value-type="string">
            <text:p>37.073476,15.277609</text:p>
          </table:table-cell>
          <table:table-cell office:value-type="float" office:value="15.277609" calcext:value-type="float">
            <text:p>15.277609</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the Altar of Hieron II</text:p>
          </table:table-cell>
          <table:table-cell office:value-type="string" calcext:value-type="string">
            <text:p>f4d2c251ff919184f0908cbdd06aeb45</text:p>
          </table:table-cell>
          <table:table-cell office:value-type="string" calcext:value-type="string">
            <text:p>OSM location of the Altar of Hieron II</text:p>
          </table:table-cell>
          <table:table-cell office:value-type="string" calcext:value-type="string">
            <text:p>IT</text:p>
          </table:table-cell>
        </table:table-row>
        <table:table-row table:style-name="ro2">
          <table:table-cell office:value-type="string" calcext:value-type="string">
            <text:p>Vitale, V.</text:p>
          </table:table-cell>
          <table:table-cell office:value-type="string" calcext:value-type="string">
            <text:p>14.4581149, 36.8685734, 14.4581149, 36.8685734</text:p>
          </table:table-cell>
          <table:table-cell office:value-type="string" calcext:value-type="string">
            <text:p>2015-10-05T12:01:22Z</text:p>
          </table:table-cell>
          <table:table-cell office:value-type="string" calcext:value-type="string">
            <text:p>vvitale</text:p>
          </table:table-cell>
          <table:table-cell office:value-type="float" office:value="3" calcext:value-type="float">
            <text:p>3</text:p>
          </table:table-cell>
          <table:table-cell office:value-type="string" calcext:value-type="string">
            <text:p>Representative location of the archaeological area of Kamarina based on an OpenStreetMap way.</text:p>
          </table:table-cell>
          <table:table-cell office:value-type="string" calcext:value-type="string">
            <text:p>settlement, temple, plaza,</text:p>
          </table:table-cell>
          <table:table-cell office:value-type="string" calcext:value-type="string">
            <text:p>{"type": "Point", "coordinates": [14.4581149, 36.8685734]}</text:p>
          </table:table-cell>
          <table:table-cell office:value-type="string" calcext:value-type="string">
            <text:p>parco-archeologico-di-kamarin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5-11-13T21:04:22Z</text:p>
          </table:table-cell>
          <table:table-cell office:value-type="string" calcext:value-type="string">
            <text:p>/places/462126/parco-archeologico-di-kamarina</text:p>
          </table:table-cell>
          <table:table-cell office:value-type="float" office:value="462126" calcext:value-type="float">
            <text:p>462126</text:p>
          </table:table-cell>
          <table:table-cell office:value-type="float" office:value="36.8685734" calcext:value-type="float">
            <text:p>36.8685734</text:p>
          </table:table-cell>
          <table:table-cell office:value-type="string" calcext:value-type="string">
            <text:p>36.868573,14.458115</text:p>
          </table:table-cell>
          <table:table-cell office:value-type="float" office:value="14.4581149" calcext:value-type="float">
            <text:p>14.4581149</text:p>
          </table:table-cell>
          <table:table-cell/>
          <table:table-cell office:value-type="string" calcext:value-type="string">
            <text:p>ACHL</text:p>
          </table:table-cell>
          <table:table-cell office:value-type="string" calcext:value-type="string">
            <text:p>archaic,classical,hellenistic-roman-early-empire,late-antique</text:p>
          </table:table-cell>
          <table:table-cell office:value-type="string" calcext:value-type="string">
            <text:p>-750.0,640.0</text:p>
          </table:table-cell>
          <table:table-cell office:value-type="string" calcext:value-type="string">
            <text:p>OSM location of the archaeological site of Kamarina</text:p>
          </table:table-cell>
          <table:table-cell office:value-type="string" calcext:value-type="string">
            <text:p>c138437bbde44fc8d9fbd119157fa3b3</text:p>
          </table:table-cell>
          <table:table-cell office:value-type="string" calcext:value-type="string">
            <text:p>OSM location of the archaeological site of Kamarina</text:p>
          </table:table-cell>
          <table:table-cell office:value-type="string" calcext:value-type="string">
            <text:p>IT</text:p>
          </table:table-cell>
        </table:table-row>
        <table:table-row table:style-name="ro2">
          <table:table-cell office:value-type="string" calcext:value-type="string">
            <text:p>Vitale, V., J. Prag</text:p>
          </table:table-cell>
          <table:table-cell office:value-type="string" calcext:value-type="string">
            <text:p>15.1077077, 36.8405431, 15.1077077, 36.8405431</text:p>
          </table:table-cell>
          <table:table-cell office:value-type="string" calcext:value-type="string">
            <text:p>2015-10-16T16:00:59Z</text:p>
          </table:table-cell>
          <table:table-cell office:value-type="string" calcext:value-type="string">
            <text:p>vvitale</text:p>
          </table:table-cell>
          <table:table-cell office:value-type="float" office:value="4" calcext:value-type="float">
            <text:p>4</text:p>
          </table:table-cell>
          <table:table-cell office:value-type="string" calcext:value-type="string">
            <text:p>OSM location of the archaeological area of Eloro, based on a representative point derived from an OpenStreetMap Way.</text:p>
          </table:table-cell>
          <table:table-cell office:value-type="string" calcext:value-type="string">
            <text:p>wall,Temple of <text:s/>plaza, cistern,mple,</text:p>
          </table:table-cell>
          <table:table-cell office:value-type="string" calcext:value-type="string">
            <text:p>{"type": "Point", "coordinates": [15.1077077, 36.8405431]}</text:p>
          </table:table-cell>
          <table:table-cell office:value-type="string" calcext:value-type="string">
            <text:p>eloro</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5-11-23T16:26:28Z</text:p>
          </table:table-cell>
          <table:table-cell office:value-type="string" calcext:value-type="string">
            <text:p>/places/462234/eloro</text:p>
          </table:table-cell>
          <table:table-cell office:value-type="float" office:value="462234" calcext:value-type="float">
            <text:p>462234</text:p>
          </table:table-cell>
          <table:table-cell office:value-type="float" office:value="36.8405431" calcext:value-type="float">
            <text:p>36.8405431</text:p>
          </table:table-cell>
          <table:table-cell office:value-type="string" calcext:value-type="string">
            <text:p>36.840543,15.107708</text:p>
          </table:table-cell>
          <table:table-cell office:value-type="float" office:value="15.1077077" calcext:value-type="float">
            <text:p>15.1077077</text:p>
          </table:table-cell>
          <table:table-cell/>
          <table:table-cell office:value-type="string" calcext:value-type="string">
            <text:p>CHR</text:p>
          </table:table-cell>
          <table:table-cell office:value-type="string" calcext:value-type="string">
            <text:p>classical,hellenistic-republican,roman-early-empire-late-antique</text:p>
          </table:table-cell>
          <table:table-cell office:value-type="string" calcext:value-type="string">
            <text:p>-550.0,640.0</text:p>
          </table:table-cell>
          <table:table-cell office:value-type="string" calcext:value-type="string">
            <text:p>OSM location of the archeological site of Eloro</text:p>
          </table:table-cell>
          <table:table-cell office:value-type="string" calcext:value-type="string">
            <text:p>f48e432b24d4ebf188399b2e1989b927</text:p>
          </table:table-cell>
          <table:table-cell office:value-type="string" calcext:value-type="string">
            <text:p>OSM location of the archeological site of Eloro</text:p>
          </table:table-cell>
          <table:table-cell office:value-type="string" calcext:value-type="string">
            <text:p>IT</text:p>
          </table:table-cell>
        </table:table-row>
        <table:table-row table:style-name="ro2">
          <table:table-cell office:value-type="string" calcext:value-type="string">
            <text:p>Vitale, V., J. Prag</text:p>
          </table:table-cell>
          <table:table-cell office:value-type="string" calcext:value-type="string">
            <text:p>13.8225455, 37.9710806, 13.8225455, 37.9710806</text:p>
          </table:table-cell>
          <table:table-cell office:value-type="string" calcext:value-type="string">
            <text:p>2015-12-02T15:43:45Z</text:p>
          </table:table-cell>
          <table:table-cell office:value-type="string" calcext:value-type="string">
            <text:p>vvitale</text:p>
          </table:table-cell>
          <table:table-cell office:value-type="float" office:value="1" calcext:value-type="float">
            <text:p>1</text:p>
          </table:table-cell>
          <table:table-cell office:value-type="string" calcext:value-type="string">
            <text:p>OpenStreetMap location of the ruins of the so called Temenos of Athena in the archaeological site of Himera, Sicily.</text:p>
          </table:table-cell>
          <table:table-cell office:value-type="string" calcext:value-type="string">
            <text:p>architecturalcomplex, temple, wall,</text:p>
          </table:table-cell>
          <table:table-cell office:value-type="string" calcext:value-type="string">
            <text:p>{"type": "Point", "coordinates": [13.8225455, 37.9710806]}</text:p>
          </table:table-cell>
          <table:table-cell office:value-type="string" calcext:value-type="string">
            <text:p>agora</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5-12-21T21:38:08Z</text:p>
          </table:table-cell>
          <table:table-cell office:value-type="string" calcext:value-type="string">
            <text:p>/places/421330490/agora</text:p>
          </table:table-cell>
          <table:table-cell office:value-type="float" office:value="421330490" calcext:value-type="float">
            <text:p>421330490</text:p>
          </table:table-cell>
          <table:table-cell office:value-type="float" office:value="37.9710806" calcext:value-type="float">
            <text:p>37.9710806</text:p>
          </table:table-cell>
          <table:table-cell office:value-type="string" calcext:value-type="string">
            <text:p>37.971081,13.822546</text:p>
          </table:table-cell>
          <table:table-cell office:value-type="float" office:value="13.8225455" calcext:value-type="float">
            <text:p>13.8225455</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OSM location of the Temenos of Athena</text:p>
          </table:table-cell>
          <table:table-cell office:value-type="string" calcext:value-type="string">
            <text:p>318f27fcab70658f580a6c23f52736fb</text:p>
          </table:table-cell>
          <table:table-cell office:value-type="string" calcext:value-type="string">
            <text:p>OSM location of the Temenos of Athena</text:p>
          </table:table-cell>
          <table:table-cell office:value-type="string" calcext:value-type="string">
            <text:p>IT</text:p>
          </table:table-cell>
        </table:table-row>
        <table:table-row table:style-name="ro2">
          <table:table-cell office:value-type="string" calcext:value-type="string">
            <text:p>Vitale, V., J. Prag</text:p>
          </table:table-cell>
          <table:table-cell office:value-type="string" calcext:value-type="string">
            <text:p>13.8237073, 37.9740113, 13.8237073, 37.9740113</text:p>
          </table:table-cell>
          <table:table-cell office:value-type="string" calcext:value-type="string">
            <text:p>2015-12-02T12:24:29Z</text:p>
          </table:table-cell>
          <table:table-cell office:value-type="string" calcext:value-type="string">
            <text:p>vvitale</text:p>
          </table:table-cell>
          <table:table-cell office:value-type="float" office:value="1" calcext:value-type="float">
            <text:p>1</text:p>
          </table:table-cell>
          <table:table-cell office:value-type="string" calcext:value-type="string">
            <text:p>OpenStreetMap location of the Temple of Victory in the archaeological site of Himera, in Sicily</text:p>
          </table:table-cell>
          <table:table-cell office:value-type="string" calcext:value-type="string">
            <text:p>temple,</text:p>
          </table:table-cell>
          <table:table-cell office:value-type="string" calcext:value-type="string">
            <text:p>{"type": "Point", "coordinates": [13.8237073, 37.9740113]}</text:p>
          </table:table-cell>
          <table:table-cell office:value-type="string" calcext:value-type="string">
            <text:p>tempio-della-vittoria</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5-12-21T21:50:25Z</text:p>
          </table:table-cell>
          <table:table-cell office:value-type="string" calcext:value-type="string">
            <text:p>/places/37484455/tempio-della-vittoria</text:p>
          </table:table-cell>
          <table:table-cell office:value-type="float" office:value="37484455" calcext:value-type="float">
            <text:p>37484455</text:p>
          </table:table-cell>
          <table:table-cell office:value-type="float" office:value="37.9740113" calcext:value-type="float">
            <text:p>37.9740113</text:p>
          </table:table-cell>
          <table:table-cell office:value-type="string" calcext:value-type="string">
            <text:p>37.974011,13.823707</text:p>
          </table:table-cell>
          <table:table-cell office:value-type="float" office:value="13.8237073" calcext:value-type="float">
            <text:p>13.8237073</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OSM location of the Temple of Victory</text:p>
          </table:table-cell>
          <table:table-cell office:value-type="string" calcext:value-type="string">
            <text:p>0be0346f7c3539537e7df030816beada</text:p>
          </table:table-cell>
          <table:table-cell office:value-type="string" calcext:value-type="string">
            <text:p>OSM location of the Temple of Victory</text:p>
          </table:table-cell>
          <table:table-cell office:value-type="string" calcext:value-type="string">
            <text:p>IT</text:p>
          </table:table-cell>
        </table:table-row>
        <table:table-row table:style-name="ro1">
          <table:table-cell office:value-type="string" calcext:value-type="string">
            <text:p>Becker,Temple of <text:s/>J., Elliott</text:p>
          </table:table-cell>
          <table:table-cell office:value-type="string" calcext:value-type="string">
            <text:p>-0.1970617, 38.5163318, -0.1970617, 38.5163318</text:p>
          </table:table-cell>
          <table:table-cell office:value-type="string" calcext:value-type="string">
            <text:p>2014-01-12T20:58:43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0.1970617, 38.5163318]}</text:p>
          </table:table-cell>
          <table:table-cell office:value-type="string" calcext:value-type="string">
            <text:p>location-of-torre-de-san-josep</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5-15T02:21:15Z</text:p>
          </table:table-cell>
          <table:table-cell office:value-type="string" calcext:value-type="string">
            <text:p>/places/823633465/location-of-torre-de-san-josep</text:p>
          </table:table-cell>
          <table:table-cell office:value-type="float" office:value="823633465" calcext:value-type="float">
            <text:p>823633465</text:p>
          </table:table-cell>
          <table:table-cell office:value-type="float" office:value="38.5163318" calcext:value-type="float">
            <text:p>38.5163318</text:p>
          </table:table-cell>
          <table:table-cell office:value-type="string" calcext:value-type="string">
            <text:p>38.516332,-0.197062</text:p>
          </table:table-cell>
          <table:table-cell office:value-type="float" office:value="-0.1970617" calcext:value-type="float">
            <text:p>-0.197061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Torre de San Josep</text:p>
          </table:table-cell>
          <table:table-cell office:value-type="string" calcext:value-type="string">
            <text:p>8dcc417ab4b4e4d85eaebc14a367577d</text:p>
          </table:table-cell>
          <table:table-cell office:value-type="string" calcext:value-type="string">
            <text:p>OSM Location of Torre de San Josep</text:p>
          </table:table-cell>
          <table:table-cell office:value-type="string" calcext:value-type="string">
            <text:p>ES</text:p>
          </table:table-cell>
        </table:table-row>
        <table:table-row table:style-name="ro1">
          <table:table-cell office:value-type="string" calcext:value-type="string">
            <text:p>Becker, J.</text:p>
          </table:table-cell>
          <table:table-cell office:value-type="string" calcext:value-type="string">
            <text:p>12.390833, 42.021111, 12.390833, 42.021111</text:p>
          </table:table-cell>
          <table:table-cell office:value-type="string" calcext:value-type="string">
            <text:p>2012-03-07T21:29:51Z</text:p>
          </table:table-cell>
          <table:table-cell office:value-type="string" calcext:value-type="string">
            <text:p>jbecker</text:p>
          </table:table-cell>
          <table:table-cell/>
          <table:table-cell office:value-type="string" calcext:value-type="string">
            <text:p>The Portonaccio sanctuary of Etruscan Veii.</text:p>
          </table:table-cell>
          <table:table-cell office:value-type="string" calcext:value-type="string">
            <text:p>temple,</text:p>
          </table:table-cell>
          <table:table-cell office:value-type="string" calcext:value-type="string">
            <text:p>{"type": "Point", "coordinates": [12.390833, 42.021111]}</text:p>
          </table:table-cell>
          <table:table-cell office:value-type="string" calcext:value-type="string">
            <text:p>portonaccio-sanctuary</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5-10-10T22:11:40Z</text:p>
          </table:table-cell>
          <table:table-cell office:value-type="string" calcext:value-type="string">
            <text:p>/places/423116/portonaccio-sanctuary</text:p>
          </table:table-cell>
          <table:table-cell office:value-type="float" office:value="423116" calcext:value-type="float">
            <text:p>423116</text:p>
          </table:table-cell>
          <table:table-cell office:value-type="float" office:value="42.021111" calcext:value-type="float">
            <text:p>42.021111</text:p>
          </table:table-cell>
          <table:table-cell office:value-type="string" calcext:value-type="string">
            <text:p>42.021111,12.390833</text:p>
          </table:table-cell>
          <table:table-cell office:value-type="float" office:value="12.390833" calcext:value-type="float">
            <text:p>12.390833</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Portonaccio sanctuary</text:p>
          </table:table-cell>
          <table:table-cell office:value-type="string" calcext:value-type="string">
            <text:p>d7f97508797ab93db60288fc6d0b6cfd</text:p>
          </table:table-cell>
          <table:table-cell office:value-type="string" calcext:value-type="string">
            <text:p>Portonaccio sanctuary</text:p>
          </table:table-cell>
          <table:table-cell office:value-type="string" calcext:value-type="string">
            <text:p>IT</text:p>
          </table:table-cell>
        </table:table-row>
        <table:table-row table:style-name="ro1">
          <table:table-cell office:value-type="string" calcext:value-type="string">
            <text:p>Nagy, N., J. Becker, S. Gillies</text:p>
          </table:table-cell>
          <table:table-cell office:value-type="string" calcext:value-type="string">
            <text:p>32.610244, 25.727772, 32.610244, 25.727772</text:p>
          </table:table-cell>
          <table:table-cell office:value-type="string" calcext:value-type="string">
            <text:p>2011-05-05T21:08:55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center of the Ramesseum temple complex.</text:p>
          </table:table-cell>
          <table:table-cell office:value-type="string" calcext:value-type="string">
            <text:p>temple,</text:p>
          </table:table-cell>
          <table:table-cell office:value-type="string" calcext:value-type="string">
            <text:p>{"type": "Point", "coordinates": [32.610244, 25.727772]}</text:p>
          </table:table-cell>
          <table:table-cell office:value-type="string" calcext:value-type="string">
            <text:p>ramesseum-temple-complex</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2-21T22:17:05Z</text:p>
          </table:table-cell>
          <table:table-cell office:value-type="string" calcext:value-type="string">
            <text:p>/places/963047542/ramesseum-temple-complex</text:p>
          </table:table-cell>
          <table:table-cell office:value-type="float" office:value="963047542" calcext:value-type="float">
            <text:p>963047542</text:p>
          </table:table-cell>
          <table:table-cell office:value-type="float" office:value="25.727772" calcext:value-type="float">
            <text:p>25.727772</text:p>
          </table:table-cell>
          <table:table-cell office:value-type="string" calcext:value-type="string">
            <text:p>25.727772,32.610244</text:p>
          </table:table-cell>
          <table:table-cell office:value-type="float" office:value="32.610244" calcext:value-type="float">
            <text:p>32.610244</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Ramesseum Temple Complex</text:p>
          </table:table-cell>
          <table:table-cell office:value-type="string" calcext:value-type="string">
            <text:p>4d62b0dbb4365157a449bc17221cbea0</text:p>
          </table:table-cell>
          <table:table-cell office:value-type="string" calcext:value-type="string">
            <text:p>Ramesseum Temple Complex</text:p>
          </table:table-cell>
          <table:table-cell office:value-type="string" calcext:value-type="string">
            <text:p>EG</text:p>
          </table:table-cell>
        </table:table-row>
        <table:table-row table:style-name="ro3">
          <table:table-cell office:value-type="string" calcext:value-type="string">
            <text:p>Becker, J.</text:p>
          </table:table-cell>
          <table:table-cell office:value-type="string" calcext:value-type="string">
            <text:p>22.952917, 40.633333, 22.952917, 40.633333</text:p>
          </table:table-cell>
          <table:table-cell office:value-type="string" calcext:value-type="string">
            <text:p>2012-11-28T02:40:42Z</text:p>
          </table:table-cell>
          <table:table-cell office:value-type="string" calcext:value-type="string">
            <text:p>jbecker</text:p>
          </table:table-cell>
          <table:table-cell office:value-type="float" office:value="2" calcext:value-type="float">
            <text:p>2</text:p>
          </table:table-cell>
          <table:table-cell office:value-type="string" calcext:value-type="string">
            <text:p>A brick rotunda of the fourth century AD ordered by the emperor Galerius for use as either a tomb or temple; later incorporated into the Christian Church of Agios Georgios. Listed as a UNESCO World Heritage Site in 1988</text:p>
          </table:table-cell>
          <table:table-cell office:value-type="string" calcext:value-type="string">
            <text:p>temple,</text:p>
          </table:table-cell>
          <table:table-cell office:value-type="string" calcext:value-type="string">
            <text:p>{"type": "Point", "coordinates": [22.952917, 40.633333]}</text:p>
          </table:table-cell>
          <table:table-cell office:value-type="string" calcext:value-type="string">
            <text:p>rotunda-of-galerius</text:p>
          </table:table-cell>
          <table:table-cell office:value-type="string" calcext:value-type="string">
            <text:p>precise</text:p>
          </table:table-cell>
          <table:table-cell office:value-type="float" office:value="1453" calcext:value-type="float">
            <text:p>1453</text:p>
          </table:table-cell>
          <table:table-cell office:value-type="float" office:value="300" calcext:value-type="float">
            <text:p>300</text:p>
          </table:table-cell>
          <table:table-cell office:value-type="string" calcext:value-type="string">
            <text:p>2013-04-12T21:13:30Z</text:p>
          </table:table-cell>
          <table:table-cell office:value-type="string" calcext:value-type="string">
            <text:p>/places/491741/rotunda-of-galerius</text:p>
          </table:table-cell>
          <table:table-cell office:value-type="float" office:value="491741" calcext:value-type="float">
            <text:p>491741</text:p>
          </table:table-cell>
          <table:table-cell office:value-type="float" office:value="40.633333" calcext:value-type="float">
            <text:p>40.633333</text:p>
          </table:table-cell>
          <table:table-cell office:value-type="string" calcext:value-type="string">
            <text:p>40.633333,22.952917</text:p>
          </table:table-cell>
          <table:table-cell office:value-type="float" office:value="22.952917" calcext:value-type="float">
            <text:p>22.952917</text:p>
          </table:table-cell>
          <table:table-cell office:value-type="string" calcext:value-type="string">
            <text:p>UWHS</text:p>
          </table:table-cell>
          <table:table-cell office:value-type="string" calcext:value-type="string">
            <text:p>LM</text:p>
          </table:table-cell>
          <table:table-cell office:value-type="string" calcext:value-type="string">
            <text:p>late-antique,mediaeval-byzantine</text:p>
          </table:table-cell>
          <table:table-cell office:value-type="string" calcext:value-type="string">
            <text:p>300.0,1453.0</text:p>
          </table:table-cell>
          <table:table-cell office:value-type="string" calcext:value-type="string">
            <text:p>Rotunda of Galerius</text:p>
          </table:table-cell>
          <table:table-cell office:value-type="string" calcext:value-type="string">
            <text:p>6236d7ee6cc92b25f9eca92d6d5abe1e</text:p>
          </table:table-cell>
          <table:table-cell office:value-type="string" calcext:value-type="string">
            <text:p>Rotunda of Galerius</text:p>
          </table:table-cell>
          <table:table-cell office:value-type="string" calcext:value-type="string">
            <text:p>GR</text:p>
          </table:table-cell>
        </table:table-row>
        <table:table-row table:style-name="ro1">
          <table:table-cell office:value-type="string" calcext:value-type="string">
            <text:p>Åhlfeldt,Temple of <text:s/>J., S. Gillies, Elliott</text:p>
          </table:table-cell>
          <table:table-cell office:value-type="string" calcext:value-type="string">
            <text:p>-0.498662, 48.260586, -0.498662, 48.260586</text:p>
          </table:table-cell>
          <table:table-cell office:value-type="string" calcext:value-type="string">
            <text:p>2011-12-07T12:11:38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Centerpoint of sanctuary at modern Jublains</text:p>
          </table:table-cell>
          <table:table-cell office:value-type="string" calcext:value-type="string">
            <text:p>temple,</text:p>
          </table:table-cell>
          <table:table-cell office:value-type="string" calcext:value-type="string">
            <text:p>{"type": "Point", "coordinates": [-0.498662, 48.260586]}</text:p>
          </table:table-cell>
          <table:table-cell office:value-type="string" calcext:value-type="string">
            <text:p>sanctuary</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7-12T03:51:47Z</text:p>
          </table:table-cell>
          <table:table-cell office:value-type="string" calcext:value-type="string">
            <text:p>/places/69539/sanctuary</text:p>
          </table:table-cell>
          <table:table-cell office:value-type="float" office:value="69539" calcext:value-type="float">
            <text:p>69539</text:p>
          </table:table-cell>
          <table:table-cell office:value-type="float" office:value="48.260586" calcext:value-type="float">
            <text:p>48.260586</text:p>
          </table:table-cell>
          <table:table-cell office:value-type="string" calcext:value-type="string">
            <text:p>48.260586,-0.498662</text:p>
          </table:table-cell>
          <table:table-cell office:value-type="float" office:value="-0.498662" calcext:value-type="float">
            <text:p>-0.49866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anctuary</text:p>
          </table:table-cell>
          <table:table-cell office:value-type="string" calcext:value-type="string">
            <text:p>347c5653b696556a86700691c353b2d5</text:p>
          </table:table-cell>
          <table:table-cell office:value-type="string" calcext:value-type="string">
            <text:p>Sanctuary</text:p>
          </table:table-cell>
          <table:table-cell office:value-type="string" calcext:value-type="string">
            <text:p>FR</text:p>
          </table:table-cell>
        </table:table-row>
        <table:table-row table:style-name="ro4">
          <table:table-cell office:value-type="string" calcext:value-type="string">
            <text:p>Diffendale, D.</text:p>
          </table:table-cell>
          <table:table-cell office:value-type="string" calcext:value-type="string">
            <text:p>23.900453, 38.095615, 23.900453, 38.095615</text:p>
          </table:table-cell>
          <table:table-cell office:value-type="string" calcext:value-type="string">
            <text:p>2012-12-04T20:21:36Z</text:p>
          </table:table-cell>
          <table:table-cell office:value-type="string" calcext:value-type="string">
            <text:p>diffenda</text:p>
          </table:table-cell>
          <table:table-cell office:value-type="float" office:value="4" calcext:value-type="float">
            <text:p>4</text:p>
          </table:table-cell>
          <table:table-cell office:value-type="string" calcext:value-type="string">
            <text:p>The Sanctuary of Dionysos, which includes a theater, choregic monument, statue bases, and at least one temple, formed part of the civic center of the Attic deme of Ikarion.</text:p>
          </table:table-cell>
          <table:table-cell office:value-type="string" calcext:value-type="string">
            <text:p>plaza,Temple of <text:s/>temple,eatre,</text:p>
          </table:table-cell>
          <table:table-cell office:value-type="string" calcext:value-type="string">
            <text:p>{"type": "Point", "coordinates": [23.900453, 38.095615]}</text:p>
          </table:table-cell>
          <table:table-cell office:value-type="string" calcext:value-type="string">
            <text:p>centerpoint-of-sanctuary-of-dionysos-per-google-earth</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2-05T01:19:29Z</text:p>
          </table:table-cell>
          <table:table-cell office:value-type="string" calcext:value-type="string">
            <text:p>/places/579958/centerpoint-of-sanctuary-of-dionysos-per-google-earth</text:p>
          </table:table-cell>
          <table:table-cell office:value-type="float" office:value="579958" calcext:value-type="float">
            <text:p>579958</text:p>
          </table:table-cell>
          <table:table-cell office:value-type="float" office:value="38.095615" calcext:value-type="float">
            <text:p>38.095615</text:p>
          </table:table-cell>
          <table:table-cell office:value-type="string" calcext:value-type="string">
            <text:p>38.095615,23.900453</text:p>
          </table:table-cell>
          <table:table-cell office:value-type="float" office:value="23.900453" calcext:value-type="float">
            <text:p>23.90045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Sanctuary of Dionysos</text:p>
          </table:table-cell>
          <table:table-cell office:value-type="string" calcext:value-type="string">
            <text:p>771651743f9c65c08e34bd98143cfcd3</text:p>
          </table:table-cell>
          <table:table-cell office:value-type="string" calcext:value-type="string">
            <text:p>Sanctuary of Dionysos</text:p>
          </table:table-cell>
          <table:table-cell office:value-type="string" calcext:value-type="string">
            <text:p>GR</text:p>
          </table:table-cell>
        </table:table-row>
        <table:table-row table:style-name="ro2">
          <table:table-cell office:value-type="string" calcext:value-type="string">
            <text:p>Diffendale, D.</text:p>
          </table:table-cell>
          <table:table-cell office:value-type="string" calcext:value-type="string">
            <text:p>24.027674, 38.217396, 24.027674, 38.217396</text:p>
          </table:table-cell>
          <table:table-cell office:value-type="string" calcext:value-type="string">
            <text:p>2012-12-10T21:15:51Z</text:p>
          </table:table-cell>
          <table:table-cell office:value-type="string" calcext:value-type="string">
            <text:p>diffenda</text:p>
          </table:table-cell>
          <table:table-cell office:value-type="float" office:value="3" calcext:value-type="float">
            <text:p>3</text:p>
          </table:table-cell>
          <table:table-cell office:value-type="string" calcext:value-type="string">
            <text:p>The center-point of the 5th c. BCE marble Temple of Nemesis in the Attic deme of Rhamnous.</text:p>
          </table:table-cell>
          <table:table-cell office:value-type="string" calcext:value-type="string">
            <text:p>temple,</text:p>
          </table:table-cell>
          <table:table-cell office:value-type="string" calcext:value-type="string">
            <text:p>{"type": "Point", "coordinates": [24.027674, 38.217396]}</text:p>
          </table:table-cell>
          <table:table-cell office:value-type="string" calcext:value-type="string">
            <text:p>sanctuary-of-nemesis-rhamnou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2-11T17:25:18Z</text:p>
          </table:table-cell>
          <table:table-cell office:value-type="string" calcext:value-type="string">
            <text:p>/places/580034/sanctuary-of-nemesis-rhamnous</text:p>
          </table:table-cell>
          <table:table-cell office:value-type="float" office:value="580034" calcext:value-type="float">
            <text:p>580034</text:p>
          </table:table-cell>
          <table:table-cell office:value-type="float" office:value="38.217396" calcext:value-type="float">
            <text:p>38.217396</text:p>
          </table:table-cell>
          <table:table-cell office:value-type="string" calcext:value-type="string">
            <text:p>38.217396,24.027674</text:p>
          </table:table-cell>
          <table:table-cell office:value-type="float" office:value="24.027674" calcext:value-type="float">
            <text:p>24.027674</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Sanctuary of Nemesis, Rhamnous</text:p>
          </table:table-cell>
          <table:table-cell office:value-type="string" calcext:value-type="string">
            <text:p>43613d6dd68be6d1f75cf81478d1391c</text:p>
          </table:table-cell>
          <table:table-cell office:value-type="string" calcext:value-type="string">
            <text:p>Sanctuary of Nemesis, Rhamnous</text:p>
          </table:table-cell>
          <table:table-cell office:value-type="string" calcext:value-type="string">
            <text:p>GR</text:p>
          </table:table-cell>
        </table:table-row>
        <table:table-row table:style-name="ro1">
          <table:table-cell office:value-type="string" calcext:value-type="string">
            <text:p>Horne, R.</text:p>
          </table:table-cell>
          <table:table-cell office:value-type="string" calcext:value-type="string">
            <text:p>24.02725, 37.653111, 24.02725, 37.653111</text:p>
          </table:table-cell>
          <table:table-cell office:value-type="string" calcext:value-type="string">
            <text:p>2013-06-15T20:41:17Z</text:p>
          </table:table-cell>
          <table:table-cell office:value-type="string" calcext:value-type="string">
            <text:p>rmhorne</text:p>
          </table:table-cell>
          <table:table-cell office:value-type="float" office:value="3" calcext:value-type="float">
            <text:p>3</text:p>
          </table:table-cell>
          <table:table-cell office:value-type="string" calcext:value-type="string">
            <text:p>The site of a shrine assumed to honor to the hero Phrontis.</text:p>
          </table:table-cell>
          <table:table-cell office:value-type="string" calcext:value-type="string">
            <text:p>temple,</text:p>
          </table:table-cell>
          <table:table-cell office:value-type="string" calcext:value-type="string">
            <text:p>{"type": "Point", "coordinates": [24.02725, 37.653111]}</text:p>
          </table:table-cell>
          <table:table-cell office:value-type="string" calcext:value-type="string">
            <text:p>phrontis-t</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6-17T08:20:06Z</text:p>
          </table:table-cell>
          <table:table-cell office:value-type="string" calcext:value-type="string">
            <text:p>/places/580107/phrontis-t</text:p>
          </table:table-cell>
          <table:table-cell office:value-type="float" office:value="580107" calcext:value-type="float">
            <text:p>580107</text:p>
          </table:table-cell>
          <table:table-cell office:value-type="float" office:value="37.653111" calcext:value-type="float">
            <text:p>37.653111</text:p>
          </table:table-cell>
          <table:table-cell office:value-type="string" calcext:value-type="string">
            <text:p>37.653111,24.027250</text:p>
          </table:table-cell>
          <table:table-cell office:value-type="float" office:value="24.02725" calcext:value-type="float">
            <text:p>24.02725</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Sanctuary of Phrontis(?)</text:p>
          </table:table-cell>
          <table:table-cell office:value-type="string" calcext:value-type="string">
            <text:p>3f0bf1dffcffa34f17568dd549b8c816</text:p>
          </table:table-cell>
          <table:table-cell office:value-type="string" calcext:value-type="string">
            <text:p>Sanctuary of Phrontis(?)</text:p>
          </table:table-cell>
          <table:table-cell office:value-type="string" calcext:value-type="string">
            <text:p>GR</text:p>
          </table:table-cell>
        </table:table-row>
        <table:table-row table:style-name="ro3">
          <table:table-cell office:value-type="string" calcext:value-type="string">
            <text:p>Elliott, T.</text:p>
          </table:table-cell>
          <table:table-cell office:value-type="string" calcext:value-type="string">
            <text:p>6.509593, 49.664408, 6.509593, 49.664408</text:p>
          </table:table-cell>
          <table:table-cell office:value-type="string" calcext:value-type="string">
            <text:p>2012-01-12T14:59:38Z</text:p>
          </table:table-cell>
          <table:table-cell office:value-type="string" calcext:value-type="string">
            <text:p>thomase</text:p>
          </table:table-cell>
          <table:table-cell office:value-type="float" office:value="4" calcext:value-type="float">
            <text:p>4</text:p>
          </table:table-cell>
          <table:table-cell office:value-type="string" calcext:value-type="string">
            <text:p>This reconstructed (in-situ) temple complex stands on a hill called Metzenberg, just to the southwest of modern Tawern in Germany. A partially excavated Gallo-Roman vicus lies at the foot of the hill, closer to town.</text:p>
          </table:table-cell>
          <table:table-cell office:value-type="string" calcext:value-type="string">
            <text:p>unknown</text:p>
          </table:table-cell>
          <table:table-cell office:value-type="string" calcext:value-type="string">
            <text:p>{"type": "Point", "coordinates": [6.509593, 49.664408]}</text:p>
          </table:table-cell>
          <table:table-cell office:value-type="string" calcext:value-type="string">
            <text:p>site-of-reconstructed-roman-temple-complex-in-situ-at-tawer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2-14T21:13:21Z</text:p>
          </table:table-cell>
          <table:table-cell office:value-type="string" calcext:value-type="string">
            <text:p>/places/109361/site-of-reconstructed-roman-temple-complex-in-situ-at-tawern</text:p>
          </table:table-cell>
          <table:table-cell office:value-type="float" office:value="109361" calcext:value-type="float">
            <text:p>109361</text:p>
          </table:table-cell>
          <table:table-cell office:value-type="float" office:value="49.664408" calcext:value-type="float">
            <text:p>49.664408</text:p>
          </table:table-cell>
          <table:table-cell office:value-type="string" calcext:value-type="string">
            <text:p>49.664408,6.509593</text:p>
          </table:table-cell>
          <table:table-cell office:value-type="float" office:value="6.509593" calcext:value-type="float">
            <text:p>6.509593</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ite of Roman temple complex</text:p>
          </table:table-cell>
          <table:table-cell office:value-type="string" calcext:value-type="string">
            <text:p>97a61d6aeb711ad3fad749df86619849</text:p>
          </table:table-cell>
          <table:table-cell office:value-type="string" calcext:value-type="string">
            <text:p>Site of Roman temple complex</text:p>
          </table:table-cell>
          <table:table-cell office:value-type="string" calcext:value-type="string">
            <text:p>DE</text:p>
          </table:table-cell>
        </table:table-row>
        <table:table-row table:style-name="ro1">
          <table:table-cell office:value-type="string" calcext:value-type="string">
            <text:p>Åhlfeldt, J., J. Becker</text:p>
          </table:table-cell>
          <table:table-cell office:value-type="string" calcext:value-type="string">
            <text:p>2.964407, 45.7726494, 2.964407, 45.7726494</text:p>
          </table:table-cell>
          <table:table-cell office:value-type="string" calcext:value-type="string">
            <text:p>2012-03-19T14:44:04Z</text:p>
          </table:table-cell>
          <table:table-cell office:value-type="string" calcext:value-type="string">
            <text:p>jahlfeldt</text:p>
          </table:table-cell>
          <table:table-cell table:number-columns-repeated="2"/>
          <table:table-cell office:value-type="string" calcext:value-type="string">
            <text:p>temple,</text:p>
          </table:table-cell>
          <table:table-cell office:value-type="string" calcext:value-type="string">
            <text:p>{"type": "Point", "coordinates": [2.964407, 45.7726494]}</text:p>
          </table:table-cell>
          <table:table-cell office:value-type="string" calcext:value-type="string">
            <text:p>site-of-the-gallo-roman-mercury-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9-24T14:40:31Z</text:p>
          </table:table-cell>
          <table:table-cell office:value-type="string" calcext:value-type="string">
            <text:p>/places/138464/site-of-the-gallo-roman-mercury-temple</text:p>
          </table:table-cell>
          <table:table-cell office:value-type="float" office:value="138464" calcext:value-type="float">
            <text:p>138464</text:p>
          </table:table-cell>
          <table:table-cell office:value-type="float" office:value="45.7726494" calcext:value-type="float">
            <text:p>45.7726494</text:p>
          </table:table-cell>
          <table:table-cell office:value-type="string" calcext:value-type="string">
            <text:p>45.772649,2.964407</text:p>
          </table:table-cell>
          <table:table-cell office:value-type="float" office:value="2.964407" calcext:value-type="float">
            <text:p>2.96440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ite of the Gallo-Roman Mercury temple</text:p>
          </table:table-cell>
          <table:table-cell office:value-type="string" calcext:value-type="string">
            <text:p>599ac2e969ad7bbefd77aa6ef3163e16</text:p>
          </table:table-cell>
          <table:table-cell office:value-type="string" calcext:value-type="string">
            <text:p>Site of the Gallo-Roman Mercury temple</text:p>
          </table:table-cell>
          <table:table-cell office:value-type="string" calcext:value-type="string">
            <text:p>FR</text:p>
          </table:table-cell>
        </table:table-row>
        <table:table-row table:style-name="ro1">
          <table:table-cell office:value-type="string" calcext:value-type="string">
            <text:p>Becker, J.</text:p>
          </table:table-cell>
          <table:table-cell office:value-type="string" calcext:value-type="string">
            <text:p>31.1380539, 29.9753881, 31.1380539, 29.9753881</text:p>
          </table:table-cell>
          <table:table-cell office:value-type="string" calcext:value-type="string">
            <text:p>2013-02-19T22:01:1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539, 29.9753881]}</text:p>
          </table:table-cell>
          <table:table-cell office:value-type="string" calcext:value-type="string">
            <text:p>sphinx-temple</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2:58Z</text:p>
          </table:table-cell>
          <table:table-cell office:value-type="string" calcext:value-type="string">
            <text:p>/places/442962448/sphinx-temple</text:p>
          </table:table-cell>
          <table:table-cell office:value-type="float" office:value="442962448" calcext:value-type="float">
            <text:p>442962448</text:p>
          </table:table-cell>
          <table:table-cell office:value-type="float" office:value="29.9753881" calcext:value-type="float">
            <text:p>29.9753881</text:p>
          </table:table-cell>
          <table:table-cell office:value-type="string" calcext:value-type="string">
            <text:p>29.975388,31.138054</text:p>
          </table:table-cell>
          <table:table-cell office:value-type="float" office:value="31.1380539" calcext:value-type="float">
            <text:p>31.1380539</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Sphinx Temple</text:p>
          </table:table-cell>
          <table:table-cell office:value-type="string" calcext:value-type="string">
            <text:p>dd7bbca9f396bd18f9356fd8e2a41182</text:p>
          </table:table-cell>
          <table:table-cell office:value-type="string" calcext:value-type="string">
            <text:p>Sphinx Temple</text:p>
          </table:table-cell>
          <table:table-cell office:value-type="string" calcext:value-type="string">
            <text:p>EG</text:p>
          </table:table-cell>
        </table:table-row>
        <table:table-row table:style-name="ro2">
          <table:table-cell office:value-type="string" calcext:value-type="string">
            <text:p>Becker, J.</text:p>
          </table:table-cell>
          <table:table-cell office:value-type="string" calcext:value-type="string">
            <text:p>14.511944, 35.869167, 14.511944, 35.869167</text:p>
          </table:table-cell>
          <table:table-cell office:value-type="string" calcext:value-type="string">
            <text:p>2012-11-03T03:53:15Z</text:p>
          </table:table-cell>
          <table:table-cell office:value-type="string" calcext:value-type="string">
            <text:p>jbecker</text:p>
          </table:table-cell>
          <table:table-cell office:value-type="float" office:value="1" calcext:value-type="float">
            <text:p>1</text:p>
          </table:table-cell>
          <table:table-cell office:value-type="string" calcext:value-type="string">
            <text:p>Megalithic temple complex (ca. 3150 BC) named as a UNESCO World Heritage Site in 1980</text:p>
          </table:table-cell>
          <table:table-cell office:value-type="string" calcext:value-type="string">
            <text:p>temple,</text:p>
          </table:table-cell>
          <table:table-cell office:value-type="string" calcext:value-type="string">
            <text:p>{"type": "Point", "coordinates": [14.511944, 35.869167]}</text:p>
          </table:table-cell>
          <table:table-cell office:value-type="string" calcext:value-type="string">
            <text:p>tarxien</text:p>
          </table:table-cell>
          <table:table-cell office:value-type="string" calcext:value-type="string">
            <text:p>precise</text:p>
          </table:table-cell>
          <table:table-cell office:value-type="float" office:value="-700" calcext:value-type="float">
            <text:p>-700</text:p>
          </table:table-cell>
          <table:table-cell office:value-type="float" office:value="-2500" calcext:value-type="float">
            <text:p>-2500</text:p>
          </table:table-cell>
          <table:table-cell office:value-type="string" calcext:value-type="string">
            <text:p>2012-11-14T10:28:28Z</text:p>
          </table:table-cell>
          <table:table-cell office:value-type="string" calcext:value-type="string">
            <text:p>/places/110149525/tarxien</text:p>
          </table:table-cell>
          <table:table-cell office:value-type="float" office:value="110149525" calcext:value-type="float">
            <text:p>110149525</text:p>
          </table:table-cell>
          <table:table-cell office:value-type="float" office:value="35.869167" calcext:value-type="float">
            <text:p>35.869167</text:p>
          </table:table-cell>
          <table:table-cell office:value-type="string" calcext:value-type="string">
            <text:p>35.869167,14.511944</text:p>
          </table:table-cell>
          <table:table-cell office:value-type="float" office:value="14.511944" calcext:value-type="float">
            <text:p>14.511944</text:p>
          </table:table-cell>
          <table:table-cell office:value-type="string" calcext:value-type="string">
            <text:p>UWHS</text:p>
          </table:table-cell>
          <table:table-cell table:number-columns-repeated="2"/>
          <table:table-cell office:value-type="string" calcext:value-type="string">
            <text:p>-2500.0,-700.0</text:p>
          </table:table-cell>
          <table:table-cell office:value-type="string" calcext:value-type="string">
            <text:p>Tarxien</text:p>
          </table:table-cell>
          <table:table-cell office:value-type="string" calcext:value-type="string">
            <text:p>b311f2e07eb83bdd8b76271ed7f1b4af</text:p>
          </table:table-cell>
          <table:table-cell office:value-type="string" calcext:value-type="string">
            <text:p>Tarxien</text:p>
          </table:table-cell>
          <table:table-cell office:value-type="string" calcext:value-type="string">
            <text:p>MT</text:p>
          </table:table-cell>
        </table:table-row>
        <table:table-row table:style-name="ro4">
          <table:table-cell office:value-type="string" calcext:value-type="string">
            <text:p>Becker, J.</text:p>
          </table:table-cell>
          <table:table-cell office:value-type="string" calcext:value-type="string">
            <text:p>14.557183, 35.840378, 14.557183, 35.840378</text:p>
          </table:table-cell>
          <table:table-cell office:value-type="string" calcext:value-type="string">
            <text:p>2012-11-03T04:01:1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hilltop that is the locus of multi-period settlement from the Neolithic period to late antiquity. <text:s/>Coordinates verified in Google Earth at an eye altitude of 5,400 feet.</text:p>
          </table:table-cell>
          <table:table-cell office:value-type="string" calcext:value-type="string">
            <text:p>settlement, temple,</text:p>
          </table:table-cell>
          <table:table-cell office:value-type="string" calcext:value-type="string">
            <text:p>{"type": "Point", "coordinates": [14.557183, 35.840378]}</text:p>
          </table:table-cell>
          <table:table-cell office:value-type="string" calcext:value-type="string">
            <text:p>tas-silg</text:p>
          </table:table-cell>
          <table:table-cell office:value-type="string" calcext:value-type="string">
            <text:p>precise</text:p>
          </table:table-cell>
          <table:table-cell office:value-type="float" office:value="640" calcext:value-type="float">
            <text:p>640</text:p>
          </table:table-cell>
          <table:table-cell office:value-type="float" office:value="-2500" calcext:value-type="float">
            <text:p>-2500</text:p>
          </table:table-cell>
          <table:table-cell office:value-type="string" calcext:value-type="string">
            <text:p>2012-11-17T01:59:32Z</text:p>
          </table:table-cell>
          <table:table-cell office:value-type="string" calcext:value-type="string">
            <text:p>/places/601235773/tas-silg</text:p>
          </table:table-cell>
          <table:table-cell office:value-type="float" office:value="601235773" calcext:value-type="float">
            <text:p>601235773</text:p>
          </table:table-cell>
          <table:table-cell office:value-type="float" office:value="35.840378" calcext:value-type="float">
            <text:p>35.840378</text:p>
          </table:table-cell>
          <table:table-cell office:value-type="string" calcext:value-type="string">
            <text:p>35.840378,14.557183</text:p>
          </table:table-cell>
          <table:table-cell office:value-type="float" office:value="14.557183" calcext:value-type="float">
            <text:p>14.557183</text:p>
          </table:table-cell>
          <table:table-cell/>
          <table:table-cell office:value-type="string" calcext:value-type="string">
            <text:p>ACHRLB</text:p>
          </table:table-cell>
          <table:table-cell office:value-type="string" calcext:value-type="string">
            <text:p>archaic,classical,hellenistic-republican,roman,late-antique,bronze-age-malta</text:p>
          </table:table-cell>
          <table:table-cell office:value-type="string" calcext:value-type="string">
            <text:p>-2500.0,640.0</text:p>
          </table:table-cell>
          <table:table-cell office:value-type="string" calcext:value-type="string">
            <text:p>Tas-Silġ</text:p>
          </table:table-cell>
          <table:table-cell office:value-type="string" calcext:value-type="string">
            <text:p>d703e113432cab4b901581d5f8ea8ca2</text:p>
          </table:table-cell>
          <table:table-cell office:value-type="string" calcext:value-type="string">
            <text:p>Tas-Silġ</text:p>
          </table:table-cell>
          <table:table-cell office:value-type="string" calcext:value-type="string">
            <text:p>MT</text:p>
          </table:table-cell>
        </table:table-row>
        <table:table-row table:style-name="ro2">
          <table:table-cell office:value-type="string" calcext:value-type="string">
            <text:p>Becker, J., J. N Miller, E. Canales, A. Rabinowitz</text:p>
          </table:table-cell>
          <table:table-cell office:value-type="string" calcext:value-type="string">
            <text:p>12.8344372, 37.5867781, 12.8344372, 37.5867781</text:p>
          </table:table-cell>
          <table:table-cell office:value-type="string" calcext:value-type="string">
            <text:p>2013-03-20T19:11:13Z</text:p>
          </table:table-cell>
          <table:table-cell office:value-type="string" calcext:value-type="string">
            <text:p>jbecker, jmiller, Eric Canales</text:p>
          </table:table-cell>
          <table:table-cell office:value-type="float" office:value="3" calcext:value-type="float">
            <text:p>3</text:p>
          </table:table-cell>
          <table:table-cell office:value-type="string" calcext:value-type="string">
            <text:p>A fifth century BC Doric temple, sacred to perhaps Hera or Dionysus, located on the eastern hill at Selinus.</text:p>
          </table:table-cell>
          <table:table-cell office:value-type="string" calcext:value-type="string">
            <text:p>temple,</text:p>
          </table:table-cell>
          <table:table-cell office:value-type="string" calcext:value-type="string">
            <text:p>{"type": "Point", "coordinates": [12.8344372, 37.5867781]}</text:p>
          </table:table-cell>
          <table:table-cell office:value-type="string" calcext:value-type="string">
            <text:p>location-of-temple-of-hera</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7-08T14:56:21Z</text:p>
          </table:table-cell>
          <table:table-cell office:value-type="string" calcext:value-type="string">
            <text:p>/places/462489/location-of-temple-of-hera</text:p>
          </table:table-cell>
          <table:table-cell office:value-type="float" office:value="462489" calcext:value-type="float">
            <text:p>462489</text:p>
          </table:table-cell>
          <table:table-cell office:value-type="float" office:value="37.5867781" calcext:value-type="float">
            <text:p>37.5867781</text:p>
          </table:table-cell>
          <table:table-cell office:value-type="string" calcext:value-type="string">
            <text:p>37.586778,12.834437</text:p>
          </table:table-cell>
          <table:table-cell office:value-type="float" office:value="12.8344372" calcext:value-type="float">
            <text:p>12.8344372</text:p>
          </table:table-cell>
          <table:table-cell office:value-type="string" calcext:value-type="string">
            <text:p>Hera,Temple of <text:s/>Zeus, Artemis,mple, Athena</text:p>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Temple E at Selinus</text:p>
          </table:table-cell>
          <table:table-cell office:value-type="string" calcext:value-type="string">
            <text:p>49442fe20eaa3f429625d88ff181a663</text:p>
          </table:table-cell>
          <table:table-cell office:value-type="string" calcext:value-type="string">
            <text:p>Temple E at Selinus</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1.1380828, 29.9756856, 31.1380828, 29.9756856</text:p>
          </table:table-cell>
          <table:table-cell office:value-type="string" calcext:value-type="string">
            <text:p>2013-02-19T22:02:1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828, 29.9756856]}</text:p>
          </table:table-cell>
          <table:table-cell office:value-type="string" calcext:value-type="string">
            <text:p>temple-of-amenhotep-ii</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3Z</text:p>
          </table:table-cell>
          <table:table-cell office:value-type="string" calcext:value-type="string">
            <text:p>/places/442962448/temple-of-amenhotep-ii</text:p>
          </table:table-cell>
          <table:table-cell office:value-type="float" office:value="442962448" calcext:value-type="float">
            <text:p>442962448</text:p>
          </table:table-cell>
          <table:table-cell office:value-type="float" office:value="29.9756856" calcext:value-type="float">
            <text:p>29.9756856</text:p>
          </table:table-cell>
          <table:table-cell office:value-type="string" calcext:value-type="string">
            <text:p>29.975686,31.138083</text:p>
          </table:table-cell>
          <table:table-cell office:value-type="float" office:value="31.1380828" calcext:value-type="float">
            <text:p>31.1380828</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Temple of Amenhotep II</text:p>
          </table:table-cell>
          <table:table-cell office:value-type="string" calcext:value-type="string">
            <text:p>3b2241b2092a939809c63545e20e87b7</text:p>
          </table:table-cell>
          <table:table-cell office:value-type="string" calcext:value-type="string">
            <text:p>Temple of Amenhotep II</text:p>
          </table:table-cell>
          <table:table-cell office:value-type="string" calcext:value-type="string">
            <text:p>EG</text:p>
          </table:table-cell>
        </table:table-row>
        <table:table-row table:style-name="ro4">
          <table:table-cell office:value-type="string" calcext:value-type="string">
            <text:p>Elliott, T., J. Mayfield, K. Kocian, F. Lubeck, R. Pradhan, A. Rabinowitz</text:p>
          </table:table-cell>
          <table:table-cell office:value-type="string" calcext:value-type="string">
            <text:p>15.292995, 37.063921, 15.292995, 37.063921</text:p>
          </table:table-cell>
          <table:table-cell office:value-type="string" calcext:value-type="string">
            <text:p>2011-12-17T20:21:32Z</text:p>
          </table:table-cell>
          <table:table-cell office:value-type="string" calcext:value-type="string">
            <text:p>thomase, Jeffrey Mayfield, kkocian</text:p>
          </table:table-cell>
          <table:table-cell office:value-type="float" office:value="3" calcext:value-type="float">
            <text:p>3</text:p>
          </table:table-cell>
          <table:table-cell office:value-type="string" calcext:value-type="string">
            <text:p>Temple of Apollo at Syracuse on the island of Ortygia</text:p>
          </table:table-cell>
          <table:table-cell office:value-type="string" calcext:value-type="string">
            <text:p>temple,</text:p>
          </table:table-cell>
          <table:table-cell office:value-type="string" calcext:value-type="string">
            <text:p>{"type": "Point", "coordinates": [15.292995, 37.063921]}</text:p>
          </table:table-cell>
          <table:table-cell office:value-type="string" calcext:value-type="string">
            <text:p>centerpoint-of-the-temple-of-apollo-in-syracuse-ortygia</text:p>
          </table:table-cell>
          <table:table-cell office:value-type="string" calcext:value-type="string">
            <text:p>precise</text:p>
          </table:table-cell>
          <table:table-cell office:value-type="float" office:value="1453" calcext:value-type="float">
            <text:p>1453</text:p>
          </table:table-cell>
          <table:table-cell office:value-type="float" office:value="-750" calcext:value-type="float">
            <text:p>-750</text:p>
          </table:table-cell>
          <table:table-cell office:value-type="string" calcext:value-type="string">
            <text:p>2013-07-08T15:25:55Z</text:p>
          </table:table-cell>
          <table:table-cell office:value-type="string" calcext:value-type="string">
            <text:p>/places/462503/centerpoint-of-the-temple-of-apollo-in-syracuse-ortygia</text:p>
          </table:table-cell>
          <table:table-cell office:value-type="float" office:value="462503" calcext:value-type="float">
            <text:p>462503</text:p>
          </table:table-cell>
          <table:table-cell office:value-type="float" office:value="37.063921" calcext:value-type="float">
            <text:p>37.063921</text:p>
          </table:table-cell>
          <table:table-cell office:value-type="string" calcext:value-type="string">
            <text:p>37.063921,15.292995</text:p>
          </table:table-cell>
          <table:table-cell office:value-type="float" office:value="15.292995" calcext:value-type="float">
            <text:p>15.292995</text:p>
          </table:table-cell>
          <table:table-cell office:value-type="string" calcext:value-type="string">
            <text:p>Apollo,Temple of <text:s/>dare:feature=major temple,mple</text:p>
          </table:table-cell>
          <table:table-cell office:value-type="string" calcext:value-type="string">
            <text:p>ACHRLM</text:p>
          </table:table-cell>
          <table:table-cell office:value-type="string" calcext:value-type="string">
            <text:p>archaic,classical,hellenistic-republican,roman,late-antique,mediaeval-byzantine</text:p>
          </table:table-cell>
          <table:table-cell office:value-type="string" calcext:value-type="string">
            <text:p>-750.0,1453.0</text:p>
          </table:table-cell>
          <table:table-cell office:value-type="string" calcext:value-type="string">
            <text:p>Temple of Apollo at Syracuse</text:p>
          </table:table-cell>
          <table:table-cell office:value-type="string" calcext:value-type="string">
            <text:p>9a9c8ac16da3a44ac23581d8ebdf90d2</text:p>
          </table:table-cell>
          <table:table-cell office:value-type="string" calcext:value-type="string">
            <text:p>Temple of Apollo at Syracuse</text:p>
          </table:table-cell>
          <table:table-cell office:value-type="string" calcext:value-type="string">
            <text:p>IT</text:p>
          </table:table-cell>
        </table:table-row>
        <table:table-row table:style-name="ro2">
          <table:table-cell office:value-type="string" calcext:value-type="string">
            <text:p>Kocian, K., F. Lubeck, J. Mayfield, R. Pradhan, A. Rabinowitz</text:p>
          </table:table-cell>
          <table:table-cell office:value-type="string" calcext:value-type="string">
            <text:p>28.21066, 36.439992, 28.21066, 36.439992</text:p>
          </table:table-cell>
          <table:table-cell office:value-type="string" calcext:value-type="string">
            <text:p>2013-04-26T17:48:17Z</text:p>
          </table:table-cell>
          <table:table-cell office:value-type="string" calcext:value-type="string">
            <text:p>kkocian</text:p>
          </table:table-cell>
          <table:table-cell office:value-type="float" office:value="8" calcext:value-type="float">
            <text:p>8</text:p>
          </table:table-cell>
          <table:table-cell office:value-type="string" calcext:value-type="string">
            <text:p>The Hellenistic Temple of Apollo Pythios on the Acropolis of the city of Rhodes.</text:p>
          </table:table-cell>
          <table:table-cell office:value-type="string" calcext:value-type="string">
            <text:p>temple,</text:p>
          </table:table-cell>
          <table:table-cell office:value-type="string" calcext:value-type="string">
            <text:p>{"type": "Point", "coordinates": [28.21066, 36.439992]}</text:p>
          </table:table-cell>
          <table:table-cell office:value-type="string" calcext:value-type="string">
            <text:p>temple-of-apollo-pythio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07-12T16:40:23Z</text:p>
          </table:table-cell>
          <table:table-cell office:value-type="string" calcext:value-type="string">
            <text:p>/places/590030/temple-of-apollo-pythios</text:p>
          </table:table-cell>
          <table:table-cell office:value-type="float" office:value="590030" calcext:value-type="float">
            <text:p>590030</text:p>
          </table:table-cell>
          <table:table-cell office:value-type="float" office:value="36.439992" calcext:value-type="float">
            <text:p>36.439992</text:p>
          </table:table-cell>
          <table:table-cell office:value-type="string" calcext:value-type="string">
            <text:p>36.439992,28.210660</text:p>
          </table:table-cell>
          <table:table-cell office:value-type="float" office:value="28.21066" calcext:value-type="float">
            <text:p>28.21066</text:p>
          </table:table-cell>
          <table:table-cell office:value-type="string" calcext:value-type="string">
            <text:p>Apollo, temple, dare:feature=temple</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emple of Apollo Pythios</text:p>
          </table:table-cell>
          <table:table-cell office:value-type="string" calcext:value-type="string">
            <text:p>a7ebf0d10835e1f401de2883f19c4613</text:p>
          </table:table-cell>
          <table:table-cell office:value-type="string" calcext:value-type="string">
            <text:p>Temple of Apollo Pythios</text:p>
          </table:table-cell>
          <table:table-cell office:value-type="string" calcext:value-type="string">
            <text:p>GR</text:p>
          </table:table-cell>
        </table:table-row>
        <table:table-row table:style-name="ro4">
          <table:table-cell office:value-type="string" calcext:value-type="string">
            <text:p>Becker, J., J. Michael Kent, A. Rabinowitz</text:p>
          </table:table-cell>
          <table:table-cell office:value-type="string" calcext:value-type="string">
            <text:p>27.363807, 37.9497311, 27.363807, 37.9497311</text:p>
          </table:table-cell>
          <table:table-cell office:value-type="string" calcext:value-type="string">
            <text:p>2013-02-25T21:47:39Z</text:p>
          </table:table-cell>
          <table:table-cell office:value-type="string" calcext:value-type="string">
            <text:p>jbecker, jkent</text:p>
          </table:table-cell>
          <table:table-cell office:value-type="float" office:value="1" calcext:value-type="float">
            <text:p>1</text:p>
          </table:table-cell>
          <table:table-cell office:value-type="string" calcext:value-type="string">
            <text:p>The Temple of Artemis, the central element of the extramural sanctuary of Artemis at Ephesus, was considered one of the Seven Wonders of the Ancient World.</text:p>
          </table:table-cell>
          <table:table-cell office:value-type="string" calcext:value-type="string">
            <text:p>temple,</text:p>
          </table:table-cell>
          <table:table-cell office:value-type="string" calcext:value-type="string">
            <text:p>{"type": "Point", "coordinates": [27.363807, 37.9497311]}</text:p>
          </table:table-cell>
          <table:table-cell office:value-type="string" calcext:value-type="string">
            <text:p>temple-of-artemi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4-01-10T20:40:43Z</text:p>
          </table:table-cell>
          <table:table-cell office:value-type="string" calcext:value-type="string">
            <text:p>/places/599612/temple-of-artemis</text:p>
          </table:table-cell>
          <table:table-cell office:value-type="float" office:value="599612" calcext:value-type="float">
            <text:p>599612</text:p>
          </table:table-cell>
          <table:table-cell office:value-type="float" office:value="37.9497311" calcext:value-type="float">
            <text:p>37.9497311</text:p>
          </table:table-cell>
          <table:table-cell office:value-type="string" calcext:value-type="string">
            <text:p>37.949731,27.363807</text:p>
          </table:table-cell>
          <table:table-cell office:value-type="float" office:value="27.363807" calcext:value-type="float">
            <text:p>27.363807</text:p>
          </table:table-cell>
          <table:table-cell office:value-type="string" calcext:value-type="string">
            <text:p>dare:feature=major temple, temple, Artemis</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Artemis</text:p>
          </table:table-cell>
          <table:table-cell office:value-type="string" calcext:value-type="string">
            <text:p>81ba3ce968b352c33274f21655364694</text:p>
          </table:table-cell>
          <table:table-cell office:value-type="string" calcext:value-type="string">
            <text:p>Temple of Artemis</text:p>
          </table:table-cell>
          <table:table-cell office:value-type="string" calcext:value-type="string">
            <text:p>TR</text:p>
          </table:table-cell>
        </table:table-row>
        <table:table-row table:style-name="ro2">
          <table:table-cell office:value-type="string" calcext:value-type="string">
            <text:p>Pradhan, R., K. Kocian, F. Lubeck, J. Mayfield, A. Rabinowitz</text:p>
          </table:table-cell>
          <table:table-cell office:value-type="string" calcext:value-type="string">
            <text:p>40.72706, 34.751029, 40.72706, 34.751029</text:p>
          </table:table-cell>
          <table:table-cell office:value-type="string" calcext:value-type="string">
            <text:p>2013-04-29T19:37:58Z</text:p>
          </table:table-cell>
          <table:table-cell office:value-type="string" calcext:value-type="string">
            <text:p>Rajas Pradhan, kkocian</text:p>
          </table:table-cell>
          <table:table-cell office:value-type="float" office:value="4" calcext:value-type="float">
            <text:p>4</text:p>
          </table:table-cell>
          <table:table-cell office:value-type="string" calcext:value-type="string">
            <text:p>Temple of a syncretized incarnation of Artemis built at Dura-Europos in the Hellenistic period</text:p>
          </table:table-cell>
          <table:table-cell office:value-type="string" calcext:value-type="string">
            <text:p>temple,</text:p>
          </table:table-cell>
          <table:table-cell office:value-type="string" calcext:value-type="string">
            <text:p>{"type": "Point", "coordinates": [40.72706, 34.751029]}</text:p>
          </table:table-cell>
          <table:table-cell office:value-type="string" calcext:value-type="string">
            <text:p>temple-of-artemis-azzanathkona</text:p>
          </table:table-cell>
          <table:table-cell office:value-type="string" calcext:value-type="string">
            <text:p>precise</text:p>
          </table:table-cell>
          <table:table-cell office:value-type="float" office:value="226" calcext:value-type="float">
            <text:p>226</text:p>
          </table:table-cell>
          <table:table-cell office:value-type="float" office:value="-330" calcext:value-type="float">
            <text:p>-330</text:p>
          </table:table-cell>
          <table:table-cell office:value-type="string" calcext:value-type="string">
            <text:p>2013-07-08T18:10:00Z</text:p>
          </table:table-cell>
          <table:table-cell office:value-type="string" calcext:value-type="string">
            <text:p>/places/893990/temple-of-artemis-azzanathkona</text:p>
          </table:table-cell>
          <table:table-cell office:value-type="float" office:value="893990" calcext:value-type="float">
            <text:p>893990</text:p>
          </table:table-cell>
          <table:table-cell office:value-type="float" office:value="34.751029" calcext:value-type="float">
            <text:p>34.751029</text:p>
          </table:table-cell>
          <table:table-cell office:value-type="string" calcext:value-type="string">
            <text:p>34.751029,40.727060</text:p>
          </table:table-cell>
          <table:table-cell office:value-type="float" office:value="40.72706" calcext:value-type="float">
            <text:p>40.72706</text:p>
          </table:table-cell>
          <table:table-cell office:value-type="string" calcext:value-type="string">
            <text:p>temple, Artemis, dare:feature=temple</text:p>
          </table:table-cell>
          <table:table-cell office:value-type="string" calcext:value-type="string">
            <text:p>H</text:p>
          </table:table-cell>
          <table:table-cell office:value-type="string" calcext:value-type="string">
            <text:p>hellenistic-parthian-middle-east</text:p>
          </table:table-cell>
          <table:table-cell office:value-type="string" calcext:value-type="string">
            <text:p>-330.0,226.0</text:p>
          </table:table-cell>
          <table:table-cell office:value-type="string" calcext:value-type="string">
            <text:p>Temple of Artemis Azzanathkona</text:p>
          </table:table-cell>
          <table:table-cell office:value-type="string" calcext:value-type="string">
            <text:p>5752a94b992493223defe1da796baa55</text:p>
          </table:table-cell>
          <table:table-cell office:value-type="string" calcext:value-type="string">
            <text:p>Temple of Artemis Azzanathkona</text:p>
          </table:table-cell>
          <table:table-cell office:value-type="string" calcext:value-type="string">
            <text:p>SY</text:p>
          </table:table-cell>
        </table:table-row>
        <table:table-row table:style-name="ro4">
          <table:table-cell office:value-type="string" calcext:value-type="string">
            <text:p>Hoyer, D., P. Cochran, A. Rabinowitz</text:p>
          </table:table-cell>
          <table:table-cell office:value-type="string" calcext:value-type="string">
            <text:p>22.435455, 37.083301, 22.435455, 37.083301</text:p>
          </table:table-cell>
          <table:table-cell office:value-type="string" calcext:value-type="string">
            <text:p>2013-04-27T07:41:36Z</text:p>
          </table:table-cell>
          <table:table-cell office:value-type="string" calcext:value-type="string">
            <text:p>dhoyer, Paul Cochran</text:p>
          </table:table-cell>
          <table:table-cell office:value-type="float" office:value="4" calcext:value-type="float">
            <text:p>4</text:p>
          </table:table-cell>
          <table:table-cell office:value-type="string" calcext:value-type="string">
            <text:p>Archaic temple dedicated to Artemis Orthia within the sanctuary of this goddess at Sparta. The site contained rich deposits of votives and masks.</text:p>
          </table:table-cell>
          <table:table-cell office:value-type="string" calcext:value-type="string">
            <text:p>temple,</text:p>
          </table:table-cell>
          <table:table-cell office:value-type="string" calcext:value-type="string">
            <text:p>{"type": "Point", "coordinates": [22.435455, 37.083301]}</text:p>
          </table:table-cell>
          <table:table-cell office:value-type="string" calcext:value-type="string">
            <text:p>temple-of-artemis-orthia-4</text:p>
          </table:table-cell>
          <table:table-cell office:value-type="string" calcext:value-type="string">
            <text:p>precise</text:p>
          </table:table-cell>
          <table:table-cell office:value-type="float" office:value="300" calcext:value-type="float">
            <text:p>300</text:p>
          </table:table-cell>
          <table:table-cell office:value-type="float" office:value="-850" calcext:value-type="float">
            <text:p>-850</text:p>
          </table:table-cell>
          <table:table-cell office:value-type="string" calcext:value-type="string">
            <text:p>2015-09-07T04:23:39Z</text:p>
          </table:table-cell>
          <table:table-cell office:value-type="string" calcext:value-type="string">
            <text:p>/places/570685/temple-of-artemis-orthia-4</text:p>
          </table:table-cell>
          <table:table-cell office:value-type="float" office:value="570685" calcext:value-type="float">
            <text:p>570685</text:p>
          </table:table-cell>
          <table:table-cell office:value-type="float" office:value="37.083301" calcext:value-type="float">
            <text:p>37.083301</text:p>
          </table:table-cell>
          <table:table-cell office:value-type="string" calcext:value-type="string">
            <text:p>37.083301,22.435455</text:p>
          </table:table-cell>
          <table:table-cell office:value-type="float" office:value="22.435455" calcext:value-type="float">
            <text:p>22.435455</text:p>
          </table:table-cell>
          <table:table-cell office:value-type="string" calcext:value-type="string">
            <text:p>Altar, temple, Artemis</text:p>
          </table:table-cell>
          <table:table-cell office:value-type="string" calcext:value-type="string">
            <text:p>MAR</text:p>
          </table:table-cell>
          <table:table-cell office:value-type="string" calcext:value-type="string">
            <text:p>middle-geometric,archaic,roman</text:p>
          </table:table-cell>
          <table:table-cell office:value-type="string" calcext:value-type="string">
            <text:p>-850.0,300.0</text:p>
          </table:table-cell>
          <table:table-cell office:value-type="string" calcext:value-type="string">
            <text:p>Temple of Artemis Orthia</text:p>
          </table:table-cell>
          <table:table-cell office:value-type="string" calcext:value-type="string">
            <text:p>84bb5177ef3cb9d55c488156bb824d7f</text:p>
          </table:table-cell>
          <table:table-cell office:value-type="string" calcext:value-type="string">
            <text:p>Temple of Artemis Orthia</text:p>
          </table:table-cell>
          <table:table-cell office:value-type="string" calcext:value-type="string">
            <text:p>GR</text:p>
          </table:table-cell>
        </table:table-row>
        <table:table-row table:style-name="ro2">
          <table:table-cell office:value-type="string" calcext:value-type="string">
            <text:p>Horne, R.</text:p>
          </table:table-cell>
          <table:table-cell office:value-type="string" calcext:value-type="string">
            <text:p>24.027056, 37.652889, 24.027056, 37.652889</text:p>
          </table:table-cell>
          <table:table-cell office:value-type="string" calcext:value-type="string">
            <text:p>2013-06-15T20:28:51Z</text:p>
          </table:table-cell>
          <table:table-cell office:value-type="string" calcext:value-type="string">
            <text:p>rmhorne</text:p>
          </table:table-cell>
          <table:table-cell office:value-type="float" office:value="3" calcext:value-type="float">
            <text:p>3</text:p>
          </table:table-cell>
          <table:table-cell office:value-type="string" calcext:value-type="string">
            <text:p>Temple of Athena at Sounion with L-shaped colonnade. It was built on the site of an earlier temple at the same location.</text:p>
          </table:table-cell>
          <table:table-cell office:value-type="string" calcext:value-type="string">
            <text:p>temple,</text:p>
          </table:table-cell>
          <table:table-cell office:value-type="string" calcext:value-type="string">
            <text:p>{"type": "Point", "coordinates": [24.027056, 37.652889]}</text:p>
          </table:table-cell>
          <table:table-cell office:value-type="string" calcext:value-type="string">
            <text:p>athena-t</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6-17T08:20:58Z</text:p>
          </table:table-cell>
          <table:table-cell office:value-type="string" calcext:value-type="string">
            <text:p>/places/580107/athena-t</text:p>
          </table:table-cell>
          <table:table-cell office:value-type="float" office:value="580107" calcext:value-type="float">
            <text:p>580107</text:p>
          </table:table-cell>
          <table:table-cell office:value-type="float" office:value="37.652889" calcext:value-type="float">
            <text:p>37.652889</text:p>
          </table:table-cell>
          <table:table-cell office:value-type="string" calcext:value-type="string">
            <text:p>37.652889,24.027056</text:p>
          </table:table-cell>
          <table:table-cell office:value-type="float" office:value="24.027056" calcext:value-type="float">
            <text:p>24.027056</text:p>
          </table:table-cell>
          <table:table-cell office:value-type="string" calcext:value-type="string">
            <text:p>Athena</text:p>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Temple of Athena</text:p>
          </table:table-cell>
          <table:table-cell office:value-type="string" calcext:value-type="string">
            <text:p>75d0251c257f4270b2800bfd0c76491e</text:p>
          </table:table-cell>
          <table:table-cell office:value-type="string" calcext:value-type="string">
            <text:p>Temple of Athena</text:p>
          </table:table-cell>
          <table:table-cell office:value-type="string" calcext:value-type="string">
            <text:p>GR</text:p>
          </table:table-cell>
        </table:table-row>
        <table:table-row table:style-name="ro1">
          <table:table-cell office:value-type="string" calcext:value-type="string">
            <text:p>Reger,Temple of <text:s/>G., J. McK. Camp II, DARMC, S. Gillies, R. Talbert, Elliott</text:p>
          </table:table-cell>
          <table:table-cell office:value-type="string" calcext:value-type="string">
            <text:p>22.420458, 37.455322, 22.420458, 37.455322</text:p>
          </table:table-cell>
          <table:table-cell office:value-type="string" calcext:value-type="string">
            <text:p>2011-01-25T18:31:06Z</text:p>
          </table:table-cell>
          <table:table-cell office:value-type="string" calcext:value-type="string">
            <text:p>G. Reger, J. McK. Camp II</text:p>
          </table:table-cell>
          <table:table-cell office:value-type="float" office:value="2" calcext:value-type="float">
            <text:p>2</text:p>
          </table:table-cell>
          <table:table-cell office:value-type="string" calcext:value-type="string">
            <text:p>DARMC location 24216; 500K scale point location</text:p>
          </table:table-cell>
          <table:table-cell office:value-type="string" calcext:value-type="string">
            <text:p>unknown</text:p>
          </table:table-cell>
          <table:table-cell office:value-type="string" calcext:value-type="string">
            <text:p>{"type": "Point", "coordinates": [22.420458, 37.455322]}</text:p>
          </table:table-cell>
          <table:table-cell office:value-type="string" calcext:value-type="string">
            <text:p>darmc-location-24216</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8-01T17:26:57Z</text:p>
          </table:table-cell>
          <table:table-cell office:value-type="string" calcext:value-type="string">
            <text:p>/places/570707/darmc-location-24216</text:p>
          </table:table-cell>
          <table:table-cell office:value-type="float" office:value="570707" calcext:value-type="float">
            <text:p>570707</text:p>
          </table:table-cell>
          <table:table-cell office:value-type="float" office:value="37.455322" calcext:value-type="float">
            <text:p>37.455322</text:p>
          </table:table-cell>
          <table:table-cell office:value-type="string" calcext:value-type="string">
            <text:p>37.455322,22.420458</text:p>
          </table:table-cell>
          <table:table-cell office:value-type="float" office:value="22.420458" calcext:value-type="float">
            <text:p>22.42045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Temple of Athena Alea at Tegea</text:p>
          </table:table-cell>
          <table:table-cell office:value-type="string" calcext:value-type="string">
            <text:p>3476e5d81a511a57a02ef3d2eaf50a53</text:p>
          </table:table-cell>
          <table:table-cell office:value-type="string" calcext:value-type="string">
            <text:p>Temple of Athena Alea at Tegea</text:p>
          </table:table-cell>
          <table:table-cell office:value-type="string" calcext:value-type="string">
            <text:p>GR</text:p>
          </table:table-cell>
        </table:table-row>
        <table:table-row table:style-name="ro2">
          <table:table-cell office:value-type="string" calcext:value-type="string">
            <text:p>B Camp, R., J. Becker, A. Rabinowitz</text:p>
          </table:table-cell>
          <table:table-cell office:value-type="string" calcext:value-type="string">
            <text:p>15.0052452, 40.4245798, 15.0052452, 40.4245798</text:p>
          </table:table-cell>
          <table:table-cell office:value-type="string" calcext:value-type="string">
            <text:p>2013-03-20T20:09:23Z</text:p>
          </table:table-cell>
          <table:table-cell office:value-type="string" calcext:value-type="string">
            <text:p>rcamp, jbecker</text:p>
          </table:table-cell>
          <table:table-cell office:value-type="float" office:value="3" calcext:value-type="float">
            <text:p>3</text:p>
          </table:table-cell>
          <table:table-cell office:value-type="string" calcext:value-type="string">
            <text:p>Late Archaic Doric Temple of Athena at Paestum</text:p>
          </table:table-cell>
          <table:table-cell office:value-type="string" calcext:value-type="string">
            <text:p>temple,</text:p>
          </table:table-cell>
          <table:table-cell office:value-type="string" calcext:value-type="string">
            <text:p>{"type": "Point", "coordinates": [15.0052452, 40.4245798]}</text:p>
          </table:table-cell>
          <table:table-cell office:value-type="string" calcext:value-type="string">
            <text:p>location-of-temple-of-athena</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07-08T14:52:48Z</text:p>
          </table:table-cell>
          <table:table-cell office:value-type="string" calcext:value-type="string">
            <text:p>/places/442733/location-of-temple-of-athena</text:p>
          </table:table-cell>
          <table:table-cell office:value-type="float" office:value="442733" calcext:value-type="float">
            <text:p>442733</text:p>
          </table:table-cell>
          <table:table-cell office:value-type="float" office:value="40.4245798" calcext:value-type="float">
            <text:p>40.4245798</text:p>
          </table:table-cell>
          <table:table-cell office:value-type="string" calcext:value-type="string">
            <text:p>40.424580,15.005245</text:p>
          </table:table-cell>
          <table:table-cell office:value-type="float" office:value="15.0052452" calcext:value-type="float">
            <text:p>15.0052452</text:p>
          </table:table-cell>
          <table:table-cell office:value-type="string" calcext:value-type="string">
            <text:p>dare:feature=temple, temple, Athena</text:p>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Temple of Athena at Paestum</text:p>
          </table:table-cell>
          <table:table-cell office:value-type="string" calcext:value-type="string">
            <text:p>b9494d0143fe8b0589a6b7f5bc33d115</text:p>
          </table:table-cell>
          <table:table-cell office:value-type="string" calcext:value-type="string">
            <text:p>Temple of Athena at Paestum</text:p>
          </table:table-cell>
          <table:table-cell office:value-type="string" calcext:value-type="string">
            <text:p>IT</text:p>
          </table:table-cell>
        </table:table-row>
        <table:table-row table:style-name="ro4">
          <table:table-cell office:value-type="string" calcext:value-type="string">
            <text:p>Prins, A., J. Becker</text:p>
          </table:table-cell>
          <table:table-cell office:value-type="string" calcext:value-type="string">
            <text:p>38.269948, 34.553302, 38.269948, 34.553302</text:p>
          </table:table-cell>
          <table:table-cell office:value-type="string" calcext:value-type="string">
            <text:p>2012-11-16T19:15:05Z</text:p>
          </table:table-cell>
          <table:table-cell office:value-type="string" calcext:value-type="string">
            <text:p>adamp</text:p>
          </table:table-cell>
          <table:table-cell office:value-type="float" office:value="10" calcext:value-type="float">
            <text:p>10</text:p>
          </table:table-cell>
          <table:table-cell office:value-type="string" calcext:value-type="string">
            <text:p>Temple of Ba'al in the ancient city of Palmyra. Coordinates determined by eye in Google Earth in November 2012, following description in UNESCO World Heritage List.</text:p>
          </table:table-cell>
          <table:table-cell office:value-type="string" calcext:value-type="string">
            <text:p>temple,</text:p>
          </table:table-cell>
          <table:table-cell office:value-type="string" calcext:value-type="string">
            <text:p>{"type": "Point", "coordinates": [38.269948, 34.553302]}</text:p>
          </table:table-cell>
          <table:table-cell office:value-type="string" calcext:value-type="string">
            <text:p>temple-of-baal</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5-24T17:11:31Z</text:p>
          </table:table-cell>
          <table:table-cell office:value-type="string" calcext:value-type="string">
            <text:p>/places/668331/temple-of-baal</text:p>
          </table:table-cell>
          <table:table-cell office:value-type="float" office:value="668331" calcext:value-type="float">
            <text:p>668331</text:p>
          </table:table-cell>
          <table:table-cell office:value-type="float" office:value="34.553302" calcext:value-type="float">
            <text:p>34.553302</text:p>
          </table:table-cell>
          <table:table-cell office:value-type="string" calcext:value-type="string">
            <text:p>34.553302,38.269948</text:p>
          </table:table-cell>
          <table:table-cell office:value-type="float" office:value="38.269948" calcext:value-type="float">
            <text:p>38.269948</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emple of Ba'al</text:p>
          </table:table-cell>
          <table:table-cell office:value-type="string" calcext:value-type="string">
            <text:p>a226564134fe31a8f8c7a2ae12a2f0b0</text:p>
          </table:table-cell>
          <table:table-cell office:value-type="string" calcext:value-type="string">
            <text:p>Temple of Ba'al</text:p>
          </table:table-cell>
          <table:table-cell office:value-type="string" calcext:value-type="string">
            <text:p>SY</text:p>
          </table:table-cell>
        </table:table-row>
        <table:table-row table:style-name="ro3">
          <table:table-cell office:value-type="string" calcext:value-type="string">
            <text:p>Ernest Staine, L., E. Dooley, A. Rabinowitz</text:p>
          </table:table-cell>
          <table:table-cell office:value-type="string" calcext:value-type="string">
            <text:p>12.816874, 37.586763, 12.816874, 37.586763</text:p>
          </table:table-cell>
          <table:table-cell office:value-type="string" calcext:value-type="string">
            <text:p>2013-04-29T00:38:21Z</text:p>
          </table:table-cell>
          <table:table-cell office:value-type="string" calcext:value-type="string">
            <text:p>lstaine, Erin Dooley</text:p>
          </table:table-cell>
          <table:table-cell office:value-type="float" office:value="4" calcext:value-type="float">
            <text:p>4</text:p>
          </table:table-cell>
          <table:table-cell office:value-type="string" calcext:value-type="string">
            <text:p>The Temple of Demeter was used for the worship of Demeter (Malophoros),Temple of <text:s/>goddess of fertility, grain and agriculture. Built in the 7th century BC,e temple was used continuously until its abandonment in 250 BC</text:p>
          </table:table-cell>
          <table:table-cell office:value-type="string" calcext:value-type="string">
            <text:p>temple,</text:p>
          </table:table-cell>
          <table:table-cell office:value-type="string" calcext:value-type="string">
            <text:p>{"type": "Point", "coordinates": [12.816874, 37.586763]}</text:p>
          </table:table-cell>
          <table:table-cell office:value-type="string" calcext:value-type="string">
            <text:p>temple-of-demeter-at-the-sanctuary-of-demeter-malophoros</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7-08T18:15:35Z</text:p>
          </table:table-cell>
          <table:table-cell office:value-type="string" calcext:value-type="string">
            <text:p>/places/462489/temple-of-demeter-at-the-sanctuary-of-demeter-malophoros</text:p>
          </table:table-cell>
          <table:table-cell office:value-type="float" office:value="462489" calcext:value-type="float">
            <text:p>462489</text:p>
          </table:table-cell>
          <table:table-cell office:value-type="float" office:value="37.586763" calcext:value-type="float">
            <text:p>37.586763</text:p>
          </table:table-cell>
          <table:table-cell office:value-type="string" calcext:value-type="string">
            <text:p>37.586763,12.816874</text:p>
          </table:table-cell>
          <table:table-cell office:value-type="float" office:value="12.816874" calcext:value-type="float">
            <text:p>12.816874</text:p>
          </table:table-cell>
          <table:table-cell office:value-type="string" calcext:value-type="string">
            <text:p>temple, Demeter</text:p>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Temple of Demeter at the Sanctuary of Demeter Malophoros</text:p>
          </table:table-cell>
          <table:table-cell office:value-type="string" calcext:value-type="string">
            <text:p>026cbde4b7ddd474afc29404bcfa5c38</text:p>
          </table:table-cell>
          <table:table-cell office:value-type="string" calcext:value-type="string">
            <text:p>Temple of Demeter at the Sanctuary of Demeter Malophoros</text:p>
          </table:table-cell>
          <table:table-cell office:value-type="string" calcext:value-type="string">
            <text:p>IT</text:p>
          </table:table-cell>
        </table:table-row>
        <table:table-row table:style-name="ro2">
          <table:table-cell office:value-type="string" calcext:value-type="string">
            <text:p>Alavi, N., J. Becker, L. Noble, A. Rabinowitz</text:p>
          </table:table-cell>
          <table:table-cell office:value-type="string" calcext:value-type="string">
            <text:p>15.0050533, 40.4191516, 15.0050533, 40.4191516</text:p>
          </table:table-cell>
          <table:table-cell office:value-type="string" calcext:value-type="string">
            <text:p>2013-03-20T20:03:37Z</text:p>
          </table:table-cell>
          <table:table-cell office:value-type="string" calcext:value-type="string">
            <text:p>nouraa, jbecker, Levi Noble</text:p>
          </table:table-cell>
          <table:table-cell office:value-type="float" office:value="3" calcext:value-type="float">
            <text:p>3</text:p>
          </table:table-cell>
          <table:table-cell office:value-type="string" calcext:value-type="string">
            <text:p>An Archaic Doric temple probably dedicated to Hera in the central urban sanctuary of Paestum/Poseidonia</text:p>
          </table:table-cell>
          <table:table-cell office:value-type="string" calcext:value-type="string">
            <text:p>temple,</text:p>
          </table:table-cell>
          <table:table-cell office:value-type="string" calcext:value-type="string">
            <text:p>{"type": "Point", "coordinates": [15.0050533, 40.4191516]}</text:p>
          </table:table-cell>
          <table:table-cell office:value-type="string" calcext:value-type="string">
            <text:p>location-of-temple-of-hera-i-basilic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7-08T14:24:56Z</text:p>
          </table:table-cell>
          <table:table-cell office:value-type="string" calcext:value-type="string">
            <text:p>/places/442733/location-of-temple-of-hera-i-basilica</text:p>
          </table:table-cell>
          <table:table-cell office:value-type="float" office:value="442733" calcext:value-type="float">
            <text:p>442733</text:p>
          </table:table-cell>
          <table:table-cell office:value-type="float" office:value="40.4191516" calcext:value-type="float">
            <text:p>40.4191516</text:p>
          </table:table-cell>
          <table:table-cell office:value-type="string" calcext:value-type="string">
            <text:p>40.419152,15.005053</text:p>
          </table:table-cell>
          <table:table-cell office:value-type="float" office:value="15.0050533" calcext:value-type="float">
            <text:p>15.0050533</text:p>
          </table:table-cell>
          <table:table-cell office:value-type="string" calcext:value-type="string">
            <text:p>Hera, temple, dare:feature=temple</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Hera I (the "Basilica")</text:p>
          </table:table-cell>
          <table:table-cell office:value-type="string" calcext:value-type="string">
            <text:p>a98a0c8b8ecc5fb213e6d7cd11abadc1</text:p>
          </table:table-cell>
          <table:table-cell office:value-type="string" calcext:value-type="string">
            <text:p>Temple of Hera I (the "Basilica")</text:p>
          </table:table-cell>
          <table:table-cell office:value-type="string" calcext:value-type="string">
            <text:p>IT</text:p>
          </table:table-cell>
        </table:table-row>
        <table:table-row table:style-name="ro4">
          <table:table-cell office:value-type="string" calcext:value-type="string">
            <text:p>Biad, A., J. Becker, A. Rabinowitz</text:p>
          </table:table-cell>
          <table:table-cell office:value-type="string" calcext:value-type="string">
            <text:p>15.0050313, 40.419813, 15.0050313, 40.419813</text:p>
          </table:table-cell>
          <table:table-cell office:value-type="string" calcext:value-type="string">
            <text:p>2013-03-20T20:05:22Z</text:p>
          </table:table-cell>
          <table:table-cell office:value-type="string" calcext:value-type="string">
            <text:p>alexbiad, jbecker</text:p>
          </table:table-cell>
          <table:table-cell office:value-type="float" office:value="3" calcext:value-type="float">
            <text:p>3</text:p>
          </table:table-cell>
          <table:table-cell office:value-type="string" calcext:value-type="string">
            <text:p>A fifth century BC Doric temple.</text:p>
          </table:table-cell>
          <table:table-cell office:value-type="string" calcext:value-type="string">
            <text:p>temple,</text:p>
          </table:table-cell>
          <table:table-cell office:value-type="string" calcext:value-type="string">
            <text:p>{"type": "Point", "coordinates": [15.0050313, 40.419813]}</text:p>
          </table:table-cell>
          <table:table-cell office:value-type="string" calcext:value-type="string">
            <text:p>location-of-temple-of-hera-ii-neptune</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07-08T14:29:33Z</text:p>
          </table:table-cell>
          <table:table-cell office:value-type="string" calcext:value-type="string">
            <text:p>/places/442733/location-of-temple-of-hera-ii-neptune</text:p>
          </table:table-cell>
          <table:table-cell office:value-type="float" office:value="442733" calcext:value-type="float">
            <text:p>442733</text:p>
          </table:table-cell>
          <table:table-cell office:value-type="float" office:value="40.419813" calcext:value-type="float">
            <text:p>40.419813</text:p>
          </table:table-cell>
          <table:table-cell office:value-type="string" calcext:value-type="string">
            <text:p>40.419813,15.005031</text:p>
          </table:table-cell>
          <table:table-cell office:value-type="float" office:value="15.0050313" calcext:value-type="float">
            <text:p>15.0050313</text:p>
          </table:table-cell>
          <table:table-cell office:value-type="string" calcext:value-type="string">
            <text:p>Hera,Temple of <text:s/>Poseidon,mple, dare:feature=temple</text:p>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Temple of Hera II (Neptune)</text:p>
          </table:table-cell>
          <table:table-cell office:value-type="string" calcext:value-type="string">
            <text:p>a4bbbe41f751c8c6409ae29ea15e636f</text:p>
          </table:table-cell>
          <table:table-cell office:value-type="string" calcext:value-type="string">
            <text:p>Temple of Hera II (Neptun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13.024731, 41.696925, 13.024731, 41.696925</text:p>
          </table:table-cell>
          <table:table-cell office:value-type="string" calcext:value-type="string">
            <text:p>2012-03-08T13:33:00Z</text:p>
          </table:table-cell>
          <table:table-cell office:value-type="string" calcext:value-type="string">
            <text:p>jbecker</text:p>
          </table:table-cell>
          <table:table-cell office:value-type="float" office:value="1" calcext:value-type="float">
            <text:p>1</text:p>
          </table:table-cell>
          <table:table-cell office:value-type="string" calcext:value-type="string">
            <text:p>temple of Iuno Moneta at Signia</text:p>
          </table:table-cell>
          <table:table-cell office:value-type="string" calcext:value-type="string">
            <text:p>unknown</text:p>
          </table:table-cell>
          <table:table-cell office:value-type="string" calcext:value-type="string">
            <text:p>{"type": "Point", "coordinates": [13.024731, 41.696925]}</text:p>
          </table:table-cell>
          <table:table-cell office:value-type="string" calcext:value-type="string">
            <text:p>temple-of-iuno-monet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07-09T16:52:06Z</text:p>
          </table:table-cell>
          <table:table-cell office:value-type="string" calcext:value-type="string">
            <text:p>/places/423072/temple-of-iuno-moneta</text:p>
          </table:table-cell>
          <table:table-cell office:value-type="float" office:value="423072" calcext:value-type="float">
            <text:p>423072</text:p>
          </table:table-cell>
          <table:table-cell office:value-type="float" office:value="41.696925" calcext:value-type="float">
            <text:p>41.696925</text:p>
          </table:table-cell>
          <table:table-cell office:value-type="string" calcext:value-type="string">
            <text:p>41.696925,13.024731</text:p>
          </table:table-cell>
          <table:table-cell office:value-type="float" office:value="13.024731" calcext:value-type="float">
            <text:p>13.024731</text:p>
          </table:table-cell>
          <table:table-cell office:value-type="string" calcext:value-type="string">
            <text:p>Iuno</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Iuno Moneta</text:p>
          </table:table-cell>
          <table:table-cell office:value-type="string" calcext:value-type="string">
            <text:p>0fc360dfe0b15210c7fe02a878f25cdc</text:p>
          </table:table-cell>
          <table:table-cell office:value-type="string" calcext:value-type="string">
            <text:p>Temple of Iuno Moneta</text:p>
          </table:table-cell>
          <table:table-cell office:value-type="string" calcext:value-type="string">
            <text:p>IT</text:p>
          </table:table-cell>
        </table:table-row>
        <table:table-row table:style-name="ro1">
          <table:table-cell office:value-type="string" calcext:value-type="string">
            <text:p>Becker, J., S. Gillies</text:p>
          </table:table-cell>
          <table:table-cell office:value-type="string" calcext:value-type="string">
            <text:p>13.259289, 41.290806, 13.260169, 41.291414</text:p>
          </table:table-cell>
          <table:table-cell office:value-type="string" calcext:value-type="string">
            <text:p>2012-09-28T14:30:39Z</text:p>
          </table:table-cell>
          <table:table-cell office:value-type="string" calcext:value-type="string">
            <text:p>jbecker</text:p>
          </table:table-cell>
          <table:table-cell office:value-type="float" office:value="5" calcext:value-type="float">
            <text:p>5</text:p>
          </table:table-cell>
          <table:table-cell office:value-type="string" calcext:value-type="string">
            <text:p>A late Republican sanctuary of the city of Terracina</text:p>
          </table:table-cell>
          <table:table-cell office:value-type="string" calcext:value-type="string">
            <text:p>temple,</text:p>
          </table:table-cell>
          <table:table-cell office:value-type="string" calcext:value-type="string">
            <text:p>{"type": "Polygon", "coordinates": [[[13.260006, 41.290806], [13.259289, 41.291019], [13.259425, 41.291414], [13.260169, 41.291253], [13.260006, 41.290806]]]}</text:p>
          </table:table-cell>
          <table:table-cell office:value-type="string" calcext:value-type="string">
            <text:p>temple-of-jupiter-anxur</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12-04T23:07:01Z</text:p>
          </table:table-cell>
          <table:table-cell office:value-type="string" calcext:value-type="string">
            <text:p>/places/433143/temple-of-jupiter-anxur</text:p>
          </table:table-cell>
          <table:table-cell office:value-type="float" office:value="433143" calcext:value-type="float">
            <text:p>433143</text:p>
          </table:table-cell>
          <table:table-cell office:value-type="float" office:value="41.2911213768" calcext:value-type="float">
            <text:p>41.2911213768</text:p>
          </table:table-cell>
          <table:table-cell office:value-type="string" calcext:value-type="string">
            <text:p>41.291121,13.259730</text:p>
          </table:table-cell>
          <table:table-cell office:value-type="float" office:value="13.259730192" calcext:value-type="float">
            <text:p>13.259730192</text:p>
          </table:table-cell>
          <table:table-cell office:value-type="string" calcext:value-type="string">
            <text:p>Zeus</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Temple of Jupiter Anxur</text:p>
          </table:table-cell>
          <table:table-cell office:value-type="string" calcext:value-type="string">
            <text:p>9759fe02f9e3d52f63d22d6984040d36</text:p>
          </table:table-cell>
          <table:table-cell office:value-type="string" calcext:value-type="string">
            <text:p>Temple of Jupiter Anxur</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2.5560224, 25.2935118, 32.5560224, 25.2935118</text:p>
          </table:table-cell>
          <table:table-cell office:value-type="string" calcext:value-type="string">
            <text:p>2013-02-20T18:56:5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unknown,</text:p>
          </table:table-cell>
          <table:table-cell office:value-type="string" calcext:value-type="string">
            <text:p>{"type": "Point", "coordinates": [32.5560224, 25.2935118]}</text:p>
          </table:table-cell>
          <table:table-cell office:value-type="string" calcext:value-type="string">
            <text:p>temple-of-khnum</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1-10T21:16:20Z</text:p>
          </table:table-cell>
          <table:table-cell office:value-type="string" calcext:value-type="string">
            <text:p>/places/786059/temple-of-khnum</text:p>
          </table:table-cell>
          <table:table-cell office:value-type="float" office:value="786059" calcext:value-type="float">
            <text:p>786059</text:p>
          </table:table-cell>
          <table:table-cell office:value-type="float" office:value="25.2935118" calcext:value-type="float">
            <text:p>25.2935118</text:p>
          </table:table-cell>
          <table:table-cell office:value-type="string" calcext:value-type="string">
            <text:p>25.293512,32.556022</text:p>
          </table:table-cell>
          <table:table-cell office:value-type="float" office:value="32.5560224" calcext:value-type="float">
            <text:p>32.5560224</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emple of Khnum</text:p>
          </table:table-cell>
          <table:table-cell office:value-type="string" calcext:value-type="string">
            <text:p>67447b35a7ca306d12fc54da3c289b52</text:p>
          </table:table-cell>
          <table:table-cell office:value-type="string" calcext:value-type="string">
            <text:p>Temple of Khnum</text:p>
          </table:table-cell>
          <table:table-cell office:value-type="string" calcext:value-type="string">
            <text:p>EG</text:p>
          </table:table-cell>
        </table:table-row>
        <table:table-row table:style-name="ro2">
          <table:table-cell office:value-type="string" calcext:value-type="string">
            <text:p>Becker, J.</text:p>
          </table:table-cell>
          <table:table-cell office:value-type="string" calcext:value-type="string">
            <text:p>12.755083, 41.513128, 12.755083, 41.513128</text:p>
          </table:table-cell>
          <table:table-cell office:value-type="string" calcext:value-type="string">
            <text:p>2012-12-07T14:33: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sanctuary to Mater Matuta in use between the seventh and fifth centuries BC</text:p>
          </table:table-cell>
          <table:table-cell office:value-type="string" calcext:value-type="string">
            <text:p>temple,</text:p>
          </table:table-cell>
          <table:table-cell office:value-type="string" calcext:value-type="string">
            <text:p>{"type": "Point", "coordinates": [12.755083, 41.513128]}</text:p>
          </table:table-cell>
          <table:table-cell office:value-type="string" calcext:value-type="string">
            <text:p>temple-of-mater-matuta</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2-12-13T11:44:25Z</text:p>
          </table:table-cell>
          <table:table-cell office:value-type="string" calcext:value-type="string">
            <text:p>/places/423060/temple-of-mater-matuta</text:p>
          </table:table-cell>
          <table:table-cell office:value-type="float" office:value="423060" calcext:value-type="float">
            <text:p>423060</text:p>
          </table:table-cell>
          <table:table-cell office:value-type="float" office:value="41.513128" calcext:value-type="float">
            <text:p>41.513128</text:p>
          </table:table-cell>
          <table:table-cell office:value-type="string" calcext:value-type="string">
            <text:p>41.513128,12.755083</text:p>
          </table:table-cell>
          <table:table-cell office:value-type="float" office:value="12.755083" calcext:value-type="float">
            <text:p>12.755083</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Temple of Mater Matuta</text:p>
          </table:table-cell>
          <table:table-cell office:value-type="string" calcext:value-type="string">
            <text:p>899ef5c3ccab0c3c9ea52aa2d4c12f37</text:p>
          </table:table-cell>
          <table:table-cell office:value-type="string" calcext:value-type="string">
            <text:p>Temple of Mater Matuta</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1.9183799, 26.1845358, 31.9183799, 26.1845358</text:p>
          </table:table-cell>
          <table:table-cell office:value-type="string" calcext:value-type="string">
            <text:p>2013-02-20T21:05:0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83799, 26.1845358]}</text:p>
          </table:table-cell>
          <table:table-cell office:value-type="string" calcext:value-type="string">
            <text:p>temple-of-set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6:14Z</text:p>
          </table:table-cell>
          <table:table-cell office:value-type="string" calcext:value-type="string">
            <text:p>/places/756512/temple-of-seti-i</text:p>
          </table:table-cell>
          <table:table-cell office:value-type="float" office:value="756512" calcext:value-type="float">
            <text:p>756512</text:p>
          </table:table-cell>
          <table:table-cell office:value-type="float" office:value="26.1845358" calcext:value-type="float">
            <text:p>26.1845358</text:p>
          </table:table-cell>
          <table:table-cell office:value-type="string" calcext:value-type="string">
            <text:p>26.184536,31.918380</text:p>
          </table:table-cell>
          <table:table-cell office:value-type="float" office:value="31.9183799" calcext:value-type="float">
            <text:p>31.9183799</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Temple of Seti I</text:p>
          </table:table-cell>
          <table:table-cell office:value-type="string" calcext:value-type="string">
            <text:p>3c9de61def576ee86f987a18d0621a6e</text:p>
          </table:table-cell>
          <table:table-cell office:value-type="string" calcext:value-type="string">
            <text:p>Temple of Seti I</text:p>
          </table:table-cell>
          <table:table-cell office:value-type="string" calcext:value-type="string">
            <text:p>EG</text:p>
          </table:table-cell>
        </table:table-row>
        <table:table-row table:style-name="ro1">
          <table:table-cell office:value-type="string" calcext:value-type="string">
            <text:p>Horne, R.</text:p>
          </table:table-cell>
          <table:table-cell office:value-type="string" calcext:value-type="string">
            <text:p>27.1837067, 39.1330313, 27.1837067, 39.1330313</text:p>
          </table:table-cell>
          <table:table-cell office:value-type="string" calcext:value-type="string">
            <text:p>2013-04-14T20:49:58Z</text:p>
          </table:table-cell>
          <table:table-cell office:value-type="string" calcext:value-type="string">
            <text:p>rmhorne</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7.1837067, 39.1330313]}</text:p>
          </table:table-cell>
          <table:table-cell office:value-type="string" calcext:value-type="string">
            <text:p>trajan-tempel</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0T00:39:15Z</text:p>
          </table:table-cell>
          <table:table-cell office:value-type="string" calcext:value-type="string">
            <text:p>/places/550812/trajan-tempel</text:p>
          </table:table-cell>
          <table:table-cell office:value-type="float" office:value="550812" calcext:value-type="float">
            <text:p>550812</text:p>
          </table:table-cell>
          <table:table-cell office:value-type="float" office:value="39.1330313" calcext:value-type="float">
            <text:p>39.1330313</text:p>
          </table:table-cell>
          <table:table-cell office:value-type="string" calcext:value-type="string">
            <text:p>39.133031,27.183707</text:p>
          </table:table-cell>
          <table:table-cell office:value-type="float" office:value="27.1837067" calcext:value-type="float">
            <text:p>27.183706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emple of Trajan at Pergamum</text:p>
          </table:table-cell>
          <table:table-cell office:value-type="string" calcext:value-type="string">
            <text:p>8913fcf838432655b5e1167da6fed0f7</text:p>
          </table:table-cell>
          <table:table-cell office:value-type="string" calcext:value-type="string">
            <text:p>Temple of Trajan at Pergamum</text:p>
          </table:table-cell>
          <table:table-cell office:value-type="string" calcext:value-type="string">
            <text:p>TR</text:p>
          </table:table-cell>
        </table:table-row>
        <table:table-row table:style-name="ro2">
          <table:table-cell office:value-type="string" calcext:value-type="string">
            <text:p>Heath,Temple of <text:s/>S., J. Becker, S. Gillies, Elliott</text:p>
          </table:table-cell>
          <table:table-cell office:value-type="string" calcext:value-type="string">
            <text:p>12.4862, 41.8917, 12.4862, 41.8917</text:p>
          </table:table-cell>
          <table:table-cell office:value-type="string" calcext:value-type="string">
            <text:p>2011-01-24T18:04:52Z</text:p>
          </table:table-cell>
          <table:table-cell office:value-type="string" calcext:value-type="string">
            <text:p>sebs</text:p>
          </table:table-cell>
          <table:table-cell office:value-type="float" office:value="2" calcext:value-type="float">
            <text:p>2</text:p>
          </table:table-cell>
          <table:table-cell office:value-type="string" calcext:value-type="string">
            <text:p>Location as derived from Google Earth, specifically the Temple of Vesta in the Roman Forum.</text:p>
          </table:table-cell>
          <table:table-cell office:value-type="string" calcext:value-type="string">
            <text:p>temple,</text:p>
          </table:table-cell>
          <table:table-cell office:value-type="string" calcext:value-type="string">
            <text:p>{"type": "Point", "coordinates": [12.4862, 41.8917]}</text:p>
          </table:table-cell>
          <table:table-cell office:value-type="string" calcext:value-type="string">
            <text:p>temple-of-vest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4-02-16T15:20:04Z</text:p>
          </table:table-cell>
          <table:table-cell office:value-type="string" calcext:value-type="string">
            <text:p>/places/423025/temple-of-vesta</text:p>
          </table:table-cell>
          <table:table-cell office:value-type="float" office:value="423025" calcext:value-type="float">
            <text:p>423025</text:p>
          </table:table-cell>
          <table:table-cell office:value-type="float" office:value="41.8917" calcext:value-type="float">
            <text:p>41.8917</text:p>
          </table:table-cell>
          <table:table-cell office:value-type="string" calcext:value-type="string">
            <text:p>41.891700,12.486200</text:p>
          </table:table-cell>
          <table:table-cell office:value-type="float" office:value="12.4862" calcext:value-type="float">
            <text:p>12.4862</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Vesta</text:p>
          </table:table-cell>
          <table:table-cell office:value-type="string" calcext:value-type="string">
            <text:p>c92c92cd5ad0897a62475e9676b160b1</text:p>
          </table:table-cell>
          <table:table-cell office:value-type="string" calcext:value-type="string">
            <text:p>Temple of Vesta</text:p>
          </table:table-cell>
          <table:table-cell office:value-type="string" calcext:value-type="string">
            <text:p>IT</text:p>
          </table:table-cell>
        </table:table-row>
        <table:table-row table:style-name="ro1">
          <table:table-cell office:value-type="string" calcext:value-type="string">
            <text:p>Elliott, T.</text:p>
          </table:table-cell>
          <table:table-cell office:value-type="string" calcext:value-type="string">
            <text:p>28.722572741, 37.709522193, 28.7237384877, 37.7099318743</text:p>
          </table:table-cell>
          <table:table-cell office:value-type="string" calcext:value-type="string">
            <text:p>2010-08-27T21:23:26Z</text:p>
          </table:table-cell>
          <table:table-cell office:value-type="string" calcext:value-type="string">
            <text:p>thomase</text:p>
          </table:table-cell>
          <table:table-cell table:number-columns-repeated="2"/>
          <table:table-cell office:value-type="string" calcext:value-type="string">
            <text:p>unknown</text:p>
          </table:table-cell>
          <table:table-cell office:value-type="string" calcext:value-type="string">
            <text:p>{"type": "Polygon", "coordinates": [[[28.72292115267819, 37.70952219302279, 0.0], [28.72260905624125, 37.70954538670958, 0.0], [28.72257274101629, 37.7097346496723, 0.0], [28.72286865086417, 37.70983664348674, 0.0], [28.7236860299608, 37.70993187428373, 0.0], [28.7237384877137, 37.70965068472989, 0.0], [28.72292115267819, 37.70952219302279, 0.0]]]}</text:p>
          </table:table-cell>
          <table:table-cell office:value-type="string" calcext:value-type="string">
            <text:p>temple-church</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2-08T00:19:07Z</text:p>
          </table:table-cell>
          <table:table-cell office:value-type="string" calcext:value-type="string">
            <text:p>/places/638753/temple-church</text:p>
          </table:table-cell>
          <table:table-cell office:value-type="float" office:value="638753" calcext:value-type="float">
            <text:p>638753</text:p>
          </table:table-cell>
          <table:table-cell office:value-type="float" office:value="37.7097188302" calcext:value-type="float">
            <text:p>37.7097188302</text:p>
          </table:table-cell>
          <table:table-cell office:value-type="string" calcext:value-type="string">
            <text:p>37.709719,28.723189</text:p>
          </table:table-cell>
          <table:table-cell office:value-type="float" office:value="28.7231890209" calcext:value-type="float">
            <text:p>28.7231890209</text:p>
          </table:table-cell>
          <table:table-cell table:number-columns-repeated="3"/>
          <table:table-cell office:value-type="string" calcext:value-type="string">
            <text:p>-30.0,640.0</text:p>
          </table:table-cell>
          <table:table-cell office:value-type="string" calcext:value-type="string">
            <text:p>Temple/Church</text:p>
          </table:table-cell>
          <table:table-cell office:value-type="string" calcext:value-type="string">
            <text:p>22d7912d314cd15b3a1bde34e4852b35</text:p>
          </table:table-cell>
          <table:table-cell office:value-type="string" calcext:value-type="string">
            <text:p>Temple/Church</text:p>
          </table:table-cell>
          <table:table-cell office:value-type="string" calcext:value-type="string">
            <text:p>TR</text:p>
          </table:table-cell>
        </table:table-row>
        <table:table-row table:style-name="ro3">
          <table:table-cell office:value-type="string" calcext:value-type="string">
            <text:p>Kissinger,Temple of <text:s/>A., E. Shea, C. Lee, S. Wright, A. Rabinowitz, Elliott</text:p>
          </table:table-cell>
          <table:table-cell office:value-type="string" calcext:value-type="string">
            <text:p>23.726443, 37.972, 23.726443, 37.972</text:p>
          </table:table-cell>
          <table:table-cell office:value-type="string" calcext:value-type="string">
            <text:p>2013-04-25T19:36:54Z</text:p>
          </table:table-cell>
          <table:table-cell office:value-type="string" calcext:value-type="string">
            <text:p>April Kissinger, Eric Shea, Chelsea Lee, swright</text:p>
          </table:table-cell>
          <table:table-cell office:value-type="float" office:value="6" calcext:value-type="float">
            <text:p>6</text:p>
          </table:table-cell>
          <table:table-cell office:value-type="string" calcext:value-type="string">
            <text:p>The Erechtheion is a temple on the Athenian Acropolis dedicated to Athena Polias and other deities and heroes; the temple is of the Ionic order with several distinctive features, including its famous caryatid porch</text:p>
          </table:table-cell>
          <table:table-cell office:value-type="string" calcext:value-type="string">
            <text:p>temple,</text:p>
          </table:table-cell>
          <table:table-cell office:value-type="string" calcext:value-type="string">
            <text:p>{"type": "Point", "coordinates": [23.726443, 37.972]}</text:p>
          </table:table-cell>
          <table:table-cell office:value-type="string" calcext:value-type="string">
            <text:p>the-erechthe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08T18:22:21Z</text:p>
          </table:table-cell>
          <table:table-cell office:value-type="string" calcext:value-type="string">
            <text:p>/places/579885/the-erechtheion</text:p>
          </table:table-cell>
          <table:table-cell office:value-type="float" office:value="579885" calcext:value-type="float">
            <text:p>579885</text:p>
          </table:table-cell>
          <table:table-cell office:value-type="float" office:value="37.972" calcext:value-type="float">
            <text:p>37.972</text:p>
          </table:table-cell>
          <table:table-cell office:value-type="string" calcext:value-type="string">
            <text:p>37.972000,23.726443</text:p>
          </table:table-cell>
          <table:table-cell office:value-type="float" office:value="23.726443" calcext:value-type="float">
            <text:p>23.726443</text:p>
          </table:table-cell>
          <table:table-cell office:value-type="string" calcext:value-type="string">
            <text:p>Athena</text:p>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The Erechtheion</text:p>
          </table:table-cell>
          <table:table-cell office:value-type="string" calcext:value-type="string">
            <text:p>07bba6f730e89ad16e0058d297240dd4</text:p>
          </table:table-cell>
          <table:table-cell office:value-type="string" calcext:value-type="string">
            <text:p>The Erechtheion</text:p>
          </table:table-cell>
          <table:table-cell office:value-type="string" calcext:value-type="string">
            <text:p>GR</text:p>
          </table:table-cell>
        </table:table-row>
        <table:table-row table:style-name="ro5">
          <table:table-cell office:value-type="string" calcext:value-type="string">
            <text:p>Ernest Staine, L., H. Smith, A. Rabinowitz</text:p>
          </table:table-cell>
          <table:table-cell office:value-type="string" calcext:value-type="string">
            <text:p>27.18383, 39.130991, 27.18383, 39.130991</text:p>
          </table:table-cell>
          <table:table-cell office:value-type="string" calcext:value-type="string">
            <text:p>2013-04-29T01:12:00Z</text:p>
          </table:table-cell>
          <table:table-cell office:value-type="string" calcext:value-type="string">
            <text:p>lstaine, Hanna Smith</text:p>
          </table:table-cell>
          <table:table-cell office:value-type="float" office:value="10" calcext:value-type="float">
            <text:p>10</text:p>
          </table:table-cell>
          <table:table-cell office:value-type="string" calcext:value-type="string">
            <text:p>The Great Altar of Zeus, constructed during the first half of the 2nd century BC, is a monumental altar on a high platform, with two projecting wings; its Hellenistic Baroque sculptural program includes a high-relief Gigantomachy around the outside of the building and an interior frieze depicting the story of the mythical hero Telephos</text:p>
          </table:table-cell>
          <table:table-cell office:value-type="string" calcext:value-type="string">
            <text:p>temple,</text:p>
          </table:table-cell>
          <table:table-cell office:value-type="string" calcext:value-type="string">
            <text:p>{"type": "Point", "coordinates": [27.18383, 39.130991]}</text:p>
          </table:table-cell>
          <table:table-cell office:value-type="string" calcext:value-type="string">
            <text:p>the-great-altar-at-pergam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7-08T18:17:57Z</text:p>
          </table:table-cell>
          <table:table-cell office:value-type="string" calcext:value-type="string">
            <text:p>/places/550812/the-great-altar-at-pergamon</text:p>
          </table:table-cell>
          <table:table-cell office:value-type="float" office:value="550812" calcext:value-type="float">
            <text:p>550812</text:p>
          </table:table-cell>
          <table:table-cell office:value-type="float" office:value="39.130991" calcext:value-type="float">
            <text:p>39.130991</text:p>
          </table:table-cell>
          <table:table-cell office:value-type="string" calcext:value-type="string">
            <text:p>39.130991,27.183830</text:p>
          </table:table-cell>
          <table:table-cell office:value-type="float" office:value="27.18383" calcext:value-type="float">
            <text:p>27.18383</text:p>
          </table:table-cell>
          <table:table-cell office:value-type="string" calcext:value-type="string">
            <text:p>Altar, Zeus, Hellenistic Baroque Style</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Great Altar at Pergamon</text:p>
          </table:table-cell>
          <table:table-cell office:value-type="string" calcext:value-type="string">
            <text:p>fd90a6e418cc1c86e60ed5920d01285a</text:p>
          </table:table-cell>
          <table:table-cell office:value-type="string" calcext:value-type="string">
            <text:p>The Great Altar at Pergamon</text:p>
          </table:table-cell>
          <table:table-cell office:value-type="string" calcext:value-type="string">
            <text:p>TR</text:p>
          </table:table-cell>
        </table:table-row>
        <table:table-row table:style-name="ro2">
          <table:table-cell office:value-type="string" calcext:value-type="string">
            <text:p>Becker, J.</text:p>
          </table:table-cell>
          <table:table-cell office:value-type="string" calcext:value-type="string">
            <text:p>31.137235, 29.975257, 31.137235, 29.975257</text:p>
          </table:table-cell>
          <table:table-cell office:value-type="string" calcext:value-type="string">
            <text:p>2013-02-19T21:52:1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onumental limestone sphinx on the Giza plateau, likely connected with the reign of Pharaoh Khafre. Location based on OpenStreetMap</text:p>
          </table:table-cell>
          <table:table-cell office:value-type="string" calcext:value-type="string">
            <text:p>temple,</text:p>
          </table:table-cell>
          <table:table-cell office:value-type="string" calcext:value-type="string">
            <text:p>{"type": "Point", "coordinates": [31.137235, 29.975257]}</text:p>
          </table:table-cell>
          <table:table-cell office:value-type="string" calcext:value-type="string">
            <text:p>the-great-sphinx</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9Z</text:p>
          </table:table-cell>
          <table:table-cell office:value-type="string" calcext:value-type="string">
            <text:p>/places/442962448/the-great-sphinx</text:p>
          </table:table-cell>
          <table:table-cell office:value-type="float" office:value="442962448" calcext:value-type="float">
            <text:p>442962448</text:p>
          </table:table-cell>
          <table:table-cell office:value-type="float" office:value="29.975257" calcext:value-type="float">
            <text:p>29.975257</text:p>
          </table:table-cell>
          <table:table-cell office:value-type="string" calcext:value-type="string">
            <text:p>29.975257,31.137235</text:p>
          </table:table-cell>
          <table:table-cell office:value-type="float" office:value="31.137235" calcext:value-type="float">
            <text:p>31.137235</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The Great Sphinx</text:p>
          </table:table-cell>
          <table:table-cell office:value-type="string" calcext:value-type="string">
            <text:p>b6a51566fdb8da731814e8b4b7d5d374</text:p>
          </table:table-cell>
          <table:table-cell office:value-type="string" calcext:value-type="string">
            <text:p>The Great Sphinx</text:p>
          </table:table-cell>
          <table:table-cell office:value-type="string" calcext:value-type="string">
            <text:p>EG</text:p>
          </table:table-cell>
        </table:table-row>
        <table:table-row table:style-name="ro2">
          <table:table-cell office:value-type="string" calcext:value-type="string">
            <text:p>N Miller, J., A. Kokiousis, A. Rabinowitz</text:p>
          </table:table-cell>
          <table:table-cell office:value-type="string" calcext:value-type="string">
            <text:p>27.2964992523, 37.6593017578, 27.2964992523, 37.6593017578</text:p>
          </table:table-cell>
          <table:table-cell office:value-type="string" calcext:value-type="string">
            <text:p>2013-05-01T20:00:38Z</text:p>
          </table:table-cell>
          <table:table-cell office:value-type="string" calcext:value-type="string">
            <text:p>jmiller, Anastasia Kokiousis</text:p>
          </table:table-cell>
          <table:table-cell office:value-type="float" office:value="5" calcext:value-type="float">
            <text:p>5</text:p>
          </table:table-cell>
          <table:table-cell office:value-type="string" calcext:value-type="string">
            <text:p>The temple of Athena at Priene, built by the architect Pytheos, is an especially good example of the Late Classical form of the Ionic order</text:p>
          </table:table-cell>
          <table:table-cell office:value-type="string" calcext:value-type="string">
            <text:p>temple,</text:p>
          </table:table-cell>
          <table:table-cell office:value-type="string" calcext:value-type="string">
            <text:p>{"type": "Point", "coordinates": [27.29649925231934, 37.6593017578125]}</text:p>
          </table:table-cell>
          <table:table-cell office:value-type="string" calcext:value-type="string">
            <text:p>the-temple-of-athena-polias-at-priene</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08T18:01:41Z</text:p>
          </table:table-cell>
          <table:table-cell office:value-type="string" calcext:value-type="string">
            <text:p>/places/599905/the-temple-of-athena-polias-at-priene</text:p>
          </table:table-cell>
          <table:table-cell office:value-type="float" office:value="599905" calcext:value-type="float">
            <text:p>599905</text:p>
          </table:table-cell>
          <table:table-cell office:value-type="float" office:value="37.6593017578" calcext:value-type="float">
            <text:p>37.6593017578</text:p>
          </table:table-cell>
          <table:table-cell office:value-type="string" calcext:value-type="string">
            <text:p>37.659302,27.296499</text:p>
          </table:table-cell>
          <table:table-cell office:value-type="float" office:value="27.2964992523" calcext:value-type="float">
            <text:p>27.2964992523</text:p>
          </table:table-cell>
          <table:table-cell office:value-type="string" calcext:value-type="string">
            <text:p>dare:feature=major temple, temple, Athena</text:p>
          </table:table-cell>
          <table:table-cell office:value-type="string" calcext:value-type="string">
            <text:p>CH</text:p>
          </table:table-cell>
          <table:table-cell office:value-type="string" calcext:value-type="string">
            <text:p>classical,hellenistic-roman-early-empire</text:p>
          </table:table-cell>
          <table:table-cell office:value-type="string" calcext:value-type="string">
            <text:p>-550.0,300.0</text:p>
          </table:table-cell>
          <table:table-cell office:value-type="string" calcext:value-type="string">
            <text:p>The Temple of Athena Polias at Priene</text:p>
          </table:table-cell>
          <table:table-cell office:value-type="string" calcext:value-type="string">
            <text:p>8ffaa26969f4f6ddc2186b63f2ea1801</text:p>
          </table:table-cell>
          <table:table-cell office:value-type="string" calcext:value-type="string">
            <text:p>The Temple of Athena Polias at Priene</text:p>
          </table:table-cell>
          <table:table-cell office:value-type="string" calcext:value-type="string">
            <text:p>TR</text:p>
          </table:table-cell>
        </table:table-row>
        <table:table-row table:style-name="ro2">
          <table:table-cell office:value-type="string" calcext:value-type="string">
            <text:p>Nagy, N.</text:p>
          </table:table-cell>
          <table:table-cell office:value-type="string" calcext:value-type="string">
            <text:p>32.6700972222, 26.141775, 32.6700972222, 26.141775</text:p>
          </table:table-cell>
          <table:table-cell office:value-type="string" calcext:value-type="string">
            <text:p>2011-06-16T19:02:33Z</text:p>
          </table:table-cell>
          <table:table-cell office:value-type="string" calcext:value-type="string">
            <text:p>nnagy</text:p>
          </table:table-cell>
          <table:table-cell office:value-type="float" office:value="1" calcext:value-type="float">
            <text:p>1</text:p>
          </table:table-cell>
          <table:table-cell office:value-type="string" calcext:value-type="string">
            <text:p>The Ptolemaic temple to Hathor, one of the festival temples built within the Dodekaschoinos.</text:p>
          </table:table-cell>
          <table:table-cell office:value-type="string" calcext:value-type="string">
            <text:p>unknown</text:p>
          </table:table-cell>
          <table:table-cell office:value-type="string" calcext:value-type="string">
            <text:p>{"type": "Point", "coordinates": [32.67009722222222, 26.141775, 74.88937611114197]}</text:p>
          </table:table-cell>
          <table:table-cell office:value-type="string" calcext:value-type="string">
            <text:p>the-temple-of-hathor-at-dendera</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2-15T03:26:35Z</text:p>
          </table:table-cell>
          <table:table-cell office:value-type="string" calcext:value-type="string">
            <text:p>/places/786127/the-temple-of-hathor-at-dendera</text:p>
          </table:table-cell>
          <table:table-cell office:value-type="float" office:value="786127" calcext:value-type="float">
            <text:p>786127</text:p>
          </table:table-cell>
          <table:table-cell office:value-type="float" office:value="29.55009" calcext:value-type="float">
            <text:p>29.55009</text:p>
          </table:table-cell>
          <table:table-cell office:value-type="string" calcext:value-type="string">
            <text:p>29.550090,79.541530</text:p>
          </table:table-cell>
          <table:table-cell office:value-type="float" office:value="79.54153" calcext:value-type="float">
            <text:p>79.5415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Hathor at Dendera</text:p>
          </table:table-cell>
          <table:table-cell office:value-type="string" calcext:value-type="string">
            <text:p>89520e9b918e737fce975d3676a87758</text:p>
          </table:table-cell>
          <table:table-cell office:value-type="string" calcext:value-type="string">
            <text:p>The Temple of Hathor at Dendera</text:p>
          </table:table-cell>
          <table:table-cell office:value-type="string" calcext:value-type="string">
            <text:p>IN</text:p>
          </table:table-cell>
        </table:table-row>
        <table:table-row table:style-name="ro1">
          <table:table-cell office:value-type="string" calcext:value-type="string">
            <text:p>Nagy, N.</text:p>
          </table:table-cell>
          <table:table-cell office:value-type="string" calcext:value-type="string">
            <text:p>32.8734888889, 24.9779333333, 32.8734888889, 24.9779333333</text:p>
          </table:table-cell>
          <table:table-cell office:value-type="string" calcext:value-type="string">
            <text:p>2011-04-14T18:15:59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center of the Edfu temple complex.</text:p>
          </table:table-cell>
          <table:table-cell office:value-type="string" calcext:value-type="string">
            <text:p>unknown</text:p>
          </table:table-cell>
          <table:table-cell office:value-type="string" calcext:value-type="string">
            <text:p>{"type": "Point", "coordinates": [32.87348888888889, 24.97793333333334, 93.00000000000001]}</text:p>
          </table:table-cell>
          <table:table-cell office:value-type="string" calcext:value-type="string">
            <text:p>edfu</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2-15T03:24:40Z</text:p>
          </table:table-cell>
          <table:table-cell office:value-type="string" calcext:value-type="string">
            <text:p>/places/785974/edfu</text:p>
          </table:table-cell>
          <table:table-cell office:value-type="float" office:value="785974" calcext:value-type="float">
            <text:p>785974</text:p>
          </table:table-cell>
          <table:table-cell office:value-type="float" office:value="36.4227215" calcext:value-type="float">
            <text:p>36.4227215</text:p>
          </table:table-cell>
          <table:table-cell office:value-type="string" calcext:value-type="string">
            <text:p>36.422722,9.218092</text:p>
          </table:table-cell>
          <table:table-cell office:value-type="float" office:value="9.2180918" calcext:value-type="float">
            <text:p>9.2180918</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Horus</text:p>
          </table:table-cell>
          <table:table-cell office:value-type="string" calcext:value-type="string">
            <text:p>24a3da5c22d22d11f16e99f4e056eaca</text:p>
          </table:table-cell>
          <table:table-cell office:value-type="string" calcext:value-type="string">
            <text:p>The Temple of Horus</text:p>
          </table:table-cell>
          <table:table-cell office:value-type="string" calcext:value-type="string">
            <text:p>TN</text:p>
          </table:table-cell>
        </table:table-row>
        <table:table-row table:style-name="ro4">
          <table:table-cell office:value-type="string" calcext:value-type="string">
            <text:p>Prins, A.</text:p>
          </table:table-cell>
          <table:table-cell office:value-type="string" calcext:value-type="string">
            <text:p>36.305319, 33.511234, 36.305319, 33.511234</text:p>
          </table:table-cell>
          <table:table-cell office:value-type="string" calcext:value-type="string">
            <text:p>2012-11-28T21:01:09Z</text:p>
          </table:table-cell>
          <table:table-cell office:value-type="string" calcext:value-type="string">
            <text:p>adamp</text:p>
          </table:table-cell>
          <table:table-cell office:value-type="float" office:value="1" calcext:value-type="float">
            <text:p>1</text:p>
          </table:table-cell>
          <table:table-cell office:value-type="string" calcext:value-type="string">
            <text:p>Remains of the Roman Temple of Jupiter in the Ancient City of Damascus. Coordinates determined by eye in Google Earth in November 2012, following description in UNESCO World Heritage List.</text:p>
          </table:table-cell>
          <table:table-cell office:value-type="string" calcext:value-type="string">
            <text:p>temple,</text:p>
          </table:table-cell>
          <table:table-cell office:value-type="string" calcext:value-type="string">
            <text:p>{"type": "Point", "coordinates": [36.305319, 33.511234]}</text:p>
          </table:table-cell>
          <table:table-cell office:value-type="string" calcext:value-type="string">
            <text:p>the-temple-of-jupite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1T16:52:03Z</text:p>
          </table:table-cell>
          <table:table-cell office:value-type="string" calcext:value-type="string">
            <text:p>/places/678106/the-temple-of-jupiter</text:p>
          </table:table-cell>
          <table:table-cell office:value-type="float" office:value="678106" calcext:value-type="float">
            <text:p>678106</text:p>
          </table:table-cell>
          <table:table-cell office:value-type="float" office:value="33.511234" calcext:value-type="float">
            <text:p>33.511234</text:p>
          </table:table-cell>
          <table:table-cell office:value-type="string" calcext:value-type="string">
            <text:p>33.511234,36.305319</text:p>
          </table:table-cell>
          <table:table-cell office:value-type="float" office:value="36.305319" calcext:value-type="float">
            <text:p>36.305319</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he Temple of Jupiter</text:p>
          </table:table-cell>
          <table:table-cell office:value-type="string" calcext:value-type="string">
            <text:p>a7d44fee023f9a3fcfcc5f44cf8ca78e</text:p>
          </table:table-cell>
          <table:table-cell office:value-type="string" calcext:value-type="string">
            <text:p>The Temple of Jupiter</text:p>
          </table:table-cell>
          <table:table-cell office:value-type="string" calcext:value-type="string">
            <text:p>SY</text:p>
          </table:table-cell>
        </table:table-row>
        <table:table-row table:style-name="ro1">
          <table:table-cell office:value-type="string" calcext:value-type="string">
            <text:p>Nagy, N., S. Gillies</text:p>
          </table:table-cell>
          <table:table-cell office:value-type="string" calcext:value-type="string">
            <text:p>32.9282444444, 24.4520527778, 32.9282444444, 24.4520527778</text:p>
          </table:table-cell>
          <table:table-cell office:value-type="string" calcext:value-type="string">
            <text:p>2011-06-16T19:54:21Z</text:p>
          </table:table-cell>
          <table:table-cell office:value-type="string" calcext:value-type="string">
            <text:p>nnagy</text:p>
          </table:table-cell>
          <table:table-cell office:value-type="float" office:value="1" calcext:value-type="float">
            <text:p>1</text:p>
          </table:table-cell>
          <table:table-cell office:value-type="string" calcext:value-type="string">
            <text:p>The Ptolemaic temple to Sobek and Horus the Elder at Kom Ombo.</text:p>
          </table:table-cell>
          <table:table-cell office:value-type="string" calcext:value-type="string">
            <text:p>temple,</text:p>
          </table:table-cell>
          <table:table-cell office:value-type="string" calcext:value-type="string">
            <text:p>{"type": "Point", "coordinates": [32.92824444444445, 24.45205277777778, 98.4013404501073]}</text:p>
          </table:table-cell>
          <table:table-cell office:value-type="string" calcext:value-type="string">
            <text:p>the-temple-of-kom-ombo</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6-02-16T19:47:10Z</text:p>
          </table:table-cell>
          <table:table-cell office:value-type="string" calcext:value-type="string">
            <text:p>/places/786079/the-temple-of-kom-ombo</text:p>
          </table:table-cell>
          <table:table-cell office:value-type="float" office:value="786079" calcext:value-type="float">
            <text:p>786079</text:p>
          </table:table-cell>
          <table:table-cell office:value-type="float" office:value="45.8598168" calcext:value-type="float">
            <text:p>45.8598168</text:p>
          </table:table-cell>
          <table:table-cell office:value-type="string" calcext:value-type="string">
            <text:p>45.859817,13.342890</text:p>
          </table:table-cell>
          <table:table-cell office:value-type="float" office:value="13.3428899" calcext:value-type="float">
            <text:p>13.3428899</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Kom Ombo</text:p>
          </table:table-cell>
          <table:table-cell office:value-type="string" calcext:value-type="string">
            <text:p>644418f6c5a002af942ef52aef9554dc</text:p>
          </table:table-cell>
          <table:table-cell office:value-type="string" calcext:value-type="string">
            <text:p>The Temple of Kom Ombo</text:p>
          </table:table-cell>
          <table:table-cell office:value-type="string" calcext:value-type="string">
            <text:p>IT</text:p>
          </table:table-cell>
        </table:table-row>
        <table:table-row table:style-name="ro3">
          <table:table-cell office:value-type="string" calcext:value-type="string">
            <text:p>Nagy, N.</text:p>
          </table:table-cell>
          <table:table-cell office:value-type="string" calcext:value-type="string">
            <text:p>31.626769, 22.337647, 31.626769, 22.337647</text:p>
          </table:table-cell>
          <table:table-cell office:value-type="string" calcext:value-type="string">
            <text:p>2011-09-15T20:53:59Z</text:p>
          </table:table-cell>
          <table:table-cell office:value-type="string" calcext:value-type="string">
            <text:p>nnagy</text:p>
          </table:table-cell>
          <table:table-cell office:value-type="float" office:value="2" calcext:value-type="float">
            <text:p>2</text:p>
          </table:table-cell>
          <table:table-cell office:value-type="string" calcext:value-type="string">
            <text:p>The smaller of the two temples at Abu Simbel, dedicated to the goddess Hathor and the deified queen Nefertari. <text:s/>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6769, 22.337647]}</text:p>
          </table:table-cell>
          <table:table-cell office:value-type="string" calcext:value-type="string">
            <text:p>the-temple-to-nefertari-at-abu-simbel-current-location</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03:06:39Z</text:p>
          </table:table-cell>
          <table:table-cell office:value-type="string" calcext:value-type="string">
            <text:p>/places/721417202/the-temple-to-nefertari-at-abu-simbel-current-location</text:p>
          </table:table-cell>
          <table:table-cell office:value-type="float" office:value="721417202" calcext:value-type="float">
            <text:p>721417202</text:p>
          </table:table-cell>
          <table:table-cell office:value-type="float" office:value="22.337647" calcext:value-type="float">
            <text:p>22.337647</text:p>
          </table:table-cell>
          <table:table-cell office:value-type="string" calcext:value-type="string">
            <text:p>22.337647,31.626769</text:p>
          </table:table-cell>
          <table:table-cell office:value-type="float" office:value="31.626769" calcext:value-type="float">
            <text:p>31.62676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The Temple to Nefertari at Abu Simbel (Current Location)</text:p>
          </table:table-cell>
          <table:table-cell office:value-type="string" calcext:value-type="string">
            <text:p>e3fce81f2229c5b5844b50839703fb33</text:p>
          </table:table-cell>
          <table:table-cell office:value-type="string" calcext:value-type="string">
            <text:p>The Temple to Nefertari at Abu Simbel (Current Location)</text:p>
          </table:table-cell>
          <table:table-cell office:value-type="string" calcext:value-type="string">
            <text:p>EG</text:p>
          </table:table-cell>
        </table:table-row>
        <table:table-row table:style-name="ro3">
          <table:table-cell office:value-type="string" calcext:value-type="string">
            <text:p>Nagy, N.</text:p>
          </table:table-cell>
          <table:table-cell office:value-type="string" calcext:value-type="string">
            <text:p>31.627804, 22.335786, 31.627804, 22.335786</text:p>
          </table:table-cell>
          <table:table-cell office:value-type="string" calcext:value-type="string">
            <text:p>2011-09-15T21:43:18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smaller of the two temples at Abu Simbel, dedicated to the goddess Hathor and the deified queen Nefertar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7804, 22.335786]}</text:p>
          </table:table-cell>
          <table:table-cell office:value-type="string" calcext:value-type="string">
            <text:p>the-temple-to-nefertari-at-abu-simbel-original-location</text:p>
          </table:table-cell>
          <table:table-cell office:value-type="string" calcext:value-type="string">
            <text:p>precise</text:p>
          </table:table-cell>
          <table:table-cell office:value-type="float" office:value="1450" calcext:value-type="float">
            <text:p>1450</text:p>
          </table:table-cell>
          <table:table-cell office:value-type="float" office:value="-1548" calcext:value-type="float">
            <text:p>-1548</text:p>
          </table:table-cell>
          <table:table-cell office:value-type="string" calcext:value-type="string">
            <text:p>2012-02-15T03:06:39Z</text:p>
          </table:table-cell>
          <table:table-cell office:value-type="string" calcext:value-type="string">
            <text:p>/places/721417202/the-temple-to-nefertari-at-abu-simbel-original-location</text:p>
          </table:table-cell>
          <table:table-cell office:value-type="float" office:value="721417202" calcext:value-type="float">
            <text:p>721417202</text:p>
          </table:table-cell>
          <table:table-cell office:value-type="float" office:value="22.335786" calcext:value-type="float">
            <text:p>22.335786</text:p>
          </table:table-cell>
          <table:table-cell office:value-type="string" calcext:value-type="string">
            <text:p>22.335786,31.627804</text:p>
          </table:table-cell>
          <table:table-cell office:value-type="float" office:value="31.627804" calcext:value-type="float">
            <text:p>31.627804</text:p>
          </table:table-cell>
          <table:table-cell/>
          <table:table-cell office:value-type="string" calcext:value-type="string">
            <text:p>LN</text:p>
          </table:table-cell>
          <table:table-cell office:value-type="string" calcext:value-type="string">
            <text:p>late-byzantine,new-kingdom-egypt</text:p>
          </table:table-cell>
          <table:table-cell office:value-type="string" calcext:value-type="string">
            <text:p>-1548.0,1450.0</text:p>
          </table:table-cell>
          <table:table-cell office:value-type="string" calcext:value-type="string">
            <text:p>The Temple to Nefertari at Abu Simbel (Original Location)</text:p>
          </table:table-cell>
          <table:table-cell office:value-type="string" calcext:value-type="string">
            <text:p>cecb1762a82800f9965112be8fc9a875</text:p>
          </table:table-cell>
          <table:table-cell office:value-type="string" calcext:value-type="string">
            <text:p>The Temple to Nefertari at Abu Simbel (Original Location)</text:p>
          </table:table-cell>
          <table:table-cell office:value-type="string" calcext:value-type="string">
            <text:p>EG</text:p>
          </table:table-cell>
        </table:table-row>
        <table:table-row table:style-name="ro5">
          <table:table-cell office:value-type="string" calcext:value-type="string">
            <text:p>Nagy, N.</text:p>
          </table:table-cell>
          <table:table-cell office:value-type="string" calcext:value-type="string">
            <text:p>31.625543, 22.336992, 31.625543, 22.336992</text:p>
          </table:table-cell>
          <table:table-cell office:value-type="string" calcext:value-type="string">
            <text:p>2011-09-15T20:41:06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larger of the two temples at Abu Simbel, dedicated to the triad of Amun, Ra-Horakhty, and Ptah, as well as the deified Ramesses I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5543, 22.336992]}</text:p>
          </table:table-cell>
          <table:table-cell office:value-type="string" calcext:value-type="string">
            <text:p>the-large-temple-at-abu-simbel</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03:06:39Z</text:p>
          </table:table-cell>
          <table:table-cell office:value-type="string" calcext:value-type="string">
            <text:p>/places/721417202/the-large-temple-at-abu-simbel</text:p>
          </table:table-cell>
          <table:table-cell office:value-type="float" office:value="721417202" calcext:value-type="float">
            <text:p>721417202</text:p>
          </table:table-cell>
          <table:table-cell office:value-type="float" office:value="22.336992" calcext:value-type="float">
            <text:p>22.336992</text:p>
          </table:table-cell>
          <table:table-cell office:value-type="string" calcext:value-type="string">
            <text:p>22.336992,31.625543</text:p>
          </table:table-cell>
          <table:table-cell office:value-type="float" office:value="31.625543" calcext:value-type="float">
            <text:p>31.625543</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The Temple to Ramesses II at Abu Simbel (Current Location)</text:p>
          </table:table-cell>
          <table:table-cell office:value-type="string" calcext:value-type="string">
            <text:p>8546e3e5b272a74aa0dea87be02d1660</text:p>
          </table:table-cell>
          <table:table-cell office:value-type="string" calcext:value-type="string">
            <text:p>The Temple to Ramesses II at Abu Simbel (Current Location)</text:p>
          </table:table-cell>
          <table:table-cell office:value-type="string" calcext:value-type="string">
            <text:p>EG</text:p>
          </table:table-cell>
        </table:table-row>
        <table:table-row table:style-name="ro5">
          <table:table-cell office:value-type="string" calcext:value-type="string">
            <text:p>Nagy, N.</text:p>
          </table:table-cell>
          <table:table-cell office:value-type="string" calcext:value-type="string">
            <text:p>31.626141, 22.33535, 31.626141, 22.33535</text:p>
          </table:table-cell>
          <table:table-cell office:value-type="string" calcext:value-type="string">
            <text:p>2011-09-15T21:28:05Z</text:p>
          </table:table-cell>
          <table:table-cell office:value-type="string" calcext:value-type="string">
            <text:p>nnagy</text:p>
          </table:table-cell>
          <table:table-cell office:value-type="float" office:value="5" calcext:value-type="float">
            <text:p>5</text:p>
          </table:table-cell>
          <table:table-cell office:value-type="string" calcext:value-type="string">
            <text:p>The larger of the two temples at Abu Simbel, dedicated to the triad of Amun, Ra-Horakhty, and Ptah, as well as the deified Ramesses I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6141, 22.33535]}</text:p>
          </table:table-cell>
          <table:table-cell office:value-type="string" calcext:value-type="string">
            <text:p>the-temple-to-ramesses-ii-at-abu-simbel-original-location</text:p>
          </table:table-cell>
          <table:table-cell office:value-type="string" calcext:value-type="string">
            <text:p>precise</text:p>
          </table:table-cell>
          <table:table-cell office:value-type="float" office:value="1450" calcext:value-type="float">
            <text:p>1450</text:p>
          </table:table-cell>
          <table:table-cell office:value-type="float" office:value="-1548" calcext:value-type="float">
            <text:p>-1548</text:p>
          </table:table-cell>
          <table:table-cell office:value-type="string" calcext:value-type="string">
            <text:p>2012-02-15T03:06:39Z</text:p>
          </table:table-cell>
          <table:table-cell office:value-type="string" calcext:value-type="string">
            <text:p>/places/721417202/the-temple-to-ramesses-ii-at-abu-simbel-original-location</text:p>
          </table:table-cell>
          <table:table-cell office:value-type="float" office:value="721417202" calcext:value-type="float">
            <text:p>721417202</text:p>
          </table:table-cell>
          <table:table-cell office:value-type="float" office:value="22.33535" calcext:value-type="float">
            <text:p>22.33535</text:p>
          </table:table-cell>
          <table:table-cell office:value-type="string" calcext:value-type="string">
            <text:p>22.335350,31.626141</text:p>
          </table:table-cell>
          <table:table-cell office:value-type="float" office:value="31.626141" calcext:value-type="float">
            <text:p>31.626141</text:p>
          </table:table-cell>
          <table:table-cell/>
          <table:table-cell office:value-type="string" calcext:value-type="string">
            <text:p>LN</text:p>
          </table:table-cell>
          <table:table-cell office:value-type="string" calcext:value-type="string">
            <text:p>late-byzantine,new-kingdom-egypt</text:p>
          </table:table-cell>
          <table:table-cell office:value-type="string" calcext:value-type="string">
            <text:p>-1548.0,1450.0</text:p>
          </table:table-cell>
          <table:table-cell office:value-type="string" calcext:value-type="string">
            <text:p>The Temple to Ramesses II at Abu Simbel (Original Location)</text:p>
          </table:table-cell>
          <table:table-cell office:value-type="string" calcext:value-type="string">
            <text:p>ccdf7da5f13403214f4f2f4f33653c0b</text:p>
          </table:table-cell>
          <table:table-cell office:value-type="string" calcext:value-type="string">
            <text:p>The Temple to Ramesses II at Abu Simbel (Original Location)</text:p>
          </table:table-cell>
          <table:table-cell office:value-type="string" calcext:value-type="string">
            <text:p>EG</text:p>
          </table:table-cell>
        </table:table-row>
        <table:table-row table:style-name="ro2">
          <table:table-cell office:value-type="string" calcext:value-type="string">
            <text:p>Lynne Porter, K., A. Rabinowitz</text:p>
          </table:table-cell>
          <table:table-cell office:value-type="string" calcext:value-type="string">
            <text:p>15.00489, 40.42327, 15.00489, 40.42327</text:p>
          </table:table-cell>
          <table:table-cell office:value-type="string" calcext:value-type="string">
            <text:p>2013-05-02T08:45:21Z</text:p>
          </table:table-cell>
          <table:table-cell office:value-type="string" calcext:value-type="string">
            <text:p>kerilp</text:p>
          </table:table-cell>
          <table:table-cell office:value-type="float" office:value="15" calcext:value-type="float">
            <text:p>15</text:p>
          </table:table-cell>
          <table:table-cell office:value-type="string" calcext:value-type="string">
            <text:p>A small,Temple of <text:s/>underground tomb-like structure located in the agora of Paestum,ought to be either a shrine or a heroon.</text:p>
          </table:table-cell>
          <table:table-cell office:value-type="string" calcext:value-type="string">
            <text:p>unknown, temple,</text:p>
          </table:table-cell>
          <table:table-cell office:value-type="string" calcext:value-type="string">
            <text:p>{"type": "Point", "coordinates": [15.00489, 40.42327]}</text:p>
          </table:table-cell>
          <table:table-cell office:value-type="string" calcext:value-type="string">
            <text:p>underground-shrine</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7-08T17:29:47Z</text:p>
          </table:table-cell>
          <table:table-cell office:value-type="string" calcext:value-type="string">
            <text:p>/places/442733/underground-shrine</text:p>
          </table:table-cell>
          <table:table-cell office:value-type="float" office:value="442733" calcext:value-type="float">
            <text:p>442733</text:p>
          </table:table-cell>
          <table:table-cell office:value-type="float" office:value="40.42327" calcext:value-type="float">
            <text:p>40.42327</text:p>
          </table:table-cell>
          <table:table-cell office:value-type="string" calcext:value-type="string">
            <text:p>40.423270,15.004890</text:p>
          </table:table-cell>
          <table:table-cell office:value-type="float" office:value="15.00489" calcext:value-type="float">
            <text:p>15.00489</text:p>
          </table:table-cell>
          <table:table-cell office:value-type="string" calcext:value-type="string">
            <text:p>Nymphs, tomb, Shrine, heroon</text:p>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Underground Shrine</text:p>
          </table:table-cell>
          <table:table-cell office:value-type="string" calcext:value-type="string">
            <text:p>bd834a4671ec19bd5f7c3ac8e48904ca</text:p>
          </table:table-cell>
          <table:table-cell office:value-type="string" calcext:value-type="string">
            <text:p>Underground Shrine</text:p>
          </table:table-cell>
          <table:table-cell office:value-type="string" calcext:value-type="string">
            <text:p>IT</text:p>
          </table:table-cell>
        </table:table-row>
        <table:table-row table:style-name="ro1">
          <table:table-cell office:value-type="string" calcext:value-type="string">
            <text:p>Becker, J.</text:p>
          </table:table-cell>
          <table:table-cell office:value-type="string" calcext:value-type="string">
            <text:p>31.1380731, 29.9749053, 31.1380731, 29.9749053</text:p>
          </table:table-cell>
          <table:table-cell office:value-type="string" calcext:value-type="string">
            <text:p>2013-02-19T22:04: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731, 29.9749053]}</text:p>
          </table:table-cell>
          <table:table-cell office:value-type="string" calcext:value-type="string">
            <text:p>valley-temple-of-khafre</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4Z</text:p>
          </table:table-cell>
          <table:table-cell office:value-type="string" calcext:value-type="string">
            <text:p>/places/442962448/valley-temple-of-khafre</text:p>
          </table:table-cell>
          <table:table-cell office:value-type="float" office:value="442962448" calcext:value-type="float">
            <text:p>442962448</text:p>
          </table:table-cell>
          <table:table-cell office:value-type="float" office:value="29.9749053" calcext:value-type="float">
            <text:p>29.9749053</text:p>
          </table:table-cell>
          <table:table-cell office:value-type="string" calcext:value-type="string">
            <text:p>29.974905,31.138073</text:p>
          </table:table-cell>
          <table:table-cell office:value-type="float" office:value="31.1380731" calcext:value-type="float">
            <text:p>31.1380731</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Valley Temple of Khafre</text:p>
          </table:table-cell>
          <table:table-cell office:value-type="string" calcext:value-type="string">
            <text:p>19ac8775e470236d729b73253ff7949f</text:p>
          </table:table-cell>
          <table:table-cell office:value-type="string" calcext:value-type="string">
            <text:p>Valley Temple of Khafre</text:p>
          </table:table-cell>
          <table:table-cell office:value-type="string" calcext:value-type="string">
            <text:p>EG</text:p>
          </table:table-cell>
        </table:table-row>
        <table:table-row table:style-name="ro5">
          <table:table-cell office:value-type="string" calcext:value-type="string">
            <text:p>Rumora,Temple of <text:s/>R., Elliott</text:p>
          </table:table-cell>
          <table:table-cell office:value-type="string" calcext:value-type="string">
            <text:p>32.884252, 24.025031, 32.884252, 24.025031</text:p>
          </table:table-cell>
          <table:table-cell office:value-type="string" calcext:value-type="string">
            <text:p>2012-07-19T15:51:11Z</text:p>
          </table:table-cell>
          <table:table-cell office:value-type="string" calcext:value-type="string">
            <text:p>rrumora</text:p>
          </table:table-cell>
          <table:table-cell office:value-type="float" office:value="2" calcext:value-type="float">
            <text:p>2</text:p>
          </table:table-cell>
          <table:table-cell office:value-type="string" calcext:value-type="string">
            <text:p>The visible remains of the temple complex from Philae island, relocated to Agilkia Island in a UNESCO effort. Temples are of Ptolemaic date, and continued in use during the Roman empire, but time period associated with this location has been set to "modern" because it is not the original location.</text:p>
          </table:table-cell>
          <table:table-cell office:value-type="string" calcext:value-type="string">
            <text:p>temple,</text:p>
          </table:table-cell>
          <table:table-cell office:value-type="string" calcext:value-type="string">
            <text:p>{"type": "Point", "coordinates": [32.884252, 24.025031]}</text:p>
          </table:table-cell>
          <table:table-cell office:value-type="string" calcext:value-type="string">
            <text:p>view-of-the-relocated-philae-templ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05-21T15:00:57Z</text:p>
          </table:table-cell>
          <table:table-cell office:value-type="string" calcext:value-type="string">
            <text:p>/places/786089/view-of-the-relocated-philae-temple</text:p>
          </table:table-cell>
          <table:table-cell office:value-type="float" office:value="786089" calcext:value-type="float">
            <text:p>786089</text:p>
          </table:table-cell>
          <table:table-cell office:value-type="float" office:value="24.025031" calcext:value-type="float">
            <text:p>24.025031</text:p>
          </table:table-cell>
          <table:table-cell office:value-type="string" calcext:value-type="string">
            <text:p>24.025031,32.884252</text:p>
          </table:table-cell>
          <table:table-cell office:value-type="float" office:value="32.884252" calcext:value-type="float">
            <text:p>32.884252</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View of the Relocated Philae temple</text:p>
          </table:table-cell>
          <table:table-cell office:value-type="string" calcext:value-type="string">
            <text:p>3a1a08685e9370f0f2e7cc11807f6cea</text:p>
          </table:table-cell>
          <table:table-cell office:value-type="string" calcext:value-type="string">
            <text:p>View of the Relocated Philae temple</text:p>
          </table:table-cell>
          <table:table-cell office:value-type="string" calcext:value-type="string">
            <text:p>EG</text:p>
          </table:table-cell>
        </table:table-row>
        <table:table-row table:style-name="ro1">
          <table:table-cell office:value-type="string" calcext:value-type="string">
            <text:p>Rumora, R.</text:p>
          </table:table-cell>
          <table:table-cell office:value-type="string" calcext:value-type="string">
            <text:p>32.607778, 25.738333, 32.607778, 25.738333</text:p>
          </table:table-cell>
          <table:table-cell office:value-type="string" calcext:value-type="string">
            <text:p>2012-07-18T19:47:51Z</text:p>
          </table:table-cell>
          <table:table-cell office:value-type="string" calcext:value-type="string">
            <text:p>rrumora</text:p>
          </table:table-cell>
          <table:table-cell/>
          <table:table-cell office:value-type="string" calcext:value-type="string">
            <text:p>Center of the mortuary temples at Deir el-Bahri.</text:p>
          </table:table-cell>
          <table:table-cell office:value-type="string" calcext:value-type="string">
            <text:p>unknown</text:p>
          </table:table-cell>
          <table:table-cell office:value-type="string" calcext:value-type="string">
            <text:p>{"type": "Point", "coordinates": [32.607778, 25.738333]}</text:p>
          </table:table-cell>
          <table:table-cell office:value-type="string" calcext:value-type="string">
            <text:p>view-of-the-visible-remains-at-deir-el-bahri</text:p>
          </table:table-cell>
          <table:table-cell office:value-type="string" calcext:value-type="string">
            <text:p>precise</text:p>
          </table:table-cell>
          <table:table-cell office:value-type="float" office:value="-1086" calcext:value-type="float">
            <text:p>-1086</text:p>
          </table:table-cell>
          <table:table-cell office:value-type="float" office:value="-2168" calcext:value-type="float">
            <text:p>-2168</text:p>
          </table:table-cell>
          <table:table-cell office:value-type="string" calcext:value-type="string">
            <text:p>2012-07-18T20:02:55Z</text:p>
          </table:table-cell>
          <table:table-cell office:value-type="string" calcext:value-type="string">
            <text:p>/places/785970/view-of-the-visible-remains-at-deir-el-bahri</text:p>
          </table:table-cell>
          <table:table-cell office:value-type="float" office:value="785970" calcext:value-type="float">
            <text:p>785970</text:p>
          </table:table-cell>
          <table:table-cell office:value-type="float" office:value="25.738333" calcext:value-type="float">
            <text:p>25.738333</text:p>
          </table:table-cell>
          <table:table-cell office:value-type="string" calcext:value-type="string">
            <text:p>25.738333,32.607778</text:p>
          </table:table-cell>
          <table:table-cell office:value-type="float" office:value="32.607778" calcext:value-type="float">
            <text:p>32.607778</text:p>
          </table:table-cell>
          <table:table-cell office:value-type="string" calcext:value-type="string">
            <text:p>place</text:p>
          </table:table-cell>
          <table:table-cell office:value-type="string" calcext:value-type="string">
            <text:p>FMN</text:p>
          </table:table-cell>
          <table:table-cell office:value-type="string" calcext:value-type="string">
            <text:p>first-intermediate-period-egypt,middle-kingdom-egypt,new-kingdom-egypt</text:p>
          </table:table-cell>
          <table:table-cell office:value-type="string" calcext:value-type="string">
            <text:p>-2168.0,-1086.0</text:p>
          </table:table-cell>
          <table:table-cell office:value-type="string" calcext:value-type="string">
            <text:p>View of the Visible Remains at Deir el-Bahri</text:p>
          </table:table-cell>
          <table:table-cell office:value-type="string" calcext:value-type="string">
            <text:p>7b9299e5e6b4fabc53fcc93432bc9875</text:p>
          </table:table-cell>
          <table:table-cell office:value-type="string" calcext:value-type="string">
            <text:p>View of the Visible Remains at Deir el-Bahri</text:p>
          </table:table-cell>
          <table:table-cell office:value-type="string" calcext:value-type="string">
            <text:p>EG</text:p>
          </table:table-cell>
        </table:table-row>
        <table:table-row table:style-name="ro2">
          <table:table-cell office:value-type="string" calcext:value-type="string">
            <text:p>Rumora,Temple of <text:s/>R., J. Becker, Elliott</text:p>
          </table:table-cell>
          <table:table-cell office:value-type="string" calcext:value-type="string">
            <text:p>28.813372, 25.664694, 28.813372, 25.664694</text:p>
          </table:table-cell>
          <table:table-cell office:value-type="string" calcext:value-type="string">
            <text:p>2012-07-18T20:08:51Z</text:p>
          </table:table-cell>
          <table:table-cell office:value-type="string" calcext:value-type="string">
            <text:p>rrumora</text:p>
          </table:table-cell>
          <table:table-cell office:value-type="float" office:value="3" calcext:value-type="float">
            <text:p>3</text:p>
          </table:table-cell>
          <table:table-cell office:value-type="string" calcext:value-type="string">
            <text:p>Deir el-Hagar is a sandstone temple on the western edge of Dakhla Oasis.</text:p>
          </table:table-cell>
          <table:table-cell office:value-type="string" calcext:value-type="string">
            <text:p>temple,</text:p>
          </table:table-cell>
          <table:table-cell office:value-type="string" calcext:value-type="string">
            <text:p>{"type": "Point", "coordinates": [28.813372, 25.664694]}</text:p>
          </table:table-cell>
          <table:table-cell office:value-type="string" calcext:value-type="string">
            <text:p>view-of-the-visible-remains-of-the-temple-at-deir-el-haga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3-12T01:54:03Z</text:p>
          </table:table-cell>
          <table:table-cell office:value-type="string" calcext:value-type="string">
            <text:p>/places/776223/view-of-the-visible-remains-of-the-temple-at-deir-el-hagar</text:p>
          </table:table-cell>
          <table:table-cell office:value-type="float" office:value="776223" calcext:value-type="float">
            <text:p>776223</text:p>
          </table:table-cell>
          <table:table-cell office:value-type="float" office:value="25.664694" calcext:value-type="float">
            <text:p>25.664694</text:p>
          </table:table-cell>
          <table:table-cell office:value-type="string" calcext:value-type="string">
            <text:p>25.664694,28.813372</text:p>
          </table:table-cell>
          <table:table-cell office:value-type="float" office:value="28.813372" calcext:value-type="float">
            <text:p>28.813372</text:p>
          </table:table-cell>
          <table:table-cell office:value-type="string" calcext:value-type="string">
            <text:p>place</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visible remains of the temple at Deir el-Hagar</text:p>
          </table:table-cell>
          <table:table-cell office:value-type="string" calcext:value-type="string">
            <text:p>1d6b09d91a52ffc39e2fe4c5024b475b</text:p>
          </table:table-cell>
          <table:table-cell office:value-type="string" calcext:value-type="string">
            <text:p>visible remains of the temple at Deir el-Hagar</text:p>
          </table:table-cell>
          <table:table-cell office:value-type="string" calcext:value-type="string">
            <text:p>EG</text:p>
          </table:table-cell>
        </table:table-row>
        <table:table-row table:style-name="ro1" table:number-rows-repeated="1048256">
          <table:table-cell table:number-columns-repeated="26"/>
        </table:table-row>
        <table:table-row table:style-name="ro1">
          <table:table-cell table:number-columns-repeated="26"/>
        </table:table-row>
      </table:table>
      <table:named-expressions/>
      <table:database-ranges>
        <table:database-range table:name="__Anonymous_Sheet_DB__0" table:target-range-address="pleiades_temples.A1:pleiades_temples.Y31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elvetica" svg:font-family="Helvetica" style:font-family-generic="swiss"/>
    <style:font-face style:name="Verdana" svg:font-family="Verdan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6">00/00/0000</text:date>, <text:time style:data-style-name="N2" text:time-value="18:59:41.62476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6T12:39:27.063445000</dc:date>
    <dc:creator>John Muccigrosso</dc:creator>
    <meta:editing-duration>PT1H31M17S</meta:editing-duration>
    <meta:editing-cycles>30</meta:editing-cycles>
    <meta:generator>LibreOffice/5.1.3.2$MacOSX_X86_64 LibreOffice_project/644e4637d1d8544fd9f56425bd6cec110e49301b</meta:generator>
    <meta:document-statistic meta:table-count="1" meta:cell-count="7863" meta:object-count="0"/>
  </office:meta>
</office:document-meta>
</file>